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271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6" table:style-name="ce1">
            <text:p>176</text:p>
          </table:table-cell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6" table:style-name="ce1">
            <text:p>246</text:p>
          </table:table-cell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3" table:style-name="ce1">
            <text:p>183</text:p>
          </table:table-cell>
          <table:table-cell office:value-type="float" office:value="5.9222195901246275" table:style-name="ce1">
            <text:p>5.92221959</text:p>
          </table:table-cell>
          <table:table-cell office:value-type="float" office:value="-59.799973422234039" table:style-name="ce1">
            <text:p>-59.79997342</text:p>
          </table:table-cell>
          <table:table-cell office:value-type="float" office:value="0" table:style-name="ce1">
            <text:p>0</text:p>
          </table:table-cell>
          <table:table-cell office:value-type="float" office:value="1.111E-2" table:style-name="ce1">
            <text:p>0.0111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5" table:style-name="ce1">
            <text:p>255</text:p>
          </table:table-cell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8" table:style-name="ce1">
            <text:p>178</text:p>
          </table:table-cell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278566709375067" table:style-name="ce1">
            <text:p>6.927856671</text:p>
          </table:table-cell>
          <table:table-cell office:value-type="float" office:value="-22.067497117851133" table:style-name="ce1">
            <text:p>-22.06749712</text:p>
          </table:table-cell>
          <table:table-cell office:value-type="float" office:value="0" table:style-name="ce1">
            <text:p>0</text:p>
          </table:table-cell>
          <table:table-cell office:value-type="float" office:value="1.502E-2" table:style-name="ce1">
            <text:p>0.01502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.3360078213555635" table:style-name="ce1">
            <text:p>3.336007821</text:p>
          </table:table-cell>
          <table:table-cell office:value-type="float" office:value="-11.876918356687417" table:style-name="ce1">
            <text:p>-11.87691836</text:p>
          </table:table-cell>
          <table:table-cell office:value-type="float" office:value="0" table:style-name="ce1">
            <text:p>0</text:p>
          </table:table-cell>
          <table:table-cell office:value-type="float" office:value="2.5329999999999998E-2" table:style-name="ce1">
            <text:p>0.0253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6.9620297466585761" table:style-name="ce1">
            <text:p>6.962029747</text:p>
          </table:table-cell>
          <table:table-cell office:value-type="float" office:value="-22.135270138061411" table:style-name="ce1">
            <text:p>-22.13527014</text:p>
          </table:table-cell>
          <table:table-cell office:value-type="float" office:value="0" table:style-name="ce1">
            <text:p>0</text:p>
          </table:table-cell>
          <table:table-cell office:value-type="float" office:value="1.508E-2" table:style-name="ce1">
            <text:p>0.0150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6" table:style-name="ce1">
            <text:p>186</text:p>
          </table:table-cell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1" table:style-name="ce1">
            <text:p>251</text:p>
          </table:table-cell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5" table:style-name="ce1">
            <text:p>245</text:p>
          </table:table-cell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2" table:style-name="ce1">
            <text:p>252</text:p>
          </table:table-cell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0.72016112602908811" table:style-name="ce1">
            <text:p>0.720161126</text:p>
          </table:table-cell>
          <table:table-cell office:value-type="float" office:value="-7.8326802882545143" table:style-name="ce1">
            <text:p>-7.832680288</text:p>
          </table:table-cell>
          <table:table-cell office:value-type="float" office:value="0" table:style-name="ce1">
            <text:p>0</text:p>
          </table:table-cell>
          <table:table-cell office:value-type="float" office:value="6.9459999999999994E-2" table:style-name="ce1">
            <text:p>0.0694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1" table:style-name="ce1">
            <text:p>181</text:p>
          </table:table-cell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5" table:style-name="ce1">
            <text:p>185</text:p>
          </table:table-cell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4" table:style-name="ce1">
            <text:p>184</text:p>
          </table:table-cell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4" table:style-name="ce1">
            <text:p>174</text:p>
          </table:table-cell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9" table:style-name="ce1">
            <text:p>179</text:p>
          </table:table-cell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3" table:style-name="ce1">
            <text:p>253</text:p>
          </table:table-cell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248" table:style-name="ce1">
            <text:p>248</text:p>
          </table:table-cell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4" table:style-name="ce1">
            <text:p>254</text:p>
          </table:table-cell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4" table:style-name="ce1">
            <text:p>184</text:p>
          </table:table-cell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2" table:style-name="ce1">
            <text:p>182</text:p>
          </table:table-cell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3" table:style-name="ce1">
            <text:p>173</text:p>
          </table:table-cell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7" table:style-name="ce1">
            <text:p>177</text:p>
          </table:table-cell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8" table:style-name="ce1">
            <text:p>188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" table:style-name="ce1">
            <text:p>189</text:p>
          </table:table-cell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" table:style-name="ce1">
            <text:p>187</text:p>
          </table:table-cell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3" table:style-name="ce1">
            <text:p>213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4" table:style-name="ce1">
            <text:p>214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5" table:style-name="ce1">
            <text:p>215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6" table:style-name="ce1">
            <text:p>216</text:p>
          </table:table-cell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8" table:style-name="ce1">
            <text:p>208</text:p>
          </table:table-cell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9" table:style-name="ce1">
            <text:p>209</text:p>
          </table:table-cell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6.84" table:style-name="ce1">
            <text:p>6.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95" table:style-name="ce1">
            <text:p>195</text:p>
          </table:table-cell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6" table:style-name="ce1">
            <text:p>196</text:p>
          </table:table-cell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8" table:style-name="ce1">
            <text:p>198</text:p>
          </table:table-cell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3.33" table:style-name="ce1">
            <text:p>3.3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9" table:style-name="ce1">
            <text:p>219</text:p>
          </table:table-cell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3" table:style-name="ce1">
            <text:p>193</text:p>
          </table:table-cell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9" table:style-name="ce1">
            <text:p>199</text:p>
          </table:table-cell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4" table:style-name="ce1">
            <text:p>214</text:p>
          </table:table-cell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0" table:style-name="ce1">
            <text:p>260</text:p>
          </table:table-cell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1" table:style-name="ce1">
            <text:p>211</text:p>
          </table:table-cell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24" table:style-name="ce2">
            <text:p>224</text:p>
          </table:table-cell>
          <table:table-cell office:value-type="float" office:value="21.311824784012853" table:style-name="ce2">
            <text:p>21.31182478</text:p>
          </table:table-cell>
          <table:table-cell office:value-type="float" office:value="-232.79070148690963" table:style-name="ce2">
            <text:p>-232.7907015</text:p>
          </table:table-cell>
          <table:table-cell office:value-type="float" office:value="0" table:style-name="ce2">
            <text:p>0</text:p>
          </table:table-cell>
          <table:table-cell office:value-type="float" office:value="1.0699999999999999E-2" table:style-name="ce2">
            <text:p>0.0107</text:p>
          </table:table-cell>
          <table:table-cell office:value-type="float" office:value="7.5" table:style-name="ce2">
            <text:p>7.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" table:style-name="ce1">
            <text:p>69</text:p>
          </table:table-cell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3" table:style-name="ce1">
            <text:p>193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4" table:style-name="ce1">
            <text:p>204</text:p>
          </table:table-cell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5" table:style-name="ce1">
            <text:p>215</text:p>
          </table:table-cell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3" table:style-name="ce1">
            <text:p>213</text:p>
          </table:table-cell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7" table:style-name="ce1">
            <text:p>217</text:p>
          </table:table-cell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7" table:style-name="ce1">
            <text:p>197</text:p>
          </table:table-cell>
          <table:table-cell office:value-type="float" office:value="78.354554358472086" table:style-name="ce1">
            <text:p>78.35455436</text:p>
          </table:table-cell>
          <table:table-cell office:value-type="float" office:value="-695.39666993143976" table:style-name="ce1">
            <text:p>-695.3966699</text:p>
          </table:table-cell>
          <table:table-cell office:value-type="float" office:value="0" table:style-name="ce1">
            <text:p>0</text:p>
          </table:table-cell>
          <table:table-cell office:value-type="float" office:value="4.0400000000000002E-3" table:style-name="ce1">
            <text:p>0.00404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94" table:style-name="ce1">
            <text:p>194</text:p>
          </table:table-cell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9" table:style-name="ce1">
            <text:p>199</text:p>
          </table:table-cell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0" table:style-name="ce1">
            <text:p>200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2" table:style-name="ce1">
            <text:p>202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2" table:style-name="ce1">
            <text:p>192</text:p>
          </table:table-cell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91" table:style-name="ce1">
            <text:p>191</text:p>
          </table:table-cell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3" table:style-name="ce1">
            <text:p>203</text:p>
          </table:table-cell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" table:style-name="ce1">
            <text:p>201</text:p>
          </table:table-cell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4" table:style-name="ce1">
            <text:p>204</text:p>
          </table:table-cell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5" table:style-name="ce1">
            <text:p>205</text:p>
          </table:table-cell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5" table:style-name="ce1">
            <text:p>205</text:p>
          </table:table-cell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0" table:style-name="ce1">
            <text:p>220</text:p>
          </table:table-cell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1" table:style-name="ce1">
            <text:p>221</text:p>
          </table:table-cell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10" table:style-name="ce1">
            <text:p>210</text:p>
          </table:table-cell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9" table:style-name="ce1">
            <text:p>219</text:p>
          </table:table-cell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7" table:style-name="ce1">
            <text:p>217</text:p>
          </table:table-cell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6" table:style-name="ce1">
            <text:p>206</text:p>
          </table:table-cell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7" table:style-name="ce1">
            <text:p>207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2" table:style-name="ce1">
            <text:p>212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4" table:style-name="ce1">
            <text:p>194</text:p>
          </table:table-cell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7" table:style-name="ce1">
            <text:p>257</text:p>
          </table:table-cell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9" table:style-name="ce1">
            <text:p>259</text:p>
          </table:table-cell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8" table:style-name="ce1">
            <text:p>218</text:p>
          </table:table-cell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97" table:style-name="ce1">
            <text:p>197</text:p>
          </table:table-cell>
          <table:table-cell office:value-type="float" office:value="4.0086581742012521" table:style-name="ce1">
            <text:p>4.008658174</text:p>
          </table:table-cell>
          <table:table-cell office:value-type="float" office:value="-36.091109943384296" table:style-name="ce1">
            <text:p>-36.09110994</text:p>
          </table:table-cell>
          <table:table-cell office:value-type="float" office:value="0" table:style-name="ce1">
            <text:p>0</text:p>
          </table:table-cell>
          <table:table-cell office:value-type="float" office:value="7.4329999999999993E-2" table:style-name="ce1">
            <text:p>0.07433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261" table:style-name="ce1">
            <text:p>261</text:p>
          </table:table-cell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67" table:style-name="ce1">
            <text:p>267</text:p>
          </table:table-cell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92" table:style-name="ce1">
            <text:p>192</text:p>
          </table:table-cell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8" table:style-name="ce1">
            <text:p>258</text:p>
          </table:table-cell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23" table:style-name="ce1">
            <text:p>223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3" table:style-name="ce1">
            <text:p>93</text:p>
          </table:table-cell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00" table:style-name="ce1">
            <text:p>100</text:p>
          </table:table-cell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01" table:style-name="ce1">
            <text:p>101</text:p>
          </table:table-cell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26" table:style-name="ce1">
            <text:p>226</text:p>
          </table:table-cell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2" table:style-name="ce1">
            <text:p>102</text:p>
          </table:table-cell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4" table:style-name="ce1">
            <text:p>234</text:p>
          </table:table-cell>
          <table:table-cell office:value-type="float" office:value="43.426766679826301" table:style-name="ce1">
            <text:p>43.42676668</text:p>
          </table:table-cell>
          <table:table-cell office:value-type="float" office:value="-442.16344255823134" table:style-name="ce1">
            <text:p>-442.1634426</text:p>
          </table:table-cell>
          <table:table-cell office:value-type="float" office:value="0" table:style-name="ce1">
            <text:p>0</text:p>
          </table:table-cell>
          <table:table-cell office:value-type="float" office:value="7.4950000000000003E-2" table:style-name="ce1">
            <text:p>0.07495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5" table:style-name="ce1">
            <text:p>235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36" table:style-name="ce1">
            <text:p>236</text:p>
          </table:table-cell>
          <table:table-cell office:value-type="float" office:value="45.004500450045001" table:style-name="ce1">
            <text:p>45.00450045</text:p>
          </table:table-cell>
          <table:table-cell office:value-type="float" office:value="-450.04500450045003" table:style-name="ce1">
            <text:p>-450.0450045</text:p>
          </table:table-cell>
          <table:table-cell office:value-type="float" office:value="0" table:style-name="ce1">
            <text:p>0</text:p>
          </table:table-cell>
          <table:table-cell office:value-type="float" office:value="7.3039999999999994E-2" table:style-name="ce1">
            <text:p>0.07304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04" table:style-name="ce1">
            <text:p>104</text:p>
          </table:table-cell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26" table:style-name="ce1">
            <text:p>226</text:p>
          </table:table-cell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0" table:style-name="ce1">
            <text:p>100</text:p>
          </table:table-cell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68" table:style-name="ce1">
            <text:p>268</text:p>
          </table:table-cell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1" table:style-name="ce1">
            <text:p>231</text:p>
          </table:table-cell>
          <table:table-cell office:value-type="float" office:value="10.523854069223571" table:style-name="ce1">
            <text:p>10.52385407</text:p>
          </table:table-cell>
          <table:table-cell office:value-type="float" office:value="-120.43966323666977" table:style-name="ce1">
            <text:p>-120.4396632</text:p>
          </table:table-cell>
          <table:table-cell office:value-type="float" office:value="0" table:style-name="ce1">
            <text:p>0</text:p>
          </table:table-cell>
          <table:table-cell office:value-type="float" office:value="0.22026999999999999" table:style-name="ce1">
            <text:p>0.22027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3" table:style-name="ce1">
            <text:p>103</text:p>
          </table:table-cell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office:value-type="float" office:value="5.1255178842371549" table:style-name="ce1">
            <text:p>5.125517884</text:p>
          </table:table-cell>
          <table:table-cell office:value-type="float" office:value="-56.189683637755138" table:style-name="ce1">
            <text:p>-56.18968364</text:p>
          </table:table-cell>
          <table:table-cell office:value-type="float" office:value="0" table:style-name="ce1">
            <text:p>0</text:p>
          </table:table-cell>
          <table:table-cell office:value-type="float" office:value="0.49690000000000001" table:style-name="ce1">
            <text:p>0.49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0" table:style-name="ce1">
            <text:p>230</text:p>
          </table:table-cell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9" table:style-name="ce1">
            <text:p>229</text:p>
          </table:table-cell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4" table:style-name="ce1">
            <text:p>104</text:p>
          </table:table-cell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2" table:style-name="ce1">
            <text:p>242</text:p>
          </table:table-cell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8E-3" table:style-name="ce1">
            <text:p>0.00108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01E-3" table:style-name="ce1">
            <text:p>0.00101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9" table:style-name="ce1">
            <text:p>239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3" table:style-name="ce1">
            <text:p>103</text:p>
          </table:table-cell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7" table:style-name="ce1">
            <text:p>107</text:p>
          </table:table-cell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7" table:style-name="ce1">
            <text:p>227</text:p>
          </table:table-cell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28" table:style-name="ce1">
            <text:p>228</text:p>
          </table:table-cell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25" table:style-name="ce1">
            <text:p>225</text:p>
          </table:table-cell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7" table:style-name="ce1">
            <text:p>7</text:p>
          </table:table-cell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69" table:style-name="ce1">
            <text:p>269</text:p>
          </table:table-cell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79" table:style-name="ce1">
            <text:p>279</text:p>
          </table:table-cell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80" table:style-name="ce1">
            <text:p>280</text:p>
          </table:table-cell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83" table:style-name="ce1">
            <text:p>283</text:p>
          </table:table-cell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7" table:style-name="ce1">
            <text:p>287</text:p>
          </table:table-cell>
          <table:table-cell office:value-type="float" office:value="8.7281870244449173" table:style-name="ce1">
            <text:p>8.728187024</text:p>
          </table:table-cell>
          <table:table-cell office:value-type="float" office:value="-29.331203605752663" table:style-name="ce1">
            <text:p>-29.33120361</text:p>
          </table:table-cell>
          <table:table-cell office:value-type="float" office:value="0" table:style-name="ce1">
            <text:p>0</text:p>
          </table:table-cell>
          <table:table-cell office:value-type="float" office:value="1.72E-3" table:style-name="ce1">
            <text:p>0.00172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8.9820608614926591" table:style-name="ce1">
            <text:p>8.982060861</text:p>
          </table:table-cell>
          <table:table-cell office:value-type="float" office:value="-30.178138258701601" table:style-name="ce1">
            <text:p>-30.17813826</text:p>
          </table:table-cell>
          <table:table-cell office:value-type="float" office:value="0" table:style-name="ce1">
            <text:p>0</text:p>
          </table:table-cell>
          <table:table-cell office:value-type="float" office:value="1.67E-3" table:style-name="ce1">
            <text:p>0.0016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86" table:style-name="ce1">
            <text:p>286</text:p>
          </table:table-cell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2" table:style-name="ce1">
            <text:p>172</text:p>
          </table:table-cell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94" table:style-name="ce1">
            <text:p>294</text:p>
          </table:table-cell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72" table:style-name="ce1">
            <text:p>272</text:p>
          </table:table-cell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8" table:style-name="ce1">
            <text:p>298</text:p>
          </table:table-cell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00" table:style-name="ce1">
            <text:p>300</text:p>
          </table:table-cell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04" table:style-name="ce1">
            <text:p>304</text:p>
          </table:table-cell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49" table:style-name="ce1">
            <text:p>249</text:p>
          </table:table-cell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47" table:style-name="ce1">
            <text:p>247</text:p>
          </table:table-cell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56" table:style-name="ce1">
            <text:p>256</text:p>
          </table:table-cell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0" table:style-name="ce1">
            <text:p>220</text:p>
          </table:table-cell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58" table:style-name="ce1">
            <text:p>258</text:p>
          </table:table-cell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10" table:style-name="ce1">
            <text:p>210</text:p>
          </table:table-cell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11" table:style-name="ce1">
            <text:p>211</text:p>
          </table:table-cell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6" table:style-name="ce1">
            <text:p>266</text:p>
          </table:table-cell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63" table:style-name="ce1">
            <text:p>263</text:p>
          </table:table-cell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2" table:style-name="ce1">
            <text:p>262</text:p>
          </table:table-cell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65" table:style-name="ce1">
            <text:p>265</text:p>
          </table:table-cell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64" table:style-name="ce1">
            <text:p>264</text:p>
          </table:table-cell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82" table:style-name="ce1">
            <text:p>282</text:p>
          </table:table-cell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9" table:style-name="ce1">
            <text:p>289</text:p>
          </table:table-cell>
          <table:table-cell office:value-type="float" office:value="9.7691928775488961" table:style-name="ce1">
            <text:p>9.769192878</text:p>
          </table:table-cell>
          <table:table-cell office:value-type="float" office:value="-26.157735119055509" table:style-name="ce1">
            <text:p>-26.15773512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5000" table:style-name="ce1">
            <text:p>5000</text:p>
          </table:table-cell>
          <table:table-cell office:value-type="float" office:value="-15000" table:style-name="ce1">
            <text:p>-15000</text:p>
          </table:table-cell>
          <table:table-cell office:value-type="float" office:value="0" table:style-name="ce1">
            <text:p>0</text:p>
          </table:table-cell>
          <table:table-cell office:value-type="float" office:value="3.5E-4" table:style-name="ce1">
            <text:p>0.00035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9.7220163112535527" table:style-name="ce1">
            <text:p>9.722016311</text:p>
          </table:table-cell>
          <table:table-cell office:value-type="float" office:value="-29.592963821679977" table:style-name="ce1">
            <text:p>-29.59296382</text:p>
          </table:table-cell>
          <table:table-cell office:value-type="float" office:value="0" table:style-name="ce1">
            <text:p>0</text:p>
          </table:table-cell>
          <table:table-cell office:value-type="float" office:value="1.3600000000000001E-3" table:style-name="ce1">
            <text:p>0.00136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151.71305134130415" table:style-name="ce1">
            <text:p>151.7130513</text:p>
          </table:table-cell>
          <table:table-cell office:value-type="float" office:value="-278.30804782477645" table:style-name="ce1">
            <text:p>-278.3080478</text:p>
          </table:table-cell>
          <table:table-cell office:value-type="float" office:value="0" table:style-name="ce1">
            <text:p>0</text:p>
          </table:table-cell>
          <table:table-cell office:value-type="float" office:value="2.5600000000000002E-3" table:style-name="ce1">
            <text:p>0.00256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1003.0527692978631" table:style-name="ce1">
            <text:p>1003.052769</text:p>
          </table:table-cell>
          <table:table-cell office:value-type="float" office:value="-1831.6615787178368" table:style-name="ce1">
            <text:p>-1831.661579</text:p>
          </table:table-cell>
          <table:table-cell office:value-type="float" office:value="0" table:style-name="ce1">
            <text:p>0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0.622" table:style-name="ce1">
            <text:p>0.62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5.5764134028816761" table:style-name="ce1">
            <text:p>5.576413403</text:p>
          </table:table-cell>
          <table:table-cell office:value-type="float" office:value="-15.756999795717762" table:style-name="ce1">
            <text:p>-15.7569998</text:p>
          </table:table-cell>
          <table:table-cell office:value-type="float" office:value="0" table:style-name="ce1">
            <text:p>0</text:p>
          </table:table-cell>
          <table:table-cell office:value-type="float" office:value="4.5519999999999998E-2" table:style-name="ce1">
            <text:p>0.04552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1" table:style-name="ce1">
            <text:p>301</text:p>
          </table:table-cell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227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356700000000001" table:style-name="ce1">
            <text:p>2.53567</text:p>
          </table:table-cell>
          <table:table-cell office:value-type="float" office:value="-0.38482999999999995" table:style-name="ce1">
            <text:p>-0.38483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3128000000000001" table:style-name="ce1">
            <text:p>0.23128</text:p>
          </table:table-cell>
          <table:table-cell office:value-type="float" office:value="-0.20796000000000001" table:style-name="ce1">
            <text:p>-0.2079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8" table:style-name="ce1">
            <text:p>1.04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690000000000003E-2" table:style-name="ce1">
            <text:p>0.07069</text:p>
          </table:table-cell>
          <table:table-cell office:value-type="float" office:value="-0.22469" table:style-name="ce1">
            <text:p>-0.22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7999999999999" table:style-name="ce1">
            <text:p>1.042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0859000000000001" table:style-name="ce1">
            <text:p>0.10859</text:p>
          </table:table-cell>
          <table:table-cell office:value-type="float" office:value="-0.40018999999999999" table:style-name="ce1">
            <text:p>-0.4001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1065000000000003" table:style-name="ce1">
            <text:p>0.61065</text:p>
          </table:table-cell>
          <table:table-cell office:value-type="float" office:value="-8.6639999999999995E-2" table:style-name="ce1">
            <text:p>-0.0866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10999999999999" table:style-name="ce1">
            <text:p>1.041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311000000000001" table:style-name="ce1">
            <text:p>0.39311</text:p>
          </table:table-cell>
          <table:table-cell office:value-type="float" office:value="-4.9680000000000002E-2" table:style-name="ce1">
            <text:p>-0.0496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999999999999" table:style-name="ce1">
            <text:p>1.0408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.36618000000000001" table:style-name="ce1">
            <text:p>0.366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71999999999999" table:style-name="ce1">
            <text:p>1.037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0.31" table:style-name="ce1">
            <text:p>0.31</text:p>
          </table:table-cell>
          <table:table-cell office:value-type="float" office:value="1.512E-2" table:style-name="ce1">
            <text:p>0.015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48999999999999" table:style-name="ce1">
            <text:p>1.034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0.49" table:style-name="ce1">
            <text:p>0.49</text:p>
          </table:table-cell>
          <table:table-cell office:value-type="float" office:value="1E-3" table:style-name="ce1">
            <text:p>0.00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97000000000001" table:style-name="ce1">
            <text:p>1.029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7400000000000002E-3" table:style-name="ce1">
            <text:p>0.00274</text:p>
          </table:table-cell>
          <table:table-cell office:value-type="float" office:value="-2.4499999999999999E-3" table:style-name="ce1">
            <text:p>-0.00245</text:p>
          </table:table-cell>
          <table:table-cell office:value-type="float" office:value="5.3849999999999995E-2" table:style-name="ce1">
            <text:p>0.05385</text:p>
          </table:table-cell>
          <table:table-cell office:value-type="float" office:value="-5.3849999999999995E-2" table:style-name="ce1">
            <text:p>-0.05385</text:p>
          </table:table-cell>
          <table:table-cell office:value-type="float" office:value="1.0161" table:style-name="ce1">
            <text:p>1.0161</text:p>
          </table:table-cell>
          <table:table-cell office:value-type="float" office:value="0.13463" table:style-name="ce1">
            <text:p>0.13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9960000000000004E-2" table:style-name="ce1">
            <text:p>0.04996</text:p>
          </table:table-cell>
          <table:table-cell office:value-type="float" office:value="-4.0600000000000002E-3" table:style-name="ce1">
            <text:p>-0.00406</text:p>
          </table:table-cell>
          <table:table-cell office:value-type="float" office:value="8.9130000000000001E-2" table:style-name="ce1">
            <text:p>0.08913</text:p>
          </table:table-cell>
          <table:table-cell office:value-type="float" office:value="-8.9130000000000001E-2" table:style-name="ce1">
            <text:p>-0.08913</text:p>
          </table:table-cell>
          <table:table-cell office:value-type="float" office:value="1.0161" table:style-name="ce1">
            <text:p>1.0161</text:p>
          </table:table-cell>
          <table:table-cell office:value-type="float" office:value="0.22283" table:style-name="ce1">
            <text:p>0.22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55" table:style-name="ce1">
            <text:p>0.155</text:p>
          </table:table-cell>
          <table:table-cell office:value-type="float" office:value="2.6160000000000003E-2" table:style-name="ce1">
            <text:p>0.02616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0.15227000000000002" table:style-name="ce1">
            <text:p>0.15227</text:p>
          </table:table-cell>
          <table:table-cell office:value-type="float" office:value="-0.15227000000000002" table:style-name="ce1">
            <text:p>-0.15227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28560999999999998" table:style-name="ce1">
            <text:p>0.28561</text:p>
          </table:table-cell>
          <table:table-cell office:value-type="float" office:value="6.8659999999999999E-2" table:style-name="ce1">
            <text:p>0.06866</text:p>
          </table:table-cell>
          <table:table-cell office:value-type="float" office:value="0.23546" table:style-name="ce1">
            <text:p>0.23546</text:p>
          </table:table-cell>
          <table:table-cell office:value-type="float" office:value="-0.23546" table:style-name="ce1">
            <text:p>-0.23546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58865000000000001" table:style-name="ce1">
            <text:p>0.58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153" table:style-name="ce1">
            <text:p>0.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" table:style-name="ce1">
            <text:p>0.3</text:p>
          </table:table-cell>
          <table:table-cell office:value-type="float" office:value="5.0620000000000005E-2" table:style-name="ce1">
            <text:p>0.05062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.8380000000000005E-2" table:style-name="ce1">
            <text:p>0.07838</text:p>
          </table:table-cell>
          <table:table-cell office:value-type="float" office:value="-2.5670000000000002E-2" table:style-name="ce1">
            <text:p>-0.02567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-6.4619999999999997E-2" table:style-name="ce1">
            <text:p>-0.06462</text:p>
          </table:table-cell>
          <table:table-cell office:value-type="float" office:value="1.0230999999999999" table:style-name="ce1">
            <text:p>1.0231</text:p>
          </table:table-cell>
          <table:table-cell office:value-type="float" office:value="0.16155999999999998" table:style-name="ce1">
            <text:p>0.16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5680000000000001E-2" table:style-name="ce1">
            <text:p>0.02568</text:p>
          </table:table-cell>
          <table:table-cell office:value-type="float" office:value="1.5880000000000002E-2" table:style-name="ce1">
            <text:p>0.01588</text:p>
          </table:table-cell>
          <table:table-cell office:value-type="float" office:value="2.1170000000000001E-2" table:style-name="ce1">
            <text:p>0.02117</text:p>
          </table:table-cell>
          <table:table-cell office:value-type="float" office:value="-2.1170000000000001E-2" table:style-name="ce1">
            <text:p>-0.02117</text:p>
          </table:table-cell>
          <table:table-cell office:value-type="float" office:value="1.0239" table:style-name="ce1">
            <text:p>1.0239</text:p>
          </table:table-cell>
          <table:table-cell office:value-type="float" office:value="5.2919999999999995E-2" table:style-name="ce1">
            <text:p>0.05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93881000000000003" table:style-name="ce1">
            <text:p>0.93881</text:p>
          </table:table-cell>
          <table:table-cell office:value-type="float" office:value="0.18129000000000001" table:style-name="ce1">
            <text:p>0.18129</text:p>
          </table:table-cell>
          <table:table-cell office:value-type="float" office:value="0.77398" table:style-name="ce1">
            <text:p>0.77398</text:p>
          </table:table-cell>
          <table:table-cell office:value-type="float" office:value="-0.77398" table:style-name="ce1">
            <text:p>-0.77398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.9349499999999999" table:style-name="ce1">
            <text:p>1.93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-1.67E-3" table:style-name="ce1">
            <text:p>-0.00167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-2.2300000000000002E-3" table:style-name="ce1">
            <text:p>-0.00223</text:p>
          </table:table-cell>
          <table:table-cell office:value-type="float" office:value="1.0298" table:style-name="ce1">
            <text:p>1.0298</text:p>
          </table:table-cell>
          <table:table-cell office:value-type="float" office:value="5.5700000000000003E-3" table:style-name="ce1">
            <text:p>0.00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.312E-2" table:style-name="ce1">
            <text:p>0.01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6.3E-2" table:style-name="ce1">
            <text:p>0.0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2567999999999999" table:style-name="ce1">
            <text:p>0.12568</text:p>
          </table:table-cell>
          <table:table-cell office:value-type="float" office:value="2.4390000000000002E-2" table:style-name="ce1">
            <text:p>0.02439</text:p>
          </table:table-cell>
          <table:table-cell office:value-type="float" office:value="0.10362" table:style-name="ce1">
            <text:p>0.10362</text:p>
          </table:table-cell>
          <table:table-cell office:value-type="float" office:value="-0.10362" table:style-name="ce1">
            <text:p>-0.10362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5905" table:style-name="ce1">
            <text:p>0.25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4130000000000005E-2" table:style-name="ce1">
            <text:p>0.05413</text:p>
          </table:table-cell>
          <table:table-cell office:value-type="float" office:value="2.273E-2" table:style-name="ce1">
            <text:p>0.02273</text:p>
          </table:table-cell>
          <table:table-cell office:value-type="float" office:value="9.6560000000000007E-2" table:style-name="ce1">
            <text:p>0.09656</text:p>
          </table:table-cell>
          <table:table-cell office:value-type="float" office:value="-9.6560000000000007E-2" table:style-name="ce1">
            <text:p>-0.09656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0.2414" table:style-name="ce1">
            <text:p>0.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4009999999999997E-2" table:style-name="ce1">
            <text:p>0.02401</text:p>
          </table:table-cell>
          <table:table-cell office:value-type="float" office:value="0.11122" table:style-name="ce1">
            <text:p>0.11122</text:p>
          </table:table-cell>
          <table:table-cell office:value-type="float" office:value="0.47241" table:style-name="ce1">
            <text:p>0.47241</text:p>
          </table:table-cell>
          <table:table-cell office:value-type="float" office:value="-0.47241" table:style-name="ce1">
            <text:p>-0.47241</text:p>
          </table:table-cell>
          <table:table-cell office:value-type="float" office:value="1.0274000000000001" table:style-name="ce1">
            <text:p>1.0274</text:p>
          </table:table-cell>
          <table:table-cell office:value-type="float" office:value="1.18102" table:style-name="ce1">
            <text:p>1.18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.57E-3" table:style-name="ce1">
            <text:p>0.00157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15" table:style-name="ce1">
            <text:p>0.15</text:p>
          </table:table-cell>
          <table:table-cell office:value-type="float" office:value="9.8999999999999991E-3" table:style-name="ce1">
            <text:p>0.0099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14000000000001" table:style-name="ce1">
            <text:p>1.011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9099999999999998E-3" table:style-name="ce1">
            <text:p>0.00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6" table:style-name="ce1">
            <text:p>1.0206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0902999999999997" table:style-name="ce1">
            <text:p>0.30903</text:p>
          </table:table-cell>
          <table:table-cell office:value-type="float" office:value="1.9480000000000001E-2" table:style-name="ce1">
            <text:p>0.01948</text:p>
          </table:table-cell>
          <table:table-cell office:value-type="float" office:value="0.25477" table:style-name="ce1">
            <text:p>0.25477</text:p>
          </table:table-cell>
          <table:table-cell office:value-type="float" office:value="-0.25477" table:style-name="ce1">
            <text:p>-0.25477</text:p>
          </table:table-cell>
          <table:table-cell office:value-type="float" office:value="1.0206" table:style-name="ce1">
            <text:p>1.0206</text:p>
          </table:table-cell>
          <table:table-cell office:value-type="float" office:value="0.63694000000000006" table:style-name="ce1">
            <text:p>0.63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5000000000000001E-4" table:style-name="ce1">
            <text:p>0.00025</text:p>
          </table:table-cell>
          <table:table-cell office:value-type="float" office:value="1.1200000000000001E-3" table:style-name="ce1">
            <text:p>0.00112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-4.8300000000000001E-3" table:style-name="ce1">
            <text:p>-0.0048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1.2070000000000001E-2" table:style-name="ce1">
            <text:p>0.0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0170000000000006E-2" table:style-name="ce1">
            <text:p>0.050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24100000000000002" table:style-name="ce1">
            <text:p>0.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7434000000000002" table:style-name="ce1">
            <text:p>0.17434</text:p>
          </table:table-cell>
          <table:table-cell office:value-type="float" office:value="3.3340000000000002E-2" table:style-name="ce1">
            <text:p>0.03334</text:p>
          </table:table-cell>
          <table:table-cell office:value-type="float" office:value="0.14373" table:style-name="ce1">
            <text:p>0.14373</text:p>
          </table:table-cell>
          <table:table-cell office:value-type="float" office:value="-0.14373" table:style-name="ce1">
            <text:p>-0.14373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35932000000000003" table:style-name="ce1">
            <text:p>0.35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16341999999999998" table:style-name="ce1">
            <text:p>0.16342</text:p>
          </table:table-cell>
          <table:table-cell office:value-type="float" office:value="6.7629999999999996E-2" table:style-name="ce1">
            <text:p>0.06763</text:p>
          </table:table-cell>
          <table:table-cell office:value-type="float" office:value="0.29154000000000002" table:style-name="ce1">
            <text:p>0.29154</text:p>
          </table:table-cell>
          <table:table-cell office:value-type="float" office:value="-0.29154000000000002" table:style-name="ce1">
            <text:p>-0.29154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0.72885" table:style-name="ce1">
            <text:p>0.728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3429999999999999E-2" table:style-name="ce1">
            <text:p>0.02343</text:p>
          </table:table-cell>
          <table:table-cell office:value-type="float" office:value="-4.5100000000000001E-3" table:style-name="ce1">
            <text:p>-0.00451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-1.9310000000000001E-2" table:style-name="ce1">
            <text:p>-0.01931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4.8280000000000003E-2" table:style-name="ce1">
            <text:p>0.048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-3.1549999999999995E-2" table:style-name="ce1">
            <text:p>-0.03155</text:p>
          </table:table-cell>
          <table:table-cell office:value-type="float" office:value="0.13519" table:style-name="ce1">
            <text:p>0.13519</text:p>
          </table:table-cell>
          <table:table-cell office:value-type="float" office:value="-0.13519" table:style-name="ce1">
            <text:p>-0.13519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0.33796999999999999" table:style-name="ce1">
            <text:p>0.33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12388" table:style-name="ce1">
            <text:p>0.12388</text:p>
          </table:table-cell>
          <table:table-cell office:value-type="float" office:value="2.6840000000000003E-2" table:style-name="ce1">
            <text:p>0.02684</text:p>
          </table:table-cell>
          <table:table-cell office:value-type="float" office:value="0.10213" table:style-name="ce1">
            <text:p>0.10213</text:p>
          </table:table-cell>
          <table:table-cell office:value-type="float" office:value="-0.10213" table:style-name="ce1">
            <text:p>-0.10213</text:p>
          </table:table-cell>
          <table:table-cell office:value-type="float" office:value="1.0239" table:style-name="ce1">
            <text:p>1.0239</text:p>
          </table:table-cell>
          <table:table-cell office:value-type="float" office:value="0.25533" table:style-name="ce1">
            <text:p>0.255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0800000000000003E-2" table:style-name="ce1">
            <text:p>0.0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9" table:style-name="ce1">
            <text:p>1.0239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2899999999999988E-3" table:style-name="ce1">
            <text:p>0.00829</text:p>
          </table:table-cell>
          <table:table-cell office:value-type="float" office:value="4.2839999999999996E-2" table:style-name="ce1">
            <text:p>0.04284</text:p>
          </table:table-cell>
          <table:table-cell office:value-type="float" office:value="0.16303999999999999" table:style-name="ce1">
            <text:p>0.16304</text:p>
          </table:table-cell>
          <table:table-cell office:value-type="float" office:value="-0.16303999999999999" table:style-name="ce1">
            <text:p>-0.16304</text:p>
          </table:table-cell>
          <table:table-cell office:value-type="float" office:value="1.0239" table:style-name="ce1">
            <text:p>1.0239</text:p>
          </table:table-cell>
          <table:table-cell office:value-type="float" office:value="0.40759999999999996" table:style-name="ce1">
            <text:p>0.4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3E-3" table:style-name="ce1">
            <text:p>0.00123</text:p>
          </table:table-cell>
          <table:table-cell office:value-type="float" office:value="-5.2999999999999998E-4" table:style-name="ce1">
            <text:p>-0.00053</text:p>
          </table:table-cell>
          <table:table-cell office:value-type="float" office:value="2.4140000000000002E-2" table:style-name="ce1">
            <text:p>0.02414</text:p>
          </table:table-cell>
          <table:table-cell office:value-type="float" office:value="-2.4140000000000002E-2" table:style-name="ce1">
            <text:p>-0.02414</text:p>
          </table:table-cell>
          <table:table-cell office:value-type="float" office:value="1.0199" table:style-name="ce1">
            <text:p>1.0199</text:p>
          </table:table-cell>
          <table:table-cell office:value-type="float" office:value="6.0350000000000001E-2" table:style-name="ce1">
            <text:p>0.06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9" table:style-name="ce1">
            <text:p>1.019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7080000000000003E-2" table:style-name="ce1">
            <text:p>0.02708</text:p>
          </table:table-cell>
          <table:table-cell office:value-type="float" office:value="3.3530000000000004E-2" table:style-name="ce1">
            <text:p>0.03353</text:p>
          </table:table-cell>
          <table:table-cell office:value-type="float" office:value="0.53295000000000003" table:style-name="ce1">
            <text:p>0.53295</text:p>
          </table:table-cell>
          <table:table-cell office:value-type="float" office:value="-0.53295000000000003" table:style-name="ce1">
            <text:p>-0.53295</text:p>
          </table:table-cell>
          <table:table-cell office:value-type="float" office:value="1.034" table:style-name="ce1">
            <text:p>1.034</text:p>
          </table:table-cell>
          <table:table-cell office:value-type="float" office:value="1.33236" table:style-name="ce1">
            <text:p>1.332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9.5950000000000008E-2" table:style-name="ce1">
            <text:p>0.09595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7.911E-2" table:style-name="ce1">
            <text:p>0.07911</text:p>
          </table:table-cell>
          <table:table-cell office:value-type="float" office:value="-7.911E-2" table:style-name="ce1">
            <text:p>-0.07911</text:p>
          </table:table-cell>
          <table:table-cell office:value-type="float" office:value="1.034" table:style-name="ce1">
            <text:p>1.034</text:p>
          </table:table-cell>
          <table:table-cell office:value-type="float" office:value="0.19777" table:style-name="ce1">
            <text:p>0.19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20001000000000002" table:style-name="ce1">
            <text:p>0.20001</text:p>
          </table:table-cell>
          <table:table-cell office:value-type="float" office:value="6.1550000000000001E-2" table:style-name="ce1">
            <text:p>0.06155</text:p>
          </table:table-cell>
          <table:table-cell office:value-type="float" office:value="0.16489999999999999" table:style-name="ce1">
            <text:p>0.1649</text:p>
          </table:table-cell>
          <table:table-cell office:value-type="float" office:value="-0.16489999999999999" table:style-name="ce1">
            <text:p>-0.164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41223999999999994" table:style-name="ce1">
            <text:p>0.41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99999999999999E-3" table:style-name="ce1">
            <text:p>0.0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8" table:style-name="ce1">
            <text:p>1.029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1.6000000000000001E-4" table:style-name="ce1">
            <text:p>0.0001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-3.6999999999999999E-4" table:style-name="ce1">
            <text:p>-0.00037</text:p>
          </table:table-cell>
          <table:table-cell office:value-type="float" office:value="1.0298" table:style-name="ce1">
            <text:p>1.0298</text:p>
          </table:table-cell>
          <table:table-cell office:value-type="float" office:value="9.2999999999999995E-4" table:style-name="ce1">
            <text:p>0.00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122E-2" table:style-name="ce1">
            <text:p>0.04122</text:p>
          </table:table-cell>
          <table:table-cell office:value-type="float" office:value="0.35627000000000003" table:style-name="ce1">
            <text:p>0.35627</text:p>
          </table:table-cell>
          <table:table-cell office:value-type="float" office:value="0.81111999999999995" table:style-name="ce1">
            <text:p>0.81112</text:p>
          </table:table-cell>
          <table:table-cell office:value-type="float" office:value="-0.81111999999999995" table:style-name="ce1">
            <text:p>-0.81112</text:p>
          </table:table-cell>
          <table:table-cell office:value-type="float" office:value="1.0298" table:style-name="ce1">
            <text:p>1.0298</text:p>
          </table:table-cell>
          <table:table-cell office:value-type="float" office:value="2.02779" table:style-name="ce1">
            <text:p>2.02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300000000000002E-3" table:style-name="ce1">
            <text:p>0.00323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6.3509999999999997E-2" table:style-name="ce1">
            <text:p>0.06351</text:p>
          </table:table-cell>
          <table:table-cell office:value-type="float" office:value="-6.3509999999999997E-2" table:style-name="ce1">
            <text:p>-0.06351</text:p>
          </table:table-cell>
          <table:table-cell office:value-type="float" office:value="1.0228999999999999" table:style-name="ce1">
            <text:p>1.0229</text:p>
          </table:table-cell>
          <table:table-cell office:value-type="float" office:value="0.15876999999999999" table:style-name="ce1">
            <text:p>0.15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16172" table:style-name="ce1">
            <text:p>0.16172</text:p>
          </table:table-cell>
          <table:table-cell office:value-type="float" office:value="7.1199999999999996E-3" table:style-name="ce1">
            <text:p>0.00712</text:p>
          </table:table-cell>
          <table:table-cell office:value-type="float" office:value="0.13333" table:style-name="ce1">
            <text:p>0.13333</text:p>
          </table:table-cell>
          <table:table-cell office:value-type="float" office:value="-0.13333" table:style-name="ce1">
            <text:p>-0.13333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3332000000000001" table:style-name="ce1">
            <text:p>0.333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4.0300000000000006E-3" table:style-name="ce1">
            <text:p>0.00403</text:p>
          </table:table-cell>
          <table:table-cell office:value-type="float" office:value="7.5389999999999999E-2" table:style-name="ce1">
            <text:p>0.07539</text:p>
          </table:table-cell>
          <table:table-cell office:value-type="float" office:value="-7.5389999999999999E-2" table:style-name="ce1">
            <text:p>-0.07539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18847999999999998" table:style-name="ce1">
            <text:p>0.18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949999999999993E-2" table:style-name="ce1">
            <text:p>0.06395</text:p>
          </table:table-cell>
          <table:table-cell office:value-type="float" office:value="8.6700000000000006E-3" table:style-name="ce1">
            <text:p>0.00867</text:p>
          </table:table-cell>
          <table:table-cell office:value-type="float" office:value="1.25827" table:style-name="ce1">
            <text:p>1.25827</text:p>
          </table:table-cell>
          <table:table-cell office:value-type="float" office:value="-1.25827" table:style-name="ce1">
            <text:p>-1.25827</text:p>
          </table:table-cell>
          <table:table-cell office:value-type="float" office:value="1.0219" table:style-name="ce1">
            <text:p>1.0219</text:p>
          </table:table-cell>
          <table:table-cell office:value-type="float" office:value="3.14568" table:style-name="ce1">
            <text:p>3.14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2039999999999998E-2" table:style-name="ce1">
            <text:p>0.06204</text:p>
          </table:table-cell>
          <table:table-cell office:value-type="float" office:value="7.5999999999999993E-4" table:style-name="ce1">
            <text:p>0.00076</text:p>
          </table:table-cell>
          <table:table-cell office:value-type="float" office:value="0.11067" table:style-name="ce1">
            <text:p>0.11067</text:p>
          </table:table-cell>
          <table:table-cell office:value-type="float" office:value="-0.11067" table:style-name="ce1">
            <text:p>-0.11067</text:p>
          </table:table-cell>
          <table:table-cell office:value-type="float" office:value="1.0219" table:style-name="ce1">
            <text:p>1.0219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219" table:style-name="ce1">
            <text:p>1.0219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9.4719999999999999E-2" table:style-name="ce1">
            <text:p>0.094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4.4099999999999999E-3" table:style-name="ce1">
            <text:p>0.00441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-8.1700000000000002E-3" table:style-name="ce1">
            <text:p>-0.008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2.043E-2" table:style-name="ce1">
            <text:p>0.02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.3679999999999999E-2" table:style-name="ce1">
            <text:p>0.09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72798000000000007" table:style-name="ce1">
            <text:p>0.72798</text:p>
          </table:table-cell>
          <table:table-cell office:value-type="float" office:value="0.32402000000000003" table:style-name="ce1">
            <text:p>0.32402</text:p>
          </table:table-cell>
          <table:table-cell office:value-type="float" office:value="0.60016999999999998" table:style-name="ce1">
            <text:p>0.60017</text:p>
          </table:table-cell>
          <table:table-cell office:value-type="float" office:value="-0.60016999999999998" table:style-name="ce1">
            <text:p>-0.60017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1.5004200000000001" table:style-name="ce1">
            <text:p>1.5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260000000000001E-2" table:style-name="ce1">
            <text:p>0.037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4.8039999999999999E-2" table:style-name="ce1">
            <text:p>0.04804</text:p>
          </table:table-cell>
          <table:table-cell office:value-type="float" office:value="0.12775999999999998" table:style-name="ce1">
            <text:p>0.12776</text:p>
          </table:table-cell>
          <table:table-cell office:value-type="float" office:value="-0.12775999999999998" table:style-name="ce1">
            <text:p>-0.12776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31940000000000002" table:style-name="ce1">
            <text:p>0.3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63" table:style-name="ce1">
            <text:p>0.63</text:p>
          </table:table-cell>
          <table:table-cell office:value-type="float" office:value="0.15503999999999998" table:style-name="ce1">
            <text:p>0.15504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2118999999999998" table:style-name="ce1">
            <text:p>0.32119</text:p>
          </table:table-cell>
          <table:table-cell office:value-type="float" office:value="9.9570000000000006E-2" table:style-name="ce1">
            <text:p>0.09957</text:p>
          </table:table-cell>
          <table:table-cell office:value-type="float" office:value="0.26479999999999998" table:style-name="ce1">
            <text:p>0.2648</text:p>
          </table:table-cell>
          <table:table-cell office:value-type="float" office:value="-0.26479999999999998" table:style-name="ce1">
            <text:p>-0.2648</text:p>
          </table:table-cell>
          <table:table-cell office:value-type="float" office:value="1.0327999999999999" table:style-name="ce1">
            <text:p>1.0328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8740000000000004E-2" table:style-name="ce1">
            <text:p>0.03874</text:p>
          </table:table-cell>
          <table:table-cell office:value-type="float" office:value="2.3949999999999999E-2" table:style-name="ce1">
            <text:p>0.02395</text:p>
          </table:table-cell>
          <table:table-cell office:value-type="float" office:value="3.1939999999999996E-2" table:style-name="ce1">
            <text:p>0.03194</text:p>
          </table:table-cell>
          <table:table-cell office:value-type="float" office:value="-3.1939999999999996E-2" table:style-name="ce1">
            <text:p>-0.03194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8020999999999999" table:style-name="ce1">
            <text:p>0.38021</text:p>
          </table:table-cell>
          <table:table-cell office:value-type="float" office:value="-5.2290000000000003E-2" table:style-name="ce1">
            <text:p>-0.05229</text:p>
          </table:table-cell>
          <table:table-cell office:value-type="float" office:value="0.31345000000000001" table:style-name="ce1">
            <text:p>0.31345</text:p>
          </table:table-cell>
          <table:table-cell office:value-type="float" office:value="-0.31345000000000001" table:style-name="ce1">
            <text:p>-0.3134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8363000000000005" table:style-name="ce1">
            <text:p>0.78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11E-2" table:style-name="ce1">
            <text:p>0.0111</text:p>
          </table:table-cell>
          <table:table-cell office:value-type="float" office:value="-3.6429999999999997E-2" table:style-name="ce1">
            <text:p>-0.03643</text:p>
          </table:table-cell>
          <table:table-cell office:value-type="float" office:value="0.21838000000000002" table:style-name="ce1">
            <text:p>0.21838</text:p>
          </table:table-cell>
          <table:table-cell office:value-type="float" office:value="-0.21838000000000002" table:style-name="ce1">
            <text:p>-0.2183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0600000000000002E-3" table:style-name="ce1">
            <text:p>0.00406</text:p>
          </table:table-cell>
          <table:table-cell office:value-type="float" office:value="-2.5700000000000002E-3" table:style-name="ce1">
            <text:p>-0.00257</text:p>
          </table:table-cell>
          <table:table-cell office:value-type="float" office:value="7.9850000000000004E-2" table:style-name="ce1">
            <text:p>0.07985</text:p>
          </table:table-cell>
          <table:table-cell office:value-type="float" office:value="-7.9850000000000004E-2" table:style-name="ce1">
            <text:p>-0.07985</text:p>
          </table:table-cell>
          <table:table-cell office:value-type="float" office:value="1.0122" table:style-name="ce1">
            <text:p>1.0122</text:p>
          </table:table-cell>
          <table:table-cell office:value-type="float" office:value="0.19961999999999999" table:style-name="ce1">
            <text:p>0.19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4956" table:style-name="ce1">
            <text:p>0.14956</text:p>
          </table:table-cell>
          <table:table-cell office:value-type="float" office:value="-3.9700000000000004E-3" table:style-name="ce1">
            <text:p>-0.00397</text:p>
          </table:table-cell>
          <table:table-cell office:value-type="float" office:value="0.12330000000000001" table:style-name="ce1">
            <text:p>0.1233</text:p>
          </table:table-cell>
          <table:table-cell office:value-type="float" office:value="-0.12330000000000001" table:style-name="ce1">
            <text:p>-0.1233</text:p>
          </table:table-cell>
          <table:table-cell office:value-type="float" office:value="1.0122" table:style-name="ce1">
            <text:p>1.0122</text:p>
          </table:table-cell>
          <table:table-cell office:value-type="float" office:value="0.30824999999999997" table:style-name="ce1">
            <text:p>0.3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61760999999999999" table:style-name="ce1">
            <text:p>0.61761</text:p>
          </table:table-cell>
          <table:table-cell office:value-type="float" office:value="7.1139999999999995E-2" table:style-name="ce1">
            <text:p>0.07114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3730000000000001E-2" table:style-name="ce1">
            <text:p>0.02373</text:p>
          </table:table-cell>
          <table:table-cell office:value-type="float" office:value="6.5229999999999996E-2" table:style-name="ce1">
            <text:p>0.06523</text:p>
          </table:table-cell>
          <table:table-cell office:value-type="float" office:value="0.46683999999999998" table:style-name="ce1">
            <text:p>0.46684</text:p>
          </table:table-cell>
          <table:table-cell office:value-type="float" office:value="-0.46683999999999998" table:style-name="ce1">
            <text:p>-0.46684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1.1671" table:style-name="ce1">
            <text:p>1.1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3929999999999995E-2" table:style-name="ce1">
            <text:p>0.0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66999999999999" table:style-name="ce1">
            <text:p>1.0067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83609999999999995" table:style-name="ce1">
            <text:p>0.8361</text:p>
          </table:table-cell>
          <table:table-cell office:value-type="float" office:value="0.13058999999999998" table:style-name="ce1">
            <text:p>0.13059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-0.68930000000000002" table:style-name="ce1">
            <text:p>-0.6893</text:p>
          </table:table-cell>
          <table:table-cell office:value-type="float" office:value="1.022" table:style-name="ce1">
            <text:p>1.022</text:p>
          </table:table-cell>
          <table:table-cell office:value-type="float" office:value="1.7232499999999999" table:style-name="ce1">
            <text:p>1.72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81" table:style-name="ce1">
            <text:p>1.0281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12704000000000001" table:style-name="ce1">
            <text:p>0.12704</text:p>
          </table:table-cell>
          <table:table-cell office:value-type="float" office:value="4.011E-2" table:style-name="ce1">
            <text:p>0.04011</text:p>
          </table:table-cell>
          <table:table-cell office:value-type="float" office:value="0.10473" table:style-name="ce1">
            <text:p>0.10473</text:p>
          </table:table-cell>
          <table:table-cell office:value-type="float" office:value="-0.10473" table:style-name="ce1">
            <text:p>-0.10473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26183000000000001" table:style-name="ce1">
            <text:p>0.26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3699999999999999E-3" table:style-name="ce1">
            <text:p>0.009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.1499999999999993E-3" table:style-name="ce1">
            <text:p>0.00815</text:p>
          </table:table-cell>
          <table:table-cell office:value-type="float" office:value="6.1440000000000002E-2" table:style-name="ce1">
            <text:p>0.06144</text:p>
          </table:table-cell>
          <table:table-cell office:value-type="float" office:value="0.16044" table:style-name="ce1">
            <text:p>0.16044</text:p>
          </table:table-cell>
          <table:table-cell office:value-type="float" office:value="-0.16044" table:style-name="ce1">
            <text:p>-0.1604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291E-2" table:style-name="ce1">
            <text:p>0.01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8" table:style-name="ce1">
            <text:p>1.0238</text:p>
          </table:table-cell>
          <table:table-cell office:value-type="float" office:value="6.2E-2" table:style-name="ce1">
            <text:p>0.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329999999999997E-2" table:style-name="ce1">
            <text:p>0.02433</text:p>
          </table:table-cell>
          <table:table-cell office:value-type="float" office:value="-1.504E-2" table:style-name="ce1">
            <text:p>-0.01504</text:p>
          </table:table-cell>
          <table:table-cell office:value-type="float" office:value="2.0059999999999998E-2" table:style-name="ce1">
            <text:p>0.02006</text:p>
          </table:table-cell>
          <table:table-cell office:value-type="float" office:value="-2.0059999999999998E-2" table:style-name="ce1">
            <text:p>-0.02006</text:p>
          </table:table-cell>
          <table:table-cell office:value-type="float" office:value="1.0238" table:style-name="ce1">
            <text:p>1.0238</text:p>
          </table:table-cell>
          <table:table-cell office:value-type="float" office:value="5.0140000000000004E-2" table:style-name="ce1">
            <text:p>0.05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190000000000003E-2" table:style-name="ce1">
            <text:p>0.03919</text:p>
          </table:table-cell>
          <table:table-cell office:value-type="float" office:value="9.1400000000000006E-3" table:style-name="ce1">
            <text:p>0.00914</text:p>
          </table:table-cell>
          <table:table-cell office:value-type="float" office:value="3.2309999999999998E-2" table:style-name="ce1">
            <text:p>0.03231</text:p>
          </table:table-cell>
          <table:table-cell office:value-type="float" office:value="-3.2309999999999998E-2" table:style-name="ce1">
            <text:p>-0.03231</text:p>
          </table:table-cell>
          <table:table-cell office:value-type="float" office:value="1.0225" table:style-name="ce1">
            <text:p>1.0225</text:p>
          </table:table-cell>
          <table:table-cell office:value-type="float" office:value="8.0779999999999991E-2" table:style-name="ce1">
            <text:p>0.080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.353E-2" table:style-name="ce1">
            <text:p>0.01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2.4399999999999999E-3" table:style-name="ce1">
            <text:p>0.00244</text:p>
          </table:table-cell>
          <table:table-cell office:value-type="float" office:value="4.5309999999999996E-2" table:style-name="ce1">
            <text:p>0.04531</text:p>
          </table:table-cell>
          <table:table-cell office:value-type="float" office:value="-4.5309999999999996E-2" table:style-name="ce1">
            <text:p>-0.04531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11327" table:style-name="ce1">
            <text:p>0.113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663E-2" table:style-name="ce1">
            <text:p>0.056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4239999999999995E-2" table:style-name="ce1">
            <text:p>0.08424</text:p>
          </table:table-cell>
          <table:table-cell office:value-type="float" office:value="2.0560000000000002E-2" table:style-name="ce1">
            <text:p>0.02056</text:p>
          </table:table-cell>
          <table:table-cell office:value-type="float" office:value="6.9449999999999998E-2" table:style-name="ce1">
            <text:p>0.06945</text:p>
          </table:table-cell>
          <table:table-cell office:value-type="float" office:value="-6.9449999999999998E-2" table:style-name="ce1">
            <text:p>-0.0694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0.17362" table:style-name="ce1">
            <text:p>0.17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1160000000000002E-2" table:style-name="ce1">
            <text:p>0.02116</text:p>
          </table:table-cell>
          <table:table-cell office:value-type="float" office:value="0.12325" table:style-name="ce1">
            <text:p>0.12325</text:p>
          </table:table-cell>
          <table:table-cell office:value-type="float" office:value="0.41633000000000003" table:style-name="ce1">
            <text:p>0.41633</text:p>
          </table:table-cell>
          <table:table-cell office:value-type="float" office:value="-0.41633000000000003" table:style-name="ce1">
            <text:p>-0.4163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408199999999999" table:style-name="ce1">
            <text:p>1.04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5000000000000005E-3" table:style-name="ce1">
            <text:p>0.0045</text:p>
          </table:table-cell>
          <table:table-cell office:value-type="float" office:value="1.4000000000000001E-4" table:style-name="ce1">
            <text:p>0.00014</text:p>
          </table:table-cell>
          <table:table-cell office:value-type="float" office:value="3.7099999999999998E-3" table:style-name="ce1">
            <text:p>0.00371</text:p>
          </table:table-cell>
          <table:table-cell office:value-type="float" office:value="-3.7099999999999998E-3" table:style-name="ce1">
            <text:p>-0.00371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78E-2" table:style-name="ce1">
            <text:p>0.02078</text:p>
          </table:table-cell>
          <table:table-cell office:value-type="float" office:value="1.5910000000000001E-2" table:style-name="ce1">
            <text:p>0.01591</text:p>
          </table:table-cell>
          <table:table-cell office:value-type="float" office:value="0.40889999999999999" table:style-name="ce1">
            <text:p>0.4089</text:p>
          </table:table-cell>
          <table:table-cell office:value-type="float" office:value="-0.40889999999999999" table:style-name="ce1">
            <text:p>-0.4089</text:p>
          </table:table-cell>
          <table:table-cell office:value-type="float" office:value="1.0212000000000001" table:style-name="ce1">
            <text:p>1.0212</text:p>
          </table:table-cell>
          <table:table-cell office:value-type="float" office:value="1.0222499999999999" table:style-name="ce1">
            <text:p>1.02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8163499999999999" table:style-name="ce1">
            <text:p>1.81635</text:p>
          </table:table-cell>
          <table:table-cell office:value-type="float" office:value="8.2479999999999998E-2" table:style-name="ce1">
            <text:p>0.08248</text:p>
          </table:table-cell>
          <table:table-cell office:value-type="float" office:value="1.4974499999999999" table:style-name="ce1">
            <text:p>1.49745</text:p>
          </table:table-cell>
          <table:table-cell office:value-type="float" office:value="-1.4974499999999999" table:style-name="ce1">
            <text:p>-1.49745</text:p>
          </table:table-cell>
          <table:table-cell office:value-type="float" office:value="1.0178" table:style-name="ce1">
            <text:p>1.0178</text:p>
          </table:table-cell>
          <table:table-cell office:value-type="float" office:value="3.7436200000000004" table:style-name="ce1">
            <text:p>3.7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57E-3" table:style-name="ce1">
            <text:p>0.00157</text:p>
          </table:table-cell>
          <table:table-cell office:value-type="float" office:value="1.7000000000000001E-3" table:style-name="ce1">
            <text:p>0.0017</text:p>
          </table:table-cell>
          <table:table-cell office:value-type="float" office:value="3.0830000000000003E-2" table:style-name="ce1">
            <text:p>0.03083</text:p>
          </table:table-cell>
          <table:table-cell office:value-type="float" office:value="-3.0830000000000003E-2" table:style-name="ce1">
            <text:p>-0.03083</text:p>
          </table:table-cell>
          <table:table-cell office:value-type="float" office:value="1.0178" table:style-name="ce1">
            <text:p>1.0178</text:p>
          </table:table-cell>
          <table:table-cell office:value-type="float" office:value="7.7060000000000003E-2" table:style-name="ce1">
            <text:p>0.077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069999999999999E-2" table:style-name="ce1">
            <text:p>0.02207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-1.8200000000000001E-2" table:style-name="ce1">
            <text:p>-0.0182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4.5490000000000003E-2" table:style-name="ce1">
            <text:p>0.04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6E-3" table:style-name="ce1">
            <text:p>0.00496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4.0899999999999999E-3" table:style-name="ce1">
            <text:p>0.00409</text:p>
          </table:table-cell>
          <table:table-cell office:value-type="float" office:value="-4.0899999999999999E-3" table:style-name="ce1">
            <text:p>-0.00409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1.0209999999999999E-2" table:style-name="ce1">
            <text:p>0.010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157E-2" table:style-name="ce1">
            <text:p>0.01157</text:p>
          </table:table-cell>
          <table:table-cell office:value-type="float" office:value="2.8450000000000003E-2" table:style-name="ce1">
            <text:p>0.02845</text:p>
          </table:table-cell>
          <table:table-cell office:value-type="float" office:value="0.22765999999999997" table:style-name="ce1">
            <text:p>0.22766</text:p>
          </table:table-cell>
          <table:table-cell office:value-type="float" office:value="-0.22765999999999997" table:style-name="ce1">
            <text:p>-0.22766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56916" table:style-name="ce1">
            <text:p>0.56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23694999999999999" table:style-name="ce1">
            <text:p>0.23695</text:p>
          </table:table-cell>
          <table:table-cell office:value-type="float" office:value="2.4409999999999998E-2" table:style-name="ce1">
            <text:p>0.02441</text:p>
          </table:table-cell>
          <table:table-cell office:value-type="float" office:value="0.19535" table:style-name="ce1">
            <text:p>0.19535</text:p>
          </table:table-cell>
          <table:table-cell office:value-type="float" office:value="-0.19535" table:style-name="ce1">
            <text:p>-0.19535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0.48838000000000004" table:style-name="ce1">
            <text:p>0.48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8.2500000000000004E-3" table:style-name="ce1">
            <text:p>0.00825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0829999999999999E-2" table:style-name="ce1">
            <text:p>0.0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6000000000001" table:style-name="ce1">
            <text:p>1.02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2280000000000001E-2" table:style-name="ce1">
            <text:p>0.02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107" table:style-name="ce1">
            <text:p>0.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163" table:style-name="ce1">
            <text:p>0.12163</text:p>
          </table:table-cell>
          <table:table-cell office:value-type="float" office:value="5.6200000000000009E-3" table:style-name="ce1">
            <text:p>0.00562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6619999999999999E-2" table:style-name="ce1">
            <text:p>0.06662</text:p>
          </table:table-cell>
          <table:table-cell office:value-type="float" office:value="1.093E-2" table:style-name="ce1">
            <text:p>0.01093</text:p>
          </table:table-cell>
          <table:table-cell office:value-type="float" office:value="0.11885" table:style-name="ce1">
            <text:p>0.11885</text:p>
          </table:table-cell>
          <table:table-cell office:value-type="float" office:value="-0.11885" table:style-name="ce1">
            <text:p>-0.11885</text:p>
          </table:table-cell>
          <table:table-cell office:value-type="float" office:value="1.0205" table:style-name="ce1">
            <text:p>1.0205</text:p>
          </table:table-cell>
          <table:table-cell office:value-type="float" office:value="0.29710999999999999" table:style-name="ce1">
            <text:p>0.297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960000000000002E-2" table:style-name="ce1">
            <text:p>0.05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5" table:style-name="ce1">
            <text:p>1.0205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.831E-2" table:style-name="ce1">
            <text:p>0.01831</text:p>
          </table:table-cell>
          <table:table-cell office:value-type="float" office:value="3.3140000000000003E-2" table:style-name="ce1">
            <text:p>0.03314</text:p>
          </table:table-cell>
          <table:table-cell office:value-type="float" office:value="0.36024999999999996" table:style-name="ce1">
            <text:p>0.36025</text:p>
          </table:table-cell>
          <table:table-cell office:value-type="float" office:value="-0.36024999999999996" table:style-name="ce1">
            <text:p>-0.36025</text:p>
          </table:table-cell>
          <table:table-cell office:value-type="float" office:value="1.0205" table:style-name="ce1">
            <text:p>1.0205</text:p>
          </table:table-cell>
          <table:table-cell office:value-type="float" office:value="0.90061999999999998" table:style-name="ce1">
            <text:p>0.90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11487" table:style-name="ce1">
            <text:p>0.1148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9.4700000000000006E-2" table:style-name="ce1">
            <text:p>0.0947</text:p>
          </table:table-cell>
          <table:table-cell office:value-type="float" office:value="-9.4700000000000006E-2" table:style-name="ce1">
            <text:p>-0.0947</text:p>
          </table:table-cell>
          <table:table-cell office:value-type="float" office:value="1.0205" table:style-name="ce1">
            <text:p>1.0205</text:p>
          </table:table-cell>
          <table:table-cell office:value-type="float" office:value="0.23675999999999997" table:style-name="ce1">
            <text:p>0.23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8.1000000000000006E-4" table:style-name="ce1">
            <text:p>0.00081</text:p>
          </table:table-cell>
          <table:table-cell office:value-type="float" office:value="-1.1979999999999999E-2" table:style-name="ce1">
            <text:p>-0.01198</text:p>
          </table:table-cell>
          <table:table-cell office:value-type="float" office:value="1.5969999999999998E-2" table:style-name="ce1">
            <text:p>0.01597</text:p>
          </table:table-cell>
          <table:table-cell office:value-type="float" office:value="-1.5969999999999998E-2" table:style-name="ce1">
            <text:p>-0.01597</text:p>
          </table:table-cell>
          <table:table-cell office:value-type="float" office:value="1.026" table:style-name="ce1">
            <text:p>1.026</text:p>
          </table:table-cell>
          <table:table-cell office:value-type="float" office:value="3.9919999999999997E-2" table:style-name="ce1">
            <text:p>0.03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.847E-2" table:style-name="ce1">
            <text:p>0.01847</text:p>
          </table:table-cell>
          <table:table-cell office:value-type="float" office:value="1.142E-2" table:style-name="ce1">
            <text:p>0.01142</text:p>
          </table:table-cell>
          <table:table-cell office:value-type="float" office:value="1.5229999999999999E-2" table:style-name="ce1">
            <text:p>0.01523</text:p>
          </table:table-cell>
          <table:table-cell office:value-type="float" office:value="-1.5229999999999999E-2" table:style-name="ce1">
            <text:p>-0.01523</text:p>
          </table:table-cell>
          <table:table-cell office:value-type="float" office:value="1.0176000000000001" table:style-name="ce1">
            <text:p>1.0176</text:p>
          </table:table-cell>
          <table:table-cell office:value-type="float" office:value="3.807E-2" table:style-name="ce1">
            <text:p>0.03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8719999999999999E-2" table:style-name="ce1">
            <text:p>0.04872</text:p>
          </table:table-cell>
          <table:table-cell office:value-type="float" office:value="9.1069999999999998E-2" table:style-name="ce1">
            <text:p>0.09107</text:p>
          </table:table-cell>
          <table:table-cell office:value-type="float" office:value="0.95855999999999997" table:style-name="ce1">
            <text:p>0.95856</text:p>
          </table:table-cell>
          <table:table-cell office:value-type="float" office:value="-0.95855999999999997" table:style-name="ce1">
            <text:p>-0.95856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3963999999999999" table:style-name="ce1">
            <text:p>2.3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0999999999999999E-4" table:style-name="ce1">
            <text:p>0.00011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2.7800000000000004E-3" table:style-name="ce1">
            <text:p>0.00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122E-2" table:style-name="ce1">
            <text:p>0.0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3000000000001" table:style-name="ce1">
            <text:p>1.023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9359999999999999E-2" table:style-name="ce1">
            <text:p>0.019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9.3000000000000013E-2" table:style-name="ce1">
            <text:p>0.0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560000000000001E-2" table:style-name="ce1">
            <text:p>0.04356</text:p>
          </table:table-cell>
          <table:table-cell office:value-type="float" office:value="-3.7859999999999998E-2" table:style-name="ce1">
            <text:p>-0.03786</text:p>
          </table:table-cell>
          <table:table-cell office:value-type="float" office:value="0.85716999999999999" table:style-name="ce1">
            <text:p>0.85717</text:p>
          </table:table-cell>
          <table:table-cell office:value-type="float" office:value="-0.85716999999999999" table:style-name="ce1">
            <text:p>-0.85717</text:p>
          </table:table-cell>
          <table:table-cell office:value-type="float" office:value="1.0195000000000001" table:style-name="ce1">
            <text:p>1.0195</text:p>
          </table:table-cell>
          <table:table-cell office:value-type="float" office:value="2.1429200000000002" table:style-name="ce1">
            <text:p>2.142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.0189999999999997E-2" table:style-name="ce1">
            <text:p>0.08019</text:p>
          </table:table-cell>
          <table:table-cell office:value-type="float" office:value="-1.272E-2" table:style-name="ce1">
            <text:p>-0.01272</text:p>
          </table:table-cell>
          <table:table-cell office:value-type="float" office:value="6.6110000000000002E-2" table:style-name="ce1">
            <text:p>0.06611</text:p>
          </table:table-cell>
          <table:table-cell office:value-type="float" office:value="-6.6110000000000002E-2" table:style-name="ce1">
            <text:p>-0.06611</text:p>
          </table:table-cell>
          <table:table-cell office:value-type="float" office:value="1.0183" table:style-name="ce1">
            <text:p>1.0183</text:p>
          </table:table-cell>
          <table:table-cell office:value-type="float" office:value="0.16527" table:style-name="ce1">
            <text:p>0.1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1819999999999999E-2" table:style-name="ce1">
            <text:p>0.01182</text:p>
          </table:table-cell>
          <table:table-cell office:value-type="float" office:value="5.9269999999999996E-2" table:style-name="ce1">
            <text:p>0.05927</text:p>
          </table:table-cell>
          <table:table-cell office:value-type="float" office:value="0.23248999999999997" table:style-name="ce1">
            <text:p>0.23249</text:p>
          </table:table-cell>
          <table:table-cell office:value-type="float" office:value="-0.23248999999999997" table:style-name="ce1">
            <text:p>-0.23249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0.58123000000000002" table:style-name="ce1">
            <text:p>0.58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.261E-2" table:style-name="ce1">
            <text:p>0.01261</text:p>
          </table:table-cell>
          <table:table-cell office:value-type="float" office:value="2.65E-3" table:style-name="ce1">
            <text:p>0.00265</text:p>
          </table:table-cell>
          <table:table-cell office:value-type="float" office:value="1.04E-2" table:style-name="ce1">
            <text:p>0.0104</text:p>
          </table:table-cell>
          <table:table-cell office:value-type="float" office:value="-1.04E-2" table:style-name="ce1">
            <text:p>-0.0104</text:p>
          </table:table-cell>
          <table:table-cell office:value-type="float" office:value="1.0269999999999999" table:style-name="ce1">
            <text:p>1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629999999999998E-2" table:style-name="ce1">
            <text:p>0.03163</text:p>
          </table:table-cell>
          <table:table-cell office:value-type="float" office:value="0.37031999999999998" table:style-name="ce1">
            <text:p>0.37032</text:p>
          </table:table-cell>
          <table:table-cell office:value-type="float" office:value="0.62244999999999995" table:style-name="ce1">
            <text:p>0.62245</text:p>
          </table:table-cell>
          <table:table-cell office:value-type="float" office:value="-0.62244999999999995" table:style-name="ce1">
            <text:p>-0.62245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55613" table:style-name="ce1">
            <text:p>1.556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79E-3" table:style-name="ce1">
            <text:p>0.00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2.3E-2" table:style-name="ce1">
            <text:p>0.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1980000000000001E-2" table:style-name="ce1">
            <text:p>0.03198</text:p>
          </table:table-cell>
          <table:table-cell office:value-type="float" office:value="1.5689999999999999E-2" table:style-name="ce1">
            <text:p>0.01569</text:p>
          </table:table-cell>
          <table:table-cell office:value-type="float" office:value="2.6370000000000001E-2" table:style-name="ce1">
            <text:p>0.02637</text:p>
          </table:table-cell>
          <table:table-cell office:value-type="float" office:value="-2.6370000000000001E-2" table:style-name="ce1">
            <text:p>-0.02637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6.5919999999999992E-2" table:style-name="ce1">
            <text:p>0.06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6389999999999999E-2" table:style-name="ce1">
            <text:p>0.03639</text:p>
          </table:table-cell>
          <table:table-cell office:value-type="float" office:value="8.4920000000000009E-2" table:style-name="ce1">
            <text:p>0.08492</text:p>
          </table:table-cell>
          <table:table-cell office:value-type="float" office:value="0.71604000000000001" table:style-name="ce1">
            <text:p>0.71604</text:p>
          </table:table-cell>
          <table:table-cell office:value-type="float" office:value="-0.71604000000000001" table:style-name="ce1">
            <text:p>-0.71604</text:p>
          </table:table-cell>
          <table:table-cell office:value-type="float" office:value="1.0282" table:style-name="ce1">
            <text:p>1.0282</text:p>
          </table:table-cell>
          <table:table-cell office:value-type="float" office:value="1.7900999999999998" table:style-name="ce1">
            <text:p>1.79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848" table:style-name="ce1">
            <text:p>0.11848</text:p>
          </table:table-cell>
          <table:table-cell office:value-type="float" office:value="1.158E-2" table:style-name="ce1">
            <text:p>0.01158</text:p>
          </table:table-cell>
          <table:table-cell office:value-type="float" office:value="9.7680000000000003E-2" table:style-name="ce1">
            <text:p>0.09768</text:p>
          </table:table-cell>
          <table:table-cell office:value-type="float" office:value="-9.7680000000000003E-2" table:style-name="ce1">
            <text:p>-0.09768</text:p>
          </table:table-cell>
          <table:table-cell office:value-type="float" office:value="1.0282" table:style-name="ce1">
            <text:p>1.0282</text:p>
          </table:table-cell>
          <table:table-cell office:value-type="float" office:value="0.24419000000000002" table:style-name="ce1">
            <text:p>0.24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11429" table:style-name="ce1">
            <text:p>0.1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2" table:style-name="ce1">
            <text:p>1.0282</text:p>
          </table:table-cell>
          <table:table-cell office:value-type="float" office:value="0.54899999999999993" table:style-name="ce1">
            <text:p>0.5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2199999999999994E-2" table:style-name="ce1">
            <text:p>0.0422</text:p>
          </table:table-cell>
          <table:table-cell office:value-type="float" office:value="8.8219999999999993E-2" table:style-name="ce1">
            <text:p>0.08822</text:p>
          </table:table-cell>
          <table:table-cell office:value-type="float" office:value="0.83043000000000011" table:style-name="ce1">
            <text:p>0.83043</text:p>
          </table:table-cell>
          <table:table-cell office:value-type="float" office:value="-0.83043000000000011" table:style-name="ce1">
            <text:p>-0.83043</text:p>
          </table:table-cell>
          <table:table-cell office:value-type="float" office:value="1.0185" table:style-name="ce1">
            <text:p>1.0185</text:p>
          </table:table-cell>
          <table:table-cell office:value-type="float" office:value="2.0760700000000001" table:style-name="ce1">
            <text:p>2.076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7.980000000000001E-3" table:style-name="ce1">
            <text:p>0.00798</text:p>
          </table:table-cell>
          <table:table-cell office:value-type="float" office:value="6.3090000000000007E-2" table:style-name="ce1">
            <text:p>0.06309</text:p>
          </table:table-cell>
          <table:table-cell office:value-type="float" office:value="0.15710000000000002" table:style-name="ce1">
            <text:p>0.1571</text:p>
          </table:table-cell>
          <table:table-cell office:value-type="float" office:value="-0.15710000000000002" table:style-name="ce1">
            <text:p>-0.157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39274999999999999" table:style-name="ce1">
            <text:p>0.39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8299999999999992E-3" table:style-name="ce1">
            <text:p>0.00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26443" table:style-name="ce1">
            <text:p>0.26443</text:p>
          </table:table-cell>
          <table:table-cell office:value-type="float" office:value="8.7550000000000003E-2" table:style-name="ce1">
            <text:p>0.08755</text:p>
          </table:table-cell>
          <table:table-cell office:value-type="float" office:value="0.21800999999999998" table:style-name="ce1">
            <text:p>0.21801</text:p>
          </table:table-cell>
          <table:table-cell office:value-type="float" office:value="-0.21800999999999998" table:style-name="ce1">
            <text:p>-0.21801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54502000000000006" table:style-name="ce1">
            <text:p>0.545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.3950000000000001E-2" table:style-name="ce1">
            <text:p>0.01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0730000000000002E-2" table:style-name="ce1">
            <text:p>0.04073</text:p>
          </table:table-cell>
          <table:table-cell office:value-type="float" office:value="-2.6339999999999999E-2" table:style-name="ce1">
            <text:p>-0.02634</text:p>
          </table:table-cell>
          <table:table-cell office:value-type="float" office:value="0.80146000000000006" table:style-name="ce1">
            <text:p>0.80146</text:p>
          </table:table-cell>
          <table:table-cell office:value-type="float" office:value="-0.80146000000000006" table:style-name="ce1">
            <text:p>-0.80146</text:p>
          </table:table-cell>
          <table:table-cell office:value-type="float" office:value="1.0226999999999999" table:style-name="ce1">
            <text:p>1.0227</text:p>
          </table:table-cell>
          <table:table-cell office:value-type="float" office:value="2.0036499999999999" table:style-name="ce1">
            <text:p>2.00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.4079999999999999E-2" table:style-name="ce1">
            <text:p>0.01408</text:p>
          </table:table-cell>
          <table:table-cell office:value-type="float" office:value="-2.0889999999999999E-2" table:style-name="ce1">
            <text:p>-0.02089</text:p>
          </table:table-cell>
          <table:table-cell office:value-type="float" office:value="0.27705999999999997" table:style-name="ce1">
            <text:p>0.27706</text:p>
          </table:table-cell>
          <table:table-cell office:value-type="float" office:value="-0.27705999999999997" table:style-name="ce1">
            <text:p>-0.27706</text:p>
          </table:table-cell>
          <table:table-cell office:value-type="float" office:value="1.0098" table:style-name="ce1">
            <text:p>1.0098</text:p>
          </table:table-cell>
          <table:table-cell office:value-type="float" office:value="0.69263999999999992" table:style-name="ce1">
            <text:p>0.69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3090000000000003E-2" table:style-name="ce1">
            <text:p>0.043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8" table:style-name="ce1">
            <text:p>1.009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4219999999999995E-2" table:style-name="ce1">
            <text:p>0.04422</text:p>
          </table:table-cell>
          <table:table-cell office:value-type="float" office:value="9.3520000000000006E-2" table:style-name="ce1">
            <text:p>0.09352</text:p>
          </table:table-cell>
          <table:table-cell office:value-type="float" office:value="0.87017" table:style-name="ce1">
            <text:p>0.87017</text:p>
          </table:table-cell>
          <table:table-cell office:value-type="float" office:value="-0.87017" table:style-name="ce1">
            <text:p>-0.87017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754199999999999" table:style-name="ce1">
            <text:p>2.17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6039999999999991E-2" table:style-name="ce1">
            <text:p>0.08604</text:p>
          </table:table-cell>
          <table:table-cell office:value-type="float" office:value="7.62E-3" table:style-name="ce1">
            <text:p>0.00762</text:p>
          </table:table-cell>
          <table:table-cell office:value-type="float" office:value="7.0940000000000003E-2" table:style-name="ce1">
            <text:p>0.07094</text:p>
          </table:table-cell>
          <table:table-cell office:value-type="float" office:value="-7.0940000000000003E-2" table:style-name="ce1">
            <text:p>-0.07094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0.17734000000000003" table:style-name="ce1">
            <text:p>0.17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6819999999999999E-2" table:style-name="ce1">
            <text:p>0.07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97" table:style-name="ce1">
            <text:p>1.0097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.197E-2" table:style-name="ce1">
            <text:p>0.02197</text:p>
          </table:table-cell>
          <table:table-cell office:value-type="float" office:value="-1.401E-2" table:style-name="ce1">
            <text:p>-0.01401</text:p>
          </table:table-cell>
          <table:table-cell office:value-type="float" office:value="0.43229999999999996" table:style-name="ce1">
            <text:p>0.4323</text:p>
          </table:table-cell>
          <table:table-cell office:value-type="float" office:value="-0.43229999999999996" table:style-name="ce1">
            <text:p>-0.4323</text:p>
          </table:table-cell>
          <table:table-cell office:value-type="float" office:value="1.0097" table:style-name="ce1">
            <text:p>1.0097</text:p>
          </table:table-cell>
          <table:table-cell office:value-type="float" office:value="1.0807500000000001" table:style-name="ce1">
            <text:p>1.08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0500000000000006E-3" table:style-name="ce1">
            <text:p>0.0040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-3.3400000000000001E-3" table:style-name="ce1">
            <text:p>-0.00334</text:p>
          </table:table-cell>
          <table:table-cell office:value-type="float" office:value="1.0097" table:style-name="ce1">
            <text:p>1.0097</text:p>
          </table:table-cell>
          <table:table-cell office:value-type="float" office:value="8.3599999999999994E-3" table:style-name="ce1">
            <text:p>0.008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.0720000000000002E-2" table:style-name="ce1">
            <text:p>0.02072</text:p>
          </table:table-cell>
          <table:table-cell office:value-type="float" office:value="-1.2809999999999998E-2" table:style-name="ce1">
            <text:p>-0.01281</text:p>
          </table:table-cell>
          <table:table-cell office:value-type="float" office:value="1.7079999999999998E-2" table:style-name="ce1">
            <text:p>0.01708</text:p>
          </table:table-cell>
          <table:table-cell office:value-type="float" office:value="-1.7079999999999998E-2" table:style-name="ce1">
            <text:p>-0.01708</text:p>
          </table:table-cell>
          <table:table-cell office:value-type="float" office:value="1.03" table:style-name="ce1">
            <text:p>1.03</text:p>
          </table:table-cell>
          <table:table-cell office:value-type="float" office:value="4.2709999999999998E-2" table:style-name="ce1">
            <text:p>0.04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0.33445999999999998" table:style-name="ce1">
            <text:p>0.33446</text:p>
          </table:table-cell>
          <table:table-cell office:value-type="float" office:value="0.56674000000000002" table:style-name="ce1">
            <text:p>0.56674</text:p>
          </table:table-cell>
          <table:table-cell office:value-type="float" office:value="-0.56674000000000002" table:style-name="ce1">
            <text:p>-0.56674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1.41686" table:style-name="ce1">
            <text:p>1.41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.4900000000000001E-3" table:style-name="ce1">
            <text:p>0.007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1" table:style-name="ce1">
            <text:p>1.0201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7589999999999998E-2" table:style-name="ce1">
            <text:p>0.01759</text:p>
          </table:table-cell>
          <table:table-cell office:value-type="float" office:value="0.13805999999999999" table:style-name="ce1">
            <text:p>0.13806</text:p>
          </table:table-cell>
          <table:table-cell office:value-type="float" office:value="0.34613999999999995" table:style-name="ce1">
            <text:p>0.34614</text:p>
          </table:table-cell>
          <table:table-cell office:value-type="float" office:value="-0.34613999999999995" table:style-name="ce1">
            <text:p>-0.34614</text:p>
          </table:table-cell>
          <table:table-cell office:value-type="float" office:value="1.0201" table:style-name="ce1">
            <text:p>1.0201</text:p>
          </table:table-cell>
          <table:table-cell office:value-type="float" office:value="0.86534000000000011" table:style-name="ce1">
            <text:p>0.86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.25E-3" table:style-name="ce1">
            <text:p>0.00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1" table:style-name="ce1">
            <text:p>1.016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-2.35E-2" table:style-name="ce1">
            <text:p>-0.0235</text:p>
          </table:table-cell>
          <table:table-cell office:value-type="float" office:value="0.19907" table:style-name="ce1">
            <text:p>0.19907</text:p>
          </table:table-cell>
          <table:table-cell office:value-type="float" office:value="-0.19907" table:style-name="ce1">
            <text:p>-0.19907</text:p>
          </table:table-cell>
          <table:table-cell office:value-type="float" office:value="1.0089999999999999" table:style-name="ce1">
            <text:p>1.009</text:p>
          </table:table-cell>
          <table:table-cell office:value-type="float" office:value="0.49765999999999999" table:style-name="ce1">
            <text:p>0.49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office:value-type="float" office:value="4.3E-3" table:style-name="ce1">
            <text:p>0.0043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9" table:style-name="ce1">
            <text:p>1.0379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54" table:style-name="ce1">
            <text:p>0.54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9" table:style-name="ce1">
            <text:p>1.0379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office:value-type="float" office:value="-2.65E-3" table:style-name="ce1">
            <text:p>-0.00265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6000000000001" table:style-name="ce1">
            <text:p>1.0396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4.7299999999999998E-3" table:style-name="ce1">
            <text:p>0.0047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6999999999999" table:style-name="ce1">
            <text:p>1.026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office:value-type="float" office:value="2.0400000000000001E-2" table:style-name="ce1">
            <text:p>0.0204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359" table:style-name="ce1">
            <text:p>1.0359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office:value-type="float" office:value="1.057E-2" table:style-name="ce1">
            <text:p>0.01057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office:value-type="float" office:value="3.5159999999999997E-2" table:style-name="ce1">
            <text:p>0.03516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59" table:style-name="ce1">
            <text:p>0.59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office:value-type="float" office:value="-1.4710000000000001E-2" table:style-name="ce1">
            <text:p>-0.01471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54000000000001" table:style-name="ce1">
            <text:p>1.045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office:value-type="float" office:value="9.7199999999999995E-3" table:style-name="ce1">
            <text:p>0.00972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1" table:style-name="ce1">
            <text:p>1.042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9" table:style-name="ce1">
            <text:p>0.79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office:value-type="float" office:value="5.5549999999999995E-2" table:style-name="ce1">
            <text:p>0.05555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5" table:style-name="ce1">
            <text:p>195</text:p>
          </table:table-cell>
          <table:table-cell office:value-type="float" office:value="0.71" table:style-name="ce1">
            <text:p>0.71</text:p>
          </table:table-cell>
          <table:table-cell office:value-type="float" office:value="2.6269999999999998E-2" table:style-name="ce1">
            <text:p>0.02627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2" table:style-name="ce1">
            <text:p>0.42</text:p>
          </table:table-cell>
          <table:table-cell office:value-type="float" office:value="2.8699999999999997E-3" table:style-name="ce1">
            <text:p>0.00287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399" table:style-name="ce1">
            <text:p>1.0399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office:value-type="float" office:value="-4.3400000000000001E-3" table:style-name="ce1">
            <text:p>-0.00434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27" table:style-name="ce1">
            <text:p>1.042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office:value-type="float" office:value="-1.0160000000000001E-2" table:style-name="ce1">
            <text:p>-0.01016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office:value-type="float" office:value="-8.4499999999999992E-3" table:style-name="ce1">
            <text:p>-0.0084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office:value-type="float" office:value="-0.15130000000000002" table:style-name="ce1">
            <text:p>-0.1513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office:value-type="float" office:value="4.2359999999999995E-2" table:style-name="ce1">
            <text:p>0.04236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218" table:style-name="ce1">
            <text:p>218</text:p>
          </table:table-cell>
          <table:table-cell office:value-type="float" office:value="0.51" table:style-name="ce1">
            <text:p>0.51</text:p>
          </table:table-cell>
          <table:table-cell office:value-type="float" office:value="1.261E-2" table:style-name="ce1">
            <text:p>0.0126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3"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office:value-type="float" office:value="0.26377" table:style-name="ce1">
            <text:p>0.26377</text:p>
          </table:table-cell>
          <table:table-cell office:value-type="float" office:value="1.98" table:style-name="ce1">
            <text:p>1.98</text:p>
          </table:table-cell>
          <table:table-cell office:value-type="float" office:value="-0.99" table:style-name="ce1">
            <text:p>-0.99</text:p>
          </table:table-cell>
          <table:table-cell office:value-type="float" office:value="1.0305" table:style-name="ce1">
            <text:p>1.0305</text:p>
          </table:table-cell>
          <table:table-cell office:value-type="float" office:value="3.3" table:style-name="ce1">
            <text:p>3.3</text:p>
          </table:table-cell>
          <table:table-cell office:value-type="float" office:value="1.98" table:style-name="ce1">
            <text:p>1.9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office:value-type="float" office:value="0.26257999999999998" table:style-name="ce1">
            <text:p>0.2625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4" table:style-name="ce1">
            <text:p>1.02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office:value-type="float" office:value="-0.24568000000000001" table:style-name="ce1">
            <text:p>-0.24568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3" table:style-name="ce1">
            <text:p>1.0483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6" table:style-name="ce1">
            <text:p>1.06</text:p>
          </table:table-cell>
          <table:table-cell office:value-type="float" office:value="-8.6120000000000002E-2" table:style-name="ce1">
            <text:p>-0.08612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4" table:style-name="ce1">
            <text:p>1.04</text:p>
          </table:table-cell>
          <table:table-cell office:value-type="float" office:value="-0.13239000000000001" table:style-name="ce1">
            <text:p>-0.1323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office:value-type="float" office:value="3.7989999999999996E-2" table:style-name="ce1">
            <text:p>0.03799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24" table:style-name="ce1">
            <text:p>1.042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office:value-type="float" office:value="-0.11541" table:style-name="ce1">
            <text:p>-0.11541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.95" table:style-name="ce1">
            <text:p>2.95</text:p>
          </table:table-cell>
          <table:table-cell office:value-type="float" office:value="-0.11603999999999999" table:style-name="ce1">
            <text:p>-0.11604</text:p>
          </table:table-cell>
          <table:table-cell office:value-type="float" office:value="1.77" table:style-name="ce1">
            <text:p>1.77</text:p>
          </table:table-cell>
          <table:table-cell office:value-type="float" office:value="-0.88500000000000001" table:style-name="ce1">
            <text:p>-0.885</text:p>
          </table:table-cell>
          <table:table-cell office:value-type="float" office:value="1.0456000000000001" table:style-name="ce1">
            <text:p>1.0456</text:p>
          </table:table-cell>
          <table:table-cell office:value-type="float" office:value="2.95" table:style-name="ce1">
            <text:p>2.95</text:p>
          </table:table-cell>
          <table:table-cell office:value-type="float" office:value="1.18" table:style-name="ce1">
            <text:p>1.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.88" table:style-name="ce1">
            <text:p>2.88</text:p>
          </table:table-cell>
          <table:table-cell office:value-type="float" office:value="-7.1429999999999993E-2" table:style-name="ce1">
            <text:p>-0.07143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.88" table:style-name="ce1">
            <text:p>2.88</text:p>
          </table:table-cell>
          <table:table-cell office:value-type="float" office:value="-7.1390000000000009E-2" table:style-name="ce1">
            <text:p>-0.07139</text:p>
          </table:table-cell>
          <table:table-cell office:value-type="float" office:value="1.7280000000000002" table:style-name="ce1">
            <text:p>1.728</text:p>
          </table:table-cell>
          <table:table-cell office:value-type="float" office:value="-0.8640000000000001" table:style-name="ce1">
            <text:p>-0.864</text:p>
          </table:table-cell>
          <table:table-cell office:value-type="float" office:value="1.0452999999999999" table:style-name="ce1">
            <text:p>1.0453</text:p>
          </table:table-cell>
          <table:table-cell office:value-type="float" office:value="2.88" table:style-name="ce1">
            <text:p>2.88</text:p>
          </table:table-cell>
          <table:table-cell office:value-type="float" office:value="1.1520000000000001" table:style-name="ce1">
            <text:p>1.1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.3755600000000001" table:style-name="ce1">
            <text:p>2.37556</text:p>
          </table:table-cell>
          <table:table-cell office:value-type="float" office:value="-0.61407999999999996" table:style-name="ce1">
            <text:p>-0.61408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.38" table:style-name="ce1">
            <text:p>2.38</text:p>
          </table:table-cell>
          <table:table-cell office:value-type="float" office:value="-0.26143" table:style-name="ce1">
            <text:p>-0.2614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4000000000001" table:style-name="ce1">
            <text:p>1.0414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.73" table:style-name="ce1">
            <text:p>2.73</text:p>
          </table:table-cell>
          <table:table-cell office:value-type="float" office:value="-7.9199999999999993E-2" table:style-name="ce1">
            <text:p>-0.0792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8000000000001" table:style-name="ce1">
            <text:p>1.0438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.73" table:style-name="ce1">
            <text:p>2.73</text:p>
          </table:table-cell>
          <table:table-cell office:value-type="float" office:value="-0.11333" table:style-name="ce1">
            <text:p>-0.1133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36000000000001" table:style-name="ce1">
            <text:p>1.0436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22704000000000002" table:style-name="ce1">
            <text:p>0.22704</text:p>
          </table:table-cell>
          <table:table-cell office:value-type="float" office:value="1.6070000000000001E-2" table:style-name="ce1">
            <text:p>0.01607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-0.18718000000000001" table:style-name="ce1">
            <text:p>-0.18718</text:p>
          </table:table-cell>
          <table:table-cell office:value-type="float" office:value="1.0407" table:style-name="ce1">
            <text:p>1.0407</text:p>
          </table:table-cell>
          <table:table-cell office:value-type="float" office:value="0.46795000000000003" table:style-name="ce1">
            <text:p>0.46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2.3959999999999999E-2" table:style-name="ce1">
            <text:p>0.02396</text:p>
          </table:table-cell>
          <table:table-cell office:value-type="float" office:value="0.42338999999999999" table:style-name="ce1">
            <text:p>0.42339</text:p>
          </table:table-cell>
          <table:table-cell office:value-type="float" office:value="-0.42338999999999999" table:style-name="ce1">
            <text:p>-0.42339</text:p>
          </table:table-cell>
          <table:table-cell office:value-type="float" office:value="1.0261" table:style-name="ce1">
            <text:p>1.0261</text:p>
          </table:table-cell>
          <table:table-cell office:value-type="float" office:value="1.05846" table:style-name="ce1">
            <text:p>1.05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.4089999999999995E-2" table:style-name="ce1">
            <text:p>0.03409</text:p>
          </table:table-cell>
          <table:table-cell office:value-type="float" office:value="-1.0249999999999999E-2" table:style-name="ce1">
            <text:p>-0.01025</text:p>
          </table:table-cell>
          <table:table-cell office:value-type="float" office:value="0.67072999999999994" table:style-name="ce1">
            <text:p>0.67073</text:p>
          </table:table-cell>
          <table:table-cell office:value-type="float" office:value="-0.67072999999999994" table:style-name="ce1">
            <text:p>-0.67073</text:p>
          </table:table-cell>
          <table:table-cell office:value-type="float" office:value="1.0305" table:style-name="ce1">
            <text:p>1.0305</text:p>
          </table:table-cell>
          <table:table-cell office:value-type="float" office:value="1.6768299999999998" table:style-name="ce1">
            <text:p>1.67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4.3150000000000001E-2" table:style-name="ce1">
            <text:p>0.04315</text:p>
          </table:table-cell>
          <table:table-cell office:value-type="float" office:value="0.45531999999999995" table:style-name="ce1">
            <text:p>0.45532</text:p>
          </table:table-cell>
          <table:table-cell office:value-type="float" office:value="-0.45531999999999995" table:style-name="ce1">
            <text:p>-0.45532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1.1383099999999999" table:style-name="ce1">
            <text:p>1.13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.87E-2" table:style-name="ce1">
            <text:p>0.0487</text:p>
          </table:table-cell>
          <table:table-cell office:value-type="float" office:value="-2.1080000000000002E-2" table:style-name="ce1">
            <text:p>-0.02108</text:p>
          </table:table-cell>
          <table:table-cell office:value-type="float" office:value="0.95818999999999999" table:style-name="ce1">
            <text:p>0.95819</text:p>
          </table:table-cell>
          <table:table-cell office:value-type="float" office:value="-0.95818999999999999" table:style-name="ce1">
            <text:p>-0.95819</text:p>
          </table:table-cell>
          <table:table-cell office:value-type="float" office:value="1.0327" table:style-name="ce1">
            <text:p>1.0327</text:p>
          </table:table-cell>
          <table:table-cell office:value-type="float" office:value="2.39547" table:style-name="ce1">
            <text:p>2.39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91358000000000006" table:style-name="ce1">
            <text:p>0.91358</text:p>
          </table:table-cell>
          <table:table-cell office:value-type="float" office:value="8.3239999999999995E-2" table:style-name="ce1">
            <text:p>0.08324</text:p>
          </table:table-cell>
          <table:table-cell office:value-type="float" office:value="0.75317999999999996" table:style-name="ce1">
            <text:p>0.75318</text:p>
          </table:table-cell>
          <table:table-cell office:value-type="float" office:value="-0.75317999999999996" table:style-name="ce1">
            <text:p>-0.75318</text:p>
          </table:table-cell>
          <table:table-cell office:value-type="float" office:value="1.0398000000000001" table:style-name="ce1">
            <text:p>1.0398</text:p>
          </table:table-cell>
          <table:table-cell office:value-type="float" office:value="1.8829499999999999" table:style-name="ce1">
            <text:p>1.88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.5019999999999998E-2" table:style-name="ce1">
            <text:p>0.04502</text:p>
          </table:table-cell>
          <table:table-cell office:value-type="float" office:value="2.8319999999999998E-2" table:style-name="ce1">
            <text:p>0.02832</text:p>
          </table:table-cell>
          <table:table-cell office:value-type="float" office:value="0.88576999999999995" table:style-name="ce1">
            <text:p>0.88577</text:p>
          </table:table-cell>
          <table:table-cell office:value-type="float" office:value="-0.88576999999999995" table:style-name="ce1">
            <text:p>-0.88577</text:p>
          </table:table-cell>
          <table:table-cell office:value-type="float" office:value="1.0261" table:style-name="ce1">
            <text:p>1.0261</text:p>
          </table:table-cell>
          <table:table-cell office:value-type="float" office:value="2.2144200000000001" table:style-name="ce1">
            <text:p>2.214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.5099999999999997E-2" table:style-name="ce1">
            <text:p>0.0251</text:p>
          </table:table-cell>
          <table:table-cell office:value-type="float" office:value="-1.3560000000000001E-2" table:style-name="ce1">
            <text:p>-0.01356</text:p>
          </table:table-cell>
          <table:table-cell office:value-type="float" office:value="0.49395000000000006" table:style-name="ce1">
            <text:p>0.49395</text:p>
          </table:table-cell>
          <table:table-cell office:value-type="float" office:value="-0.49395000000000006" table:style-name="ce1">
            <text:p>-0.493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348699999999999" table:style-name="ce1">
            <text:p>1.23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.1920000000000001E-2" table:style-name="ce1">
            <text:p>0.05192</text:p>
          </table:table-cell>
          <table:table-cell office:value-type="float" office:value="-6.6529999999999992E-2" table:style-name="ce1">
            <text:p>-0.06653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-1.0217000000000001" table:style-name="ce1">
            <text:p>-1.021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2.5542400000000001" table:style-name="ce1">
            <text:p>2.55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8.5169999999999996E-2" table:style-name="ce1">
            <text:p>0.08517</text:p>
          </table:table-cell>
          <table:table-cell office:value-type="float" office:value="0.40630000000000005" table:style-name="ce1">
            <text:p>0.4063</text:p>
          </table:table-cell>
          <table:table-cell office:value-type="float" office:value="-0.40630000000000005" table:style-name="ce1">
            <text:p>-0.4063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0157499999999999" table:style-name="ce1">
            <text:p>1.01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.6419999999999999E-2" table:style-name="ce1">
            <text:p>0.02642</text:p>
          </table:table-cell>
          <table:table-cell office:value-type="float" office:value="-1.805E-2" table:style-name="ce1">
            <text:p>-0.01805</text:p>
          </table:table-cell>
          <table:table-cell office:value-type="float" office:value="0.51995000000000002" table:style-name="ce1">
            <text:p>0.51995</text:p>
          </table:table-cell>
          <table:table-cell office:value-type="float" office:value="-0.51995000000000002" table:style-name="ce1">
            <text:p>-0.51995</text:p>
          </table:table-cell>
          <table:table-cell office:value-type="float" office:value="1.0256000000000001" table:style-name="ce1">
            <text:p>1.0256</text:p>
          </table:table-cell>
          <table:table-cell office:value-type="float" office:value="1.2998699999999999" table:style-name="ce1">
            <text:p>1.29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.397E-2" table:style-name="ce1">
            <text:p>0.03397</text:p>
          </table:table-cell>
          <table:table-cell office:value-type="float" office:value="-5.178E-2" table:style-name="ce1">
            <text:p>-0.05178</text:p>
          </table:table-cell>
          <table:table-cell office:value-type="float" office:value="0.66849999999999998" table:style-name="ce1">
            <text:p>0.6685</text:p>
          </table:table-cell>
          <table:table-cell office:value-type="float" office:value="-0.66849999999999998" table:style-name="ce1">
            <text:p>-0.6685</text:p>
          </table:table-cell>
          <table:table-cell office:value-type="float" office:value="1.0305" table:style-name="ce1">
            <text:p>1.0305</text:p>
          </table:table-cell>
          <table:table-cell office:value-type="float" office:value="1.67126" table:style-name="ce1">
            <text:p>1.67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.9520000000000001E-2" table:style-name="ce1">
            <text:p>0.02952</text:p>
          </table:table-cell>
          <table:table-cell office:value-type="float" office:value="0.30864999999999998" table:style-name="ce1">
            <text:p>0.30865</text:p>
          </table:table-cell>
          <table:table-cell office:value-type="float" office:value="0.58085999999999993" table:style-name="ce1">
            <text:p>0.58086</text:p>
          </table:table-cell>
          <table:table-cell office:value-type="float" office:value="-0.58085999999999993" table:style-name="ce1">
            <text:p>-0.58086</text:p>
          </table:table-cell>
          <table:table-cell office:value-type="float" office:value="1.0430999999999999" table:style-name="ce1">
            <text:p>1.0431</text:p>
          </table:table-cell>
          <table:table-cell office:value-type="float" office:value="1.45214" table:style-name="ce1">
            <text:p>1.452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2" table:style-name="ce1">
            <text:p>0.32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.31" table:style-name="ce1">
            <text:p>0.31</text:p>
          </table:table-cell>
          <table:table-cell office:value-type="float" office:value="1.0840000000000001E-2" table:style-name="ce1">
            <text:p>0.0108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11999999999999" table:style-name="ce1">
            <text:p>1.0312</text:p>
          </table:table-cell>
          <table:table-cell office:value-type="float" office:value="0.39" table:style-name="ce1">
            <text:p>0.39</text:p>
          </table:table-cell>
          <table:table-cell office:value-type="float" office:value="0.1" table:style-name="ce2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366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1.651E-2" table:style-name="ce1">
            <text:p>0.016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0.22744" table:style-name="ce1">
            <text:p>0.227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0.1759" table:style-name="ce1">
            <text:p>0.17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0.26338" table:style-name="ce1">
            <text:p>0.263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0.15092" table:style-name="ce1">
            <text:p>0.150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0.14198" table:style-name="ce1">
            <text:p>0.141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10067" table:style-name="ce1">
            <text:p>0.100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0.36839" table:style-name="ce1">
            <text:p>0.368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0.15928" table:style-name="ce1">
            <text:p>0.159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11766" table:style-name="ce1">
            <text:p>0.11766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1391" table:style-name="ce1">
            <text:p>2.1391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0.1376" table:style-name="ce1">
            <text:p>0.13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0.12229" table:style-name="ce1">
            <text:p>0.122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48568" table:style-name="ce1">
            <text:p>0.48568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7.356E-2" table:style-name="ce1">
            <text:p>0.073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1014" table:style-name="ce1">
            <text:p>0.1014</text:p>
          </table:table-cell>
          <table:table-cell office:value-type="float" office:value="1.014E-2" table:style-name="ce1">
            <text:p>0.01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8858" table:style-name="ce1">
            <text:p>0.18858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7.152E-2" table:style-name="ce1">
            <text:p>0.07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32921" table:style-name="ce1">
            <text:p>0.32921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41619" table:style-name="ce1">
            <text:p>0.41619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.3141" table:style-name="ce1">
            <text:p>1.3141</text:p>
          </table:table-cell>
          <table:table-cell office:value-type="float" office:value="0.13141" table:style-name="ce1">
            <text:p>0.13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13433" table:style-name="ce1">
            <text:p>0.13433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2.862E-2" table:style-name="ce1">
            <text:p>0.028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2.92E-2" table:style-name="ce1">
            <text:p>0.02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11029" table:style-name="ce1">
            <text:p>0.110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.20991" table:style-name="ce1">
            <text:p>1.20991</text:p>
          </table:table-cell>
          <table:table-cell office:value-type="float" office:value="0.12099" table:style-name="ce1">
            <text:p>0.120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.06036" table:style-name="ce1">
            <text:p>1.06036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5844249999999996E-3" table:formula="of:=0.5775*[.U2]" table:style-name="ce1">
            <text:p>0.005584425</text:p>
          </table:table-cell>
          <table:table-cell office:value-type="float" office:value="5.4957833333333338E-3" table:style-name="ce1">
            <text:p>0.005495783</text:p>
          </table:table-cell>
          <table:table-cell office:value-type="float" office:value="5.3185000000000003E-3" table:style-name="ce1">
            <text:p>0.0053185</text:p>
          </table:table-cell>
          <table:table-cell office:value-type="float" office:value="5.141216666666666E-3" table:style-name="ce1">
            <text:p>0.005141217</text:p>
          </table:table-cell>
          <table:table-cell office:value-type="float" office:value="5.2298583333333336E-3" table:style-name="ce1">
            <text:p>0.005229858</text:p>
          </table:table-cell>
          <table:table-cell office:value-type="float" office:value="5.7617083333333331E-3" table:style-name="ce1">
            <text:p>0.005761708</text:p>
          </table:table-cell>
          <table:table-cell office:value-type="float" office:value="6.3822000000000002E-3" table:style-name="ce1">
            <text:p>0.0063822</text:p>
          </table:table-cell>
          <table:table-cell office:value-type="float" office:value="7.5345416666666668E-3" table:style-name="ce1">
            <text:p>0.007534542</text:p>
          </table:table-cell>
          <table:table-cell office:value-type="float" office:value="8.4209583333333341E-3" table:style-name="ce1">
            <text:p>0.008420958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8.7755249999999993E-3" table:style-name="ce1">
            <text:p>0.008775525</text:p>
          </table:table-cell>
          <table:table-cell office:value-type="float" office:value="8.2436750000000007E-3" table:style-name="ce1">
            <text:p>0.008243675</text:p>
          </table:table-cell>
          <table:table-cell office:value-type="float" office:value="8.1550333333333339E-3" table:style-name="ce1">
            <text:p>0.008155033</text:p>
          </table:table-cell>
          <table:table-cell office:value-type="float" office:value="7.9777499999999987E-3" table:style-name="ce1">
            <text:p>0.00797775</text:p>
          </table:table-cell>
          <table:table-cell office:value-type="float" office:value="7.8004666666666661E-3" table:style-name="ce1">
            <text:p>0.007800467</text:p>
          </table:table-cell>
          <table:table-cell office:value-type="float" office:value="8.058333333333334E-3" table:style-name="ce1">
            <text:p>0.008058333</text:p>
          </table:table-cell>
          <table:table-cell office:value-type="float" office:value="8.864166666666666E-3" table:style-name="ce1">
            <text:p>0.008864167</text:p>
          </table:table-cell>
          <table:table-cell office:value-type="float" office:value="9.5088333333333309E-3" table:style-name="ce1">
            <text:p>0.009508833</text:p>
          </table:table-cell>
          <table:table-cell office:value-type="float" office:value="9.6699999999999998E-3" table:style-name="ce1">
            <text:p>0.00967</text:p>
          </table:table-cell>
          <table:table-cell office:value-type="float" office:value="9.4282499999999991E-3" table:style-name="ce1">
            <text:p>0.00942825</text:p>
          </table:table-cell>
          <table:table-cell office:value-type="float" office:value="8.46125E-3" table:style-name="ce1">
            <text:p>0.00846125</text:p>
          </table:table-cell>
          <table:table-cell office:value-type="float" office:value="7.2525000000000003E-3" table:style-name="ce1">
            <text:p>0.0072525</text:p>
          </table:table-cell>
          <table:table-cell office:value-type="float" office:value="6.2049166666666667E-3" table:style-name="ce1">
            <text:p>0.0062049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349250000000001E-2" table:formula="of:=0.5775*[.U3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8993975000000003E-2" table:formula="of:=0.5775*[.U4]" table:style-name="ce1">
            <text:p>0.018993975</text:p>
          </table:table-cell>
          <table:table-cell office:value-type="float" office:value="1.8692483333333336E-2" table:style-name="ce1">
            <text:p>0.018692483</text:p>
          </table:table-cell>
          <table:table-cell office:value-type="float" office:value="1.8089500000000001E-2" table:style-name="ce1">
            <text:p>0.0180895</text:p>
          </table:table-cell>
          <table:table-cell office:value-type="float" office:value="1.7486516666666667E-2" table:style-name="ce1">
            <text:p>0.017486517</text:p>
          </table:table-cell>
          <table:table-cell office:value-type="float" office:value="1.7788008333333338E-2" table:style-name="ce1">
            <text:p>0.017788008</text:p>
          </table:table-cell>
          <table:table-cell office:value-type="float" office:value="1.9596958333333334E-2" table:style-name="ce1">
            <text:p>0.019596958</text:p>
          </table:table-cell>
          <table:table-cell office:value-type="float" office:value="2.1707400000000002E-2" table:style-name="ce1">
            <text:p>0.0217074</text:p>
          </table:table-cell>
          <table:table-cell office:value-type="float" office:value="2.5626791666666669E-2" table:style-name="ce1">
            <text:p>0.025626792</text:p>
          </table:table-cell>
          <table:table-cell office:value-type="float" office:value="2.8641708333333335E-2" table:style-name="ce1">
            <text:p>0.028641708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2.9847675000000001E-2" table:style-name="ce1">
            <text:p>0.029847675</text:p>
          </table:table-cell>
          <table:table-cell office:value-type="float" office:value="2.8038725000000004E-2" table:style-name="ce1">
            <text:p>0.028038725</text:p>
          </table:table-cell>
          <table:table-cell office:value-type="float" office:value="2.7737233333333337E-2" table:style-name="ce1">
            <text:p>0.027737233</text:p>
          </table:table-cell>
          <table:table-cell office:value-type="float" office:value="2.7134250000000002E-2" table:style-name="ce1">
            <text:p>0.02713425</text:p>
          </table:table-cell>
          <table:table-cell office:value-type="float" office:value="2.6531266666666668E-2" table:style-name="ce1">
            <text:p>0.026531267</text:p>
          </table:table-cell>
          <table:table-cell office:value-type="float" office:value="2.7408333333333337E-2" table:style-name="ce1">
            <text:p>0.027408333</text:p>
          </table:table-cell>
          <table:table-cell office:value-type="float" office:value="3.0149166666666668E-2" table:style-name="ce1">
            <text:p>0.030149167</text:p>
          </table:table-cell>
          <table:table-cell office:value-type="float" office:value="3.2341833333333334E-2" table:style-name="ce1">
            <text:p>0.032341833</text:p>
          </table:table-cell>
          <table:table-cell office:value-type="float" office:value="3.2890000000000003E-2" table:style-name="ce1">
            <text:p>0.03289</text:p>
          </table:table-cell>
          <table:table-cell office:value-type="float" office:value="3.2067749999999999E-2" table:style-name="ce1">
            <text:p>0.03206775</text:p>
          </table:table-cell>
          <table:table-cell office:value-type="float" office:value="2.8778750000000002E-2" table:style-name="ce1">
            <text:p>0.02877875</text:p>
          </table:table-cell>
          <table:table-cell office:value-type="float" office:value="2.4667500000000002E-2" table:style-name="ce1">
            <text:p>0.0246675</text:p>
          </table:table-cell>
          <table:table-cell office:value-type="float" office:value="2.1104416666666671E-2" table:style-name="ce1">
            <text:p>0.021104417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formula="of:=0.5775*[.U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14575E-3" table:formula="of:=0.5775*[.U6]" table:style-name="ce1">
            <text:p>0.001114575</text:p>
          </table:table-cell>
          <table:table-cell office:value-type="float" office:value="1.0968833333333335E-3" table:style-name="ce1">
            <text:p>0.001096883</text:p>
          </table:table-cell>
          <table:table-cell office:value-type="float" office:value="1.0615000000000002E-3" table:style-name="ce1">
            <text:p>0.0010615</text:p>
          </table:table-cell>
          <table:table-cell office:value-type="float" office:value="1.0261166666666666E-3" table:style-name="ce1">
            <text:p>0.001026117</text:p>
          </table:table-cell>
          <table:table-cell office:value-type="float" office:value="1.0438083333333334E-3" table:style-name="ce1">
            <text:p>0.001043808</text:p>
          </table:table-cell>
          <table:table-cell office:value-type="float" office:value="1.1499583333333333E-3" table:style-name="ce1">
            <text:p>0.001149958</text:p>
          </table:table-cell>
          <table:table-cell office:value-type="float" office:value="1.2738000000000001E-3" table:style-name="ce1">
            <text:p>0.0012738</text:p>
          </table:table-cell>
          <table:table-cell office:value-type="float" office:value="1.5037916666666667E-3" table:style-name="ce1">
            <text:p>0.001503792</text:p>
          </table:table-cell>
          <table:table-cell office:value-type="float" office:value="1.6807083333333335E-3" table:style-name="ce1">
            <text:p>0.001680708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751475E-3" table:style-name="ce1">
            <text:p>0.001751475</text:p>
          </table:table-cell>
          <table:table-cell office:value-type="float" office:value="1.6453250000000002E-3" table:style-name="ce1">
            <text:p>0.001645325</text:p>
          </table:table-cell>
          <table:table-cell office:value-type="float" office:value="1.6276333333333334E-3" table:style-name="ce1">
            <text:p>0.001627633</text:p>
          </table:table-cell>
          <table:table-cell office:value-type="float" office:value="1.5922499999999999E-3" table:style-name="ce1">
            <text:p>0.00159225</text:p>
          </table:table-cell>
          <table:table-cell office:value-type="float" office:value="1.5568666666666666E-3" table:style-name="ce1">
            <text:p>0.001556867</text:p>
          </table:table-cell>
          <table:table-cell office:value-type="float" office:value="1.6083333333333334E-3" table:style-name="ce1">
            <text:p>0.001608333</text:p>
          </table:table-cell>
          <table:table-cell office:value-type="float" office:value="1.7691666666666667E-3" table:style-name="ce1">
            <text:p>0.001769167</text:p>
          </table:table-cell>
          <table:table-cell office:value-type="float" office:value="1.8978333333333332E-3" table:style-name="ce1">
            <text:p>0.001897833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1.88175E-3" table:style-name="ce1">
            <text:p>0.00188175</text:p>
          </table:table-cell>
          <table:table-cell office:value-type="float" office:value="1.6887500000000001E-3" table:style-name="ce1">
            <text:p>0.00168875</text:p>
          </table:table-cell>
          <table:table-cell office:value-type="float" office:value="1.4475E-3" table:style-name="ce1">
            <text:p>0.0014475</text:p>
          </table:table-cell>
          <table:table-cell office:value-type="float" office:value="1.2384166666666667E-3" table:style-name="ce1">
            <text:p>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.7047750000000005E-3" table:formula="of:=0.5775*[.U7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74125000000018E-2" table:formula="of:=0.5775*[.U8]" table:style-name="ce1">
            <text:p>0.095374125</text:p>
          </table:table-cell>
          <table:table-cell office:value-type="float" office:value="9.386025000000002E-2" table:style-name="ce1">
            <text:p>0.09386025</text:p>
          </table:table-cell>
          <table:table-cell office:value-type="float" office:value="9.0832500000000024E-2" table:style-name="ce1">
            <text:p>0.0908325</text:p>
          </table:table-cell>
          <table:table-cell office:value-type="float" office:value="8.7804750000000001E-2" table:style-name="ce1">
            <text:p>0.08780475</text:p>
          </table:table-cell>
          <table:table-cell office:value-type="float" office:value="8.9318625000000013E-2" table:style-name="ce1">
            <text:p>0.089318625</text:p>
          </table:table-cell>
          <table:table-cell office:value-type="float" office:value="9.8401875000000014E-2" table:style-name="ce1">
            <text:p>0.098401875</text:p>
          </table:table-cell>
          <table:table-cell office:value-type="float" office:value="0.10899900000000001" table:style-name="ce1">
            <text:p>0.108999</text:p>
          </table:table-cell>
          <table:table-cell office:value-type="float" office:value="0.12867937500000001" table:style-name="ce1">
            <text:p>0.128679375</text:p>
          </table:table-cell>
          <table:table-cell office:value-type="float" office:value="0.14381812500000002" table:style-name="ce1">
            <text:p>0.14381812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4987362500000001" table:style-name="ce1">
            <text:p>0.149873625</text:p>
          </table:table-cell>
          <table:table-cell office:value-type="float" office:value="0.14079037500000002" table:style-name="ce1">
            <text:p>0.140790375</text:p>
          </table:table-cell>
          <table:table-cell office:value-type="float" office:value="0.13927650000000003" table:style-name="ce1">
            <text:p>0.1392765</text:p>
          </table:table-cell>
          <table:table-cell office:value-type="float" office:value="0.13624875" table:style-name="ce1">
            <text:p>0.13624875</text:p>
          </table:table-cell>
          <table:table-cell office:value-type="float" office:value="0.13322100000000001" table:style-name="ce1">
            <text:p>0.133221</text:p>
          </table:table-cell>
          <table:table-cell office:value-type="float" office:value="0.13762500000000003" table:style-name="ce1">
            <text:p>0.137625</text:p>
          </table:table-cell>
          <table:table-cell office:value-type="float" office:value="0.15138750000000001" table:style-name="ce1">
            <text:p>0.1513875</text:p>
          </table:table-cell>
          <table:table-cell office:value-type="float" office:value="0.1623975" table:style-name="ce1">
            <text:p>0.1623975</text:p>
          </table:table-cell>
          <table:table-cell office:value-type="float" office:value="0.16515000000000002" table:style-name="ce1">
            <text:p>0.16515</text:p>
          </table:table-cell>
          <table:table-cell office:value-type="float" office:value="0.16102125" table:style-name="ce1">
            <text:p>0.16102125</text:p>
          </table:table-cell>
          <table:table-cell office:value-type="float" office:value="0.14450625" table:style-name="ce1">
            <text:p>0.14450625</text:p>
          </table:table-cell>
          <table:table-cell office:value-type="float" office:value="0.12386250000000001" table:style-name="ce1">
            <text:p>0.1238625</text:p>
          </table:table-cell>
          <table:table-cell office:value-type="float" office:value="0.10597125000000002" table:style-name="ce1">
            <text:p>0.10597125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.6634194500000001" table:formula="of:=0.5775*[.U9]" table:style-name="ce1">
            <text:p>1.66341945</text:p>
          </table:table-cell>
          <table:table-cell office:value-type="float" office:value="1.6370159666666668" table:style-name="ce1">
            <text:p>1.637015967</text:p>
          </table:table-cell>
          <table:table-cell office:value-type="float" office:value="1.5842090000000002" table:style-name="ce1">
            <text:p>1.584209</text:p>
          </table:table-cell>
          <table:table-cell office:value-type="float" office:value="1.5314020333333334" table:style-name="ce1">
            <text:p>1.531402033</text:p>
          </table:table-cell>
          <table:table-cell office:value-type="float" office:value="1.5578055166666669" table:style-name="ce1">
            <text:p>1.557805517</text:p>
          </table:table-cell>
          <table:table-cell office:value-type="float" office:value="1.7162264166666668" table:style-name="ce1">
            <text:p>1.716226417</text:p>
          </table:table-cell>
          <table:table-cell office:value-type="float" office:value="1.9010508000000002" table:style-name="ce1">
            <text:p>1.9010508</text:p>
          </table:table-cell>
          <table:table-cell office:value-type="float" office:value="2.2442960833333334" table:style-name="ce1">
            <text:p>2.244296083</text:p>
          </table:table-cell>
          <table:table-cell office:value-type="float" office:value="2.508330916666667" table:style-name="ce1">
            <text:p>2.508330917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6139448500000002" table:style-name="ce1">
            <text:p>2.61394485</text:p>
          </table:table-cell>
          <table:table-cell office:value-type="float" office:value="2.4555239500000003" table:style-name="ce1">
            <text:p>2.45552395</text:p>
          </table:table-cell>
          <table:table-cell office:value-type="float" office:value="2.4291204666666668" table:style-name="ce1">
            <text:p>2.429120467</text:p>
          </table:table-cell>
          <table:table-cell office:value-type="float" office:value="2.3763135000000002" table:style-name="ce1">
            <text:p>2.3763135</text:p>
          </table:table-cell>
          <table:table-cell office:value-type="float" office:value="2.3235065333333336" table:style-name="ce1">
            <text:p>2.323506533</text:p>
          </table:table-cell>
          <table:table-cell office:value-type="float" office:value="2.4003166666666669" table:style-name="ce1">
            <text:p>2.400316667</text:p>
          </table:table-cell>
          <table:table-cell office:value-type="float" office:value="2.6403483333333333" table:style-name="ce1">
            <text:p>2.640348333</text:p>
          </table:table-cell>
          <table:table-cell office:value-type="float" office:value="2.8323736666666663" table:style-name="ce1">
            <text:p>2.832373667</text:p>
          </table:table-cell>
          <table:table-cell office:value-type="float" office:value="2.8803800000000002" table:style-name="ce1">
            <text:p>2.88038</text:p>
          </table:table-cell>
          <table:table-cell office:value-type="float" office:value="2.8083705000000001" table:style-name="ce1">
            <text:p>2.8083705</text:p>
          </table:table-cell>
          <table:table-cell office:value-type="float" office:value="2.5203325000000003" table:style-name="ce1">
            <text:p>2.5203325</text:p>
          </table:table-cell>
          <table:table-cell office:value-type="float" office:value="2.160285" table:style-name="ce1">
            <text:p>2.160285</text:p>
          </table:table-cell>
          <table:table-cell office:value-type="float" office:value="1.8482438333333335" table:style-name="ce1">
            <text:p>1.84824383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427859749999999" table:formula="of:=0.5775*[.U10]" table:style-name="ce1">
            <text:p>1.042785975</text:p>
          </table:table-cell>
          <table:table-cell office:value-type="float" office:value="1.0262338166666667" table:style-name="ce1">
            <text:p>1.026233817</text:p>
          </table:table-cell>
          <table:table-cell office:value-type="float" office:value="0.9931295" table:style-name="ce1">
            <text:p>0.9931295</text:p>
          </table:table-cell>
          <table:table-cell office:value-type="float" office:value="0.96002518333333309" table:style-name="ce1">
            <text:p>0.960025183</text:p>
          </table:table-cell>
          <table:table-cell office:value-type="float" office:value="0.97657734166666665" table:style-name="ce1">
            <text:p>0.976577342</text:p>
          </table:table-cell>
          <table:table-cell office:value-type="float" office:value="1.0758902916666666" table:style-name="ce1">
            <text:p>1.075890292</text:p>
          </table:table-cell>
          <table:table-cell office:value-type="float" office:value="1.1917553999999999" table:style-name="ce1">
            <text:p>1.1917554</text:p>
          </table:table-cell>
          <table:table-cell office:value-type="float" office:value="1.4069334583333333" table:style-name="ce1">
            <text:p>1.406933458</text:p>
          </table:table-cell>
          <table:table-cell office:value-type="float" office:value="1.5724550416666665" table:style-name="ce1">
            <text:p>1.572455042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6386636749999999" table:style-name="ce1">
            <text:p>1.638663675</text:p>
          </table:table-cell>
          <table:table-cell office:value-type="float" office:value="1.5393507249999998" table:style-name="ce1">
            <text:p>1.539350725</text:p>
          </table:table-cell>
          <table:table-cell office:value-type="float" office:value="1.5227985666666666" table:style-name="ce1">
            <text:p>1.522798567</text:p>
          </table:table-cell>
          <table:table-cell office:value-type="float" office:value="1.4896942499999997" table:style-name="ce1">
            <text:p>1.48969425</text:p>
          </table:table-cell>
          <table:table-cell office:value-type="float" office:value="1.4565899333333332" table:style-name="ce1">
            <text:p>1.456589933</text:p>
          </table:table-cell>
          <table:table-cell office:value-type="float" office:value="1.5047416666666666" table:style-name="ce1">
            <text:p>1.504741667</text:p>
          </table:table-cell>
          <table:table-cell office:value-type="float" office:value="1.6552158333333331" table:style-name="ce1">
            <text:p>1.655215833</text:p>
          </table:table-cell>
          <table:table-cell office:value-type="float" office:value="1.7755951666666663" table:style-name="ce1">
            <text:p>1.775595167</text:p>
          </table:table-cell>
          <table:table-cell office:value-type="float" office:value="1.8056899999999998" table:style-name="ce1">
            <text:p>1.80569</text:p>
          </table:table-cell>
          <table:table-cell office:value-type="float" office:value="1.7605477499999997" table:style-name="ce1">
            <text:p>1.76054775</text:p>
          </table:table-cell>
          <table:table-cell office:value-type="float" office:value="1.5799787499999998" table:style-name="ce1">
            <text:p>1.57997875</text:p>
          </table:table-cell>
          <table:table-cell office:value-type="float" office:value="1.3542674999999997" table:style-name="ce1">
            <text:p>1.3542675</text:p>
          </table:table-cell>
          <table:table-cell office:value-type="float" office:value="1.1586510833333332" table:style-name="ce1">
            <text:p>1.158651083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98986965000000016" table:formula="of:=0.5775*[.U11]" table:style-name="ce1">
            <text:p>0.98986965</text:p>
          </table:table-cell>
          <table:table-cell office:value-type="float" office:value="0.97415743333333349" table:style-name="ce1">
            <text:p>0.974157433</text:p>
          </table:table-cell>
          <table:table-cell office:value-type="float" office:value="0.94273300000000015" table:style-name="ce1">
            <text:p>0.942733</text:p>
          </table:table-cell>
          <table:table-cell office:value-type="float" office:value="0.91130856666666671" table:style-name="ce1">
            <text:p>0.911308567</text:p>
          </table:table-cell>
          <table:table-cell office:value-type="float" office:value="0.92702078333333349" table:style-name="ce1">
            <text:p>0.927020783</text:p>
          </table:table-cell>
          <table:table-cell office:value-type="float" office:value="1.0212940833333335" table:style-name="ce1">
            <text:p>1.021294083</text:p>
          </table:table-cell>
          <table:table-cell office:value-type="float" office:value="1.1312796000000001" table:style-name="ce1">
            <text:p>1.1312796</text:p>
          </table:table-cell>
          <table:table-cell office:value-type="float" office:value="1.3355384166666668" table:style-name="ce1">
            <text:p>1.335538417</text:p>
          </table:table-cell>
          <table:table-cell office:value-type="float" office:value="1.4926605833333335" table:style-name="ce1">
            <text:p>1.492660583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5555094500000002" table:style-name="ce1">
            <text:p>1.55550945</text:p>
          </table:table-cell>
          <table:table-cell office:value-type="float" office:value="1.4612361500000002" table:style-name="ce1">
            <text:p>1.46123615</text:p>
          </table:table-cell>
          <table:table-cell office:value-type="float" office:value="1.4455239333333336" table:style-name="ce1">
            <text:p>1.445523933</text:p>
          </table:table-cell>
          <table:table-cell office:value-type="float" office:value="1.4140995000000001" table:style-name="ce1">
            <text:p>1.4140995</text:p>
          </table:table-cell>
          <table:table-cell office:value-type="float" office:value="1.3826750666666667" table:style-name="ce1">
            <text:p>1.382675067</text:p>
          </table:table-cell>
          <table:table-cell office:value-type="float" office:value="1.4283833333333336" table:style-name="ce1">
            <text:p>1.428383333</text:p>
          </table:table-cell>
          <table:table-cell office:value-type="float" office:value="1.5712216666666667" table:style-name="ce1">
            <text:p>1.571221667</text:p>
          </table:table-cell>
          <table:table-cell office:value-type="float" office:value="1.6854923333333331" table:style-name="ce1">
            <text:p>1.685492333</text:p>
          </table:table-cell>
          <table:table-cell office:value-type="float" office:value="1.7140600000000001" table:style-name="ce1">
            <text:p>1.71406</text:p>
          </table:table-cell>
          <table:table-cell office:value-type="float" office:value="1.6712085000000001" table:style-name="ce1">
            <text:p>1.6712085</text:p>
          </table:table-cell>
          <table:table-cell office:value-type="float" office:value="1.4998025000000001" table:style-name="ce1">
            <text:p>1.4998025</text:p>
          </table:table-cell>
          <table:table-cell office:value-type="float" office:value="1.2855450000000002" table:style-name="ce1">
            <text:p>1.285545</text:p>
          </table:table-cell>
          <table:table-cell office:value-type="float" office:value="1.0998551666666669" table:style-name="ce1">
            <text:p>1.099855167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.3134429000000001" table:formula="of:=0.5775*[.U12]" table:style-name="ce1">
            <text:p>1.3134429</text:p>
          </table:table-cell>
          <table:table-cell office:value-type="float" office:value="1.2925946000000001" table:style-name="ce1">
            <text:p>1.2925946</text:p>
          </table:table-cell>
          <table:table-cell office:value-type="float" office:value="1.2508980000000003" table:style-name="ce1">
            <text:p>1.250898</text:p>
          </table:table-cell>
          <table:table-cell office:value-type="float" office:value="1.2092014" table:style-name="ce1">
            <text:p>1.2092014</text:p>
          </table:table-cell>
          <table:table-cell office:value-type="float" office:value="1.2300497000000001" table:style-name="ce1">
            <text:p>1.2300497</text:p>
          </table:table-cell>
          <table:table-cell office:value-type="float" office:value="1.3551395000000002" table:style-name="ce1">
            <text:p>1.3551395</text:p>
          </table:table-cell>
          <table:table-cell office:value-type="float" office:value="1.5010776000000001" table:style-name="ce1">
            <text:p>1.5010776</text:p>
          </table:table-cell>
          <table:table-cell office:value-type="float" office:value="1.7721055000000001" table:style-name="ce1">
            <text:p>1.7721055</text:p>
          </table:table-cell>
          <table:table-cell office:value-type="float" office:value="1.9805885000000001" table:style-name="ce1">
            <text:p>1.9805885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0639817000000003" table:style-name="ce1">
            <text:p>2.0639817</text:p>
          </table:table-cell>
          <table:table-cell office:value-type="float" office:value="1.9388919000000002" table:style-name="ce1">
            <text:p>1.9388919</text:p>
          </table:table-cell>
          <table:table-cell office:value-type="float" office:value="1.9180436000000003" table:style-name="ce1">
            <text:p>1.9180436</text:p>
          </table:table-cell>
          <table:table-cell office:value-type="float" office:value="1.876347" table:style-name="ce1">
            <text:p>1.876347</text:p>
          </table:table-cell>
          <table:table-cell office:value-type="float" office:value="1.8346504000000001" table:style-name="ce1">
            <text:p>1.8346504</text:p>
          </table:table-cell>
          <table:table-cell office:value-type="float" office:value="1.8953000000000002" table:style-name="ce1">
            <text:p>1.8953</text:p>
          </table:table-cell>
          <table:table-cell office:value-type="float" office:value="2.0848300000000002" table:style-name="ce1">
            <text:p>2.08483</text:p>
          </table:table-cell>
          <table:table-cell office:value-type="float" office:value="2.2364539999999997" table:style-name="ce1">
            <text:p>2.236454</text:p>
          </table:table-cell>
          <table:table-cell office:value-type="float" office:value="2.2743600000000002" table:style-name="ce1">
            <text:p>2.27436</text:p>
          </table:table-cell>
          <table:table-cell office:value-type="float" office:value="2.2175009999999999" table:style-name="ce1">
            <text:p>2.217501</text:p>
          </table:table-cell>
          <table:table-cell office:value-type="float" office:value="1.9900650000000002" table:style-name="ce1">
            <text:p>1.990065</text:p>
          </table:table-cell>
          <table:table-cell office:value-type="float" office:value="1.7057700000000002" table:style-name="ce1">
            <text:p>1.70577</text:p>
          </table:table-cell>
          <table:table-cell office:value-type="float" office:value="1.4593810000000003" table:style-name="ce1">
            <text:p>1.459381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45469462500000002" table:formula="of:=0.5775*[.U13]" table:style-name="ce1">
            <text:p>0.454694625</text:p>
          </table:table-cell>
          <table:table-cell office:value-type="float" office:value="0.44747724999999999" table:style-name="ce1">
            <text:p>0.44747725</text:p>
          </table:table-cell>
          <table:table-cell office:value-type="float" office:value="0.43304250000000005" table:style-name="ce1">
            <text:p>0.4330425</text:p>
          </table:table-cell>
          <table:table-cell office:value-type="float" office:value="0.41860774999999995" table:style-name="ce1">
            <text:p>0.41860775</text:p>
          </table:table-cell>
          <table:table-cell office:value-type="float" office:value="0.42582512500000003" table:style-name="ce1">
            <text:p>0.425825125</text:p>
          </table:table-cell>
          <table:table-cell office:value-type="float" office:value="0.46912937500000002" table:style-name="ce1">
            <text:p>0.469129375</text:p>
          </table:table-cell>
          <table:table-cell office:value-type="float" office:value="0.51965099999999997" table:style-name="ce1">
            <text:p>0.519651</text:p>
          </table:table-cell>
          <table:table-cell office:value-type="float" office:value="0.61347687500000003" table:style-name="ce1">
            <text:p>0.613476875</text:p>
          </table:table-cell>
          <table:table-cell office:value-type="float" office:value="0.68565062499999996" table:style-name="ce1">
            <text:p>0.68565062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1452012499999995" table:style-name="ce1">
            <text:p>0.714520125</text:p>
          </table:table-cell>
          <table:table-cell office:value-type="float" office:value="0.67121587500000002" table:style-name="ce1">
            <text:p>0.671215875</text:p>
          </table:table-cell>
          <table:table-cell office:value-type="float" office:value="0.66399850000000005" table:style-name="ce1">
            <text:p>0.6639985</text:p>
          </table:table-cell>
          <table:table-cell office:value-type="float" office:value="0.64956375" table:style-name="ce1">
            <text:p>0.64956375</text:p>
          </table:table-cell>
          <table:table-cell office:value-type="float" office:value="0.63512899999999994" table:style-name="ce1">
            <text:p>0.635129</text:p>
          </table:table-cell>
          <table:table-cell office:value-type="float" office:value="0.65612500000000007" table:style-name="ce1">
            <text:p>0.656125</text:p>
          </table:table-cell>
          <table:table-cell office:value-type="float" office:value="0.72173749999999992" table:style-name="ce1">
            <text:p>0.7217375</text:p>
          </table:table-cell>
          <table:table-cell office:value-type="float" office:value="0.77422749999999985" table:style-name="ce1">
            <text:p>0.7742275</text:p>
          </table:table-cell>
          <table:table-cell office:value-type="float" office:value="0.78734999999999999" table:style-name="ce1">
            <text:p>0.78735</text:p>
          </table:table-cell>
          <table:table-cell office:value-type="float" office:value="0.76766624999999999" table:style-name="ce1">
            <text:p>0.76766625</text:p>
          </table:table-cell>
          <table:table-cell office:value-type="float" office:value="0.68893125" table:style-name="ce1">
            <text:p>0.68893125</text:p>
          </table:table-cell>
          <table:table-cell office:value-type="float" office:value="0.5905125" table:style-name="ce1">
            <text:p>0.5905125</text:p>
          </table:table-cell>
          <table:table-cell office:value-type="float" office:value="0.50521625000000003" table:style-name="ce1">
            <text:p>0.50521625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.0158051749999999" table:formula="of:=0.5775*[.U14]" table:style-name="ce1">
            <text:p>1.015805175</text:p>
          </table:table-cell>
          <table:table-cell office:value-type="float" office:value="0.99968128333333328" table:style-name="ce1">
            <text:p>0.999681283</text:p>
          </table:table-cell>
          <table:table-cell office:value-type="float" office:value="0.96743350000000006" table:style-name="ce1">
            <text:p>0.9674335</text:p>
          </table:table-cell>
          <table:table-cell office:value-type="float" office:value="0.9351857166666665" table:style-name="ce1">
            <text:p>0.935185717</text:p>
          </table:table-cell>
          <table:table-cell office:value-type="float" office:value="0.95130960833333333" table:style-name="ce1">
            <text:p>0.951309608</text:p>
          </table:table-cell>
          <table:table-cell office:value-type="float" office:value="1.0480529583333333" table:style-name="ce1">
            <text:p>1.048052958</text:p>
          </table:table-cell>
          <table:table-cell office:value-type="float" office:value="1.1609202000000001" table:style-name="ce1">
            <text:p>1.1609202</text:p>
          </table:table-cell>
          <table:table-cell office:value-type="float" office:value="1.3705307916666667" table:style-name="ce1">
            <text:p>1.370530792</text:p>
          </table:table-cell>
          <table:table-cell office:value-type="float" office:value="1.5317697083333333" table:style-name="ce1">
            <text:p>1.531769708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5962652749999999" table:style-name="ce1">
            <text:p>1.596265275</text:p>
          </table:table-cell>
          <table:table-cell office:value-type="float" office:value="1.499521925" table:style-name="ce1">
            <text:p>1.499521925</text:p>
          </table:table-cell>
          <table:table-cell office:value-type="float" office:value="1.4833980333333334" table:style-name="ce1">
            <text:p>1.483398033</text:p>
          </table:table-cell>
          <table:table-cell office:value-type="float" office:value="1.4511502499999998" table:style-name="ce1">
            <text:p>1.45115025</text:p>
          </table:table-cell>
          <table:table-cell office:value-type="float" office:value="1.4189024666666665" table:style-name="ce1">
            <text:p>1.418902467</text:p>
          </table:table-cell>
          <table:table-cell office:value-type="float" office:value="1.4658083333333334" table:style-name="ce1">
            <text:p>1.465808333</text:p>
          </table:table-cell>
          <table:table-cell office:value-type="float" office:value="1.6123891666666665" table:style-name="ce1">
            <text:p>1.612389167</text:p>
          </table:table-cell>
          <table:table-cell office:value-type="float" office:value="1.7296538333333329" table:style-name="ce1">
            <text:p>1.729653833</text:p>
          </table:table-cell>
          <table:table-cell office:value-type="float" office:value="1.7589699999999999" table:style-name="ce1">
            <text:p>1.75897</text:p>
          </table:table-cell>
          <table:table-cell office:value-type="float" office:value="1.7149957499999999" table:style-name="ce1">
            <text:p>1.71499575</text:p>
          </table:table-cell>
          <table:table-cell office:value-type="float" office:value="1.53909875" table:style-name="ce1">
            <text:p>1.53909875</text:p>
          </table:table-cell>
          <table:table-cell office:value-type="float" office:value="1.3192275" table:style-name="ce1">
            <text:p>1.3192275</text:p>
          </table:table-cell>
          <table:table-cell office:value-type="float" office:value="1.1286724166666666" table:style-name="ce1">
            <text:p>1.12867241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37293217499999998" table:formula="of:=0.5775*[.U15]" table:style-name="ce1">
            <text:p>0.372932175</text:p>
          </table:table-cell>
          <table:table-cell office:value-type="float" office:value="0.36701261666666668" table:style-name="ce1">
            <text:p>0.367012617</text:p>
          </table:table-cell>
          <table:table-cell office:value-type="float" office:value="0.35517350000000003" table:style-name="ce1">
            <text:p>0.3551735</text:p>
          </table:table-cell>
          <table:table-cell office:value-type="float" office:value="0.34333438333333327" table:style-name="ce1">
            <text:p>0.343334383</text:p>
          </table:table-cell>
          <table:table-cell office:value-type="float" office:value="0.34925394166666668" table:style-name="ce1">
            <text:p>0.349253942</text:p>
          </table:table-cell>
          <table:table-cell office:value-type="float" office:value="0.38477129166666663" table:style-name="ce1">
            <text:p>0.384771292</text:p>
          </table:table-cell>
          <table:table-cell office:value-type="float" office:value="0.42620819999999998" table:style-name="ce1">
            <text:p>0.4262082</text:p>
          </table:table-cell>
          <table:table-cell office:value-type="float" office:value="0.50316245833333328" table:style-name="ce1">
            <text:p>0.503162458</text:p>
          </table:table-cell>
          <table:table-cell office:value-type="float" office:value="0.56235804166666659" table:style-name="ce1">
            <text:p>0.562358042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586036275" table:style-name="ce1">
            <text:p>0.586036275</text:p>
          </table:table-cell>
          <table:table-cell office:value-type="float" office:value="0.55051892499999999" table:style-name="ce1">
            <text:p>0.550518925</text:p>
          </table:table-cell>
          <table:table-cell office:value-type="float" office:value="0.54459936666666664" table:style-name="ce1">
            <text:p>0.544599367</text:p>
          </table:table-cell>
          <table:table-cell office:value-type="float" office:value="0.53276024999999994" table:style-name="ce1">
            <text:p>0.53276025</text:p>
          </table:table-cell>
          <table:table-cell office:value-type="float" office:value="0.52092113333333323" table:style-name="ce1">
            <text:p>0.520921133</text:p>
          </table:table-cell>
          <table:table-cell office:value-type="float" office:value="0.53814166666666663" table:style-name="ce1">
            <text:p>0.538141667</text:p>
          </table:table-cell>
          <table:table-cell office:value-type="float" office:value="0.59195583333333324" table:style-name="ce1">
            <text:p>0.591955833</text:p>
          </table:table-cell>
          <table:table-cell office:value-type="float" office:value="0.63500716666666657" table:style-name="ce1">
            <text:p>0.635007167</text:p>
          </table:table-cell>
          <table:table-cell office:value-type="float" office:value="0.64576999999999996" table:style-name="ce1">
            <text:p>0.64577</text:p>
          </table:table-cell>
          <table:table-cell office:value-type="float" office:value="0.62962574999999998" table:style-name="ce1">
            <text:p>0.62962575</text:p>
          </table:table-cell>
          <table:table-cell office:value-type="float" office:value="0.56504874999999999" table:style-name="ce1">
            <text:p>0.56504875</text:p>
          </table:table-cell>
          <table:table-cell office:value-type="float" office:value="0.48432749999999997" table:style-name="ce1">
            <text:p>0.4843275</text:p>
          </table:table-cell>
          <table:table-cell office:value-type="float" office:value="0.41436908333333333" table:style-name="ce1">
            <text:p>0.41436908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0096884500000001" table:formula="of:=0.5775*[.U16]" table:style-name="ce1">
            <text:p>2.00968845</text:p>
          </table:table-cell>
          <table:table-cell office:value-type="float" office:value="1.9777886333333334" table:style-name="ce1">
            <text:p>1.977788633</text:p>
          </table:table-cell>
          <table:table-cell office:value-type="float" office:value="1.9139890000000002" table:style-name="ce1">
            <text:p>1.913989</text:p>
          </table:table-cell>
          <table:table-cell office:value-type="float" office:value="1.8501893666666664" table:style-name="ce1">
            <text:p>1.850189367</text:p>
          </table:table-cell>
          <table:table-cell office:value-type="float" office:value="1.8820891833333335" table:style-name="ce1">
            <text:p>1.882089183</text:p>
          </table:table-cell>
          <table:table-cell office:value-type="float" office:value="2.0734880833333333" table:style-name="ce1">
            <text:p>2.073488083</text:p>
          </table:table-cell>
          <table:table-cell office:value-type="float" office:value="2.2967868" table:style-name="ce1">
            <text:p>2.2967868</text:p>
          </table:table-cell>
          <table:table-cell office:value-type="float" office:value="2.7114844166666665" table:style-name="ce1">
            <text:p>2.711484417</text:p>
          </table:table-cell>
          <table:table-cell office:value-type="float" office:value="3.0304825833333333" table:style-name="ce1">
            <text:p>3.030482583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1580818499999999" table:style-name="ce1">
            <text:p>3.15808185</text:p>
          </table:table-cell>
          <table:table-cell office:value-type="float" office:value="2.96668295" table:style-name="ce1">
            <text:p>2.96668295</text:p>
          </table:table-cell>
          <table:table-cell office:value-type="float" office:value="2.9347831333333332" table:style-name="ce1">
            <text:p>2.934783133</text:p>
          </table:table-cell>
          <table:table-cell office:value-type="float" office:value="2.8709834999999999" table:style-name="ce1">
            <text:p>2.8709835</text:p>
          </table:table-cell>
          <table:table-cell office:value-type="float" office:value="2.8071838666666666" table:style-name="ce1">
            <text:p>2.807183867</text:p>
          </table:table-cell>
          <table:table-cell office:value-type="float" office:value="2.8999833333333331" table:style-name="ce1">
            <text:p>2.899983333</text:p>
          </table:table-cell>
          <table:table-cell office:value-type="float" office:value="3.1899816666666663" table:style-name="ce1">
            <text:p>3.189981667</text:p>
          </table:table-cell>
          <table:table-cell office:value-type="float" office:value="3.4219803333333325" table:style-name="ce1">
            <text:p>3.421980333</text:p>
          </table:table-cell>
          <table:table-cell office:value-type="float" office:value="3.4799799999999999" table:style-name="ce1">
            <text:p>3.47998</text:p>
          </table:table-cell>
          <table:table-cell office:value-type="float" office:value="3.3929804999999997" table:style-name="ce1">
            <text:p>3.3929805</text:p>
          </table:table-cell>
          <table:table-cell office:value-type="float" office:value="3.0449824999999997" table:style-name="ce1">
            <text:p>3.0449825</text:p>
          </table:table-cell>
          <table:table-cell office:value-type="float" office:value="2.609985" table:style-name="ce1">
            <text:p>2.609985</text:p>
          </table:table-cell>
          <table:table-cell office:value-type="float" office:value="2.2329871666666667" table:style-name="ce1">
            <text:p>2.2329871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33467280000000005" table:formula="of:=0.5775*[.U17]" table:style-name="ce1">
            <text:p>0.3346728</text:p>
          </table:table-cell>
          <table:table-cell office:value-type="float" office:value="0.32936053333333337" table:style-name="ce1">
            <text:p>0.329360533</text:p>
          </table:table-cell>
          <table:table-cell office:value-type="float" office:value="0.31873600000000002" table:style-name="ce1">
            <text:p>0.318736</text:p>
          </table:table-cell>
          <table:table-cell office:value-type="float" office:value="0.30811146666666667" table:style-name="ce1">
            <text:p>0.308111467</text:p>
          </table:table-cell>
          <table:table-cell office:value-type="float" office:value="0.3134237333333334" table:style-name="ce1">
            <text:p>0.313423733</text:p>
          </table:table-cell>
          <table:table-cell office:value-type="float" office:value="0.34529733333333334" table:style-name="ce1">
            <text:p>0.345297333</text:p>
          </table:table-cell>
          <table:table-cell office:value-type="float" office:value="0.38248320000000002" table:style-name="ce1">
            <text:p>0.3824832</text:p>
          </table:table-cell>
          <table:table-cell office:value-type="float" office:value="0.4515426666666667" table:style-name="ce1">
            <text:p>0.451542667</text:p>
          </table:table-cell>
          <table:table-cell office:value-type="float" office:value="0.50466533333333341" table:style-name="ce1">
            <text:p>0.504665333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259144" table:style-name="ce1">
            <text:p>0.5259144</text:p>
          </table:table-cell>
          <table:table-cell office:value-type="float" office:value="0.49404080000000006" table:style-name="ce1">
            <text:p>0.4940408</text:p>
          </table:table-cell>
          <table:table-cell office:value-type="float" office:value="0.48872853333333338" table:style-name="ce1">
            <text:p>0.488728533</text:p>
          </table:table-cell>
          <table:table-cell office:value-type="float" office:value="0.47810400000000003" table:style-name="ce1">
            <text:p>0.478104</text:p>
          </table:table-cell>
          <table:table-cell office:value-type="float" office:value="0.46747946666666668" table:style-name="ce1">
            <text:p>0.467479467</text:p>
          </table:table-cell>
          <table:table-cell office:value-type="float" office:value="0.48293333333333338" table:style-name="ce1">
            <text:p>0.482933333</text:p>
          </table:table-cell>
          <table:table-cell office:value-type="float" office:value="0.53122666666666662" table:style-name="ce1">
            <text:p>0.531226667</text:p>
          </table:table-cell>
          <table:table-cell office:value-type="float" office:value="0.56986133333333322" table:style-name="ce1">
            <text:p>0.569861333</text:p>
          </table:table-cell>
          <table:table-cell office:value-type="float" office:value="0.57952000000000004" table:style-name="ce1">
            <text:p>0.57952</text:p>
          </table:table-cell>
          <table:table-cell office:value-type="float" office:value="0.56503199999999998" table:style-name="ce1">
            <text:p>0.565032</text:p>
          </table:table-cell>
          <table:table-cell office:value-type="float" office:value="0.50707999999999998" table:style-name="ce1">
            <text:p>0.50708</text:p>
          </table:table-cell>
          <table:table-cell office:value-type="float" office:value="0.43464000000000003" table:style-name="ce1">
            <text:p>0.43464</text:p>
          </table:table-cell>
          <table:table-cell office:value-type="float" office:value="0.37185866666666673" table:style-name="ce1">
            <text:p>0.371858667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75325635000000002" table:formula="of:=0.5775*[.U18]" table:style-name="ce1">
            <text:p>0.75325635</text:p>
          </table:table-cell>
          <table:table-cell office:value-type="float" office:value="0.74129990000000001" table:style-name="ce1">
            <text:p>0.7412999</text:p>
          </table:table-cell>
          <table:table-cell office:value-type="float" office:value="0.71738700000000011" table:style-name="ce1">
            <text:p>0.717387</text:p>
          </table:table-cell>
          <table:table-cell office:value-type="float" office:value="0.69347409999999998" table:style-name="ce1">
            <text:p>0.6934741</text:p>
          </table:table-cell>
          <table:table-cell office:value-type="float" office:value="0.7054305500000001" table:style-name="ce1">
            <text:p>0.70543055</text:p>
          </table:table-cell>
          <table:table-cell office:value-type="float" office:value="0.77716925000000003" table:style-name="ce1">
            <text:p>0.77716925</text:p>
          </table:table-cell>
          <table:table-cell office:value-type="float" office:value="0.86086440000000009" table:style-name="ce1">
            <text:p>0.8608644</text:p>
          </table:table-cell>
          <table:table-cell office:value-type="float" office:value="1.01629825" table:style-name="ce1">
            <text:p>1.01629825</text:p>
          </table:table-cell>
          <table:table-cell office:value-type="float" office:value="1.13586275" table:style-name="ce1">
            <text:p>1.1358627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1836885500000001" table:style-name="ce1">
            <text:p>1.18368855</text:p>
          </table:table-cell>
          <table:table-cell office:value-type="float" office:value="1.11194985" table:style-name="ce1">
            <text:p>1.11194985</text:p>
          </table:table-cell>
          <table:table-cell office:value-type="float" office:value="1.0999934" table:style-name="ce1">
            <text:p>1.0999934</text:p>
          </table:table-cell>
          <table:table-cell office:value-type="float" office:value="1.0760805" table:style-name="ce1">
            <text:p>1.0760805</text:p>
          </table:table-cell>
          <table:table-cell office:value-type="float" office:value="1.0521676" table:style-name="ce1">
            <text:p>1.0521676</text:p>
          </table:table-cell>
          <table:table-cell office:value-type="float" office:value="1.0869500000000001" table:style-name="ce1">
            <text:p>1.08695</text:p>
          </table:table-cell>
          <table:table-cell office:value-type="float" office:value="1.1956450000000001" table:style-name="ce1">
            <text:p>1.195645</text:p>
          </table:table-cell>
          <table:table-cell office:value-type="float" office:value="1.2826009999999999" table:style-name="ce1">
            <text:p>1.282601</text:p>
          </table:table-cell>
          <table:table-cell office:value-type="float" office:value="1.3043400000000001" table:style-name="ce1">
            <text:p>1.30434</text:p>
          </table:table-cell>
          <table:table-cell office:value-type="float" office:value="1.2717315" table:style-name="ce1">
            <text:p>1.2717315</text:p>
          </table:table-cell>
          <table:table-cell office:value-type="float" office:value="1.1412975000000001" table:style-name="ce1">
            <text:p>1.1412975</text:p>
          </table:table-cell>
          <table:table-cell office:value-type="float" office:value="0.9782550000000001" table:style-name="ce1">
            <text:p>0.978255</text:p>
          </table:table-cell>
          <table:table-cell office:value-type="float" office:value="0.83695150000000007" table:style-name="ce1">
            <text:p>0.8369515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5210021750000002" table:formula="of:=0.5775*[.U19]" table:style-name="ce1">
            <text:p>1.521002175</text:p>
          </table:table-cell>
          <table:table-cell office:value-type="float" office:value="1.4968592833333334" table:style-name="ce1">
            <text:p>1.496859283</text:p>
          </table:table-cell>
          <table:table-cell office:value-type="float" office:value="1.4485735000000002" table:style-name="ce1">
            <text:p>1.4485735</text:p>
          </table:table-cell>
          <table:table-cell office:value-type="float" office:value="1.4002877166666667" table:style-name="ce1">
            <text:p>1.400287717</text:p>
          </table:table-cell>
          <table:table-cell office:value-type="float" office:value="1.4244306083333336" table:style-name="ce1">
            <text:p>1.424430608</text:p>
          </table:table-cell>
          <table:table-cell office:value-type="float" office:value="1.5692879583333335" table:style-name="ce1">
            <text:p>1.569287958</text:p>
          </table:table-cell>
          <table:table-cell office:value-type="float" office:value="1.7382882000000002" table:style-name="ce1">
            <text:p>1.7382882</text:p>
          </table:table-cell>
          <table:table-cell office:value-type="float" office:value="2.0521457916666668" table:style-name="ce1">
            <text:p>2.052145792</text:p>
          </table:table-cell>
          <table:table-cell office:value-type="float" office:value="2.2935747083333333" table:style-name="ce1">
            <text:p>2.293574708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3901462750000002" table:style-name="ce1">
            <text:p>2.390146275</text:p>
          </table:table-cell>
          <table:table-cell office:value-type="float" office:value="2.2452889250000001" table:style-name="ce1">
            <text:p>2.245288925</text:p>
          </table:table-cell>
          <table:table-cell office:value-type="float" office:value="2.2211460333333335" table:style-name="ce1">
            <text:p>2.221146033</text:p>
          </table:table-cell>
          <table:table-cell office:value-type="float" office:value="2.1728602499999998" table:style-name="ce1">
            <text:p>2.17286025</text:p>
          </table:table-cell>
          <table:table-cell office:value-type="float" office:value="2.1245744666666666" table:style-name="ce1">
            <text:p>2.124574467</text:p>
          </table:table-cell>
          <table:table-cell office:value-type="float" office:value="2.1948083333333335" table:style-name="ce1">
            <text:p>2.194808333</text:p>
          </table:table-cell>
          <table:table-cell office:value-type="float" office:value="2.4142891666666668" table:style-name="ce1">
            <text:p>2.414289167</text:p>
          </table:table-cell>
          <table:table-cell office:value-type="float" office:value="2.5898738333333329" table:style-name="ce1">
            <text:p>2.589873833</text:p>
          </table:table-cell>
          <table:table-cell office:value-type="float" office:value="2.6337700000000002" table:style-name="ce1">
            <text:p>2.63377</text:p>
          </table:table-cell>
          <table:table-cell office:value-type="float" office:value="2.5679257500000001" table:style-name="ce1">
            <text:p>2.56792575</text:p>
          </table:table-cell>
          <table:table-cell office:value-type="float" office:value="2.3045487500000004" table:style-name="ce1">
            <text:p>2.30454875</text:p>
          </table:table-cell>
          <table:table-cell office:value-type="float" office:value="1.9753275000000001" table:style-name="ce1">
            <text:p>1.9753275</text:p>
          </table:table-cell>
          <table:table-cell office:value-type="float" office:value="1.690002416666667" table:style-name="ce1">
            <text:p>1.69000241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87158610000000014" table:formula="of:=0.5775*[.U20]" table:style-name="ce1">
            <text:p>0.8715861</text:p>
          </table:table-cell>
          <table:table-cell office:value-type="float" office:value="0.85775140000000016" table:style-name="ce1">
            <text:p>0.8577514</text:p>
          </table:table-cell>
          <table:table-cell office:value-type="float" office:value="0.8300820000000001" table:style-name="ce1">
            <text:p>0.830082</text:p>
          </table:table-cell>
          <table:table-cell office:value-type="float" office:value="0.80241260000000003" table:style-name="ce1">
            <text:p>0.8024126</text:p>
          </table:table-cell>
          <table:table-cell office:value-type="float" office:value="0.81624730000000012" table:style-name="ce1">
            <text:p>0.8162473</text:p>
          </table:table-cell>
          <table:table-cell office:value-type="float" office:value="0.8992555000000001" table:style-name="ce1">
            <text:p>0.8992555</text:p>
          </table:table-cell>
          <table:table-cell office:value-type="float" office:value="0.99609840000000016" table:style-name="ce1">
            <text:p>0.9960984</text:p>
          </table:table-cell>
          <table:table-cell office:value-type="float" office:value="1.1759495000000002" table:style-name="ce1">
            <text:p>1.1759495</text:p>
          </table:table-cell>
          <table:table-cell office:value-type="float" office:value="1.3142965000000002" table:style-name="ce1">
            <text:p>1.3142965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38347" table:style-name="ce1">
            <text:p>1.38347</text:p>
          </table:table-cell>
          <table:table-cell office:value-type="float" office:value="1.3696353000000001" table:style-name="ce1">
            <text:p>1.3696353</text:p>
          </table:table-cell>
          <table:table-cell office:value-type="float" office:value="1.2866271000000002" table:style-name="ce1">
            <text:p>1.2866271</text:p>
          </table:table-cell>
          <table:table-cell office:value-type="float" office:value="1.2727924000000002" table:style-name="ce1">
            <text:p>1.2727924</text:p>
          </table:table-cell>
          <table:table-cell office:value-type="float" office:value="1.245123" table:style-name="ce1">
            <text:p>1.245123</text:p>
          </table:table-cell>
          <table:table-cell office:value-type="float" office:value="1.2174536" table:style-name="ce1">
            <text:p>1.2174536</text:p>
          </table:table-cell>
          <table:table-cell office:value-type="float" office:value="1.2577000000000003" table:style-name="ce1">
            <text:p>1.2577</text:p>
          </table:table-cell>
          <table:table-cell office:value-type="float" office:value="1.38347" table:style-name="ce1">
            <text:p>1.38347</text:p>
          </table:table-cell>
          <table:table-cell office:value-type="float" office:value="1.4840859999999998" table:style-name="ce1">
            <text:p>1.484086</text:p>
          </table:table-cell>
          <table:table-cell office:value-type="float" office:value="1.5092400000000001" table:style-name="ce1">
            <text:p>1.50924</text:p>
          </table:table-cell>
          <table:table-cell office:value-type="float" office:value="1.4715090000000002" table:style-name="ce1">
            <text:p>1.471509</text:p>
          </table:table-cell>
          <table:table-cell office:value-type="float" office:value="1.3205850000000001" table:style-name="ce1">
            <text:p>1.320585</text:p>
          </table:table-cell>
          <table:table-cell office:value-type="float" office:value="1.1319300000000001" table:style-name="ce1">
            <text:p>1.13193</text:p>
          </table:table-cell>
          <table:table-cell office:value-type="float" office:value="0.96842900000000021" table:style-name="ce1">
            <text:p>0.968429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74392395000000011" table:formula="of:=0.5775*[.U21]" table:style-name="ce1">
            <text:p>0.74392395</text:p>
          </table:table-cell>
          <table:table-cell office:value-type="float" office:value="0.7321156333333334" table:style-name="ce1">
            <text:p>0.732115633</text:p>
          </table:table-cell>
          <table:table-cell office:value-type="float" office:value="0.7084990000000001" table:style-name="ce1">
            <text:p>0.708499</text:p>
          </table:table-cell>
          <table:table-cell office:value-type="float" office:value="0.68488236666666669" table:style-name="ce1">
            <text:p>0.684882367</text:p>
          </table:table-cell>
          <table:table-cell office:value-type="float" office:value="0.6966906833333335" table:style-name="ce1">
            <text:p>0.696690683</text:p>
          </table:table-cell>
          <table:table-cell office:value-type="float" office:value="0.76754058333333341" table:style-name="ce1">
            <text:p>0.767540583</text:p>
          </table:table-cell>
          <table:table-cell office:value-type="float" office:value="0.85019880000000014" table:style-name="ce1">
            <text:p>0.8501988</text:p>
          </table:table-cell>
          <table:table-cell office:value-type="float" office:value="1.0037069166666668" table:style-name="ce1">
            <text:p>1.003706917</text:p>
          </table:table-cell>
          <table:table-cell office:value-type="float" office:value="1.1217900833333334" table:style-name="ce1">
            <text:p>1.121790083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16902335" table:style-name="ce1">
            <text:p>1.16902335</text:p>
          </table:table-cell>
          <table:table-cell office:value-type="float" office:value="1.0981734500000002" table:style-name="ce1">
            <text:p>1.09817345</text:p>
          </table:table-cell>
          <table:table-cell office:value-type="float" office:value="1.0863651333333335" table:style-name="ce1">
            <text:p>1.086365133</text:p>
          </table:table-cell>
          <table:table-cell office:value-type="float" office:value="1.0627485000000001" table:style-name="ce1">
            <text:p>1.0627485</text:p>
          </table:table-cell>
          <table:table-cell office:value-type="float" office:value="1.0391318666666667" table:style-name="ce1">
            <text:p>1.039131867</text:p>
          </table:table-cell>
          <table:table-cell office:value-type="float" office:value="1.0734833333333336" table:style-name="ce1">
            <text:p>1.073483333</text:p>
          </table:table-cell>
          <table:table-cell office:value-type="float" office:value="1.1808316666666667" table:style-name="ce1">
            <text:p>1.180831667</text:p>
          </table:table-cell>
          <table:table-cell office:value-type="float" office:value="1.2667103333333332" table:style-name="ce1">
            <text:p>1.266710333</text:p>
          </table:table-cell>
          <table:table-cell office:value-type="float" office:value="1.2881800000000001" table:style-name="ce1">
            <text:p>1.28818</text:p>
          </table:table-cell>
          <table:table-cell office:value-type="float" office:value="1.2559755000000001" table:style-name="ce1">
            <text:p>1.2559755</text:p>
          </table:table-cell>
          <table:table-cell office:value-type="float" office:value="1.1271575" table:style-name="ce1">
            <text:p>1.1271575</text:p>
          </table:table-cell>
          <table:table-cell office:value-type="float" office:value="0.96613500000000008" table:style-name="ce1">
            <text:p>0.966135</text:p>
          </table:table-cell>
          <table:table-cell office:value-type="float" office:value="0.82658216666666684" table:style-name="ce1">
            <text:p>0.82658216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388442825" table:formula="of:=0.5775*[.U22]" table:style-name="ce1">
            <text:p>1.388442825</text:p>
          </table:table-cell>
          <table:table-cell office:value-type="float" office:value="1.3664040500000001" table:style-name="ce1">
            <text:p>1.36640405</text:p>
          </table:table-cell>
          <table:table-cell office:value-type="float" office:value="1.3223265000000002" table:style-name="ce1">
            <text:p>1.3223265</text:p>
          </table:table-cell>
          <table:table-cell office:value-type="float" office:value="1.2782489499999998" table:style-name="ce1">
            <text:p>1.27824895</text:p>
          </table:table-cell>
          <table:table-cell office:value-type="float" office:value="1.3002877250000002" table:style-name="ce1">
            <text:p>1.300287725</text:p>
          </table:table-cell>
          <table:table-cell office:value-type="float" office:value="1.432520375" table:style-name="ce1">
            <text:p>1.432520375</text:p>
          </table:table-cell>
          <table:table-cell office:value-type="float" office:value="1.5867918000000001" table:style-name="ce1">
            <text:p>1.5867918</text:p>
          </table:table-cell>
          <table:table-cell office:value-type="float" office:value="1.8732958750000002" table:style-name="ce1">
            <text:p>1.873295875</text:p>
          </table:table-cell>
          <table:table-cell office:value-type="float" office:value="2.0936836250000002" table:style-name="ce1">
            <text:p>2.09368362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181838725" table:style-name="ce1">
            <text:p>2.181838725</text:p>
          </table:table-cell>
          <table:table-cell office:value-type="float" office:value="2.0496060750000002" table:style-name="ce1">
            <text:p>2.049606075</text:p>
          </table:table-cell>
          <table:table-cell office:value-type="float" office:value="2.0275673000000003" table:style-name="ce1">
            <text:p>2.0275673</text:p>
          </table:table-cell>
          <table:table-cell office:value-type="float" office:value="1.9834897499999999" table:style-name="ce1">
            <text:p>1.98348975</text:p>
          </table:table-cell>
          <table:table-cell office:value-type="float" office:value="1.9394122" table:style-name="ce1">
            <text:p>1.9394122</text:p>
          </table:table-cell>
          <table:table-cell office:value-type="float" office:value="2.0035250000000002" table:style-name="ce1">
            <text:p>2.003525</text:p>
          </table:table-cell>
          <table:table-cell office:value-type="float" office:value="2.2038774999999999" table:style-name="ce1">
            <text:p>2.2038775</text:p>
          </table:table-cell>
          <table:table-cell office:value-type="float" office:value="2.3641594999999995" table:style-name="ce1">
            <text:p>2.3641595</text:p>
          </table:table-cell>
          <table:table-cell office:value-type="float" office:value="2.4042300000000001" table:style-name="ce1">
            <text:p>2.40423</text:p>
          </table:table-cell>
          <table:table-cell office:value-type="float" office:value="2.3441242500000001" table:style-name="ce1">
            <text:p>2.34412425</text:p>
          </table:table-cell>
          <table:table-cell office:value-type="float" office:value="2.1037012500000003" table:style-name="ce1">
            <text:p>2.10370125</text:p>
          </table:table-cell>
          <table:table-cell office:value-type="float" office:value="1.8031725000000001" table:style-name="ce1">
            <text:p>1.8031725</text:p>
          </table:table-cell>
          <table:table-cell office:value-type="float" office:value="1.5427142500000002" table:style-name="ce1">
            <text:p>1.5427142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2029325000000002" table:formula="of:=0.5775*[.U23]" table:style-name="ce1">
            <text:p>1.2029325</text:p>
          </table:table-cell>
          <table:table-cell office:value-type="float" office:value="1.1838383333333335" table:style-name="ce1">
            <text:p>1.183838333</text:p>
          </table:table-cell>
          <table:table-cell office:value-type="float" office:value="1.1456500000000003" table:style-name="ce1">
            <text:p>1.14565</text:p>
          </table:table-cell>
          <table:table-cell office:value-type="float" office:value="1.1074616666666666" table:style-name="ce1">
            <text:p>1.107461667</text:p>
          </table:table-cell>
          <table:table-cell office:value-type="float" office:value="1.1265558333333336" table:style-name="ce1">
            <text:p>1.126555833</text:p>
          </table:table-cell>
          <table:table-cell office:value-type="float" office:value="1.2411208333333335" table:style-name="ce1">
            <text:p>1.241120833</text:p>
          </table:table-cell>
          <table:table-cell office:value-type="float" office:value="1.3747800000000001" table:style-name="ce1">
            <text:p>1.37478</text:p>
          </table:table-cell>
          <table:table-cell office:value-type="float" office:value="1.6230041666666668" table:style-name="ce1">
            <text:p>1.623004167</text:p>
          </table:table-cell>
          <table:table-cell office:value-type="float" office:value="1.8139458333333336" table:style-name="ce1">
            <text:p>1.813945833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1.8903225000000001" table:style-name="ce1">
            <text:p>1.8903225</text:p>
          </table:table-cell>
          <table:table-cell office:value-type="float" office:value="1.7757575000000003" table:style-name="ce1">
            <text:p>1.7757575</text:p>
          </table:table-cell>
          <table:table-cell office:value-type="float" office:value="1.7566633333333337" table:style-name="ce1">
            <text:p>1.756663333</text:p>
          </table:table-cell>
          <table:table-cell office:value-type="float" office:value="1.718475" table:style-name="ce1">
            <text:p>1.718475</text:p>
          </table:table-cell>
          <table:table-cell office:value-type="float" office:value="1.6802866666666667" table:style-name="ce1">
            <text:p>1.680286667</text:p>
          </table:table-cell>
          <table:table-cell office:value-type="float" office:value="1.7358333333333336" table:style-name="ce1">
            <text:p>1.735833333</text:p>
          </table:table-cell>
          <table:table-cell office:value-type="float" office:value="1.9094166666666668" table:style-name="ce1">
            <text:p>1.909416667</text:p>
          </table:table-cell>
          <table:table-cell office:value-type="float" office:value="2.048283333333333" table:style-name="ce1">
            <text:p>2.048283333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2.0309250000000003" table:style-name="ce1">
            <text:p>2.030925</text:p>
          </table:table-cell>
          <table:table-cell office:value-type="float" office:value="1.8226250000000002" table:style-name="ce1">
            <text:p>1.822625</text:p>
          </table:table-cell>
          <table:table-cell office:value-type="float" office:value="1.5622500000000001" table:style-name="ce1">
            <text:p>1.56225</text:p>
          </table:table-cell>
          <table:table-cell office:value-type="float" office:value="1.3365916666666668" table:style-name="ce1">
            <text:p>1.3365916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81994605000000009" table:formula="of:=0.5775*[.U24]" table:style-name="ce1">
            <text:p>0.81994605</text:p>
          </table:table-cell>
          <table:table-cell office:value-type="float" office:value="0.80693103333333338" table:style-name="ce1">
            <text:p>0.806931033</text:p>
          </table:table-cell>
          <table:table-cell office:value-type="float" office:value="0.78090100000000007" table:style-name="ce1">
            <text:p>0.780901</text:p>
          </table:table-cell>
          <table:table-cell office:value-type="float" office:value="0.75487096666666664" table:style-name="ce1">
            <text:p>0.754870967</text:p>
          </table:table-cell>
          <table:table-cell office:value-type="float" office:value="0.76788598333333347" table:style-name="ce1">
            <text:p>0.767885983</text:p>
          </table:table-cell>
          <table:table-cell office:value-type="float" office:value="0.84597608333333341" table:style-name="ce1">
            <text:p>0.845976083</text:p>
          </table:table-cell>
          <table:table-cell office:value-type="float" office:value="0.93708120000000006" table:style-name="ce1">
            <text:p>0.9370812</text:p>
          </table:table-cell>
          <table:table-cell office:value-type="float" office:value="1.1062764166666668" table:style-name="ce1">
            <text:p>1.106276417</text:p>
          </table:table-cell>
          <table:table-cell office:value-type="float" office:value="1.2364265833333334" table:style-name="ce1">
            <text:p>1.236426583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2884866500000001" table:style-name="ce1">
            <text:p>1.28848665</text:p>
          </table:table-cell>
          <table:table-cell office:value-type="float" office:value="1.21039655" table:style-name="ce1">
            <text:p>1.21039655</text:p>
          </table:table-cell>
          <table:table-cell office:value-type="float" office:value="1.1973815333333335" table:style-name="ce1">
            <text:p>1.197381533</text:p>
          </table:table-cell>
          <table:table-cell office:value-type="float" office:value="1.1713515000000001" table:style-name="ce1">
            <text:p>1.1713515</text:p>
          </table:table-cell>
          <table:table-cell office:value-type="float" office:value="1.1453214666666667" table:style-name="ce1">
            <text:p>1.145321467</text:p>
          </table:table-cell>
          <table:table-cell office:value-type="float" office:value="1.1831833333333335" table:style-name="ce1">
            <text:p>1.183183333</text:p>
          </table:table-cell>
          <table:table-cell office:value-type="float" office:value="1.3015016666666668" table:style-name="ce1">
            <text:p>1.301501667</text:p>
          </table:table-cell>
          <table:table-cell office:value-type="float" office:value="1.3961563333333331" table:style-name="ce1">
            <text:p>1.396156333</text:p>
          </table:table-cell>
          <table:table-cell office:value-type="float" office:value="1.4198200000000001" table:style-name="ce1">
            <text:p>1.41982</text:p>
          </table:table-cell>
          <table:table-cell office:value-type="float" office:value="1.3843245" table:style-name="ce1">
            <text:p>1.3843245</text:p>
          </table:table-cell>
          <table:table-cell office:value-type="float" office:value="1.2423425000000001" table:style-name="ce1">
            <text:p>1.2423425</text:p>
          </table:table-cell>
          <table:table-cell office:value-type="float" office:value="1.0648650000000002" table:style-name="ce1">
            <text:p>1.064865</text:p>
          </table:table-cell>
          <table:table-cell office:value-type="float" office:value="0.91105116666666675" table:style-name="ce1">
            <text:p>0.911051167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78401399999999999" table:formula="of:=0.5775*[.U25]" table:style-name="ce1">
            <text:p>0.784014</text:p>
          </table:table-cell>
          <table:table-cell office:value-type="float" office:value="0.77156933333333333" table:style-name="ce1">
            <text:p>0.771569333</text:p>
          </table:table-cell>
          <table:table-cell office:value-type="float" office:value="0.74668000000000001" table:style-name="ce1">
            <text:p>0.74668</text:p>
          </table:table-cell>
          <table:table-cell office:value-type="float" office:value="0.72179066666666658" table:style-name="ce1">
            <text:p>0.721790667</text:p>
          </table:table-cell>
          <table:table-cell office:value-type="float" office:value="0.73423533333333335" table:style-name="ce1">
            <text:p>0.734235333</text:p>
          </table:table-cell>
          <table:table-cell office:value-type="float" office:value="0.80890333333333331" table:style-name="ce1">
            <text:p>0.808903333</text:p>
          </table:table-cell>
          <table:table-cell office:value-type="float" office:value="0.89601600000000003" table:style-name="ce1">
            <text:p>0.896016</text:p>
          </table:table-cell>
          <table:table-cell office:value-type="float" office:value="1.0577966666666667" table:style-name="ce1">
            <text:p>1.057796667</text:p>
          </table:table-cell>
          <table:table-cell office:value-type="float" office:value="1.1822433333333333" table:style-name="ce1">
            <text:p>1.182243333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232022" table:style-name="ce1">
            <text:p>1.232022</text:p>
          </table:table-cell>
          <table:table-cell office:value-type="float" office:value="1.157354" table:style-name="ce1">
            <text:p>1.157354</text:p>
          </table:table-cell>
          <table:table-cell office:value-type="float" office:value="1.1449093333333333" table:style-name="ce1">
            <text:p>1.144909333</text:p>
          </table:table-cell>
          <table:table-cell office:value-type="float" office:value="1.1200199999999998" table:style-name="ce1">
            <text:p>1.12002</text:p>
          </table:table-cell>
          <table:table-cell office:value-type="float" office:value="1.0951306666666665" table:style-name="ce1">
            <text:p>1.095130667</text:p>
          </table:table-cell>
          <table:table-cell office:value-type="float" office:value="1.1313333333333333" table:style-name="ce1">
            <text:p>1.131333333</text:p>
          </table:table-cell>
          <table:table-cell office:value-type="float" office:value="1.2444666666666666" table:style-name="ce1">
            <text:p>1.244466667</text:p>
          </table:table-cell>
          <table:table-cell office:value-type="float" office:value="1.3349733333333331" table:style-name="ce1">
            <text:p>1.334973333</text:p>
          </table:table-cell>
          <table:table-cell office:value-type="float" office:value="1.3575999999999999" table:style-name="ce1">
            <text:p>1.3576</text:p>
          </table:table-cell>
          <table:table-cell office:value-type="float" office:value="1.3236599999999998" table:style-name="ce1">
            <text:p>1.32366</text:p>
          </table:table-cell>
          <table:table-cell office:value-type="float" office:value="1.1879" table:style-name="ce1">
            <text:p>1.1879</text:p>
          </table:table-cell>
          <table:table-cell office:value-type="float" office:value="1.0182" table:style-name="ce1">
            <text:p>1.0182</text:p>
          </table:table-cell>
          <table:table-cell office:value-type="float" office:value="0.87112666666666672" table:style-name="ce1">
            <text:p>0.871126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58138080000000003" table:formula="of:=0.5775*[.U26]" table:style-name="ce1">
            <text:p>0.5813808</text:p>
          </table:table-cell>
          <table:table-cell office:value-type="float" office:value="0.57215253333333338" table:style-name="ce1">
            <text:p>0.572152533</text:p>
          </table:table-cell>
          <table:table-cell office:value-type="float" office:value="0.55369600000000008" table:style-name="ce1">
            <text:p>0.553696</text:p>
          </table:table-cell>
          <table:table-cell office:value-type="float" office:value="0.53523946666666666" table:style-name="ce1">
            <text:p>0.535239467</text:p>
          </table:table-cell>
          <table:table-cell office:value-type="float" office:value="0.54446773333333343" table:style-name="ce1">
            <text:p>0.544467733</text:p>
          </table:table-cell>
          <table:table-cell office:value-type="float" office:value="0.59983733333333333" table:style-name="ce1">
            <text:p>0.599837333</text:p>
          </table:table-cell>
          <table:table-cell office:value-type="float" office:value="0.66443520000000011" table:style-name="ce1">
            <text:p>0.6644352</text:p>
          </table:table-cell>
          <table:table-cell office:value-type="float" office:value="0.78440266666666669" table:style-name="ce1">
            <text:p>0.784402667</text:p>
          </table:table-cell>
          <table:table-cell office:value-type="float" office:value="0.87668533333333343" table:style-name="ce1">
            <text:p>0.876685333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1359840000000003" table:style-name="ce1">
            <text:p>0.9135984</text:p>
          </table:table-cell>
          <table:table-cell office:value-type="float" office:value="0.85822880000000012" table:style-name="ce1">
            <text:p>0.8582288</text:p>
          </table:table-cell>
          <table:table-cell office:value-type="float" office:value="0.84900053333333347" table:style-name="ce1">
            <text:p>0.849000533</text:p>
          </table:table-cell>
          <table:table-cell office:value-type="float" office:value="0.83054399999999995" table:style-name="ce1">
            <text:p>0.830544</text:p>
          </table:table-cell>
          <table:table-cell office:value-type="float" office:value="0.81208746666666665" table:style-name="ce1">
            <text:p>0.812087467</text:p>
          </table:table-cell>
          <table:table-cell office:value-type="float" office:value="0.83893333333333342" table:style-name="ce1">
            <text:p>0.838933333</text:p>
          </table:table-cell>
          <table:table-cell office:value-type="float" office:value="0.92282666666666668" table:style-name="ce1">
            <text:p>0.922826667</text:p>
          </table:table-cell>
          <table:table-cell office:value-type="float" office:value="0.98994133333333323" table:style-name="ce1">
            <text:p>0.989941333</text:p>
          </table:table-cell>
          <table:table-cell office:value-type="float" office:value="1.0067200000000001" table:style-name="ce1">
            <text:p>1.00672</text:p>
          </table:table-cell>
          <table:table-cell office:value-type="float" office:value="0.98155199999999998" table:style-name="ce1">
            <text:p>0.981552</text:p>
          </table:table-cell>
          <table:table-cell office:value-type="float" office:value="0.88088000000000011" table:style-name="ce1">
            <text:p>0.88088</text:p>
          </table:table-cell>
          <table:table-cell office:value-type="float" office:value="0.75504000000000004" table:style-name="ce1">
            <text:p>0.75504</text:p>
          </table:table-cell>
          <table:table-cell office:value-type="float" office:value="0.64597866666666681" table:style-name="ce1">
            <text:p>0.64597866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51388837500000006" table:formula="of:=0.5775*[.U27]" table:style-name="ce1">
            <text:p>0.513888375</text:p>
          </table:table-cell>
          <table:table-cell office:value-type="float" office:value="0.50573141666666666" table:style-name="ce1">
            <text:p>0.505731417</text:p>
          </table:table-cell>
          <table:table-cell office:value-type="float" office:value="0.48941750000000006" table:style-name="ce1">
            <text:p>0.4894175</text:p>
          </table:table-cell>
          <table:table-cell office:value-type="float" office:value="0.4731035833333333" table:style-name="ce1">
            <text:p>0.473103583</text:p>
          </table:table-cell>
          <table:table-cell office:value-type="float" office:value="0.48126054166666671" table:style-name="ce1">
            <text:p>0.481260542</text:p>
          </table:table-cell>
          <table:table-cell office:value-type="float" office:value="0.53020229166666666" table:style-name="ce1">
            <text:p>0.530202292</text:p>
          </table:table-cell>
          <table:table-cell office:value-type="float" office:value="0.58730100000000007" table:style-name="ce1">
            <text:p>0.587301</text:p>
          </table:table-cell>
          <table:table-cell office:value-type="float" office:value="0.69334145833333338" table:style-name="ce1">
            <text:p>0.693341458</text:p>
          </table:table-cell>
          <table:table-cell office:value-type="float" office:value="0.77491104166666669" table:style-name="ce1">
            <text:p>0.774911042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0753887499999999" table:style-name="ce1">
            <text:p>0.807538875</text:p>
          </table:table-cell>
          <table:table-cell office:value-type="float" office:value="0.75859712500000009" table:style-name="ce1">
            <text:p>0.758597125</text:p>
          </table:table-cell>
          <table:table-cell office:value-type="float" office:value="0.75044016666666669" table:style-name="ce1">
            <text:p>0.750440167</text:p>
          </table:table-cell>
          <table:table-cell office:value-type="float" office:value="0.73412624999999998" table:style-name="ce1">
            <text:p>0.73412625</text:p>
          </table:table-cell>
          <table:table-cell office:value-type="float" office:value="0.71781233333333339" table:style-name="ce1">
            <text:p>0.717812333</text:p>
          </table:table-cell>
          <table:table-cell office:value-type="float" office:value="0.74154166666666677" table:style-name="ce1">
            <text:p>0.741541667</text:p>
          </table:table-cell>
          <table:table-cell office:value-type="float" office:value="0.81569583333333329" table:style-name="ce1">
            <text:p>0.815695833</text:p>
          </table:table-cell>
          <table:table-cell office:value-type="float" office:value="0.87501916666666657" table:style-name="ce1">
            <text:p>0.875019167</text:p>
          </table:table-cell>
          <table:table-cell office:value-type="float" office:value="0.88985000000000003" table:style-name="ce1">
            <text:p>0.88985</text:p>
          </table:table-cell>
          <table:table-cell office:value-type="float" office:value="0.86760375000000001" table:style-name="ce1">
            <text:p>0.86760375</text:p>
          </table:table-cell>
          <table:table-cell office:value-type="float" office:value="0.77861875000000003" table:style-name="ce1">
            <text:p>0.77861875</text:p>
          </table:table-cell>
          <table:table-cell office:value-type="float" office:value="0.66738750000000002" table:style-name="ce1">
            <text:p>0.6673875</text:p>
          </table:table-cell>
          <table:table-cell office:value-type="float" office:value="0.57098708333333337" table:style-name="ce1">
            <text:p>0.5709870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.9494205500000001" table:formula="of:=0.5775*[.U28]" table:style-name="ce1">
            <text:p>1.94942055</text:p>
          </table:table-cell>
          <table:table-cell office:value-type="float" office:value="1.9184773666666668" table:style-name="ce1">
            <text:p>1.918477367</text:p>
          </table:table-cell>
          <table:table-cell office:value-type="float" office:value="1.8565910000000001" table:style-name="ce1">
            <text:p>1.856591</text:p>
          </table:table-cell>
          <table:table-cell office:value-type="float" office:value="1.7947046333333332" table:style-name="ce1">
            <text:p>1.794704633</text:p>
          </table:table-cell>
          <table:table-cell office:value-type="float" office:value="1.825647816666667" table:style-name="ce1">
            <text:p>1.825647817</text:p>
          </table:table-cell>
          <table:table-cell office:value-type="float" office:value="2.0113069166666668" table:style-name="ce1">
            <text:p>2.011306917</text:p>
          </table:table-cell>
          <table:table-cell office:value-type="float" office:value="2.2279092" table:style-name="ce1">
            <text:p>2.2279092</text:p>
          </table:table-cell>
          <table:table-cell office:value-type="float" office:value="2.6301705833333333" table:style-name="ce1">
            <text:p>2.630170583</text:p>
          </table:table-cell>
          <table:table-cell office:value-type="float" office:value="2.9396024166666668" table:style-name="ce1">
            <text:p>2.939602417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0633751500000002" table:style-name="ce1">
            <text:p>3.06337515</text:p>
          </table:table-cell>
          <table:table-cell office:value-type="float" office:value="2.8777160500000001" table:style-name="ce1">
            <text:p>2.87771605</text:p>
          </table:table-cell>
          <table:table-cell office:value-type="float" office:value="2.846772866666667" table:style-name="ce1">
            <text:p>2.846772867</text:p>
          </table:table-cell>
          <table:table-cell office:value-type="float" office:value="2.7848864999999998" table:style-name="ce1">
            <text:p>2.7848865</text:p>
          </table:table-cell>
          <table:table-cell office:value-type="float" office:value="2.7230001333333331" table:style-name="ce1">
            <text:p>2.723000133</text:p>
          </table:table-cell>
          <table:table-cell office:value-type="float" office:value="2.8130166666666669" table:style-name="ce1">
            <text:p>2.813016667</text:p>
          </table:table-cell>
          <table:table-cell office:value-type="float" office:value="3.0943183333333333" table:style-name="ce1">
            <text:p>3.094318333</text:p>
          </table:table-cell>
          <table:table-cell office:value-type="float" office:value="3.3193596666666663" table:style-name="ce1">
            <text:p>3.319359667</text:p>
          </table:table-cell>
          <table:table-cell office:value-type="float" office:value="3.3756200000000001" table:style-name="ce1">
            <text:p>3.37562</text:p>
          </table:table-cell>
          <table:table-cell office:value-type="float" office:value="3.2912295" table:style-name="ce1">
            <text:p>3.2912295</text:p>
          </table:table-cell>
          <table:table-cell office:value-type="float" office:value="2.9536674999999999" table:style-name="ce1">
            <text:p>2.9536675</text:p>
          </table:table-cell>
          <table:table-cell office:value-type="float" office:value="2.5317150000000002" table:style-name="ce1">
            <text:p>2.531715</text:p>
          </table:table-cell>
          <table:table-cell office:value-type="float" office:value="2.1660228333333333" table:style-name="ce1">
            <text:p>2.166022833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.7627378999999999" table:formula="of:=0.5775*[.U29]" table:style-name="ce1">
            <text:p>1.7627379</text:p>
          </table:table-cell>
          <table:table-cell office:value-type="float" office:value="1.7347579333333332" table:style-name="ce1">
            <text:p>1.734757933</text:p>
          </table:table-cell>
          <table:table-cell office:value-type="float" office:value="1.678798" table:style-name="ce1">
            <text:p>1.678798</text:p>
          </table:table-cell>
          <table:table-cell office:value-type="float" office:value="1.6228380666666664" table:style-name="ce1">
            <text:p>1.622838067</text:p>
          </table:table-cell>
          <table:table-cell office:value-type="float" office:value="1.6508180333333333" table:style-name="ce1">
            <text:p>1.650818033</text:p>
          </table:table-cell>
          <table:table-cell office:value-type="float" office:value="1.8186978333333332" table:style-name="ce1">
            <text:p>1.818697833</text:p>
          </table:table-cell>
          <table:table-cell office:value-type="float" office:value="2.0145575999999998" table:style-name="ce1">
            <text:p>2.0145576</text:p>
          </table:table-cell>
          <table:table-cell office:value-type="float" office:value="2.3782971666666666" table:style-name="ce1">
            <text:p>2.378297167</text:p>
          </table:table-cell>
          <table:table-cell office:value-type="float" office:value="2.658096833333333" table:style-name="ce1">
            <text:p>2.658096833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2.7700166999999998" table:style-name="ce1">
            <text:p>2.7700167</text:p>
          </table:table-cell>
          <table:table-cell office:value-type="float" office:value="2.6021369000000001" table:style-name="ce1">
            <text:p>2.6021369</text:p>
          </table:table-cell>
          <table:table-cell office:value-type="float" office:value="2.5741569333333332" table:style-name="ce1">
            <text:p>2.574156933</text:p>
          </table:table-cell>
          <table:table-cell office:value-type="float" office:value="2.5181969999999998" table:style-name="ce1">
            <text:p>2.518197</text:p>
          </table:table-cell>
          <table:table-cell office:value-type="float" office:value="2.4622370666666664" table:style-name="ce1">
            <text:p>2.462237067</text:p>
          </table:table-cell>
          <table:table-cell office:value-type="float" office:value="2.5436333333333332" table:style-name="ce1">
            <text:p>2.543633333</text:p>
          </table:table-cell>
          <table:table-cell office:value-type="float" office:value="2.7979966666666662" table:style-name="ce1">
            <text:p>2.797996667</text:p>
          </table:table-cell>
          <table:table-cell office:value-type="float" office:value="3.0014873333333325" table:style-name="ce1">
            <text:p>3.001487333</text:p>
          </table:table-cell>
          <table:table-cell office:value-type="float" office:value="3.0523599999999997" table:style-name="ce1">
            <text:p>3.05236</text:p>
          </table:table-cell>
          <table:table-cell office:value-type="float" office:value="2.9760509999999996" table:style-name="ce1">
            <text:p>2.976051</text:p>
          </table:table-cell>
          <table:table-cell office:value-type="float" office:value="2.6708149999999997" table:style-name="ce1">
            <text:p>2.670815</text:p>
          </table:table-cell>
          <table:table-cell office:value-type="float" office:value="2.2892699999999997" table:style-name="ce1">
            <text:p>2.28927</text:p>
          </table:table-cell>
          <table:table-cell office:value-type="float" office:value="1.9585976666666667" table:style-name="ce1">
            <text:p>1.958597667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1274638000000001" table:formula="of:=0.5775*[.U30]" table:style-name="ce1">
            <text:p>2.1274638</text:p>
          </table:table-cell>
          <table:table-cell office:value-type="float" office:value="2.0936945333333337" table:style-name="ce1">
            <text:p>2.093694533</text:p>
          </table:table-cell>
          <table:table-cell office:value-type="float" office:value="2.0261560000000003" table:style-name="ce1">
            <text:p>2.026156</text:p>
          </table:table-cell>
          <table:table-cell office:value-type="float" office:value="1.9586174666666665" table:style-name="ce1">
            <text:p>1.958617467</text:p>
          </table:table-cell>
          <table:table-cell office:value-type="float" office:value="1.9923867333333336" table:style-name="ce1">
            <text:p>1.992386733</text:p>
          </table:table-cell>
          <table:table-cell office:value-type="float" office:value="2.1950023333333335" table:style-name="ce1">
            <text:p>2.195002333</text:p>
          </table:table-cell>
          <table:table-cell office:value-type="float" office:value="2.4313872000000001" table:style-name="ce1">
            <text:p>2.4313872</text:p>
          </table:table-cell>
          <table:table-cell office:value-type="float" office:value="2.8703876666666668" table:style-name="ce1">
            <text:p>2.870387667</text:p>
          </table:table-cell>
          <table:table-cell office:value-type="float" office:value="3.2080803333333336" table:style-name="ce1">
            <text:p>3.208080333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3431573999999999" table:style-name="ce1">
            <text:p>3.3431574</text:p>
          </table:table-cell>
          <table:table-cell office:value-type="float" office:value="3.1405418000000003" table:style-name="ce1">
            <text:p>3.1405418</text:p>
          </table:table-cell>
          <table:table-cell office:value-type="float" office:value="3.1067725333333334" table:style-name="ce1">
            <text:p>3.106772533</text:p>
          </table:table-cell>
          <table:table-cell office:value-type="float" office:value="3.039234" table:style-name="ce1">
            <text:p>3.039234</text:p>
          </table:table-cell>
          <table:table-cell office:value-type="float" office:value="2.9716954666666666" table:style-name="ce1">
            <text:p>2.971695467</text:p>
          </table:table-cell>
          <table:table-cell office:value-type="float" office:value="3.0699333333333336" table:style-name="ce1">
            <text:p>3.069933333</text:p>
          </table:table-cell>
          <table:table-cell office:value-type="float" office:value="3.3769266666666664" table:style-name="ce1">
            <text:p>3.376926667</text:p>
          </table:table-cell>
          <table:table-cell office:value-type="float" office:value="3.6225213333333328" table:style-name="ce1">
            <text:p>3.622521333</text:p>
          </table:table-cell>
          <table:table-cell office:value-type="float" office:value="3.6839200000000001" table:style-name="ce1">
            <text:p>3.68392</text:p>
          </table:table-cell>
          <table:table-cell office:value-type="float" office:value="3.5918220000000001" table:style-name="ce1">
            <text:p>3.591822</text:p>
          </table:table-cell>
          <table:table-cell office:value-type="float" office:value="3.22343" table:style-name="ce1">
            <text:p>3.22343</text:p>
          </table:table-cell>
          <table:table-cell office:value-type="float" office:value="2.76294" table:style-name="ce1">
            <text:p>2.76294</text:p>
          </table:table-cell>
          <table:table-cell office:value-type="float" office:value="2.3638486666666667" table:style-name="ce1">
            <text:p>2.363848667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91982467499999987" table:formula="of:=0.5775*[.U31]" table:style-name="ce1">
            <text:p>0.919824675</text:p>
          </table:table-cell>
          <table:table-cell office:value-type="float" office:value="0.90522428333333327" table:style-name="ce1">
            <text:p>0.905224283</text:p>
          </table:table-cell>
          <table:table-cell office:value-type="float" office:value="0.87602349999999996" table:style-name="ce1">
            <text:p>0.8760235</text:p>
          </table:table-cell>
          <table:table-cell office:value-type="float" office:value="0.84682271666666653" table:style-name="ce1">
            <text:p>0.846822717</text:p>
          </table:table-cell>
          <table:table-cell office:value-type="float" office:value="0.86142310833333335" table:style-name="ce1">
            <text:p>0.861423108</text:p>
          </table:table-cell>
          <table:table-cell office:value-type="float" office:value="0.94902545833333318" table:style-name="ce1">
            <text:p>0.949025458</text:p>
          </table:table-cell>
          <table:table-cell office:value-type="float" office:value="1.0512281999999999" table:style-name="ce1">
            <text:p>1.0512282</text:p>
          </table:table-cell>
          <table:table-cell office:value-type="float" office:value="1.2410332916666664" table:style-name="ce1">
            <text:p>1.241033292</text:p>
          </table:table-cell>
          <table:table-cell office:value-type="float" office:value="1.3870372083333331" table:style-name="ce1">
            <text:p>1.387037208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4454387749999997" table:style-name="ce1">
            <text:p>1.445438775</text:p>
          </table:table-cell>
          <table:table-cell office:value-type="float" office:value="1.3578364249999999" table:style-name="ce1">
            <text:p>1.357836425</text:p>
          </table:table-cell>
          <table:table-cell office:value-type="float" office:value="1.3432360333333333" table:style-name="ce1">
            <text:p>1.343236033</text:p>
          </table:table-cell>
          <table:table-cell office:value-type="float" office:value="1.3140352499999997" table:style-name="ce1">
            <text:p>1.31403525</text:p>
          </table:table-cell>
          <table:table-cell office:value-type="float" office:value="1.2848344666666665" table:style-name="ce1">
            <text:p>1.284834467</text:p>
          </table:table-cell>
          <table:table-cell office:value-type="float" office:value="1.3273083333333333" table:style-name="ce1">
            <text:p>1.327308333</text:p>
          </table:table-cell>
          <table:table-cell office:value-type="float" office:value="1.4600391666666663" table:style-name="ce1">
            <text:p>1.460039167</text:p>
          </table:table-cell>
          <table:table-cell office:value-type="float" office:value="1.5662238333333329" table:style-name="ce1">
            <text:p>1.566223833</text:p>
          </table:table-cell>
          <table:table-cell office:value-type="float" office:value="1.5927699999999998" table:style-name="ce1">
            <text:p>1.59277</text:p>
          </table:table-cell>
          <table:table-cell office:value-type="float" office:value="1.5529507499999997" table:style-name="ce1">
            <text:p>1.55295075</text:p>
          </table:table-cell>
          <table:table-cell office:value-type="float" office:value="1.3936737499999998" table:style-name="ce1">
            <text:p>1.39367375</text:p>
          </table:table-cell>
          <table:table-cell office:value-type="float" office:value="1.1945774999999998" table:style-name="ce1">
            <text:p>1.1945775</text:p>
          </table:table-cell>
          <table:table-cell office:value-type="float" office:value="1.0220274166666665" table:style-name="ce1">
            <text:p>1.02202741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48649999999999E-2" table:formula="of:=0.5775*[.U32]" table:style-name="ce1">
            <text:p>0.06794865</text:p>
          </table:table-cell>
          <table:table-cell office:value-type="float" office:value="6.6870100000000002E-2" table:style-name="ce1">
            <text:p>0.0668701</text:p>
          </table:table-cell>
          <table:table-cell office:value-type="float" office:value="6.4713000000000007E-2" table:style-name="ce1">
            <text:p>0.064713</text:p>
          </table:table-cell>
          <table:table-cell office:value-type="float" office:value="6.2555899999999998E-2" table:style-name="ce1">
            <text:p>0.0625559</text:p>
          </table:table-cell>
          <table:table-cell office:value-type="float" office:value="6.3634450000000009E-2" table:style-name="ce1">
            <text:p>0.06363445</text:p>
          </table:table-cell>
          <table:table-cell office:value-type="float" office:value="7.0105749999999994E-2" table:style-name="ce1">
            <text:p>0.07010575</text:p>
          </table:table-cell>
          <table:table-cell office:value-type="float" office:value="7.7655600000000005E-2" table:style-name="ce1">
            <text:p>0.0776556</text:p>
          </table:table-cell>
          <table:table-cell office:value-type="float" office:value="9.1676750000000001E-2" table:style-name="ce1">
            <text:p>0.09167675</text:p>
          </table:table-cell>
          <table:table-cell office:value-type="float" office:value="0.10246225" table:style-name="ce1">
            <text:p>0.1024622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0677644999999999" table:style-name="ce1">
            <text:p>0.10677645</text:p>
          </table:table-cell>
          <table:table-cell office:value-type="float" office:value="0.10030515000000001" table:style-name="ce1">
            <text:p>0.10030515</text:p>
          </table:table-cell>
          <table:table-cell office:value-type="float" office:value="9.9226600000000012E-2" table:style-name="ce1">
            <text:p>0.0992266</text:p>
          </table:table-cell>
          <table:table-cell office:value-type="float" office:value="9.7069499999999989E-2" table:style-name="ce1">
            <text:p>0.0970695</text:p>
          </table:table-cell>
          <table:table-cell office:value-type="float" office:value="9.4912399999999994E-2" table:style-name="ce1">
            <text:p>0.0949124</text:p>
          </table:table-cell>
          <table:table-cell office:value-type="float" office:value="9.8049999999999998E-2" table:style-name="ce1">
            <text:p>0.09805</text:p>
          </table:table-cell>
          <table:table-cell office:value-type="float" office:value="0.10785499999999999" table:style-name="ce1">
            <text:p>0.107855</text:p>
          </table:table-cell>
          <table:table-cell office:value-type="float" office:value="0.11569899999999998" table:style-name="ce1">
            <text:p>0.115699</text:p>
          </table:table-cell>
          <table:table-cell office:value-type="float" office:value="0.11766" table:style-name="ce1">
            <text:p>0.11766</text:p>
          </table:table-cell>
          <table:table-cell office:value-type="float" office:value="0.1147185" table:style-name="ce1">
            <text:p>0.1147185</text:p>
          </table:table-cell>
          <table:table-cell office:value-type="float" office:value="0.1029525" table:style-name="ce1">
            <text:p>0.1029525</text:p>
          </table:table-cell>
          <table:table-cell office:value-type="float" office:value="8.8245000000000004E-2" table:style-name="ce1">
            <text:p>0.088245</text:p>
          </table:table-cell>
          <table:table-cell office:value-type="float" office:value="7.549850000000001E-2" table:style-name="ce1">
            <text:p>0.075498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81476587500000008" table:formula="of:=0.5775*[.U33]" table:style-name="ce1">
            <text:p>0.814765875</text:p>
          </table:table-cell>
          <table:table-cell office:value-type="float" office:value="0.80183308333333347" table:style-name="ce1">
            <text:p>0.801833083</text:p>
          </table:table-cell>
          <table:table-cell office:value-type="float" office:value="0.77596750000000014" table:style-name="ce1">
            <text:p>0.7759675</text:p>
          </table:table-cell>
          <table:table-cell office:value-type="float" office:value="0.7501019166666667" table:style-name="ce1">
            <text:p>0.750101917</text:p>
          </table:table-cell>
          <table:table-cell office:value-type="float" office:value="0.76303470833333353" table:style-name="ce1">
            <text:p>0.763034708</text:p>
          </table:table-cell>
          <table:table-cell office:value-type="float" office:value="0.84063145833333341" table:style-name="ce1">
            <text:p>0.840631458</text:p>
          </table:table-cell>
          <table:table-cell office:value-type="float" office:value="0.93116100000000013" table:style-name="ce1">
            <text:p>0.931161</text:p>
          </table:table-cell>
          <table:table-cell office:value-type="float" office:value="1.0992872916666667" table:style-name="ce1">
            <text:p>1.099287292</text:p>
          </table:table-cell>
          <table:table-cell office:value-type="float" office:value="1.2286152083333335" table:style-name="ce1">
            <text:p>1.228615208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2803463750000001" table:style-name="ce1">
            <text:p>1.280346375</text:p>
          </table:table-cell>
          <table:table-cell office:value-type="float" office:value="1.2027496250000003" table:style-name="ce1">
            <text:p>1.202749625</text:p>
          </table:table-cell>
          <table:table-cell office:value-type="float" office:value="1.1898168333333334" table:style-name="ce1">
            <text:p>1.189816833</text:p>
          </table:table-cell>
          <table:table-cell office:value-type="float" office:value="1.16395125" table:style-name="ce1">
            <text:p>1.16395125</text:p>
          </table:table-cell>
          <table:table-cell office:value-type="float" office:value="1.1380856666666668" table:style-name="ce1">
            <text:p>1.138085667</text:p>
          </table:table-cell>
          <table:table-cell office:value-type="float" office:value="1.1757083333333336" table:style-name="ce1">
            <text:p>1.175708333</text:p>
          </table:table-cell>
          <table:table-cell office:value-type="float" office:value="1.2932791666666668" table:style-name="ce1">
            <text:p>1.293279167</text:p>
          </table:table-cell>
          <table:table-cell office:value-type="float" office:value="1.3873358333333332" table:style-name="ce1">
            <text:p>1.387335833</text:p>
          </table:table-cell>
          <table:table-cell office:value-type="float" office:value="1.4108500000000002" table:style-name="ce1">
            <text:p>1.41085</text:p>
          </table:table-cell>
          <table:table-cell office:value-type="float" office:value="1.3755787500000001" table:style-name="ce1">
            <text:p>1.37557875</text:p>
          </table:table-cell>
          <table:table-cell office:value-type="float" office:value="1.2344937500000002" table:style-name="ce1">
            <text:p>1.23449375</text:p>
          </table:table-cell>
          <table:table-cell office:value-type="float" office:value="1.0581375000000002" table:style-name="ce1">
            <text:p>1.0581375</text:p>
          </table:table-cell>
          <table:table-cell office:value-type="float" office:value="0.9052954166666668" table:style-name="ce1">
            <text:p>0.90529541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.13258145" table:formula="of:=0.5775*[.U34]" table:style-name="ce1">
            <text:p>1.13258145</text:p>
          </table:table-cell>
          <table:table-cell office:value-type="float" office:value="1.1146039666666667" table:style-name="ce1">
            <text:p>1.114603967</text:p>
          </table:table-cell>
          <table:table-cell office:value-type="float" office:value="1.078649" table:style-name="ce1">
            <text:p>1.078649</text:p>
          </table:table-cell>
          <table:table-cell office:value-type="float" office:value="1.0426940333333332" table:style-name="ce1">
            <text:p>1.042694033</text:p>
          </table:table-cell>
          <table:table-cell office:value-type="float" office:value="1.0606715166666667" table:style-name="ce1">
            <text:p>1.060671517</text:p>
          </table:table-cell>
          <table:table-cell office:value-type="float" office:value="1.1685364166666665" table:style-name="ce1">
            <text:p>1.168536417</text:p>
          </table:table-cell>
          <table:table-cell office:value-type="float" office:value="1.2943788000000001" table:style-name="ce1">
            <text:p>1.2943788</text:p>
          </table:table-cell>
          <table:table-cell office:value-type="float" office:value="1.5280860833333332" table:style-name="ce1">
            <text:p>1.528086083</text:p>
          </table:table-cell>
          <table:table-cell office:value-type="float" office:value="1.7078609166666667" table:style-name="ce1">
            <text:p>1.707860917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7797708499999998" table:style-name="ce1">
            <text:p>1.77977085</text:p>
          </table:table-cell>
          <table:table-cell office:value-type="float" office:value="1.67190595" table:style-name="ce1">
            <text:p>1.67190595</text:p>
          </table:table-cell>
          <table:table-cell office:value-type="float" office:value="1.6539284666666667" table:style-name="ce1">
            <text:p>1.653928467</text:p>
          </table:table-cell>
          <table:table-cell office:value-type="float" office:value="1.6179735" table:style-name="ce1">
            <text:p>1.6179735</text:p>
          </table:table-cell>
          <table:table-cell office:value-type="float" office:value="1.5820185333333332" table:style-name="ce1">
            <text:p>1.582018533</text:p>
          </table:table-cell>
          <table:table-cell office:value-type="float" office:value="1.6343166666666666" table:style-name="ce1">
            <text:p>1.634316667</text:p>
          </table:table-cell>
          <table:table-cell office:value-type="float" office:value="1.7977483333333333" table:style-name="ce1">
            <text:p>1.797748333</text:p>
          </table:table-cell>
          <table:table-cell office:value-type="float" office:value="1.9284936666666663" table:style-name="ce1">
            <text:p>1.928493667</text:p>
          </table:table-cell>
          <table:table-cell office:value-type="float" office:value="1.9611799999999999" table:style-name="ce1">
            <text:p>1.96118</text:p>
          </table:table-cell>
          <table:table-cell office:value-type="float" office:value="1.9121504999999999" table:style-name="ce1">
            <text:p>1.9121505</text:p>
          </table:table-cell>
          <table:table-cell office:value-type="float" office:value="1.7160324999999998" table:style-name="ce1">
            <text:p>1.7160325</text:p>
          </table:table-cell>
          <table:table-cell office:value-type="float" office:value="1.470885" table:style-name="ce1">
            <text:p>1.470885</text:p>
          </table:table-cell>
          <table:table-cell office:value-type="float" office:value="1.2584238333333333" table:style-name="ce1">
            <text:p>1.25842383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.2353302500000001" table:formula="of:=0.5775*[.U35]" table:style-name="ce1">
            <text:p>1.23533025</text:p>
          </table:table-cell>
          <table:table-cell office:value-type="float" office:value="1.2157218333333333" table:style-name="ce1">
            <text:p>1.215721833</text:p>
          </table:table-cell>
          <table:table-cell office:value-type="float" office:value="1.1765050000000001" table:style-name="ce1">
            <text:p>1.176505</text:p>
          </table:table-cell>
          <table:table-cell office:value-type="float" office:value="1.1372881666666665" table:style-name="ce1">
            <text:p>1.137288167</text:p>
          </table:table-cell>
          <table:table-cell office:value-type="float" office:value="1.1568965833333336" table:style-name="ce1">
            <text:p>1.156896583</text:p>
          </table:table-cell>
          <table:table-cell office:value-type="float" office:value="1.2745470833333332" table:style-name="ce1">
            <text:p>1.274547083</text:p>
          </table:table-cell>
          <table:table-cell office:value-type="float" office:value="1.4118060000000001" table:style-name="ce1">
            <text:p>1.411806</text:p>
          </table:table-cell>
          <table:table-cell office:value-type="float" office:value="1.6667154166666667" table:style-name="ce1">
            <text:p>1.666715417</text:p>
          </table:table-cell>
          <table:table-cell office:value-type="float" office:value="1.8627995833333333" table:style-name="ce1">
            <text:p>1.862799583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1.94123325" table:style-name="ce1">
            <text:p>1.94123325</text:p>
          </table:table-cell>
          <table:table-cell office:value-type="float" office:value="1.8235827500000001" table:style-name="ce1">
            <text:p>1.82358275</text:p>
          </table:table-cell>
          <table:table-cell office:value-type="float" office:value="1.8039743333333333" table:style-name="ce1">
            <text:p>1.803974333</text:p>
          </table:table-cell>
          <table:table-cell office:value-type="float" office:value="1.7647575" table:style-name="ce1">
            <text:p>1.7647575</text:p>
          </table:table-cell>
          <table:table-cell office:value-type="float" office:value="1.7255406666666666" table:style-name="ce1">
            <text:p>1.725540667</text:p>
          </table:table-cell>
          <table:table-cell office:value-type="float" office:value="1.7825833333333334" table:style-name="ce1">
            <text:p>1.782583333</text:p>
          </table:table-cell>
          <table:table-cell office:value-type="float" office:value="1.9608416666666666" table:style-name="ce1">
            <text:p>1.960841667</text:p>
          </table:table-cell>
          <table:table-cell office:value-type="float" office:value="2.1034483333333331" table:style-name="ce1">
            <text:p>2.103448333</text:p>
          </table:table-cell>
          <table:table-cell office:value-type="float" office:value="2.1391" table:style-name="ce1">
            <text:p>2.1391</text:p>
          </table:table-cell>
          <table:table-cell office:value-type="float" office:value="2.0856224999999999" table:style-name="ce1">
            <text:p>2.0856225</text:p>
          </table:table-cell>
          <table:table-cell office:value-type="float" office:value="1.8717125000000001" table:style-name="ce1">
            <text:p>1.8717125</text:p>
          </table:table-cell>
          <table:table-cell office:value-type="float" office:value="1.604325" table:style-name="ce1">
            <text:p>1.604325</text:p>
          </table:table-cell>
          <table:table-cell office:value-type="float" office:value="1.3725891666666667" table:style-name="ce1">
            <text:p>1.37258916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.4008937250000002" table:formula="of:=0.5775*[.U36]" table:style-name="ce1">
            <text:p>1.400893725</text:p>
          </table:table-cell>
          <table:table-cell office:value-type="float" office:value="1.3786573166666667" table:style-name="ce1">
            <text:p>1.378657317</text:p>
          </table:table-cell>
          <table:table-cell office:value-type="float" office:value="1.3341845000000001" table:style-name="ce1">
            <text:p>1.3341845</text:p>
          </table:table-cell>
          <table:table-cell office:value-type="float" office:value="1.2897116833333333" table:style-name="ce1">
            <text:p>1.289711683</text:p>
          </table:table-cell>
          <table:table-cell office:value-type="float" office:value="1.3119480916666668" table:style-name="ce1">
            <text:p>1.311948092</text:p>
          </table:table-cell>
          <table:table-cell office:value-type="float" office:value="1.4453665416666668" table:style-name="ce1">
            <text:p>1.445366542</text:p>
          </table:table-cell>
          <table:table-cell office:value-type="float" office:value="1.6010214" table:style-name="ce1">
            <text:p>1.6010214</text:p>
          </table:table-cell>
          <table:table-cell office:value-type="float" office:value="1.8900947083333335" table:style-name="ce1">
            <text:p>1.890094708</text:p>
          </table:table-cell>
          <table:table-cell office:value-type="float" office:value="2.1124587916666666" table:style-name="ce1">
            <text:p>2.112458792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2014044250000002" table:style-name="ce1">
            <text:p>2.201404425</text:p>
          </table:table-cell>
          <table:table-cell office:value-type="float" office:value="2.067985975" table:style-name="ce1">
            <text:p>2.067985975</text:p>
          </table:table-cell>
          <table:table-cell office:value-type="float" office:value="2.0457495666666667" table:style-name="ce1">
            <text:p>2.045749567</text:p>
          </table:table-cell>
          <table:table-cell office:value-type="float" office:value="2.0012767500000002" table:style-name="ce1">
            <text:p>2.00127675</text:p>
          </table:table-cell>
          <table:table-cell office:value-type="float" office:value="1.9568039333333334" table:style-name="ce1">
            <text:p>1.956803933</text:p>
          </table:table-cell>
          <table:table-cell office:value-type="float" office:value="2.0214916666666669" table:style-name="ce1">
            <text:p>2.021491667</text:p>
          </table:table-cell>
          <table:table-cell office:value-type="float" office:value="2.2236408333333335" table:style-name="ce1">
            <text:p>2.223640833</text:p>
          </table:table-cell>
          <table:table-cell office:value-type="float" office:value="2.3853601666666662" table:style-name="ce1">
            <text:p>2.385360167</text:p>
          </table:table-cell>
          <table:table-cell office:value-type="float" office:value="2.4257900000000001" table:style-name="ce1">
            <text:p>2.42579</text:p>
          </table:table-cell>
          <table:table-cell office:value-type="float" office:value="2.3651452499999999" table:style-name="ce1">
            <text:p>2.36514525</text:p>
          </table:table-cell>
          <table:table-cell office:value-type="float" office:value="2.1225662500000002" table:style-name="ce1">
            <text:p>2.12256625</text:p>
          </table:table-cell>
          <table:table-cell office:value-type="float" office:value="1.8193425000000001" table:style-name="ce1">
            <text:p>1.8193425</text:p>
          </table:table-cell>
          <table:table-cell office:value-type="float" office:value="1.5565485833333335" table:style-name="ce1">
            <text:p>1.55654858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.78475320000000004" table:formula="of:=0.5775*[.U37]" table:style-name="ce1">
            <text:p>0.7847532</text:p>
          </table:table-cell>
          <table:table-cell office:value-type="float" office:value="0.77229680000000012" table:style-name="ce1">
            <text:p>0.7722968</text:p>
          </table:table-cell>
          <table:table-cell office:value-type="float" office:value="0.74738400000000016" table:style-name="ce1">
            <text:p>0.747384</text:p>
          </table:table-cell>
          <table:table-cell office:value-type="float" office:value="0.72247119999999998" table:style-name="ce1">
            <text:p>0.7224712</text:p>
          </table:table-cell>
          <table:table-cell office:value-type="float" office:value="0.73492760000000013" table:style-name="ce1">
            <text:p>0.7349276</text:p>
          </table:table-cell>
          <table:table-cell office:value-type="float" office:value="0.809666" table:style-name="ce1">
            <text:p>0.809666</text:p>
          </table:table-cell>
          <table:table-cell office:value-type="float" office:value="0.89686080000000012" table:style-name="ce1">
            <text:p>0.8968608</text:p>
          </table:table-cell>
          <table:table-cell office:value-type="float" office:value="1.058794" table:style-name="ce1">
            <text:p>1.058794</text:p>
          </table:table-cell>
          <table:table-cell office:value-type="float" office:value="1.1833580000000001" table:style-name="ce1">
            <text:p>1.183358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2331836" table:style-name="ce1">
            <text:p>1.2331836</text:p>
          </table:table-cell>
          <table:table-cell office:value-type="float" office:value="1.1584452000000001" table:style-name="ce1">
            <text:p>1.1584452</text:p>
          </table:table-cell>
          <table:table-cell office:value-type="float" office:value="1.1459888" table:style-name="ce1">
            <text:p>1.1459888</text:p>
          </table:table-cell>
          <table:table-cell office:value-type="float" office:value="1.121076" table:style-name="ce1">
            <text:p>1.121076</text:p>
          </table:table-cell>
          <table:table-cell office:value-type="float" office:value="1.0961632000000001" table:style-name="ce1">
            <text:p>1.0961632</text:p>
          </table:table-cell>
          <table:table-cell office:value-type="float" office:value="1.1324000000000001" table:style-name="ce1">
            <text:p>1.1324</text:p>
          </table:table-cell>
          <table:table-cell office:value-type="float" office:value="1.2456400000000001" table:style-name="ce1">
            <text:p>1.24564</text:p>
          </table:table-cell>
          <table:table-cell office:value-type="float" office:value="1.3362319999999999" table:style-name="ce1">
            <text:p>1.336232</text:p>
          </table:table-cell>
          <table:table-cell office:value-type="float" office:value="1.3588800000000001" table:style-name="ce1">
            <text:p>1.35888</text:p>
          </table:table-cell>
          <table:table-cell office:value-type="float" office:value="1.324908" table:style-name="ce1">
            <text:p>1.324908</text:p>
          </table:table-cell>
          <table:table-cell office:value-type="float" office:value="1.1890200000000002" table:style-name="ce1">
            <text:p>1.18902</text:p>
          </table:table-cell>
          <table:table-cell office:value-type="float" office:value="1.0191600000000001" table:style-name="ce1">
            <text:p>1.01916</text:p>
          </table:table-cell>
          <table:table-cell office:value-type="float" office:value="0.87194800000000017" table:style-name="ce1">
            <text:p>0.87194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.79462845000000015" table:formula="of:=0.5775*[.U38]" table:style-name="ce1">
            <text:p>0.79462845</text:p>
          </table:table-cell>
          <table:table-cell office:value-type="float" office:value="0.78201530000000019" table:style-name="ce1">
            <text:p>0.7820153</text:p>
          </table:table-cell>
          <table:table-cell office:value-type="float" office:value="0.75678900000000016" table:style-name="ce1">
            <text:p>0.756789</text:p>
          </table:table-cell>
          <table:table-cell office:value-type="float" office:value="0.73156270000000001" table:style-name="ce1">
            <text:p>0.7315627</text:p>
          </table:table-cell>
          <table:table-cell office:value-type="float" office:value="0.74417585000000019" table:style-name="ce1">
            <text:p>0.74417585</text:p>
          </table:table-cell>
          <table:table-cell office:value-type="float" office:value="0.81985475000000008" table:style-name="ce1">
            <text:p>0.81985475</text:p>
          </table:table-cell>
          <table:table-cell office:value-type="float" office:value="0.90814680000000014" table:style-name="ce1">
            <text:p>0.9081468</text:p>
          </table:table-cell>
          <table:table-cell office:value-type="float" office:value="1.0721177500000001" table:style-name="ce1">
            <text:p>1.07211775</text:p>
          </table:table-cell>
          <table:table-cell office:value-type="float" office:value="1.1982492500000002" table:style-name="ce1">
            <text:p>1.1982492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2487018500000002" table:style-name="ce1">
            <text:p>1.24870185</text:p>
          </table:table-cell>
          <table:table-cell office:value-type="float" office:value="1.1730229500000002" table:style-name="ce1">
            <text:p>1.17302295</text:p>
          </table:table-cell>
          <table:table-cell office:value-type="float" office:value="1.1604098000000003" table:style-name="ce1">
            <text:p>1.1604098</text:p>
          </table:table-cell>
          <table:table-cell office:value-type="float" office:value="1.1351835000000001" table:style-name="ce1">
            <text:p>1.1351835</text:p>
          </table:table-cell>
          <table:table-cell office:value-type="float" office:value="1.1099572000000002" table:style-name="ce1">
            <text:p>1.1099572</text:p>
          </table:table-cell>
          <table:table-cell office:value-type="float" office:value="1.1466500000000002" table:style-name="ce1">
            <text:p>1.14665</text:p>
          </table:table-cell>
          <table:table-cell office:value-type="float" office:value="1.2613150000000002" table:style-name="ce1">
            <text:p>1.261315</text:p>
          </table:table-cell>
          <table:table-cell office:value-type="float" office:value="1.3530469999999999" table:style-name="ce1">
            <text:p>1.353047</text:p>
          </table:table-cell>
          <table:table-cell office:value-type="float" office:value="1.3759800000000002" table:style-name="ce1">
            <text:p>1.37598</text:p>
          </table:table-cell>
          <table:table-cell office:value-type="float" office:value="1.3415805000000001" table:style-name="ce1">
            <text:p>1.3415805</text:p>
          </table:table-cell>
          <table:table-cell office:value-type="float" office:value="1.2039825000000002" table:style-name="ce1">
            <text:p>1.2039825</text:p>
          </table:table-cell>
          <table:table-cell office:value-type="float" office:value="1.0319850000000002" table:style-name="ce1">
            <text:p>1.031985</text:p>
          </table:table-cell>
          <table:table-cell office:value-type="float" office:value="0.88292050000000022" table:style-name="ce1">
            <text:p>0.8829205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.9778692000000001" table:formula="of:=0.5775*[.U39]" table:style-name="ce1">
            <text:p>0.9778692</text:p>
          </table:table-cell>
          <table:table-cell office:value-type="float" office:value="0.96234746666666682" table:style-name="ce1">
            <text:p>0.962347467</text:p>
          </table:table-cell>
          <table:table-cell office:value-type="float" office:value="0.93130400000000013" table:style-name="ce1">
            <text:p>0.931304</text:p>
          </table:table-cell>
          <table:table-cell office:value-type="float" office:value="0.90026053333333333" table:style-name="ce1">
            <text:p>0.900260533</text:p>
          </table:table-cell>
          <table:table-cell office:value-type="float" office:value="0.91578226666666684" table:style-name="ce1">
            <text:p>0.915782267</text:p>
          </table:table-cell>
          <table:table-cell office:value-type="float" office:value="1.0089126666666668" table:style-name="ce1">
            <text:p>1.008912667</text:p>
          </table:table-cell>
          <table:table-cell office:value-type="float" office:value="1.1175648" table:style-name="ce1">
            <text:p>1.1175648</text:p>
          </table:table-cell>
          <table:table-cell office:value-type="float" office:value="1.3193473333333334" table:style-name="ce1">
            <text:p>1.319347333</text:p>
          </table:table-cell>
          <table:table-cell office:value-type="float" office:value="1.4745646666666667" table:style-name="ce1">
            <text:p>1.474564667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5366516000000001" table:style-name="ce1">
            <text:p>1.5366516</text:p>
          </table:table-cell>
          <table:table-cell office:value-type="float" office:value="1.4435212000000002" table:style-name="ce1">
            <text:p>1.4435212</text:p>
          </table:table-cell>
          <table:table-cell office:value-type="float" office:value="1.4279994666666669" table:style-name="ce1">
            <text:p>1.427999467</text:p>
          </table:table-cell>
          <table:table-cell office:value-type="float" office:value="1.3969560000000001" table:style-name="ce1">
            <text:p>1.396956</text:p>
          </table:table-cell>
          <table:table-cell office:value-type="float" office:value="1.3659125333333333" table:style-name="ce1">
            <text:p>1.365912533</text:p>
          </table:table-cell>
          <table:table-cell office:value-type="float" office:value="1.4110666666666669" table:style-name="ce1">
            <text:p>1.411066667</text:p>
          </table:table-cell>
          <table:table-cell office:value-type="float" office:value="1.5521733333333334" table:style-name="ce1">
            <text:p>1.552173333</text:p>
          </table:table-cell>
          <table:table-cell office:value-type="float" office:value="1.6650586666666665" table:style-name="ce1">
            <text:p>1.665058667</text:p>
          </table:table-cell>
          <table:table-cell office:value-type="float" office:value="1.6932800000000001" table:style-name="ce1">
            <text:p>1.69328</text:p>
          </table:table-cell>
          <table:table-cell office:value-type="float" office:value="1.6509480000000001" table:style-name="ce1">
            <text:p>1.650948</text:p>
          </table:table-cell>
          <table:table-cell office:value-type="float" office:value="1.4816200000000002" table:style-name="ce1">
            <text:p>1.48162</text:p>
          </table:table-cell>
          <table:table-cell office:value-type="float" office:value="1.2699600000000002" table:style-name="ce1">
            <text:p>1.26996</text:p>
          </table:table-cell>
          <table:table-cell office:value-type="float" office:value="1.0865213333333334" table:style-name="ce1">
            <text:p>1.08652133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3890567499999997" table:formula="of:=0.5775*[.U40]" table:style-name="ce1">
            <text:p>0.538905675</text:p>
          </table:table-cell>
          <table:table-cell office:value-type="float" office:value="0.53035161666666664" table:style-name="ce1">
            <text:p>0.530351617</text:p>
          </table:table-cell>
          <table:table-cell office:value-type="float" office:value="0.51324349999999996" table:style-name="ce1">
            <text:p>0.5132435</text:p>
          </table:table-cell>
          <table:table-cell office:value-type="float" office:value="0.49613538333333324" table:style-name="ce1">
            <text:p>0.496135383</text:p>
          </table:table-cell>
          <table:table-cell office:value-type="float" office:value="0.50468944166666674" table:style-name="ce1">
            <text:p>0.504689442</text:p>
          </table:table-cell>
          <table:table-cell office:value-type="float" office:value="0.55601379166666665" table:style-name="ce1">
            <text:p>0.556013792</text:p>
          </table:table-cell>
          <table:table-cell office:value-type="float" office:value="0.6158922" table:style-name="ce1">
            <text:p>0.6158922</text:p>
          </table:table-cell>
          <table:table-cell office:value-type="float" office:value="0.72709495833333326" table:style-name="ce1">
            <text:p>0.727094958</text:p>
          </table:table-cell>
          <table:table-cell office:value-type="float" office:value="0.81263554166666663" table:style-name="ce1">
            <text:p>0.812635542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84685177499999997" table:style-name="ce1">
            <text:p>0.846851775</text:p>
          </table:table-cell>
          <table:table-cell office:value-type="float" office:value="0.79552742499999995" table:style-name="ce1">
            <text:p>0.795527425</text:p>
          </table:table-cell>
          <table:table-cell office:value-type="float" office:value="0.78697336666666662" table:style-name="ce1">
            <text:p>0.786973367</text:p>
          </table:table-cell>
          <table:table-cell office:value-type="float" office:value="0.76986524999999995" table:style-name="ce1">
            <text:p>0.76986525</text:p>
          </table:table-cell>
          <table:table-cell office:value-type="float" office:value="0.75275713333333327" table:style-name="ce1">
            <text:p>0.752757133</text:p>
          </table:table-cell>
          <table:table-cell office:value-type="float" office:value="0.77764166666666668" table:style-name="ce1">
            <text:p>0.777641667</text:p>
          </table:table-cell>
          <table:table-cell office:value-type="float" office:value="0.8554058333333332" table:style-name="ce1">
            <text:p>0.855405833</text:p>
          </table:table-cell>
          <table:table-cell office:value-type="float" office:value="0.91761716666666648" table:style-name="ce1">
            <text:p>0.917617167</text:p>
          </table:table-cell>
          <table:table-cell office:value-type="float" office:value="0.93316999999999994" table:style-name="ce1">
            <text:p>0.93317</text:p>
          </table:table-cell>
          <table:table-cell office:value-type="float" office:value="0.90984074999999998" table:style-name="ce1">
            <text:p>0.90984075</text:p>
          </table:table-cell>
          <table:table-cell office:value-type="float" office:value="0.81652374999999999" table:style-name="ce1">
            <text:p>0.81652375</text:p>
          </table:table-cell>
          <table:table-cell office:value-type="float" office:value="0.69987749999999993" table:style-name="ce1">
            <text:p>0.6998775</text:p>
          </table:table-cell>
          <table:table-cell office:value-type="float" office:value="0.59878408333333333" table:style-name="ce1">
            <text:p>0.59878408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.70620165000000001" table:formula="of:=0.5775*[.U41]" table:style-name="ce1">
            <text:p>0.70620165</text:p>
          </table:table-cell>
          <table:table-cell office:value-type="float" office:value="0.69499210000000011" table:style-name="ce1">
            <text:p>0.6949921</text:p>
          </table:table-cell>
          <table:table-cell office:value-type="float" office:value="0.67257300000000009" table:style-name="ce1">
            <text:p>0.672573</text:p>
          </table:table-cell>
          <table:table-cell office:value-type="float" office:value="0.65015389999999995" table:style-name="ce1">
            <text:p>0.6501539</text:p>
          </table:table-cell>
          <table:table-cell office:value-type="float" office:value="0.66136345000000007" table:style-name="ce1">
            <text:p>0.66136345</text:p>
          </table:table-cell>
          <table:table-cell office:value-type="float" office:value="0.72862075000000004" table:style-name="ce1">
            <text:p>0.72862075</text:p>
          </table:table-cell>
          <table:table-cell office:value-type="float" office:value="0.80708760000000013" table:style-name="ce1">
            <text:p>0.8070876</text:p>
          </table:table-cell>
          <table:table-cell office:value-type="float" office:value="0.95281175000000007" table:style-name="ce1">
            <text:p>0.95281175</text:p>
          </table:table-cell>
          <table:table-cell office:value-type="float" office:value="1.0649072500000001" table:style-name="ce1">
            <text:p>1.0649072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1097454499999999" table:style-name="ce1">
            <text:p>1.10974545</text:p>
          </table:table-cell>
          <table:table-cell office:value-type="float" office:value="1.0424881500000001" table:style-name="ce1">
            <text:p>1.04248815</text:p>
          </table:table-cell>
          <table:table-cell office:value-type="float" office:value="1.0312786" table:style-name="ce1">
            <text:p>1.0312786</text:p>
          </table:table-cell>
          <table:table-cell office:value-type="float" office:value="1.0088595" table:style-name="ce1">
            <text:p>1.0088595</text:p>
          </table:table-cell>
          <table:table-cell office:value-type="float" office:value="0.9864404" table:style-name="ce1">
            <text:p>0.9864404</text:p>
          </table:table-cell>
          <table:table-cell office:value-type="float" office:value="1.01905" table:style-name="ce1">
            <text:p>1.01905</text:p>
          </table:table-cell>
          <table:table-cell office:value-type="float" office:value="1.1209549999999999" table:style-name="ce1">
            <text:p>1.120955</text:p>
          </table:table-cell>
          <table:table-cell office:value-type="float" office:value="1.2024789999999999" table:style-name="ce1">
            <text:p>1.202479</text:p>
          </table:table-cell>
          <table:table-cell office:value-type="float" office:value="1.2228600000000001" table:style-name="ce1">
            <text:p>1.22286</text:p>
          </table:table-cell>
          <table:table-cell office:value-type="float" office:value="1.1922885000000001" table:style-name="ce1">
            <text:p>1.1922885</text:p>
          </table:table-cell>
          <table:table-cell office:value-type="float" office:value="1.0700025" table:style-name="ce1">
            <text:p>1.0700025</text:p>
          </table:table-cell>
          <table:table-cell office:value-type="float" office:value="0.9171450000000001" table:style-name="ce1">
            <text:p>0.917145</text:p>
          </table:table-cell>
          <table:table-cell office:value-type="float" office:value="0.7846685000000001" table:style-name="ce1">
            <text:p>0.784668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.85429575000000002" table:formula="of:=0.5775*[.U42]" table:style-name="ce1">
            <text:p>0.85429575</text:p>
          </table:table-cell>
          <table:table-cell office:value-type="float" office:value="0.84073550000000008" table:style-name="ce1">
            <text:p>0.8407355</text:p>
          </table:table-cell>
          <table:table-cell office:value-type="float" office:value="0.81361500000000009" table:style-name="ce1">
            <text:p>0.813615</text:p>
          </table:table-cell>
          <table:table-cell office:value-type="float" office:value="0.78649449999999999" table:style-name="ce1">
            <text:p>0.7864945</text:p>
          </table:table-cell>
          <table:table-cell office:value-type="float" office:value="0.80005475000000015" table:style-name="ce1">
            <text:p>0.80005475</text:p>
          </table:table-cell>
          <table:table-cell office:value-type="float" office:value="0.88141625000000001" table:style-name="ce1">
            <text:p>0.88141625</text:p>
          </table:table-cell>
          <table:table-cell office:value-type="float" office:value="0.97633800000000004" table:style-name="ce1">
            <text:p>0.976338</text:p>
          </table:table-cell>
          <table:table-cell office:value-type="float" office:value="1.1526212500000002" table:style-name="ce1">
            <text:p>1.15262125</text:p>
          </table:table-cell>
          <table:table-cell office:value-type="float" office:value="1.28822375" table:style-name="ce1">
            <text:p>1.2882237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34246475" table:style-name="ce1">
            <text:p>1.34246475</text:p>
          </table:table-cell>
          <table:table-cell office:value-type="float" office:value="1.2611032500000001" table:style-name="ce1">
            <text:p>1.26110325</text:p>
          </table:table-cell>
          <table:table-cell office:value-type="float" office:value="1.2475430000000001" table:style-name="ce1">
            <text:p>1.247543</text:p>
          </table:table-cell>
          <table:table-cell office:value-type="float" office:value="1.2204225" table:style-name="ce1">
            <text:p>1.2204225</text:p>
          </table:table-cell>
          <table:table-cell office:value-type="float" office:value="1.1933020000000001" table:style-name="ce1">
            <text:p>1.193302</text:p>
          </table:table-cell>
          <table:table-cell office:value-type="float" office:value="1.23275" table:style-name="ce1">
            <text:p>1.23275</text:p>
          </table:table-cell>
          <table:table-cell office:value-type="float" office:value="1.356025" table:style-name="ce1">
            <text:p>1.356025</text:p>
          </table:table-cell>
          <table:table-cell office:value-type="float" office:value="1.4546449999999997" table:style-name="ce1">
            <text:p>1.454645</text:p>
          </table:table-cell>
          <table:table-cell office:value-type="float" office:value="1.4793000000000001" table:style-name="ce1">
            <text:p>1.4793</text:p>
          </table:table-cell>
          <table:table-cell office:value-type="float" office:value="1.4423174999999999" table:style-name="ce1">
            <text:p>1.4423175</text:p>
          </table:table-cell>
          <table:table-cell office:value-type="float" office:value="1.2943875" table:style-name="ce1">
            <text:p>1.2943875</text:p>
          </table:table-cell>
          <table:table-cell office:value-type="float" office:value="1.109475" table:style-name="ce1">
            <text:p>1.109475</text:p>
          </table:table-cell>
          <table:table-cell office:value-type="float" office:value="0.94921750000000016" table:style-name="ce1">
            <text:p>0.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.28048020000000001" table:formula="of:=0.5775*[.U43]" table:style-name="ce1">
            <text:p>0.2804802</text:p>
          </table:table-cell>
          <table:table-cell office:value-type="float" office:value="0.27602813333333337" table:style-name="ce1">
            <text:p>0.276028133</text:p>
          </table:table-cell>
          <table:table-cell office:value-type="float" office:value="0.26712400000000003" table:style-name="ce1">
            <text:p>0.267124</text:p>
          </table:table-cell>
          <table:table-cell office:value-type="float" office:value="0.25821986666666663" table:style-name="ce1">
            <text:p>0.258219867</text:p>
          </table:table-cell>
          <table:table-cell office:value-type="float" office:value="0.26267193333333339" table:style-name="ce1">
            <text:p>0.262671933</text:p>
          </table:table-cell>
          <table:table-cell office:value-type="float" office:value="0.28938433333333335" table:style-name="ce1">
            <text:p>0.289384333</text:p>
          </table:table-cell>
          <table:table-cell office:value-type="float" office:value="0.32054880000000002" table:style-name="ce1">
            <text:p>0.3205488</text:p>
          </table:table-cell>
          <table:table-cell office:value-type="float" office:value="0.37842566666666666" table:style-name="ce1">
            <text:p>0.378425667</text:p>
          </table:table-cell>
          <table:table-cell office:value-type="float" office:value="0.42294633333333337" table:style-name="ce1">
            <text:p>0.422946333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407546" table:style-name="ce1">
            <text:p>0.4407546</text:p>
          </table:table-cell>
          <table:table-cell office:value-type="float" office:value="0.41404220000000003" table:style-name="ce1">
            <text:p>0.4140422</text:p>
          </table:table-cell>
          <table:table-cell office:value-type="float" office:value="0.40959013333333338" table:style-name="ce1">
            <text:p>0.409590133</text:p>
          </table:table-cell>
          <table:table-cell office:value-type="float" office:value="0.40068599999999999" table:style-name="ce1">
            <text:p>0.400686</text:p>
          </table:table-cell>
          <table:table-cell office:value-type="float" office:value="0.39178186666666664" table:style-name="ce1">
            <text:p>0.391781867</text:p>
          </table:table-cell>
          <table:table-cell office:value-type="float" office:value="0.40473333333333333" table:style-name="ce1">
            <text:p>0.404733333</text:p>
          </table:table-cell>
          <table:table-cell office:value-type="float" office:value="0.44520666666666664" table:style-name="ce1">
            <text:p>0.445206667</text:p>
          </table:table-cell>
          <table:table-cell office:value-type="float" office:value="0.47758533333333325" table:style-name="ce1">
            <text:p>0.477585333</text:p>
          </table:table-cell>
          <table:table-cell office:value-type="float" office:value="0.48568" table:style-name="ce1">
            <text:p>0.48568</text:p>
          </table:table-cell>
          <table:table-cell office:value-type="float" office:value="0.47353800000000001" table:style-name="ce1">
            <text:p>0.473538</text:p>
          </table:table-cell>
          <table:table-cell office:value-type="float" office:value="0.42497000000000001" table:style-name="ce1">
            <text:p>0.42497</text:p>
          </table:table-cell>
          <table:table-cell office:value-type="float" office:value="0.36426000000000003" table:style-name="ce1">
            <text:p>0.36426</text:p>
          </table:table-cell>
          <table:table-cell office:value-type="float" office:value="0.31164466666666668" table:style-name="ce1">
            <text:p>0.31164466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.42478589999999999" table:formula="of:=0.5775*[.U44]" table:style-name="ce1">
            <text:p>0.4247859</text:p>
          </table:table-cell>
          <table:table-cell office:value-type="float" office:value="0.41804326666666669" table:style-name="ce1">
            <text:p>0.418043267</text:p>
          </table:table-cell>
          <table:table-cell office:value-type="float" office:value="0.40455800000000003" table:style-name="ce1">
            <text:p>0.404558</text:p>
          </table:table-cell>
          <table:table-cell office:value-type="float" office:value="0.39107273333333331" table:style-name="ce1">
            <text:p>0.391072733</text:p>
          </table:table-cell>
          <table:table-cell office:value-type="float" office:value="0.39781536666666673" table:style-name="ce1">
            <text:p>0.397815367</text:p>
          </table:table-cell>
          <table:table-cell office:value-type="float" office:value="0.43827116666666666" table:style-name="ce1">
            <text:p>0.438271167</text:p>
          </table:table-cell>
          <table:table-cell office:value-type="float" office:value="0.4854696" table:style-name="ce1">
            <text:p>0.4854696</text:p>
          </table:table-cell>
          <table:table-cell office:value-type="float" office:value="0.57312383333333328" table:style-name="ce1">
            <text:p>0.573123833</text:p>
          </table:table-cell>
          <table:table-cell office:value-type="float" office:value="0.64055016666666664" table:style-name="ce1">
            <text:p>0.640550167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66752069999999997" table:style-name="ce1">
            <text:p>0.6675207</text:p>
          </table:table-cell>
          <table:table-cell office:value-type="float" office:value="0.62706490000000004" table:style-name="ce1">
            <text:p>0.6270649</text:p>
          </table:table-cell>
          <table:table-cell office:value-type="float" office:value="0.62032226666666668" table:style-name="ce1">
            <text:p>0.620322267</text:p>
          </table:table-cell>
          <table:table-cell office:value-type="float" office:value="0.60683699999999996" table:style-name="ce1">
            <text:p>0.606837</text:p>
          </table:table-cell>
          <table:table-cell office:value-type="float" office:value="0.59335173333333335" table:style-name="ce1">
            <text:p>0.593351733</text:p>
          </table:table-cell>
          <table:table-cell office:value-type="float" office:value="0.61296666666666666" table:style-name="ce1">
            <text:p>0.612966667</text:p>
          </table:table-cell>
          <table:table-cell office:value-type="float" office:value="0.67426333333333333" table:style-name="ce1">
            <text:p>0.674263333</text:p>
          </table:table-cell>
          <table:table-cell office:value-type="float" office:value="0.72330066666666659" table:style-name="ce1">
            <text:p>0.723300667</text:p>
          </table:table-cell>
          <table:table-cell office:value-type="float" office:value="0.73555999999999999" table:style-name="ce1">
            <text:p>0.73556</text:p>
          </table:table-cell>
          <table:table-cell office:value-type="float" office:value="0.717171" table:style-name="ce1">
            <text:p>0.717171</text:p>
          </table:table-cell>
          <table:table-cell office:value-type="float" office:value="0.64361500000000005" table:style-name="ce1">
            <text:p>0.643615</text:p>
          </table:table-cell>
          <table:table-cell office:value-type="float" office:value="0.55166999999999999" table:style-name="ce1">
            <text:p>0.55167</text:p>
          </table:table-cell>
          <table:table-cell office:value-type="float" office:value="0.47198433333333334" table:style-name="ce1">
            <text:p>0.47198433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.2347238750000002" table:formula="of:=0.5775*[.U45]" table:style-name="ce1">
            <text:p>1.234723875</text:p>
          </table:table-cell>
          <table:table-cell office:value-type="float" office:value="1.2151250833333336" table:style-name="ce1">
            <text:p>1.215125083</text:p>
          </table:table-cell>
          <table:table-cell office:value-type="float" office:value="1.1759275000000002" table:style-name="ce1">
            <text:p>1.1759275</text:p>
          </table:table-cell>
          <table:table-cell office:value-type="float" office:value="1.1367299166666667" table:style-name="ce1">
            <text:p>1.136729917</text:p>
          </table:table-cell>
          <table:table-cell office:value-type="float" office:value="1.1563287083333336" table:style-name="ce1">
            <text:p>1.156328708</text:p>
          </table:table-cell>
          <table:table-cell office:value-type="float" office:value="1.2739214583333334" table:style-name="ce1">
            <text:p>1.273921458</text:p>
          </table:table-cell>
          <table:table-cell office:value-type="float" office:value="1.4111130000000003" table:style-name="ce1">
            <text:p>1.411113</text:p>
          </table:table-cell>
          <table:table-cell office:value-type="float" office:value="1.6658972916666668" table:style-name="ce1">
            <text:p>1.665897292</text:p>
          </table:table-cell>
          <table:table-cell office:value-type="float" office:value="1.8618852083333335" table:style-name="ce1">
            <text:p>1.861885208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1.9402803750000002" table:style-name="ce1">
            <text:p>1.940280375</text:p>
          </table:table-cell>
          <table:table-cell office:value-type="float" office:value="1.8226876250000004" table:style-name="ce1">
            <text:p>1.822687625</text:p>
          </table:table-cell>
          <table:table-cell office:value-type="float" office:value="1.8030888333333337" table:style-name="ce1">
            <text:p>1.803088833</text:p>
          </table:table-cell>
          <table:table-cell office:value-type="float" office:value="1.7638912500000001" table:style-name="ce1">
            <text:p>1.76389125</text:p>
          </table:table-cell>
          <table:table-cell office:value-type="float" office:value="1.7246936666666668" table:style-name="ce1">
            <text:p>1.724693667</text:p>
          </table:table-cell>
          <table:table-cell office:value-type="float" office:value="1.7817083333333337" table:style-name="ce1">
            <text:p>1.781708333</text:p>
          </table:table-cell>
          <table:table-cell office:value-type="float" office:value="1.9598791666666668" table:style-name="ce1">
            <text:p>1.959879167</text:p>
          </table:table-cell>
          <table:table-cell office:value-type="float" office:value="2.1024158333333332" table:style-name="ce1">
            <text:p>2.102415833</text:p>
          </table:table-cell>
          <table:table-cell office:value-type="float" office:value="2.1380500000000002" table:style-name="ce1">
            <text:p>2.13805</text:p>
          </table:table-cell>
          <table:table-cell office:value-type="float" office:value="2.0845987500000001" table:style-name="ce1">
            <text:p>2.08459875</text:p>
          </table:table-cell>
          <table:table-cell office:value-type="float" office:value="1.8707937500000003" table:style-name="ce1">
            <text:p>1.87079375</text:p>
          </table:table-cell>
          <table:table-cell office:value-type="float" office:value="1.6035375000000003" table:style-name="ce1">
            <text:p>1.6035375</text:p>
          </table:table-cell>
          <table:table-cell office:value-type="float" office:value="1.3719154166666669" table:style-name="ce1">
            <text:p>1.37191541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4E-2" table:formula="of:=0.5775*[.U46]" table:style-name="ce1">
            <text:p>0.089397</text:p>
          </table:table-cell>
          <table:table-cell office:value-type="float" office:value="8.7978000000000001E-2" table:style-name="ce1">
            <text:p>0.087978</text:p>
          </table:table-cell>
          <table:table-cell office:value-type="float" office:value="8.5140000000000007E-2" table:style-name="ce1">
            <text:p>0.08514</text:p>
          </table:table-cell>
          <table:table-cell office:value-type="float" office:value="8.2301999999999986E-2" table:style-name="ce1">
            <text:p>0.082302</text:p>
          </table:table-cell>
          <table:table-cell office:value-type="float" office:value="8.3721000000000004E-2" table:style-name="ce1">
            <text:p>0.083721</text:p>
          </table:table-cell>
          <table:table-cell office:value-type="float" office:value="9.2234999999999998E-2" table:style-name="ce1">
            <text:p>0.092235</text:p>
          </table:table-cell>
          <table:table-cell office:value-type="float" office:value="0.10216799999999999" table:style-name="ce1">
            <text:p>0.102168</text:p>
          </table:table-cell>
          <table:table-cell office:value-type="float" office:value="0.120615" table:style-name="ce1">
            <text:p>0.120615</text:p>
          </table:table-cell>
          <table:table-cell office:value-type="float" office:value="0.13480500000000001" table:style-name="ce1">
            <text:p>0.134805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419" table:style-name="ce1">
            <text:p>0.1419</text:p>
          </table:table-cell>
          <table:table-cell office:value-type="float" office:value="0.14048099999999999" table:style-name="ce1">
            <text:p>0.140481</text:p>
          </table:table-cell>
          <table:table-cell office:value-type="float" office:value="0.131967" table:style-name="ce1">
            <text:p>0.131967</text:p>
          </table:table-cell>
          <table:table-cell office:value-type="float" office:value="0.130548" table:style-name="ce1">
            <text:p>0.130548</text:p>
          </table:table-cell>
          <table:table-cell office:value-type="float" office:value="0.12770999999999999" table:style-name="ce1">
            <text:p>0.12771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9" table:style-name="ce1">
            <text:p>0.129</text:p>
          </table:table-cell>
          <table:table-cell office:value-type="float" office:value="0.1419" table:style-name="ce1">
            <text:p>0.1419</text:p>
          </table:table-cell>
          <table:table-cell office:value-type="float" office:value="0.15221999999999997" table:style-name="ce1">
            <text:p>0.15222</text:p>
          </table:table-cell>
          <table:table-cell office:value-type="float" office:value="0.15479999999999999" table:style-name="ce1">
            <text:p>0.1548</text:p>
          </table:table-cell>
          <table:table-cell office:value-type="float" office:value="0.15092999999999998" table:style-name="ce1">
            <text:p>0.15093</text:p>
          </table:table-cell>
          <table:table-cell office:value-type="float" office:value="0.13544999999999999" table:style-name="ce1">
            <text:p>0.13545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9.9330000000000002E-2" table:style-name="ce1">
            <text:p>0.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.46489904999999998" table:formula="of:=0.5775*[.U47]" table:style-name="ce1">
            <text:p>0.46489905</text:p>
          </table:table-cell>
          <table:table-cell office:value-type="float" office:value="0.45751969999999997" table:style-name="ce1">
            <text:p>0.4575197</text:p>
          </table:table-cell>
          <table:table-cell office:value-type="float" office:value="0.44276100000000002" table:style-name="ce1">
            <text:p>0.442761</text:p>
          </table:table-cell>
          <table:table-cell office:value-type="float" office:value="0.42800229999999995" table:style-name="ce1">
            <text:p>0.4280023</text:p>
          </table:table-cell>
          <table:table-cell office:value-type="float" office:value="0.43538165000000001" table:style-name="ce1">
            <text:p>0.43538165</text:p>
          </table:table-cell>
          <table:table-cell office:value-type="float" office:value="0.47965774999999999" table:style-name="ce1">
            <text:p>0.47965775</text:p>
          </table:table-cell>
          <table:table-cell office:value-type="float" office:value="0.53131320000000004" table:style-name="ce1">
            <text:p>0.5313132</text:p>
          </table:table-cell>
          <table:table-cell office:value-type="float" office:value="0.62724475000000002" table:style-name="ce1">
            <text:p>0.62724475</text:p>
          </table:table-cell>
          <table:table-cell office:value-type="float" office:value="0.70103824999999997" table:style-name="ce1">
            <text:p>0.7010382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3055564999999989" table:style-name="ce1">
            <text:p>0.73055565</text:p>
          </table:table-cell>
          <table:table-cell office:value-type="float" office:value="0.68627954999999996" table:style-name="ce1">
            <text:p>0.68627955</text:p>
          </table:table-cell>
          <table:table-cell office:value-type="float" office:value="0.67890019999999995" table:style-name="ce1">
            <text:p>0.6789002</text:p>
          </table:table-cell>
          <table:table-cell office:value-type="float" office:value="0.66414149999999994" table:style-name="ce1">
            <text:p>0.6641415</text:p>
          </table:table-cell>
          <table:table-cell office:value-type="float" office:value="0.64938279999999993" table:style-name="ce1">
            <text:p>0.6493828</text:p>
          </table:table-cell>
          <table:table-cell office:value-type="float" office:value="0.67084999999999995" table:style-name="ce1">
            <text:p>0.67085</text:p>
          </table:table-cell>
          <table:table-cell office:value-type="float" office:value="0.7379349999999999" table:style-name="ce1">
            <text:p>0.737935</text:p>
          </table:table-cell>
          <table:table-cell office:value-type="float" office:value="0.79160299999999983" table:style-name="ce1">
            <text:p>0.791603</text:p>
          </table:table-cell>
          <table:table-cell office:value-type="float" office:value="0.80501999999999996" table:style-name="ce1">
            <text:p>0.80502</text:p>
          </table:table-cell>
          <table:table-cell office:value-type="float" office:value="0.78489449999999994" table:style-name="ce1">
            <text:p>0.7848945</text:p>
          </table:table-cell>
          <table:table-cell office:value-type="float" office:value="0.70439249999999998" table:style-name="ce1">
            <text:p>0.7043925</text:p>
          </table:table-cell>
          <table:table-cell office:value-type="float" office:value="0.603765" table:style-name="ce1">
            <text:p>0.603765</text:p>
          </table:table-cell>
          <table:table-cell office:value-type="float" office:value="0.51655450000000003" table:style-name="ce1">
            <text:p>0.516554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.88722480000000015" table:formula="of:=0.5775*[.U48]" table:style-name="ce1">
            <text:p>0.8872248</text:p>
          </table:table-cell>
          <table:table-cell office:value-type="float" office:value="0.87314186666666682" table:style-name="ce1">
            <text:p>0.873141867</text:p>
          </table:table-cell>
          <table:table-cell office:value-type="float" office:value="0.84497600000000017" table:style-name="ce1">
            <text:p>0.844976</text:p>
          </table:table-cell>
          <table:table-cell office:value-type="float" office:value="0.8168101333333333" table:style-name="ce1">
            <text:p>0.816810133</text:p>
          </table:table-cell>
          <table:table-cell office:value-type="float" office:value="0.83089306666666685" table:style-name="ce1">
            <text:p>0.830893067</text:p>
          </table:table-cell>
          <table:table-cell office:value-type="float" office:value="0.91539066666666669" table:style-name="ce1">
            <text:p>0.915390667</text:p>
          </table:table-cell>
          <table:table-cell office:value-type="float" office:value="1.0139712000000001" table:style-name="ce1">
            <text:p>1.0139712</text:p>
          </table:table-cell>
          <table:table-cell office:value-type="float" office:value="1.1970493333333334" table:style-name="ce1">
            <text:p>1.197049333</text:p>
          </table:table-cell>
          <table:table-cell office:value-type="float" office:value="1.3378786666666669" table:style-name="ce1">
            <text:p>1.337878667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3942104000000002" table:style-name="ce1">
            <text:p>1.3942104</text:p>
          </table:table-cell>
          <table:table-cell office:value-type="float" office:value="1.3097128000000002" table:style-name="ce1">
            <text:p>1.3097128</text:p>
          </table:table-cell>
          <table:table-cell office:value-type="float" office:value="1.2956298666666668" table:style-name="ce1">
            <text:p>1.295629867</text:p>
          </table:table-cell>
          <table:table-cell office:value-type="float" office:value="1.2674640000000001" table:style-name="ce1">
            <text:p>1.267464</text:p>
          </table:table-cell>
          <table:table-cell office:value-type="float" office:value="1.2392981333333335" table:style-name="ce1">
            <text:p>1.239298133</text:p>
          </table:table-cell>
          <table:table-cell office:value-type="float" office:value="1.2802666666666669" table:style-name="ce1">
            <text:p>1.280266667</text:p>
          </table:table-cell>
          <table:table-cell office:value-type="float" office:value="1.4082933333333334" table:style-name="ce1">
            <text:p>1.408293333</text:p>
          </table:table-cell>
          <table:table-cell office:value-type="float" office:value="1.5107146666666667" table:style-name="ce1">
            <text:p>1.510714667</text:p>
          </table:table-cell>
          <table:table-cell office:value-type="float" office:value="1.5363200000000001" table:style-name="ce1">
            <text:p>1.53632</text:p>
          </table:table-cell>
          <table:table-cell office:value-type="float" office:value="1.4979120000000001" table:style-name="ce1">
            <text:p>1.497912</text:p>
          </table:table-cell>
          <table:table-cell office:value-type="float" office:value="1.3442800000000001" table:style-name="ce1">
            <text:p>1.34428</text:p>
          </table:table-cell>
          <table:table-cell office:value-type="float" office:value="1.1522400000000002" table:style-name="ce1">
            <text:p>1.15224</text:p>
          </table:table-cell>
          <table:table-cell office:value-type="float" office:value="0.98580533333333353" table:style-name="ce1">
            <text:p>0.98580533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50304292500000003" table:formula="of:=0.5775*[.U49]" table:style-name="ce1">
            <text:p>0.503042925</text:p>
          </table:table-cell>
          <table:table-cell office:value-type="float" office:value="0.49505811666666671" table:style-name="ce1">
            <text:p>0.495058117</text:p>
          </table:table-cell>
          <table:table-cell office:value-type="float" office:value="0.47908850000000003" table:style-name="ce1">
            <text:p>0.4790885</text:p>
          </table:table-cell>
          <table:table-cell office:value-type="float" office:value="0.46311888333333329" table:style-name="ce1">
            <text:p>0.463118883</text:p>
          </table:table-cell>
          <table:table-cell office:value-type="float" office:value="0.47110369166666671" table:style-name="ce1">
            <text:p>0.471103692</text:p>
          </table:table-cell>
          <table:table-cell office:value-type="float" office:value="0.51901254166666666" table:style-name="ce1">
            <text:p>0.519012542</text:p>
          </table:table-cell>
          <table:table-cell office:value-type="float" office:value="0.57490620000000003" table:style-name="ce1">
            <text:p>0.5749062</text:p>
          </table:table-cell>
          <table:table-cell office:value-type="float" office:value="0.6787087083333333" table:style-name="ce1">
            <text:p>0.678708708</text:p>
          </table:table-cell>
          <table:table-cell office:value-type="float" office:value="0.75855679166666667" table:style-name="ce1">
            <text:p>0.758556792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79049602499999994" table:style-name="ce1">
            <text:p>0.790496025</text:p>
          </table:table-cell>
          <table:table-cell office:value-type="float" office:value="0.74258717500000004" table:style-name="ce1">
            <text:p>0.742587175</text:p>
          </table:table-cell>
          <table:table-cell office:value-type="float" office:value="0.73460236666666667" table:style-name="ce1">
            <text:p>0.734602367</text:p>
          </table:table-cell>
          <table:table-cell office:value-type="float" office:value="0.71863274999999993" table:style-name="ce1">
            <text:p>0.71863275</text:p>
          </table:table-cell>
          <table:table-cell office:value-type="float" office:value="0.7026631333333333" table:style-name="ce1">
            <text:p>0.702663133</text:p>
          </table:table-cell>
          <table:table-cell office:value-type="float" office:value="0.72589166666666671" table:style-name="ce1">
            <text:p>0.725891667</text:p>
          </table:table-cell>
          <table:table-cell office:value-type="float" office:value="0.79848083333333331" table:style-name="ce1">
            <text:p>0.798480833</text:p>
          </table:table-cell>
          <table:table-cell office:value-type="float" office:value="0.85655216666666656" table:style-name="ce1">
            <text:p>0.856552167</text:p>
          </table:table-cell>
          <table:table-cell office:value-type="float" office:value="0.87107000000000001" table:style-name="ce1">
            <text:p>0.87107</text:p>
          </table:table-cell>
          <table:table-cell office:value-type="float" office:value="0.84929325" table:style-name="ce1">
            <text:p>0.84929325</text:p>
          </table:table-cell>
          <table:table-cell office:value-type="float" office:value="0.76218625000000007" table:style-name="ce1">
            <text:p>0.76218625</text:p>
          </table:table-cell>
          <table:table-cell office:value-type="float" office:value="0.65330250000000001" table:style-name="ce1">
            <text:p>0.6533025</text:p>
          </table:table-cell>
          <table:table-cell office:value-type="float" office:value="0.5589365833333334" table:style-name="ce1">
            <text:p>0.558936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2067844249999999" table:formula="of:=0.5775*[.U50]" table:style-name="ce1">
            <text:p>1.206784425</text:p>
          </table:table-cell>
          <table:table-cell office:value-type="float" office:value="1.1876291166666666" table:style-name="ce1">
            <text:p>1.187629117</text:p>
          </table:table-cell>
          <table:table-cell office:value-type="float" office:value="1.1493185000000001" table:style-name="ce1">
            <text:p>1.1493185</text:p>
          </table:table-cell>
          <table:table-cell office:value-type="float" office:value="1.1110078833333332" table:style-name="ce1">
            <text:p>1.111007883</text:p>
          </table:table-cell>
          <table:table-cell office:value-type="float" office:value="1.1301631916666668" table:style-name="ce1">
            <text:p>1.130163192</text:p>
          </table:table-cell>
          <table:table-cell office:value-type="float" office:value="1.2450950416666666" table:style-name="ce1">
            <text:p>1.245095042</text:p>
          </table:table-cell>
          <table:table-cell office:value-type="float" office:value="1.3791822" table:style-name="ce1">
            <text:p>1.3791822</text:p>
          </table:table-cell>
          <table:table-cell office:value-type="float" office:value="1.6282012083333333" table:style-name="ce1">
            <text:p>1.628201208</text:p>
          </table:table-cell>
          <table:table-cell office:value-type="float" office:value="1.8197542916666667" table:style-name="ce1">
            <text:p>1.819754292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1.8963755249999998" table:style-name="ce1">
            <text:p>1.896375525</text:p>
          </table:table-cell>
          <table:table-cell office:value-type="float" office:value="1.781443675" table:style-name="ce1">
            <text:p>1.781443675</text:p>
          </table:table-cell>
          <table:table-cell office:value-type="float" office:value="1.7622883666666667" table:style-name="ce1">
            <text:p>1.762288367</text:p>
          </table:table-cell>
          <table:table-cell office:value-type="float" office:value="1.7239777499999998" table:style-name="ce1">
            <text:p>1.72397775</text:p>
          </table:table-cell>
          <table:table-cell office:value-type="float" office:value="1.6856671333333333" table:style-name="ce1">
            <text:p>1.685667133</text:p>
          </table:table-cell>
          <table:table-cell office:value-type="float" office:value="1.7413916666666667" table:style-name="ce1">
            <text:p>1.741391667</text:p>
          </table:table-cell>
          <table:table-cell office:value-type="float" office:value="1.9155308333333332" table:style-name="ce1">
            <text:p>1.915530833</text:p>
          </table:table-cell>
          <table:table-cell office:value-type="float" office:value="2.0548421666666661" table:style-name="ce1">
            <text:p>2.054842167</text:p>
          </table:table-cell>
          <table:table-cell office:value-type="float" office:value="2.0896699999999999" table:style-name="ce1">
            <text:p>2.08967</text:p>
          </table:table-cell>
          <table:table-cell office:value-type="float" office:value="2.0374282500000001" table:style-name="ce1">
            <text:p>2.03742825</text:p>
          </table:table-cell>
          <table:table-cell office:value-type="float" office:value="1.8284612499999999" table:style-name="ce1">
            <text:p>1.82846125</text:p>
          </table:table-cell>
          <table:table-cell office:value-type="float" office:value="1.5672524999999999" table:style-name="ce1">
            <text:p>1.5672525</text:p>
          </table:table-cell>
          <table:table-cell office:value-type="float" office:value="1.3408715833333333" table:style-name="ce1">
            <text:p>1.3408715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.54182782499999993" table:formula="of:=0.5775*[.U51]" table:style-name="ce1">
            <text:p>0.541827825</text:p>
          </table:table-cell>
          <table:table-cell office:value-type="float" office:value="0.5332273833333333" table:style-name="ce1">
            <text:p>0.533227383</text:p>
          </table:table-cell>
          <table:table-cell office:value-type="float" office:value="0.51602649999999994" table:style-name="ce1">
            <text:p>0.5160265</text:p>
          </table:table-cell>
          <table:table-cell office:value-type="float" office:value="0.49882561666666658" table:style-name="ce1">
            <text:p>0.498825617</text:p>
          </table:table-cell>
          <table:table-cell office:value-type="float" office:value="0.50742605833333332" table:style-name="ce1">
            <text:p>0.507426058</text:p>
          </table:table-cell>
          <table:table-cell office:value-type="float" office:value="0.55902870833333329" table:style-name="ce1">
            <text:p>0.559028708</text:p>
          </table:table-cell>
          <table:table-cell office:value-type="float" office:value="0.6192318" table:style-name="ce1">
            <text:p>0.6192318</text:p>
          </table:table-cell>
          <table:table-cell office:value-type="float" office:value="0.73103754166666657" table:style-name="ce1">
            <text:p>0.731037542</text:p>
          </table:table-cell>
          <table:table-cell office:value-type="float" office:value="0.81704195833333326" table:style-name="ce1">
            <text:p>0.817041958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85144372499999987" table:style-name="ce1">
            <text:p>0.851443725</text:p>
          </table:table-cell>
          <table:table-cell office:value-type="float" office:value="0.7998410749999999" table:style-name="ce1">
            <text:p>0.799841075</text:p>
          </table:table-cell>
          <table:table-cell office:value-type="float" office:value="0.79124063333333328" table:style-name="ce1">
            <text:p>0.791240633</text:p>
          </table:table-cell>
          <table:table-cell office:value-type="float" office:value="0.77403974999999992" table:style-name="ce1">
            <text:p>0.77403975</text:p>
          </table:table-cell>
          <table:table-cell office:value-type="float" office:value="0.75683886666666655" table:style-name="ce1">
            <text:p>0.756838867</text:p>
          </table:table-cell>
          <table:table-cell office:value-type="float" office:value="0.78185833333333332" table:style-name="ce1">
            <text:p>0.781858333</text:p>
          </table:table-cell>
          <table:table-cell office:value-type="float" office:value="0.8600441666666665" table:style-name="ce1">
            <text:p>0.860044167</text:p>
          </table:table-cell>
          <table:table-cell office:value-type="float" office:value="0.92259283333333308" table:style-name="ce1">
            <text:p>0.922592833</text:p>
          </table:table-cell>
          <table:table-cell office:value-type="float" office:value="0.9382299999999999" table:style-name="ce1">
            <text:p>0.93823</text:p>
          </table:table-cell>
          <table:table-cell office:value-type="float" office:value="0.9147742499999999" table:style-name="ce1">
            <text:p>0.91477425</text:p>
          </table:table-cell>
          <table:table-cell office:value-type="float" office:value="0.82095124999999991" table:style-name="ce1">
            <text:p>0.82095125</text:p>
          </table:table-cell>
          <table:table-cell office:value-type="float" office:value="0.70367249999999992" table:style-name="ce1">
            <text:p>0.7036725</text:p>
          </table:table-cell>
          <table:table-cell office:value-type="float" office:value="0.60203091666666664" table:style-name="ce1">
            <text:p>0.60203091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6E-2" table:formula="of:=0.5775*[.U52]" table:style-name="ce1">
            <text:p>0.0585585</text:p>
          </table:table-cell>
          <table:table-cell office:value-type="float" office:value="5.7629000000000007E-2" table:style-name="ce1">
            <text:p>0.057629</text:p>
          </table:table-cell>
          <table:table-cell office:value-type="float" office:value="5.5770000000000007E-2" table:style-name="ce1">
            <text:p>0.05577</text:p>
          </table:table-cell>
          <table:table-cell office:value-type="float" office:value="5.3911000000000001E-2" table:style-name="ce1">
            <text:p>0.053911</text:p>
          </table:table-cell>
          <table:table-cell office:value-type="float" office:value="5.4840500000000007E-2" table:style-name="ce1">
            <text:p>0.0548405</text:p>
          </table:table-cell>
          <table:table-cell office:value-type="float" office:value="6.0417499999999999E-2" table:style-name="ce1">
            <text:p>0.0604175</text:p>
          </table:table-cell>
          <table:table-cell office:value-type="float" office:value="6.6924000000000011E-2" table:style-name="ce1">
            <text:p>0.066924</text:p>
          </table:table-cell>
          <table:table-cell office:value-type="float" office:value="7.9007500000000008E-2" table:style-name="ce1">
            <text:p>0.0790075</text:p>
          </table:table-cell>
          <table:table-cell office:value-type="float" office:value="8.8302500000000006E-2" table:style-name="ce1">
            <text:p>0.088302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2020500000000005E-2" table:style-name="ce1">
            <text:p>0.0920205</text:p>
          </table:table-cell>
          <table:table-cell office:value-type="float" office:value="8.6443500000000006E-2" table:style-name="ce1">
            <text:p>0.0864435</text:p>
          </table:table-cell>
          <table:table-cell office:value-type="float" office:value="8.5514000000000007E-2" table:style-name="ce1">
            <text:p>0.085514</text:p>
          </table:table-cell>
          <table:table-cell office:value-type="float" office:value="8.3654999999999993E-2" table:style-name="ce1">
            <text:p>0.083655</text:p>
          </table:table-cell>
          <table:table-cell office:value-type="float" office:value="8.1796000000000008E-2" table:style-name="ce1">
            <text:p>0.081796</text:p>
          </table:table-cell>
          <table:table-cell office:value-type="float" office:value="8.4500000000000006E-2" table:style-name="ce1">
            <text:p>0.0845</text:p>
          </table:table-cell>
          <table:table-cell office:value-type="float" office:value="9.2950000000000005E-2" table:style-name="ce1">
            <text:p>0.09295</text:p>
          </table:table-cell>
          <table:table-cell office:value-type="float" office:value="9.9709999999999993E-2" table:style-name="ce1">
            <text:p>0.09971</text:p>
          </table:table-cell>
          <table:table-cell office:value-type="float" office:value="0.1014" table:style-name="ce1">
            <text:p>0.1014</text:p>
          </table:table-cell>
          <table:table-cell office:value-type="float" office:value="9.8865000000000008E-2" table:style-name="ce1">
            <text:p>0.098865</text:p>
          </table:table-cell>
          <table:table-cell office:value-type="float" office:value="8.8724999999999998E-2" table:style-name="ce1">
            <text:p>0.088725</text:p>
          </table:table-cell>
          <table:table-cell office:value-type="float" office:value="7.6050000000000006E-2" table:style-name="ce1">
            <text:p>0.07605</text:p>
          </table:table-cell>
          <table:table-cell office:value-type="float" office:value="6.5065000000000012E-2" table:style-name="ce1">
            <text:p>0.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56122027499999994" table:formula="of:=0.5775*[.U53]" table:style-name="ce1">
            <text:p>0.561220275</text:p>
          </table:table-cell>
          <table:table-cell office:value-type="float" office:value="0.55231201666666663" table:style-name="ce1">
            <text:p>0.552312017</text:p>
          </table:table-cell>
          <table:table-cell office:value-type="float" office:value="0.53449550000000001" table:style-name="ce1">
            <text:p>0.5344955</text:p>
          </table:table-cell>
          <table:table-cell office:value-type="float" office:value="0.51667898333333329" table:style-name="ce1">
            <text:p>0.516678983</text:p>
          </table:table-cell>
          <table:table-cell office:value-type="float" office:value="0.5255872416666667" table:style-name="ce1">
            <text:p>0.525587242</text:p>
          </table:table-cell>
          <table:table-cell office:value-type="float" office:value="0.57903679166666666" table:style-name="ce1">
            <text:p>0.579036792</text:p>
          </table:table-cell>
          <table:table-cell office:value-type="float" office:value="0.64139460000000004" table:style-name="ce1">
            <text:p>0.6413946</text:p>
          </table:table-cell>
          <table:table-cell office:value-type="float" office:value="0.75720195833333326" table:style-name="ce1">
            <text:p>0.757201958</text:p>
          </table:table-cell>
          <table:table-cell office:value-type="float" office:value="0.84628454166666667" table:style-name="ce1">
            <text:p>0.846284542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8819175749999999" table:style-name="ce1">
            <text:p>0.881917575</text:p>
          </table:table-cell>
          <table:table-cell office:value-type="float" office:value="0.82846802499999994" table:style-name="ce1">
            <text:p>0.828468025</text:p>
          </table:table-cell>
          <table:table-cell office:value-type="float" office:value="0.81955976666666663" table:style-name="ce1">
            <text:p>0.819559767</text:p>
          </table:table-cell>
          <table:table-cell office:value-type="float" office:value="0.80174324999999991" table:style-name="ce1">
            <text:p>0.80174325</text:p>
          </table:table-cell>
          <table:table-cell office:value-type="float" office:value="0.78392673333333329" table:style-name="ce1">
            <text:p>0.783926733</text:p>
          </table:table-cell>
          <table:table-cell office:value-type="float" office:value="0.80984166666666668" table:style-name="ce1">
            <text:p>0.809841667</text:p>
          </table:table-cell>
          <table:table-cell office:value-type="float" office:value="0.89082583333333321" table:style-name="ce1">
            <text:p>0.890825833</text:p>
          </table:table-cell>
          <table:table-cell office:value-type="float" office:value="0.95561316666666651" table:style-name="ce1">
            <text:p>0.955613167</text:p>
          </table:table-cell>
          <table:table-cell office:value-type="float" office:value="0.97180999999999995" table:style-name="ce1">
            <text:p>0.97181</text:p>
          </table:table-cell>
          <table:table-cell office:value-type="float" office:value="0.94751474999999996" table:style-name="ce1">
            <text:p>0.94751475</text:p>
          </table:table-cell>
          <table:table-cell office:value-type="float" office:value="0.85033375" table:style-name="ce1">
            <text:p>0.85033375</text:p>
          </table:table-cell>
          <table:table-cell office:value-type="float" office:value="0.72885749999999994" table:style-name="ce1">
            <text:p>0.7288575</text:p>
          </table:table-cell>
          <table:table-cell office:value-type="float" office:value="0.62357808333333331" table:style-name="ce1">
            <text:p>0.623578083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.31248525000000005" table:formula="of:=0.5775*[.U54]" table:style-name="ce1">
            <text:p>0.31248525</text:p>
          </table:table-cell>
          <table:table-cell office:value-type="float" office:value="0.30752516666666668" table:style-name="ce1">
            <text:p>0.307525167</text:p>
          </table:table-cell>
          <table:table-cell office:value-type="float" office:value="0.29760500000000006" table:style-name="ce1">
            <text:p>0.297605</text:p>
          </table:table-cell>
          <table:table-cell office:value-type="float" office:value="0.28768483333333333" table:style-name="ce1">
            <text:p>0.287684833</text:p>
          </table:table-cell>
          <table:table-cell office:value-type="float" office:value="0.2926449166666667" table:style-name="ce1">
            <text:p>0.292644917</text:p>
          </table:table-cell>
          <table:table-cell office:value-type="float" office:value="0.32240541666666667" table:style-name="ce1">
            <text:p>0.322405417</text:p>
          </table:table-cell>
          <table:table-cell office:value-type="float" office:value="0.35712600000000005" table:style-name="ce1">
            <text:p>0.357126</text:p>
          </table:table-cell>
          <table:table-cell office:value-type="float" office:value="0.42160708333333335" table:style-name="ce1">
            <text:p>0.421607083</text:p>
          </table:table-cell>
          <table:table-cell office:value-type="float" office:value="0.47120791666666667" table:style-name="ce1">
            <text:p>0.471207917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49104825000000002" table:style-name="ce1">
            <text:p>0.49104825</text:p>
          </table:table-cell>
          <table:table-cell office:value-type="float" office:value="0.46128775000000005" table:style-name="ce1">
            <text:p>0.46128775</text:p>
          </table:table-cell>
          <table:table-cell office:value-type="float" office:value="0.45632766666666669" table:style-name="ce1">
            <text:p>0.456327667</text:p>
          </table:table-cell>
          <table:table-cell office:value-type="float" office:value="0.44640750000000001" table:style-name="ce1">
            <text:p>0.4464075</text:p>
          </table:table-cell>
          <table:table-cell office:value-type="float" office:value="0.43648733333333334" table:style-name="ce1">
            <text:p>0.436487333</text:p>
          </table:table-cell>
          <table:table-cell office:value-type="float" office:value="0.45091666666666669" table:style-name="ce1">
            <text:p>0.450916667</text:p>
          </table:table-cell>
          <table:table-cell office:value-type="float" office:value="0.49600833333333333" table:style-name="ce1">
            <text:p>0.496008333</text:p>
          </table:table-cell>
          <table:table-cell office:value-type="float" office:value="0.53208166666666656" table:style-name="ce1">
            <text:p>0.53208166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5275725" table:style-name="ce1">
            <text:p>0.5275725</text:p>
          </table:table-cell>
          <table:table-cell office:value-type="float" office:value="0.47346250000000001" table:style-name="ce1">
            <text:p>0.4734625</text:p>
          </table:table-cell>
          <table:table-cell office:value-type="float" office:value="0.40582499999999999" table:style-name="ce1">
            <text:p>0.405825</text:p>
          </table:table-cell>
          <table:table-cell office:value-type="float" office:value="0.34720583333333338" table:style-name="ce1">
            <text:p>0.34720583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.10890495" table:formula="of:=0.5775*[.U55]" table:style-name="ce1">
            <text:p>0.10890495</text:p>
          </table:table-cell>
          <table:table-cell office:value-type="float" office:value="0.1071763" table:style-name="ce1">
            <text:p>0.1071763</text:p>
          </table:table-cell>
          <table:table-cell office:value-type="float" office:value="0.10371900000000001" table:style-name="ce1">
            <text:p>0.103719</text:p>
          </table:table-cell>
          <table:table-cell office:value-type="float" office:value="0.1002617" table:style-name="ce1">
            <text:p>0.1002617</text:p>
          </table:table-cell>
          <table:table-cell office:value-type="float" office:value="0.10199035000000001" table:style-name="ce1">
            <text:p>0.10199035</text:p>
          </table:table-cell>
          <table:table-cell office:value-type="float" office:value="0.11236225" table:style-name="ce1">
            <text:p>0.11236225</text:p>
          </table:table-cell>
          <table:table-cell office:value-type="float" office:value="0.1244628" table:style-name="ce1">
            <text:p>0.1244628</text:p>
          </table:table-cell>
          <table:table-cell office:value-type="float" office:value="0.14693524999999999" table:style-name="ce1">
            <text:p>0.14693525</text:p>
          </table:table-cell>
          <table:table-cell office:value-type="float" office:value="0.16422175" table:style-name="ce1">
            <text:p>0.1642217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7113634999999999" table:style-name="ce1">
            <text:p>0.17113635</text:p>
          </table:table-cell>
          <table:table-cell office:value-type="float" office:value="0.16076445" table:style-name="ce1">
            <text:p>0.16076445</text:p>
          </table:table-cell>
          <table:table-cell office:value-type="float" office:value="0.1590358" table:style-name="ce1">
            <text:p>0.1590358</text:p>
          </table:table-cell>
          <table:table-cell office:value-type="float" office:value="0.15557849999999998" table:style-name="ce1">
            <text:p>0.1555785</text:p>
          </table:table-cell>
          <table:table-cell office:value-type="float" office:value="0.15212119999999998" table:style-name="ce1">
            <text:p>0.1521212</text:p>
          </table:table-cell>
          <table:table-cell office:value-type="float" office:value="0.15715000000000001" table:style-name="ce1">
            <text:p>0.15715</text:p>
          </table:table-cell>
          <table:table-cell office:value-type="float" office:value="0.17286499999999999" table:style-name="ce1">
            <text:p>0.172865</text:p>
          </table:table-cell>
          <table:table-cell office:value-type="float" office:value="0.18543699999999996" table:style-name="ce1">
            <text:p>0.185437</text:p>
          </table:table-cell>
          <table:table-cell office:value-type="float" office:value="0.18858" table:style-name="ce1">
            <text:p>0.18858</text:p>
          </table:table-cell>
          <table:table-cell office:value-type="float" office:value="0.18386549999999999" table:style-name="ce1">
            <text:p>0.1838655</text:p>
          </table:table-cell>
          <table:table-cell office:value-type="float" office:value="0.1650075" table:style-name="ce1">
            <text:p>0.1650075</text:p>
          </table:table-cell>
          <table:table-cell office:value-type="float" office:value="0.14143500000000001" table:style-name="ce1">
            <text:p>0.141435</text:p>
          </table:table-cell>
          <table:table-cell office:value-type="float" office:value="0.1210055" table:style-name="ce1">
            <text:p>0.121005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.53200455000000002" table:formula="of:=0.5775*[.U56]" table:style-name="ce1">
            <text:p>0.53200455</text:p>
          </table:table-cell>
          <table:table-cell office:value-type="float" office:value="0.52356003333333334" table:style-name="ce1">
            <text:p>0.523560033</text:p>
          </table:table-cell>
          <table:table-cell office:value-type="float" office:value="0.50667100000000009" table:style-name="ce1">
            <text:p>0.506671</text:p>
          </table:table-cell>
          <table:table-cell office:value-type="float" office:value="0.48978196666666662" table:style-name="ce1">
            <text:p>0.489781967</text:p>
          </table:table-cell>
          <table:table-cell office:value-type="float" office:value="0.49822648333333341" table:style-name="ce1">
            <text:p>0.498226483</text:p>
          </table:table-cell>
          <table:table-cell office:value-type="float" office:value="0.54889358333333338" table:style-name="ce1">
            <text:p>0.548893583</text:p>
          </table:table-cell>
          <table:table-cell office:value-type="float" office:value="0.60800520000000002" table:style-name="ce1">
            <text:p>0.6080052</text:p>
          </table:table-cell>
          <table:table-cell office:value-type="float" office:value="0.71778391666666674" table:style-name="ce1">
            <text:p>0.717783917</text:p>
          </table:table-cell>
          <table:table-cell office:value-type="float" office:value="0.80222908333333343" table:style-name="ce1">
            <text:p>0.802229083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83600715000000003" table:style-name="ce1">
            <text:p>0.83600715</text:p>
          </table:table-cell>
          <table:table-cell office:value-type="float" office:value="0.78534005000000007" table:style-name="ce1">
            <text:p>0.78534005</text:p>
          </table:table-cell>
          <table:table-cell office:value-type="float" office:value="0.77689553333333339" table:style-name="ce1">
            <text:p>0.776895533</text:p>
          </table:table-cell>
          <table:table-cell office:value-type="float" office:value="0.76000650000000003" table:style-name="ce1">
            <text:p>0.7600065</text:p>
          </table:table-cell>
          <table:table-cell office:value-type="float" office:value="0.74311746666666667" table:style-name="ce1">
            <text:p>0.743117467</text:p>
          </table:table-cell>
          <table:table-cell office:value-type="float" office:value="0.76768333333333338" table:style-name="ce1">
            <text:p>0.767683333</text:p>
          </table:table-cell>
          <table:table-cell office:value-type="float" office:value="0.84445166666666671" table:style-name="ce1">
            <text:p>0.844451667</text:p>
          </table:table-cell>
          <table:table-cell office:value-type="float" office:value="0.90586633333333322" table:style-name="ce1">
            <text:p>0.905866333</text:p>
          </table:table-cell>
          <table:table-cell office:value-type="float" office:value="0.92122000000000004" table:style-name="ce1">
            <text:p>0.92122</text:p>
          </table:table-cell>
          <table:table-cell office:value-type="float" office:value="0.89818949999999997" table:style-name="ce1">
            <text:p>0.8981895</text:p>
          </table:table-cell>
          <table:table-cell office:value-type="float" office:value="0.80606750000000005" table:style-name="ce1">
            <text:p>0.8060675</text:p>
          </table:table-cell>
          <table:table-cell office:value-type="float" office:value="0.69091500000000006" table:style-name="ce1">
            <text:p>0.690915</text:p>
          </table:table-cell>
          <table:table-cell office:value-type="float" office:value="0.59111616666666678" table:style-name="ce1">
            <text:p>0.591116167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.56845635000000005" table:formula="of:=0.5775*[.U57]" table:style-name="ce1">
            <text:p>0.56845635</text:p>
          </table:table-cell>
          <table:table-cell office:value-type="float" office:value="0.55943323333333339" table:style-name="ce1">
            <text:p>0.559433233</text:p>
          </table:table-cell>
          <table:table-cell office:value-type="float" office:value="0.54138700000000006" table:style-name="ce1">
            <text:p>0.541387</text:p>
          </table:table-cell>
          <table:table-cell office:value-type="float" office:value="0.52334076666666662" table:style-name="ce1">
            <text:p>0.523340767</text:p>
          </table:table-cell>
          <table:table-cell office:value-type="float" office:value="0.5323638833333334" table:style-name="ce1">
            <text:p>0.532363883</text:p>
          </table:table-cell>
          <table:table-cell office:value-type="float" office:value="0.58650258333333327" table:style-name="ce1">
            <text:p>0.586502583</text:p>
          </table:table-cell>
          <table:table-cell office:value-type="float" office:value="0.64966440000000003" table:style-name="ce1">
            <text:p>0.6496644</text:p>
          </table:table-cell>
          <table:table-cell office:value-type="float" office:value="0.76696491666666666" table:style-name="ce1">
            <text:p>0.766964917</text:p>
          </table:table-cell>
          <table:table-cell office:value-type="float" office:value="0.8571960833333333" table:style-name="ce1">
            <text:p>0.857196083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89328854999999996" table:style-name="ce1">
            <text:p>0.89328855</text:p>
          </table:table-cell>
          <table:table-cell office:value-type="float" office:value="0.83914984999999997" table:style-name="ce1">
            <text:p>0.83914985</text:p>
          </table:table-cell>
          <table:table-cell office:value-type="float" office:value="0.83012673333333342" table:style-name="ce1">
            <text:p>0.830126733</text:p>
          </table:table-cell>
          <table:table-cell office:value-type="float" office:value="0.81208049999999998" table:style-name="ce1">
            <text:p>0.8120805</text:p>
          </table:table-cell>
          <table:table-cell office:value-type="float" office:value="0.79403426666666665" table:style-name="ce1">
            <text:p>0.794034267</text:p>
          </table:table-cell>
          <table:table-cell office:value-type="float" office:value="0.82028333333333336" table:style-name="ce1">
            <text:p>0.820283333</text:p>
          </table:table-cell>
          <table:table-cell office:value-type="float" office:value="0.90231166666666662" table:style-name="ce1">
            <text:p>0.902311667</text:p>
          </table:table-cell>
          <table:table-cell office:value-type="float" office:value="0.96793433333333312" table:style-name="ce1">
            <text:p>0.967934333</text:p>
          </table:table-cell>
          <table:table-cell office:value-type="float" office:value="0.98433999999999999" table:style-name="ce1">
            <text:p>0.98434</text:p>
          </table:table-cell>
          <table:table-cell office:value-type="float" office:value="0.95973149999999996" table:style-name="ce1">
            <text:p>0.9597315</text:p>
          </table:table-cell>
          <table:table-cell office:value-type="float" office:value="0.86129750000000005" table:style-name="ce1">
            <text:p>0.8612975</text:p>
          </table:table-cell>
          <table:table-cell office:value-type="float" office:value="0.73825499999999999" table:style-name="ce1">
            <text:p>0.738255</text:p>
          </table:table-cell>
          <table:table-cell office:value-type="float" office:value="0.6316181666666667" table:style-name="ce1">
            <text:p>0.631618167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.53101125000000005" table:formula="of:=0.5775*[.U58]" table:style-name="ce1">
            <text:p>0.53101125</text:p>
          </table:table-cell>
          <table:table-cell office:value-type="float" office:value="0.52258250000000006" table:style-name="ce1">
            <text:p>0.5225825</text:p>
          </table:table-cell>
          <table:table-cell office:value-type="float" office:value="0.50572499999999998" table:style-name="ce1">
            <text:p>0.505725</text:p>
          </table:table-cell>
          <table:table-cell office:value-type="float" office:value="0.48886749999999995" table:style-name="ce1">
            <text:p>0.4888675</text:p>
          </table:table-cell>
          <table:table-cell office:value-type="float" office:value="0.49729625000000005" table:style-name="ce1">
            <text:p>0.49729625</text:p>
          </table:table-cell>
          <table:table-cell office:value-type="float" office:value="0.54786875000000002" table:style-name="ce1">
            <text:p>0.54786875</text:p>
          </table:table-cell>
          <table:table-cell office:value-type="float" office:value="0.60687000000000002" table:style-name="ce1">
            <text:p>0.60687</text:p>
          </table:table-cell>
          <table:table-cell office:value-type="float" office:value="0.71644375000000005" table:style-name="ce1">
            <text:p>0.71644375</text:p>
          </table:table-cell>
          <table:table-cell office:value-type="float" office:value="0.80073125000000001" table:style-name="ce1">
            <text:p>0.8007312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83444624999999994" table:style-name="ce1">
            <text:p>0.83444625</text:p>
          </table:table-cell>
          <table:table-cell office:value-type="float" office:value="0.78387375000000004" table:style-name="ce1">
            <text:p>0.78387375</text:p>
          </table:table-cell>
          <table:table-cell office:value-type="float" office:value="0.77544500000000005" table:style-name="ce1">
            <text:p>0.775445</text:p>
          </table:table-cell>
          <table:table-cell office:value-type="float" office:value="0.75858749999999997" table:style-name="ce1">
            <text:p>0.7585875</text:p>
          </table:table-cell>
          <table:table-cell office:value-type="float" office:value="0.74173" table:style-name="ce1">
            <text:p>0.74173</text:p>
          </table:table-cell>
          <table:table-cell office:value-type="float" office:value="0.76624999999999999" table:style-name="ce1">
            <text:p>0.76625</text:p>
          </table:table-cell>
          <table:table-cell office:value-type="float" office:value="0.84287499999999993" table:style-name="ce1">
            <text:p>0.842875</text:p>
          </table:table-cell>
          <table:table-cell office:value-type="float" office:value="0.90417499999999984" table:style-name="ce1">
            <text:p>0.904175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9651249999999993" table:style-name="ce1">
            <text:p>0.8965125</text:p>
          </table:table-cell>
          <table:table-cell office:value-type="float" office:value="0.80456249999999996" table:style-name="ce1">
            <text:p>0.8045625</text:p>
          </table:table-cell>
          <table:table-cell office:value-type="float" office:value="0.68962499999999993" table:style-name="ce1">
            <text:p>0.689625</text:p>
          </table:table-cell>
          <table:table-cell office:value-type="float" office:value="0.59001250000000005" table:style-name="ce1">
            <text:p>0.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.54037252499999999" table:formula="of:=0.5775*[.U59]" table:style-name="ce1">
            <text:p>0.540372525</text:p>
          </table:table-cell>
          <table:table-cell office:value-type="float" office:value="0.53179518333333331" table:style-name="ce1">
            <text:p>0.531795183</text:p>
          </table:table-cell>
          <table:table-cell office:value-type="float" office:value="0.51464050000000006" table:style-name="ce1">
            <text:p>0.5146405</text:p>
          </table:table-cell>
          <table:table-cell office:value-type="float" office:value="0.49748581666666658" table:style-name="ce1">
            <text:p>0.497485817</text:p>
          </table:table-cell>
          <table:table-cell office:value-type="float" office:value="0.50606315833333337" table:style-name="ce1">
            <text:p>0.506063158</text:p>
          </table:table-cell>
          <table:table-cell office:value-type="float" office:value="0.55752720833333325" table:style-name="ce1">
            <text:p>0.557527208</text:p>
          </table:table-cell>
          <table:table-cell office:value-type="float" office:value="0.61756860000000002" table:style-name="ce1">
            <text:p>0.6175686</text:p>
          </table:table-cell>
          <table:table-cell office:value-type="float" office:value="0.72907404166666667" table:style-name="ce1">
            <text:p>0.729074042</text:p>
          </table:table-cell>
          <table:table-cell office:value-type="float" office:value="0.81484745833333327" table:style-name="ce1">
            <text:p>0.814847458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84915682499999989" table:style-name="ce1">
            <text:p>0.849156825</text:p>
          </table:table-cell>
          <table:table-cell office:value-type="float" office:value="0.79769277500000002" table:style-name="ce1">
            <text:p>0.797692775</text:p>
          </table:table-cell>
          <table:table-cell office:value-type="float" office:value="0.78911543333333334" table:style-name="ce1">
            <text:p>0.789115433</text:p>
          </table:table-cell>
          <table:table-cell office:value-type="float" office:value="0.77196074999999986" table:style-name="ce1">
            <text:p>0.77196075</text:p>
          </table:table-cell>
          <table:table-cell office:value-type="float" office:value="0.75480606666666661" table:style-name="ce1">
            <text:p>0.754806067</text:p>
          </table:table-cell>
          <table:table-cell office:value-type="float" office:value="0.77975833333333333" table:style-name="ce1">
            <text:p>0.779758333</text:p>
          </table:table-cell>
          <table:table-cell office:value-type="float" office:value="0.85773416666666658" table:style-name="ce1">
            <text:p>0.857734167</text:p>
          </table:table-cell>
          <table:table-cell office:value-type="float" office:value="0.9201148333333331" table:style-name="ce1">
            <text:p>0.920114833</text:p>
          </table:table-cell>
          <table:table-cell office:value-type="float" office:value="0.93570999999999993" table:style-name="ce1">
            <text:p>0.93571</text:p>
          </table:table-cell>
          <table:table-cell office:value-type="float" office:value="0.91231724999999986" table:style-name="ce1">
            <text:p>0.91231725</text:p>
          </table:table-cell>
          <table:table-cell office:value-type="float" office:value="0.8187462499999999" table:style-name="ce1">
            <text:p>0.81874625</text:p>
          </table:table-cell>
          <table:table-cell office:value-type="float" office:value="0.70178249999999998" table:style-name="ce1">
            <text:p>0.7017825</text:p>
          </table:table-cell>
          <table:table-cell office:value-type="float" office:value="0.60041391666666666" table:style-name="ce1">
            <text:p>0.600413917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.12024127500000001" table:formula="of:=0.5775*[.U60]" table:style-name="ce1">
            <text:p>0.120241275</text:p>
          </table:table-cell>
          <table:table-cell office:value-type="float" office:value="0.11833268333333334" table:style-name="ce1">
            <text:p>0.118332683</text:p>
          </table:table-cell>
          <table:table-cell office:value-type="float" office:value="0.11451550000000001" table:style-name="ce1">
            <text:p>0.1145155</text:p>
          </table:table-cell>
          <table:table-cell office:value-type="float" office:value="0.11069831666666666" table:style-name="ce1">
            <text:p>0.110698317</text:p>
          </table:table-cell>
          <table:table-cell office:value-type="float" office:value="0.11260690833333335" table:style-name="ce1">
            <text:p>0.112606908</text:p>
          </table:table-cell>
          <table:table-cell office:value-type="float" office:value="0.12405845833333333" table:style-name="ce1">
            <text:p>0.124058458</text:p>
          </table:table-cell>
          <table:table-cell office:value-type="float" office:value="0.1374186" table:style-name="ce1">
            <text:p>0.1374186</text:p>
          </table:table-cell>
          <table:table-cell office:value-type="float" office:value="0.16223029166666667" table:style-name="ce1">
            <text:p>0.162230292</text:p>
          </table:table-cell>
          <table:table-cell office:value-type="float" office:value="0.18131620833333334" table:style-name="ce1">
            <text:p>0.181316208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18895057500000001" table:style-name="ce1">
            <text:p>0.188950575</text:p>
          </table:table-cell>
          <table:table-cell office:value-type="float" office:value="0.177499025" table:style-name="ce1">
            <text:p>0.177499025</text:p>
          </table:table-cell>
          <table:table-cell office:value-type="float" office:value="0.17559043333333335" table:style-name="ce1">
            <text:p>0.175590433</text:p>
          </table:table-cell>
          <table:table-cell office:value-type="float" office:value="0.17177324999999999" table:style-name="ce1">
            <text:p>0.17177325</text:p>
          </table:table-cell>
          <table:table-cell office:value-type="float" office:value="0.16795606666666665" table:style-name="ce1">
            <text:p>0.167956067</text:p>
          </table:table-cell>
          <table:table-cell office:value-type="float" office:value="0.17350833333333335" table:style-name="ce1">
            <text:p>0.173508333</text:p>
          </table:table-cell>
          <table:table-cell office:value-type="float" office:value="0.19085916666666666" table:style-name="ce1">
            <text:p>0.190859167</text:p>
          </table:table-cell>
          <table:table-cell office:value-type="float" office:value="0.20473983333333332" table:style-name="ce1">
            <text:p>0.204739833</text:p>
          </table:table-cell>
          <table:table-cell office:value-type="float" office:value="0.20821000000000001" table:style-name="ce1">
            <text:p>0.20821</text:p>
          </table:table-cell>
          <table:table-cell office:value-type="float" office:value="0.20300475000000001" table:style-name="ce1">
            <text:p>0.20300475</text:p>
          </table:table-cell>
          <table:table-cell office:value-type="float" office:value="0.18218375000000001" table:style-name="ce1">
            <text:p>0.18218375</text:p>
          </table:table-cell>
          <table:table-cell office:value-type="float" office:value="0.1561575" table:style-name="ce1">
            <text:p>0.1561575</text:p>
          </table:table-cell>
          <table:table-cell office:value-type="float" office:value="0.13360141666666669" table:style-name="ce1">
            <text:p>0.133601417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.41303377499999999" table:formula="of:=0.5775*[.U61]" table:style-name="ce1">
            <text:p>0.413033775</text:p>
          </table:table-cell>
          <table:table-cell office:value-type="float" office:value="0.40647768333333334" table:style-name="ce1">
            <text:p>0.406477683</text:p>
          </table:table-cell>
          <table:table-cell office:value-type="float" office:value="0.39336550000000003" table:style-name="ce1">
            <text:p>0.3933655</text:p>
          </table:table-cell>
          <table:table-cell office:value-type="float" office:value="0.38025331666666662" table:style-name="ce1">
            <text:p>0.380253317</text:p>
          </table:table-cell>
          <table:table-cell office:value-type="float" office:value="0.38680940833333338" table:style-name="ce1">
            <text:p>0.386809408</text:p>
          </table:table-cell>
          <table:table-cell office:value-type="float" office:value="0.42614595833333335" table:style-name="ce1">
            <text:p>0.426145958</text:p>
          </table:table-cell>
          <table:table-cell office:value-type="float" office:value="0.47203860000000003" table:style-name="ce1">
            <text:p>0.4720386</text:p>
          </table:table-cell>
          <table:table-cell office:value-type="float" office:value="0.55726779166666673" table:style-name="ce1">
            <text:p>0.557267792</text:p>
          </table:table-cell>
          <table:table-cell office:value-type="float" office:value="0.62282870833333337" table:style-name="ce1">
            <text:p>0.622828708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64905307499999998" table:style-name="ce1">
            <text:p>0.649053075</text:p>
          </table:table-cell>
          <table:table-cell office:value-type="float" office:value="0.60971652500000006" table:style-name="ce1">
            <text:p>0.609716525</text:p>
          </table:table-cell>
          <table:table-cell office:value-type="float" office:value="0.60316043333333336" table:style-name="ce1">
            <text:p>0.603160433</text:p>
          </table:table-cell>
          <table:table-cell office:value-type="float" office:value="0.59004824999999994" table:style-name="ce1">
            <text:p>0.59004825</text:p>
          </table:table-cell>
          <table:table-cell office:value-type="float" office:value="0.57693606666666664" table:style-name="ce1">
            <text:p>0.576936067</text:p>
          </table:table-cell>
          <table:table-cell office:value-type="float" office:value="0.59600833333333336" table:style-name="ce1">
            <text:p>0.596008333</text:p>
          </table:table-cell>
          <table:table-cell office:value-type="float" office:value="0.65560916666666669" table:style-name="ce1">
            <text:p>0.655609167</text:p>
          </table:table-cell>
          <table:table-cell office:value-type="float" office:value="0.70328983333333328" table:style-name="ce1">
            <text:p>0.703289833</text:p>
          </table:table-cell>
          <table:table-cell office:value-type="float" office:value="0.71521000000000001" table:style-name="ce1">
            <text:p>0.71521</text:p>
          </table:table-cell>
          <table:table-cell office:value-type="float" office:value="0.69732974999999997" table:style-name="ce1">
            <text:p>0.69732975</text:p>
          </table:table-cell>
          <table:table-cell office:value-type="float" office:value="0.62580875000000002" table:style-name="ce1">
            <text:p>0.62580875</text:p>
          </table:table-cell>
          <table:table-cell office:value-type="float" office:value="0.53640750000000004" table:style-name="ce1">
            <text:p>0.5364075</text:p>
          </table:table-cell>
          <table:table-cell office:value-type="float" office:value="0.45892641666666673" table:style-name="ce1">
            <text:p>0.45892641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84550000000004E-2" table:formula="of:=0.5775*[.U62]" table:style-name="ce1">
            <text:p>0.04228455</text:p>
          </table:table-cell>
          <table:table-cell office:value-type="float" office:value="4.1613366666666672E-2" table:style-name="ce1">
            <text:p>0.041613367</text:p>
          </table:table-cell>
          <table:table-cell office:value-type="float" office:value="4.0271000000000008E-2" table:style-name="ce1">
            <text:p>0.040271</text:p>
          </table:table-cell>
          <table:table-cell office:value-type="float" office:value="3.8928633333333337E-2" table:style-name="ce1">
            <text:p>0.038928633</text:p>
          </table:table-cell>
          <table:table-cell office:value-type="float" office:value="3.9599816666666676E-2" table:style-name="ce1">
            <text:p>0.039599817</text:p>
          </table:table-cell>
          <table:table-cell office:value-type="float" office:value="4.3626916666666668E-2" table:style-name="ce1">
            <text:p>0.043626917</text:p>
          </table:table-cell>
          <table:table-cell office:value-type="float" office:value="4.8325200000000006E-2" table:style-name="ce1">
            <text:p>0.0483252</text:p>
          </table:table-cell>
          <table:table-cell office:value-type="float" office:value="5.7050583333333342E-2" table:style-name="ce1">
            <text:p>0.057050583</text:p>
          </table:table-cell>
          <table:table-cell office:value-type="float" office:value="6.3762416666666669E-2" table:style-name="ce1">
            <text:p>0.063762417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6.644715000000001E-2" table:style-name="ce1">
            <text:p>0.06644715</text:p>
          </table:table-cell>
          <table:table-cell office:value-type="float" office:value="6.2420050000000012E-2" table:style-name="ce1">
            <text:p>0.06242005</text:p>
          </table:table-cell>
          <table:table-cell office:value-type="float" office:value="6.1748866666666673E-2" table:style-name="ce1">
            <text:p>0.061748867</text:p>
          </table:table-cell>
          <table:table-cell office:value-type="float" office:value="6.0406500000000002E-2" table:style-name="ce1">
            <text:p>0.0604065</text:p>
          </table:table-cell>
          <table:table-cell office:value-type="float" office:value="5.9064133333333338E-2" table:style-name="ce1">
            <text:p>0.059064133</text:p>
          </table:table-cell>
          <table:table-cell office:value-type="float" office:value="6.1016666666666677E-2" table:style-name="ce1">
            <text:p>0.061016667</text:p>
          </table:table-cell>
          <table:table-cell office:value-type="float" office:value="6.7118333333333335E-2" table:style-name="ce1">
            <text:p>0.067118333</text:p>
          </table:table-cell>
          <table:table-cell office:value-type="float" office:value="7.1999666666666656E-2" table:style-name="ce1">
            <text:p>0.071999667</text:p>
          </table:table-cell>
          <table:table-cell office:value-type="float" office:value="7.3220000000000007E-2" table:style-name="ce1">
            <text:p>0.07322</text:p>
          </table:table-cell>
          <table:table-cell office:value-type="float" office:value="7.1389500000000009E-2" table:style-name="ce1">
            <text:p>0.0713895</text:p>
          </table:table-cell>
          <table:table-cell office:value-type="float" office:value="6.4067499999999999E-2" table:style-name="ce1">
            <text:p>0.0640675</text:p>
          </table:table-cell>
          <table:table-cell office:value-type="float" office:value="5.4915000000000005E-2" table:style-name="ce1">
            <text:p>0.054915</text:p>
          </table:table-cell>
          <table:table-cell office:value-type="float" office:value="4.6982833333333342E-2" table:style-name="ce1">
            <text:p>0.04698283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.19011877500000002" table:formula="of:=0.5775*[.U63]" table:style-name="ce1">
            <text:p>0.190118775</text:p>
          </table:table-cell>
          <table:table-cell office:value-type="float" office:value="0.18710101666666668" table:style-name="ce1">
            <text:p>0.187101017</text:p>
          </table:table-cell>
          <table:table-cell office:value-type="float" office:value="0.18106550000000002" table:style-name="ce1">
            <text:p>0.1810655</text:p>
          </table:table-cell>
          <table:table-cell office:value-type="float" office:value="0.17502998333333333" table:style-name="ce1">
            <text:p>0.175029983</text:p>
          </table:table-cell>
          <table:table-cell office:value-type="float" office:value="0.17804774166666668" table:style-name="ce1">
            <text:p>0.178047742</text:p>
          </table:table-cell>
          <table:table-cell office:value-type="float" office:value="0.19615429166666667" table:style-name="ce1">
            <text:p>0.196154292</text:p>
          </table:table-cell>
          <table:table-cell office:value-type="float" office:value="0.21727860000000002" table:style-name="ce1">
            <text:p>0.2172786</text:p>
          </table:table-cell>
          <table:table-cell office:value-type="float" office:value="0.25650945833333333" table:style-name="ce1">
            <text:p>0.256509458</text:p>
          </table:table-cell>
          <table:table-cell office:value-type="float" office:value="0.2866870416666667" table:style-name="ce1">
            <text:p>0.286687042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29875807500000001" table:style-name="ce1">
            <text:p>0.298758075</text:p>
          </table:table-cell>
          <table:table-cell office:value-type="float" office:value="0.28065152500000001" table:style-name="ce1">
            <text:p>0.280651525</text:p>
          </table:table-cell>
          <table:table-cell office:value-type="float" office:value="0.27763376666666667" table:style-name="ce1">
            <text:p>0.277633767</text:p>
          </table:table-cell>
          <table:table-cell office:value-type="float" office:value="0.27159824999999999" table:style-name="ce1">
            <text:p>0.27159825</text:p>
          </table:table-cell>
          <table:table-cell office:value-type="float" office:value="0.2655627333333333" table:style-name="ce1">
            <text:p>0.265562733</text:p>
          </table:table-cell>
          <table:table-cell office:value-type="float" office:value="0.27434166666666671" table:style-name="ce1">
            <text:p>0.274341667</text:p>
          </table:table-cell>
          <table:table-cell office:value-type="float" office:value="0.3017758333333333" table:style-name="ce1">
            <text:p>0.301775833</text:p>
          </table:table-cell>
          <table:table-cell office:value-type="float" office:value="0.32372316666666662" table:style-name="ce1">
            <text:p>0.323723167</text:p>
          </table:table-cell>
          <table:table-cell office:value-type="float" office:value="0.32921" table:style-name="ce1">
            <text:p>0.32921</text:p>
          </table:table-cell>
          <table:table-cell office:value-type="float" office:value="0.32097975000000001" table:style-name="ce1">
            <text:p>0.32097975</text:p>
          </table:table-cell>
          <table:table-cell office:value-type="float" office:value="0.28805875000000003" table:style-name="ce1">
            <text:p>0.28805875</text:p>
          </table:table-cell>
          <table:table-cell office:value-type="float" office:value="0.2469075" table:style-name="ce1">
            <text:p>0.2469075</text:p>
          </table:table-cell>
          <table:table-cell office:value-type="float" office:value="0.21124308333333336" table:style-name="ce1">
            <text:p>0.211243083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.24034972500000001" table:formula="of:=0.5775*[.U64]" table:style-name="ce1">
            <text:p>0.240349725</text:p>
          </table:table-cell>
          <table:table-cell office:value-type="float" office:value="0.23653465000000001" table:style-name="ce1">
            <text:p>0.23653465</text:p>
          </table:table-cell>
          <table:table-cell office:value-type="float" office:value="0.22890450000000001" table:style-name="ce1">
            <text:p>0.2289045</text:p>
          </table:table-cell>
          <table:table-cell office:value-type="float" office:value="0.22127434999999998" table:style-name="ce1">
            <text:p>0.22127435</text:p>
          </table:table-cell>
          <table:table-cell office:value-type="float" office:value="0.22508942500000004" table:style-name="ce1">
            <text:p>0.225089425</text:p>
          </table:table-cell>
          <table:table-cell office:value-type="float" office:value="0.24797987499999999" table:style-name="ce1">
            <text:p>0.247979875</text:p>
          </table:table-cell>
          <table:table-cell office:value-type="float" office:value="0.27468540000000002" table:style-name="ce1">
            <text:p>0.2746854</text:p>
          </table:table-cell>
          <table:table-cell office:value-type="float" office:value="0.32428137499999998" table:style-name="ce1">
            <text:p>0.324281375</text:p>
          </table:table-cell>
          <table:table-cell office:value-type="float" office:value="0.36243212499999999" table:style-name="ce1">
            <text:p>0.36243212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377692425" table:style-name="ce1">
            <text:p>0.377692425</text:p>
          </table:table-cell>
          <table:table-cell office:value-type="float" office:value="0.35480197499999999" table:style-name="ce1">
            <text:p>0.354801975</text:p>
          </table:table-cell>
          <table:table-cell office:value-type="float" office:value="0.35098690000000005" table:style-name="ce1">
            <text:p>0.3509869</text:p>
          </table:table-cell>
          <table:table-cell office:value-type="float" office:value="0.34335674999999999" table:style-name="ce1">
            <text:p>0.34335675</text:p>
          </table:table-cell>
          <table:table-cell office:value-type="float" office:value="0.33572659999999999" table:style-name="ce1">
            <text:p>0.3357266</text:p>
          </table:table-cell>
          <table:table-cell office:value-type="float" office:value="0.34682499999999999" table:style-name="ce1">
            <text:p>0.346825</text:p>
          </table:table-cell>
          <table:table-cell office:value-type="float" office:value="0.3815075" table:style-name="ce1">
            <text:p>0.3815075</text:p>
          </table:table-cell>
          <table:table-cell office:value-type="float" office:value="0.40925349999999994" table:style-name="ce1">
            <text:p>0.4092535</text:p>
          </table:table-cell>
          <table:table-cell office:value-type="float" office:value="0.41619" table:style-name="ce1">
            <text:p>0.41619</text:p>
          </table:table-cell>
          <table:table-cell office:value-type="float" office:value="0.40578524999999999" table:style-name="ce1">
            <text:p>0.40578525</text:p>
          </table:table-cell>
          <table:table-cell office:value-type="float" office:value="0.36416625000000002" table:style-name="ce1">
            <text:p>0.36416625</text:p>
          </table:table-cell>
          <table:table-cell office:value-type="float" office:value="0.31214249999999999" table:style-name="ce1">
            <text:p>0.3121425</text:p>
          </table:table-cell>
          <table:table-cell office:value-type="float" office:value="0.26705525000000002" table:style-name="ce1">
            <text:p>0.26705525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.75889275" table:formula="of:=0.5775*[.U65]" table:style-name="ce1">
            <text:p>0.75889275</text:p>
          </table:table-cell>
          <table:table-cell office:value-type="float" office:value="0.74684683333333335" table:style-name="ce1">
            <text:p>0.746846833</text:p>
          </table:table-cell>
          <table:table-cell office:value-type="float" office:value="0.72275500000000004" table:style-name="ce1">
            <text:p>0.722755</text:p>
          </table:table-cell>
          <table:table-cell office:value-type="float" office:value="0.69866316666666661" table:style-name="ce1">
            <text:p>0.698663167</text:p>
          </table:table-cell>
          <table:table-cell office:value-type="float" office:value="0.71070908333333338" table:style-name="ce1">
            <text:p>0.710709083</text:p>
          </table:table-cell>
          <table:table-cell office:value-type="float" office:value="0.78298458333333332" table:style-name="ce1">
            <text:p>0.782984583</text:p>
          </table:table-cell>
          <table:table-cell office:value-type="float" office:value="0.86730600000000002" table:style-name="ce1">
            <text:p>0.867306</text:p>
          </table:table-cell>
          <table:table-cell office:value-type="float" office:value="1.0239029166666667" table:style-name="ce1">
            <text:p>1.023902917</text:p>
          </table:table-cell>
          <table:table-cell office:value-type="float" office:value="1.1443620833333334" table:style-name="ce1">
            <text:p>1.144362083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1925457500000001" table:style-name="ce1">
            <text:p>1.19254575</text:p>
          </table:table-cell>
          <table:table-cell office:value-type="float" office:value="1.1202702500000001" table:style-name="ce1">
            <text:p>1.12027025</text:p>
          </table:table-cell>
          <table:table-cell office:value-type="float" office:value="1.1082243333333335" table:style-name="ce1">
            <text:p>1.108224333</text:p>
          </table:table-cell>
          <table:table-cell office:value-type="float" office:value="1.0841324999999999" table:style-name="ce1">
            <text:p>1.0841325</text:p>
          </table:table-cell>
          <table:table-cell office:value-type="float" office:value="1.0600406666666666" table:style-name="ce1">
            <text:p>1.060040667</text:p>
          </table:table-cell>
          <table:table-cell office:value-type="float" office:value="1.0950833333333334" table:style-name="ce1">
            <text:p>1.095083333</text:p>
          </table:table-cell>
          <table:table-cell office:value-type="float" office:value="1.2045916666666667" table:style-name="ce1">
            <text:p>1.204591667</text:p>
          </table:table-cell>
          <table:table-cell office:value-type="float" office:value="1.2921983333333331" table:style-name="ce1">
            <text:p>1.292198333</text:p>
          </table:table-cell>
          <table:table-cell office:value-type="float" office:value="1.3141" table:style-name="ce1">
            <text:p>1.3141</text:p>
          </table:table-cell>
          <table:table-cell office:value-type="float" office:value="1.2812475000000001" table:style-name="ce1">
            <text:p>1.2812475</text:p>
          </table:table-cell>
          <table:table-cell office:value-type="float" office:value="1.1498375000000001" table:style-name="ce1">
            <text:p>1.1498375</text:p>
          </table:table-cell>
          <table:table-cell office:value-type="float" office:value="0.98557500000000009" table:style-name="ce1">
            <text:p>0.985575</text:p>
          </table:table-cell>
          <table:table-cell office:value-type="float" office:value="0.84321416666666671" table:style-name="ce1">
            <text:p>0.84321416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75575000000008E-2" table:formula="of:=0.5775*[.U66]" table:style-name="ce1">
            <text:p>0.077575575</text:p>
          </table:table-cell>
          <table:table-cell office:value-type="float" office:value="7.6344216666666673E-2" table:style-name="ce1">
            <text:p>0.076344217</text:p>
          </table:table-cell>
          <table:table-cell office:value-type="float" office:value="7.3881500000000003E-2" table:style-name="ce1">
            <text:p>0.0738815</text:p>
          </table:table-cell>
          <table:table-cell office:value-type="float" office:value="7.1418783333333333E-2" table:style-name="ce1">
            <text:p>0.071418783</text:p>
          </table:table-cell>
          <table:table-cell office:value-type="float" office:value="7.2650141666666682E-2" table:style-name="ce1">
            <text:p>0.072650142</text:p>
          </table:table-cell>
          <table:table-cell office:value-type="float" office:value="8.0038291666666664E-2" table:style-name="ce1">
            <text:p>0.080038292</text:p>
          </table:table-cell>
          <table:table-cell office:value-type="float" office:value="8.8657800000000009E-2" table:style-name="ce1">
            <text:p>0.0886578</text:p>
          </table:table-cell>
          <table:table-cell office:value-type="float" office:value="0.10466545833333334" table:style-name="ce1">
            <text:p>0.104665458</text:p>
          </table:table-cell>
          <table:table-cell office:value-type="float" office:value="0.11697904166666667" table:style-name="ce1">
            <text:p>0.116979042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21904475" table:style-name="ce1">
            <text:p>0.121904475</text:p>
          </table:table-cell>
          <table:table-cell office:value-type="float" office:value="0.114516325" table:style-name="ce1">
            <text:p>0.114516325</text:p>
          </table:table-cell>
          <table:table-cell office:value-type="float" office:value="0.11328496666666668" table:style-name="ce1">
            <text:p>0.113284967</text:p>
          </table:table-cell>
          <table:table-cell office:value-type="float" office:value="0.11082225" table:style-name="ce1">
            <text:p>0.11082225</text:p>
          </table:table-cell>
          <table:table-cell office:value-type="float" office:value="0.10835953333333334" table:style-name="ce1">
            <text:p>0.108359533</text:p>
          </table:table-cell>
          <table:table-cell office:value-type="float" office:value="0.11194166666666668" table:style-name="ce1">
            <text:p>0.111941667</text:p>
          </table:table-cell>
          <table:table-cell office:value-type="float" office:value="0.12313583333333333" table:style-name="ce1">
            <text:p>0.123135833</text:p>
          </table:table-cell>
          <table:table-cell office:value-type="float" office:value="0.13209116666666665" table:style-name="ce1">
            <text:p>0.132091167</text:p>
          </table:table-cell>
          <table:table-cell office:value-type="float" office:value="0.13433" table:style-name="ce1">
            <text:p>0.13433</text:p>
          </table:table-cell>
          <table:table-cell office:value-type="float" office:value="0.13097175" table:style-name="ce1">
            <text:p>0.13097175</text:p>
          </table:table-cell>
          <table:table-cell office:value-type="float" office:value="0.11753875" table:style-name="ce1">
            <text:p>0.11753875</text:p>
          </table:table-cell>
          <table:table-cell office:value-type="float" office:value="0.1007475" table:style-name="ce1">
            <text:p>0.1007475</text:p>
          </table:table-cell>
          <table:table-cell office:value-type="float" office:value="8.6195083333333339E-2" table:style-name="ce1">
            <text:p>0.0861950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.91670617499999996" table:formula="of:=0.5775*[.U67]" table:style-name="ce1">
            <text:p>0.916706175</text:p>
          </table:table-cell>
          <table:table-cell office:value-type="float" office:value="0.90215528333333339" table:style-name="ce1">
            <text:p>0.902155283</text:p>
          </table:table-cell>
          <table:table-cell office:value-type="float" office:value="0.87305350000000004" table:style-name="ce1">
            <text:p>0.8730535</text:p>
          </table:table-cell>
          <table:table-cell office:value-type="float" office:value="0.84395171666666657" table:style-name="ce1">
            <text:p>0.843951717</text:p>
          </table:table-cell>
          <table:table-cell office:value-type="float" office:value="0.85850260833333336" table:style-name="ce1">
            <text:p>0.858502608</text:p>
          </table:table-cell>
          <table:table-cell office:value-type="float" office:value="0.94580795833333331" table:style-name="ce1">
            <text:p>0.945807958</text:p>
          </table:table-cell>
          <table:table-cell office:value-type="float" office:value="1.0476642" table:style-name="ce1">
            <text:p>1.0476642</text:p>
          </table:table-cell>
          <table:table-cell office:value-type="float" office:value="1.2368257916666667" table:style-name="ce1">
            <text:p>1.236825792</text:p>
          </table:table-cell>
          <table:table-cell office:value-type="float" office:value="1.3823347083333333" table:style-name="ce1">
            <text:p>1.382334708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440538275" table:style-name="ce1">
            <text:p>1.440538275</text:p>
          </table:table-cell>
          <table:table-cell office:value-type="float" office:value="1.3532329249999999" table:style-name="ce1">
            <text:p>1.353232925</text:p>
          </table:table-cell>
          <table:table-cell office:value-type="float" office:value="1.3386820333333334" table:style-name="ce1">
            <text:p>1.338682033</text:p>
          </table:table-cell>
          <table:table-cell office:value-type="float" office:value="1.3095802499999998" table:style-name="ce1">
            <text:p>1.30958025</text:p>
          </table:table-cell>
          <table:table-cell office:value-type="float" office:value="1.2804784666666666" table:style-name="ce1">
            <text:p>1.280478467</text:p>
          </table:table-cell>
          <table:table-cell office:value-type="float" office:value="1.3228083333333334" table:style-name="ce1">
            <text:p>1.322808333</text:p>
          </table:table-cell>
          <table:table-cell office:value-type="float" office:value="1.4550891666666665" table:style-name="ce1">
            <text:p>1.455089167</text:p>
          </table:table-cell>
          <table:table-cell office:value-type="float" office:value="1.560913833333333" table:style-name="ce1">
            <text:p>1.560913833</text:p>
          </table:table-cell>
          <table:table-cell office:value-type="float" office:value="1.5873699999999999" table:style-name="ce1">
            <text:p>1.58737</text:p>
          </table:table-cell>
          <table:table-cell office:value-type="float" office:value="1.5476857499999999" table:style-name="ce1">
            <text:p>1.54768575</text:p>
          </table:table-cell>
          <table:table-cell office:value-type="float" office:value="1.38894875" table:style-name="ce1">
            <text:p>1.38894875</text:p>
          </table:table-cell>
          <table:table-cell office:value-type="float" office:value="1.1905275" table:style-name="ce1">
            <text:p>1.1905275</text:p>
          </table:table-cell>
          <table:table-cell office:value-type="float" office:value="1.0185624166666667" table:style-name="ce1">
            <text:p>1.01856241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.16526895" table:formula="of:=0.5775*[.U68]" table:style-name="ce1">
            <text:p>0.16526895</text:p>
          </table:table-cell>
          <table:table-cell office:value-type="float" office:value="0.16264563333333334" table:style-name="ce1">
            <text:p>0.162645633</text:p>
          </table:table-cell>
          <table:table-cell office:value-type="float" office:value="0.15739900000000001" table:style-name="ce1">
            <text:p>0.157399</text:p>
          </table:table-cell>
          <table:table-cell office:value-type="float" office:value="0.15215236666666665" table:style-name="ce1">
            <text:p>0.152152367</text:p>
          </table:table-cell>
          <table:table-cell office:value-type="float" office:value="0.15477568333333333" table:style-name="ce1">
            <text:p>0.154775683</text:p>
          </table:table-cell>
          <table:table-cell office:value-type="float" office:value="0.17051558333333333" table:style-name="ce1">
            <text:p>0.170515583</text:p>
          </table:table-cell>
          <table:table-cell office:value-type="float" office:value="0.18887880000000001" table:style-name="ce1">
            <text:p>0.1888788</text:p>
          </table:table-cell>
          <table:table-cell office:value-type="float" office:value="0.22298191666666667" table:style-name="ce1">
            <text:p>0.222981917</text:p>
          </table:table-cell>
          <table:table-cell office:value-type="float" office:value="0.24921508333333334" table:style-name="ce1">
            <text:p>0.249215083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5970834999999998" table:style-name="ce1">
            <text:p>0.25970835</text:p>
          </table:table-cell>
          <table:table-cell office:value-type="float" office:value="0.24396845" table:style-name="ce1">
            <text:p>0.24396845</text:p>
          </table:table-cell>
          <table:table-cell office:value-type="float" office:value="0.24134513333333335" table:style-name="ce1">
            <text:p>0.241345133</text:p>
          </table:table-cell>
          <table:table-cell office:value-type="float" office:value="0.23609849999999999" table:style-name="ce1">
            <text:p>0.2360985</text:p>
          </table:table-cell>
          <table:table-cell office:value-type="float" office:value="0.23085186666666666" table:style-name="ce1">
            <text:p>0.230851867</text:p>
          </table:table-cell>
          <table:table-cell office:value-type="float" office:value="0.23848333333333332" table:style-name="ce1">
            <text:p>0.238483333</text:p>
          </table:table-cell>
          <table:table-cell office:value-type="float" office:value="0.26233166666666663" table:style-name="ce1">
            <text:p>0.262331667</text:p>
          </table:table-cell>
          <table:table-cell office:value-type="float" office:value="0.28141033333333326" table:style-name="ce1">
            <text:p>0.281410333</text:p>
          </table:table-cell>
          <table:table-cell office:value-type="float" office:value="0.28617999999999999" table:style-name="ce1">
            <text:p>0.28618</text:p>
          </table:table-cell>
          <table:table-cell office:value-type="float" office:value="0.27902549999999998" table:style-name="ce1">
            <text:p>0.2790255</text:p>
          </table:table-cell>
          <table:table-cell office:value-type="float" office:value="0.25040750000000001" table:style-name="ce1">
            <text:p>0.2504075</text:p>
          </table:table-cell>
          <table:table-cell office:value-type="float" office:value="0.21463499999999999" table:style-name="ce1">
            <text:p>0.214635</text:p>
          </table:table-cell>
          <table:table-cell office:value-type="float" office:value="0.18363216666666668" table:style-name="ce1">
            <text:p>0.183632167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18218969999999998" table:formula="of:=0.5775*[.U69]" table:style-name="ce1">
            <text:p>0.1821897</text:p>
          </table:table-cell>
          <table:table-cell office:value-type="float" office:value="0.17929780000000001" table:style-name="ce1">
            <text:p>0.1792978</text:p>
          </table:table-cell>
          <table:table-cell office:value-type="float" office:value="0.173514" table:style-name="ce1">
            <text:p>0.173514</text:p>
          </table:table-cell>
          <table:table-cell office:value-type="float" office:value="0.16773019999999997" table:style-name="ce1">
            <text:p>0.1677302</text:p>
          </table:table-cell>
          <table:table-cell office:value-type="float" office:value="0.1706221" table:style-name="ce1">
            <text:p>0.1706221</text:p>
          </table:table-cell>
          <table:table-cell office:value-type="float" office:value="0.18797349999999999" table:style-name="ce1">
            <text:p>0.1879735</text:p>
          </table:table-cell>
          <table:table-cell office:value-type="float" office:value="0.20821680000000001" table:style-name="ce1">
            <text:p>0.2082168</text:p>
          </table:table-cell>
          <table:table-cell office:value-type="float" office:value="0.24581149999999999" table:style-name="ce1">
            <text:p>0.2458115</text:p>
          </table:table-cell>
          <table:table-cell office:value-type="float" office:value="0.27473049999999999" table:style-name="ce1">
            <text:p>0.2747305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2862981" table:style-name="ce1">
            <text:p>0.2862981</text:p>
          </table:table-cell>
          <table:table-cell office:value-type="float" office:value="0.26894669999999998" table:style-name="ce1">
            <text:p>0.2689467</text:p>
          </table:table-cell>
          <table:table-cell office:value-type="float" office:value="0.26605479999999998" table:style-name="ce1">
            <text:p>0.2660548</text:p>
          </table:table-cell>
          <table:table-cell office:value-type="float" office:value="0.26027099999999997" table:style-name="ce1">
            <text:p>0.260271</text:p>
          </table:table-cell>
          <table:table-cell office:value-type="float" office:value="0.25448719999999997" table:style-name="ce1">
            <text:p>0.2544872</text:p>
          </table:table-cell>
          <table:table-cell office:value-type="float" office:value="0.26290000000000002" table:style-name="ce1">
            <text:p>0.2629</text:p>
          </table:table-cell>
          <table:table-cell office:value-type="float" office:value="0.28918999999999995" table:style-name="ce1">
            <text:p>0.28919</text:p>
          </table:table-cell>
          <table:table-cell office:value-type="float" office:value="0.31022199999999994" table:style-name="ce1">
            <text:p>0.310222</text:p>
          </table:table-cell>
          <table:table-cell office:value-type="float" office:value="0.31547999999999998" table:style-name="ce1">
            <text:p>0.31548</text:p>
          </table:table-cell>
          <table:table-cell office:value-type="float" office:value="0.30759299999999995" table:style-name="ce1">
            <text:p>0.307593</text:p>
          </table:table-cell>
          <table:table-cell office:value-type="float" office:value="0.27604499999999998" table:style-name="ce1">
            <text:p>0.276045</text:p>
          </table:table-cell>
          <table:table-cell office:value-type="float" office:value="0.23660999999999999" table:style-name="ce1">
            <text:p>0.23661</text:p>
          </table:table-cell>
          <table:table-cell office:value-type="float" office:value="0.202433" table:style-name="ce1">
            <text:p>0.20243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7113037500000001" table:formula="of:=0.5775*[.U70]" table:style-name="ce1">
            <text:p>0.371130375</text:p>
          </table:table-cell>
          <table:table-cell office:value-type="float" office:value="0.36523941666666671" table:style-name="ce1">
            <text:p>0.365239417</text:p>
          </table:table-cell>
          <table:table-cell office:value-type="float" office:value="0.35345750000000004" table:style-name="ce1">
            <text:p>0.3534575</text:p>
          </table:table-cell>
          <table:table-cell office:value-type="float" office:value="0.34167558333333331" table:style-name="ce1">
            <text:p>0.341675583</text:p>
          </table:table-cell>
          <table:table-cell office:value-type="float" office:value="0.34756654166666673" table:style-name="ce1">
            <text:p>0.347566542</text:p>
          </table:table-cell>
          <table:table-cell office:value-type="float" office:value="0.38291229166666668" table:style-name="ce1">
            <text:p>0.382912292</text:p>
          </table:table-cell>
          <table:table-cell office:value-type="float" office:value="0.42414900000000005" table:style-name="ce1">
            <text:p>0.424149</text:p>
          </table:table-cell>
          <table:table-cell office:value-type="float" office:value="0.50073145833333343" table:style-name="ce1">
            <text:p>0.500731458</text:p>
          </table:table-cell>
          <table:table-cell office:value-type="float" office:value="0.55964104166666673" table:style-name="ce1">
            <text:p>0.559641042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58320487500000007" table:style-name="ce1">
            <text:p>0.583204875</text:p>
          </table:table-cell>
          <table:table-cell office:value-type="float" office:value="0.54785912500000011" table:style-name="ce1">
            <text:p>0.547859125</text:p>
          </table:table-cell>
          <table:table-cell office:value-type="float" office:value="0.5419681666666667" table:style-name="ce1">
            <text:p>0.541968167</text:p>
          </table:table-cell>
          <table:table-cell office:value-type="float" office:value="0.53018624999999997" table:style-name="ce1">
            <text:p>0.53018625</text:p>
          </table:table-cell>
          <table:table-cell office:value-type="float" office:value="0.51840433333333336" table:style-name="ce1">
            <text:p>0.518404333</text:p>
          </table:table-cell>
          <table:table-cell office:value-type="float" office:value="0.53554166666666669" table:style-name="ce1">
            <text:p>0.535541667</text:p>
          </table:table-cell>
          <table:table-cell office:value-type="float" office:value="0.58909583333333337" table:style-name="ce1">
            <text:p>0.589095833</text:p>
          </table:table-cell>
          <table:table-cell office:value-type="float" office:value="0.63193916666666661" table:style-name="ce1">
            <text:p>0.631939167</text:p>
          </table:table-cell>
          <table:table-cell office:value-type="float" office:value="0.64265000000000005" table:style-name="ce1">
            <text:p>0.64265</text:p>
          </table:table-cell>
          <table:table-cell office:value-type="float" office:value="0.62658374999999999" table:style-name="ce1">
            <text:p>0.62658375</text:p>
          </table:table-cell>
          <table:table-cell office:value-type="float" office:value="0.56231875000000009" table:style-name="ce1">
            <text:p>0.56231875</text:p>
          </table:table-cell>
          <table:table-cell office:value-type="float" office:value="0.48198750000000001" table:style-name="ce1">
            <text:p>0.4819875</text:p>
          </table:table-cell>
          <table:table-cell office:value-type="float" office:value="0.41236708333333338" table:style-name="ce1">
            <text:p>0.412367083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.16863" table:formula="of:=0.5775*[.U71]" table:style-name="ce1">
            <text:p>0.16863</text:p>
          </table:table-cell>
          <table:table-cell office:value-type="float" office:value="0.16595333333333334" table:style-name="ce1">
            <text:p>0.165953333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15524666666666664" table:style-name="ce1">
            <text:p>0.155246667</text:p>
          </table:table-cell>
          <table:table-cell office:value-type="float" office:value="0.15792333333333333" table:style-name="ce1">
            <text:p>0.157923333</text:p>
          </table:table-cell>
          <table:table-cell office:value-type="float" office:value="0.17398333333333332" table:style-name="ce1">
            <text:p>0.173983333</text:p>
          </table:table-cell>
          <table:table-cell office:value-type="float" office:value="0.19272" table:style-name="ce1">
            <text:p>0.19272</text:p>
          </table:table-cell>
          <table:table-cell office:value-type="float" office:value="0.22751666666666664" table:style-name="ce1">
            <text:p>0.227516667</text:p>
          </table:table-cell>
          <table:table-cell office:value-type="float" office:value="0.25428333333333331" table:style-name="ce1">
            <text:p>0.254283333</text:p>
          </table:table-cell>
          <table:table-cell office:value-type="float" office:value="0.26499" table:style-name="ce1">
            <text:p>0.26499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6499" table:style-name="ce1">
            <text:p>0.26499</text:p>
          </table:table-cell>
          <table:table-cell office:value-type="float" office:value="0.24892999999999998" table:style-name="ce1">
            <text:p>0.24893</text:p>
          </table:table-cell>
          <table:table-cell office:value-type="float" office:value="0.24625333333333332" table:style-name="ce1">
            <text:p>0.246253333</text:p>
          </table:table-cell>
          <table:table-cell office:value-type="float" office:value="0.24089999999999998" table:style-name="ce1">
            <text:p>0.2409</text:p>
          </table:table-cell>
          <table:table-cell office:value-type="float" office:value="0.23554666666666665" table:style-name="ce1">
            <text:p>0.235546667</text:p>
          </table:table-cell>
          <table:table-cell office:value-type="float" office:value="0.24333333333333332" table:style-name="ce1">
            <text:p>0.243333333</text:p>
          </table:table-cell>
          <table:table-cell office:value-type="float" office:value="0.26766666666666666" table:style-name="ce1">
            <text:p>0.267666667</text:p>
          </table:table-cell>
          <table:table-cell office:value-type="float" office:value="0.28713333333333324" table:style-name="ce1">
            <text:p>0.28713333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8469999999999995" table:style-name="ce1">
            <text:p>0.2847</text:p>
          </table:table-cell>
          <table:table-cell office:value-type="float" office:value="0.2555" table:style-name="ce1">
            <text:p>0.2555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18736666666666668" table:style-name="ce1">
            <text:p>0.18736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0.20225782500000003" table:formula="of:=0.5775*[.U72]" table:style-name="ce1">
            <text:p>0.202257825</text:p>
          </table:table-cell>
          <table:table-cell office:value-type="float" office:value="0.19904738333333336" table:style-name="ce1">
            <text:p>0.199047383</text:p>
          </table:table-cell>
          <table:table-cell office:value-type="float" office:value="0.19262650000000003" table:style-name="ce1">
            <text:p>0.1926265</text:p>
          </table:table-cell>
          <table:table-cell office:value-type="float" office:value="0.18620561666666668" table:style-name="ce1">
            <text:p>0.186205617</text:p>
          </table:table-cell>
          <table:table-cell office:value-type="float" office:value="0.18941605833333339" table:style-name="ce1">
            <text:p>0.189416058</text:p>
          </table:table-cell>
          <table:table-cell office:value-type="float" office:value="0.20867870833333335" table:style-name="ce1">
            <text:p>0.208678708</text:p>
          </table:table-cell>
          <table:table-cell office:value-type="float" office:value="0.23115180000000005" table:style-name="ce1">
            <text:p>0.2311518</text:p>
          </table:table-cell>
          <table:table-cell office:value-type="float" office:value="0.27288754166666668" table:style-name="ce1">
            <text:p>0.272887542</text:p>
          </table:table-cell>
          <table:table-cell office:value-type="float" office:value="0.30499195833333337" table:style-name="ce1">
            <text:p>0.304991958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1783372500000001" table:style-name="ce1">
            <text:p>0.317833725</text:p>
          </table:table-cell>
          <table:table-cell office:value-type="float" office:value="0.29857107500000007" table:style-name="ce1">
            <text:p>0.298571075</text:p>
          </table:table-cell>
          <table:table-cell office:value-type="float" office:value="0.2953606333333334" table:style-name="ce1">
            <text:p>0.295360633</text:p>
          </table:table-cell>
          <table:table-cell office:value-type="float" office:value="0.28893975" table:style-name="ce1">
            <text:p>0.28893975</text:p>
          </table:table-cell>
          <table:table-cell office:value-type="float" office:value="0.2825188666666667" table:style-name="ce1">
            <text:p>0.282518867</text:p>
          </table:table-cell>
          <table:table-cell office:value-type="float" office:value="0.29185833333333339" table:style-name="ce1">
            <text:p>0.291858333</text:p>
          </table:table-cell>
          <table:table-cell office:value-type="float" office:value="0.32104416666666669" table:style-name="ce1">
            <text:p>0.321044167</text:p>
          </table:table-cell>
          <table:table-cell office:value-type="float" office:value="0.34439283333333331" table:style-name="ce1">
            <text:p>0.344392833</text:p>
          </table:table-cell>
          <table:table-cell office:value-type="float" office:value="0.35023000000000004" table:style-name="ce1">
            <text:p>0.35023</text:p>
          </table:table-cell>
          <table:table-cell office:value-type="float" office:value="0.34147425000000003" table:style-name="ce1">
            <text:p>0.34147425</text:p>
          </table:table-cell>
          <table:table-cell office:value-type="float" office:value="0.30645125000000006" table:style-name="ce1">
            <text:p>0.30645125</text:p>
          </table:table-cell>
          <table:table-cell office:value-type="float" office:value="0.26267250000000003" table:style-name="ce1">
            <text:p>0.2626725</text:p>
          </table:table-cell>
          <table:table-cell office:value-type="float" office:value="0.22473091666666672" table:style-name="ce1">
            <text:p>0.2247309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.1071750000000007E-2" table:formula="of:=0.5775*[.U73]" table:style-name="ce1">
            <text:p>0.09107175</text:p>
          </table:table-cell>
          <table:table-cell office:value-type="float" office:value="8.9626166666666673E-2" table:style-name="ce1">
            <text:p>0.089626167</text:p>
          </table:table-cell>
          <table:table-cell office:value-type="float" office:value="8.6735000000000007E-2" table:style-name="ce1">
            <text:p>0.086735</text:p>
          </table:table-cell>
          <table:table-cell office:value-type="float" office:value="8.3843833333333326E-2" table:style-name="ce1">
            <text:p>0.083843833</text:p>
          </table:table-cell>
          <table:table-cell office:value-type="float" office:value="8.5289416666666673E-2" table:style-name="ce1">
            <text:p>0.085289417</text:p>
          </table:table-cell>
          <table:table-cell office:value-type="float" office:value="9.3962916666666674E-2" table:style-name="ce1">
            <text:p>0.093962917</text:p>
          </table:table-cell>
          <table:table-cell office:value-type="float" office:value="0.10408200000000001" table:style-name="ce1">
            <text:p>0.104082</text:p>
          </table:table-cell>
          <table:table-cell office:value-type="float" office:value="0.12287458333333334" table:style-name="ce1">
            <text:p>0.122874583</text:p>
          </table:table-cell>
          <table:table-cell office:value-type="float" office:value="0.13733041666666668" table:style-name="ce1">
            <text:p>0.137330417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4311275000000001" table:style-name="ce1">
            <text:p>0.14311275</text:p>
          </table:table-cell>
          <table:table-cell office:value-type="float" office:value="0.13443925000000001" table:style-name="ce1">
            <text:p>0.13443925</text:p>
          </table:table-cell>
          <table:table-cell office:value-type="float" office:value="0.13299366666666668" table:style-name="ce1">
            <text:p>0.132993667</text:p>
          </table:table-cell>
          <table:table-cell office:value-type="float" office:value="0.13010250000000001" table:style-name="ce1">
            <text:p>0.1301025</text:p>
          </table:table-cell>
          <table:table-cell office:value-type="float" office:value="0.12721133333333334" table:style-name="ce1">
            <text:p>0.127211333</text:p>
          </table:table-cell>
          <table:table-cell office:value-type="float" office:value="0.13141666666666668" table:style-name="ce1">
            <text:p>0.131416667</text:p>
          </table:table-cell>
          <table:table-cell office:value-type="float" office:value="0.14455833333333334" table:style-name="ce1">
            <text:p>0.144558333</text:p>
          </table:table-cell>
          <table:table-cell office:value-type="float" office:value="0.15507166666666664" table:style-name="ce1">
            <text:p>0.155071667</text:p>
          </table:table-cell>
          <table:table-cell office:value-type="float" office:value="0.15770000000000001" table:style-name="ce1">
            <text:p>0.1577</text:p>
          </table:table-cell>
          <table:table-cell office:value-type="float" office:value="0.15375749999999999" table:style-name="ce1">
            <text:p>0.1537575</text:p>
          </table:table-cell>
          <table:table-cell office:value-type="float" office:value="0.13798750000000001" table:style-name="ce1">
            <text:p>0.1379875</text:p>
          </table:table-cell>
          <table:table-cell office:value-type="float" office:value="0.11827500000000001" table:style-name="ce1">
            <text:p>0.118275</text:p>
          </table:table-cell>
          <table:table-cell office:value-type="float" office:value="0.10119083333333334" table:style-name="ce1">
            <text:p>0.101190833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0054275000000001E-2" table:formula="of:=0.5775*[.U74]" table:style-name="ce1">
            <text:p>0.010054275</text:p>
          </table:table-cell>
          <table:table-cell office:value-type="float" office:value="9.8946833333333345E-3" table:style-name="ce1">
            <text:p>0.009894683</text:p>
          </table:table-cell>
          <table:table-cell office:value-type="float" office:value="9.5755000000000024E-3" table:style-name="ce1">
            <text:p>0.0095755</text:p>
          </table:table-cell>
          <table:table-cell office:value-type="float" office:value="9.2563166666666669E-3" table:style-name="ce1">
            <text:p>0.009256317</text:p>
          </table:table-cell>
          <table:table-cell office:value-type="float" office:value="9.4159083333333355E-3" table:style-name="ce1">
            <text:p>0.009415908</text:p>
          </table:table-cell>
          <table:table-cell office:value-type="float" office:value="1.0373458333333333E-2" table:style-name="ce1">
            <text:p>0.010373458</text:p>
          </table:table-cell>
          <table:table-cell office:value-type="float" office:value="1.1490600000000002E-2" table:style-name="ce1">
            <text:p>0.0114906</text:p>
          </table:table-cell>
          <table:table-cell office:value-type="float" office:value="1.3565291666666668E-2" table:style-name="ce1">
            <text:p>0.013565292</text:p>
          </table:table-cell>
          <table:table-cell office:value-type="float" office:value="1.5161208333333336E-2" table:style-name="ce1">
            <text:p>0.015161208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5799575E-2" table:style-name="ce1">
            <text:p>0.015799575</text:p>
          </table:table-cell>
          <table:table-cell office:value-type="float" office:value="1.4842025000000002E-2" table:style-name="ce1">
            <text:p>0.014842025</text:p>
          </table:table-cell>
          <table:table-cell office:value-type="float" office:value="1.4682433333333337E-2" table:style-name="ce1">
            <text:p>0.014682433</text:p>
          </table:table-cell>
          <table:table-cell office:value-type="float" office:value="1.4363250000000001E-2" table:style-name="ce1">
            <text:p>0.01436325</text:p>
          </table:table-cell>
          <table:table-cell office:value-type="float" office:value="1.4044066666666667E-2" table:style-name="ce1">
            <text:p>0.014044067</text:p>
          </table:table-cell>
          <table:table-cell office:value-type="float" office:value="1.4508333333333335E-2" table:style-name="ce1">
            <text:p>0.014508333</text:p>
          </table:table-cell>
          <table:table-cell office:value-type="float" office:value="1.5959166666666667E-2" table:style-name="ce1">
            <text:p>0.015959167</text:p>
          </table:table-cell>
          <table:table-cell office:value-type="float" office:value="1.7119833333333331E-2" table:style-name="ce1">
            <text:p>0.017119833</text:p>
          </table:table-cell>
          <table:table-cell office:value-type="float" office:value="1.7410000000000002E-2" table:style-name="ce1">
            <text:p>0.01741</text:p>
          </table:table-cell>
          <table:table-cell office:value-type="float" office:value="1.697475E-2" table:style-name="ce1">
            <text:p>0.01697475</text:p>
          </table:table-cell>
          <table:table-cell office:value-type="float" office:value="1.5233750000000001E-2" table:style-name="ce1">
            <text:p>0.01523375</text:p>
          </table:table-cell>
          <table:table-cell office:value-type="float" office:value="1.3057500000000001E-2" table:style-name="ce1">
            <text:p>0.0130575</text:p>
          </table:table-cell>
          <table:table-cell office:value-type="float" office:value="1.1171416666666668E-2" table:style-name="ce1">
            <text:p>0.011171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.9096750000000005E-3" table:formula="of:=0.5775*[.U75]" table:style-name="ce1">
            <text:p>0.003909675</text:p>
          </table:table-cell>
          <table:table-cell office:value-type="float" office:value="3.8476166666666675E-3" table:style-name="ce1">
            <text:p>0.003847617</text:p>
          </table:table-cell>
          <table:table-cell office:value-type="float" office:value="3.7235000000000007E-3" table:style-name="ce1">
            <text:p>0.0037235</text:p>
          </table:table-cell>
          <table:table-cell office:value-type="float" office:value="3.5993833333333334E-3" table:style-name="ce1">
            <text:p>0.003599383</text:p>
          </table:table-cell>
          <table:table-cell office:value-type="float" office:value="3.6614416666666677E-3" table:style-name="ce1">
            <text:p>0.003661442</text:p>
          </table:table-cell>
          <table:table-cell office:value-type="float" office:value="4.0337916666666673E-3" table:style-name="ce1">
            <text:p>0.004033792</text:p>
          </table:table-cell>
          <table:table-cell office:value-type="float" office:value="4.4682000000000012E-3" table:style-name="ce1">
            <text:p>0.0044682</text:p>
          </table:table-cell>
          <table:table-cell office:value-type="float" office:value="5.2749583333333338E-3" table:style-name="ce1">
            <text:p>0.005274958</text:p>
          </table:table-cell>
          <table:table-cell office:value-type="float" office:value="5.8955416666666679E-3" table:style-name="ce1">
            <text:p>0.005895542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1437750000000006E-3" table:style-name="ce1">
            <text:p>0.006143775</text:p>
          </table:table-cell>
          <table:table-cell office:value-type="float" office:value="5.771425000000001E-3" table:style-name="ce1">
            <text:p>0.005771425</text:p>
          </table:table-cell>
          <table:table-cell office:value-type="float" office:value="5.7093666666666676E-3" table:style-name="ce1">
            <text:p>0.005709367</text:p>
          </table:table-cell>
          <table:table-cell office:value-type="float" office:value="5.5852500000000008E-3" table:style-name="ce1">
            <text:p>0.00558525</text:p>
          </table:table-cell>
          <table:table-cell office:value-type="float" office:value="5.461133333333334E-3" table:style-name="ce1">
            <text:p>0.005461133</text:p>
          </table:table-cell>
          <table:table-cell office:value-type="float" office:value="5.6416666666666672E-3" table:style-name="ce1">
            <text:p>0.005641667</text:p>
          </table:table-cell>
          <table:table-cell office:value-type="float" office:value="6.205833333333334E-3" table:style-name="ce1">
            <text:p>0.006205833</text:p>
          </table:table-cell>
          <table:table-cell office:value-type="float" office:value="6.6571666666666663E-3" table:style-name="ce1">
            <text:p>0.006657167</text:p>
          </table:table-cell>
          <table:table-cell office:value-type="float" office:value="6.7700000000000008E-3" table:style-name="ce1">
            <text:p>0.00677</text:p>
          </table:table-cell>
          <table:table-cell office:value-type="float" office:value="6.6007500000000007E-3" table:style-name="ce1">
            <text:p>0.00660075</text:p>
          </table:table-cell>
          <table:table-cell office:value-type="float" office:value="5.9237500000000011E-3" table:style-name="ce1">
            <text:p>0.00592375</text:p>
          </table:table-cell>
          <table:table-cell office:value-type="float" office:value="5.0775000000000004E-3" table:style-name="ce1">
            <text:p>0.0050775</text:p>
          </table:table-cell>
          <table:table-cell office:value-type="float" office:value="4.3440833333333343E-3" table:style-name="ce1">
            <text:p>0.00434408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2349250000000001E-2" table:formula="of:=0.5775*[.U76]" table:style-name="ce1">
            <text:p>0.02234925</text:p>
          </table:table-cell>
          <table:table-cell office:value-type="float" office:value="2.19945E-2" table:style-name="ce1">
            <text:p>0.0219945</text:p>
          </table:table-cell>
          <table:table-cell office:value-type="float" office:value="2.1285000000000002E-2" table:style-name="ce1">
            <text:p>0.021285</text:p>
          </table:table-cell>
          <table:table-cell office:value-type="float" office:value="2.0575499999999997E-2" table:style-name="ce1">
            <text:p>0.0205755</text:p>
          </table:table-cell>
          <table:table-cell office:value-type="float" office:value="2.0930250000000001E-2" table:style-name="ce1">
            <text:p>0.02093025</text:p>
          </table:table-cell>
          <table:table-cell office:value-type="float" office:value="2.3058749999999999E-2" table:style-name="ce1">
            <text:p>0.02305875</text:p>
          </table:table-cell>
          <table:table-cell office:value-type="float" office:value="2.5541999999999999E-2" table:style-name="ce1">
            <text:p>0.025542</text:p>
          </table:table-cell>
          <table:table-cell office:value-type="float" office:value="3.015375E-2" table:style-name="ce1">
            <text:p>0.03015375</text:p>
          </table:table-cell>
          <table:table-cell office:value-type="float" office:value="3.3701250000000002E-2" table:style-name="ce1">
            <text:p>0.0337012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5120249999999999E-2" table:style-name="ce1">
            <text:p>0.03512025</text:p>
          </table:table-cell>
          <table:table-cell office:value-type="float" office:value="3.299175E-2" table:style-name="ce1">
            <text:p>0.03299175</text:p>
          </table:table-cell>
          <table:table-cell office:value-type="float" office:value="3.2636999999999999E-2" table:style-name="ce1">
            <text:p>0.032637</text:p>
          </table:table-cell>
          <table:table-cell office:value-type="float" office:value="3.1927499999999998E-2" table:style-name="ce1">
            <text:p>0.0319275</text:p>
          </table:table-cell>
          <table:table-cell office:value-type="float" office:value="3.1217999999999999E-2" table:style-name="ce1">
            <text:p>0.031218</text:p>
          </table:table-cell>
          <table:table-cell office:value-type="float" office:value="3.2250000000000001E-2" table:style-name="ce1">
            <text:p>0.03225</text:p>
          </table:table-cell>
          <table:table-cell office:value-type="float" office:value="3.5475E-2" table:style-name="ce1">
            <text:p>0.035475</text:p>
          </table:table-cell>
          <table:table-cell office:value-type="float" office:value="3.8054999999999992E-2" table:style-name="ce1">
            <text:p>0.038055</text:p>
          </table:table-cell>
          <table:table-cell office:value-type="float" office:value="3.8699999999999998E-2" table:style-name="ce1">
            <text:p>0.0387</text:p>
          </table:table-cell>
          <table:table-cell office:value-type="float" office:value="3.7732499999999995E-2" table:style-name="ce1">
            <text:p>0.0377325</text:p>
          </table:table-cell>
          <table:table-cell office:value-type="float" office:value="3.3862499999999997E-2" table:style-name="ce1">
            <text:p>0.0338625</text:p>
          </table:table-cell>
          <table:table-cell office:value-type="float" office:value="2.9024999999999999E-2" table:style-name="ce1">
            <text:p>0.029025</text:p>
          </table:table-cell>
          <table:table-cell office:value-type="float" office:value="2.48325E-2" table:style-name="ce1">
            <text:p>0.024832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19557615" table:formula="of:=0.5775*[.U77]" table:style-name="ce1">
            <text:p>0.19557615</text:p>
          </table:table-cell>
          <table:table-cell office:value-type="float" office:value="0.19247176666666668" table:style-name="ce1">
            <text:p>0.192471767</text:p>
          </table:table-cell>
          <table:table-cell office:value-type="float" office:value="0.18626300000000001" table:style-name="ce1">
            <text:p>0.186263</text:p>
          </table:table-cell>
          <table:table-cell office:value-type="float" office:value="0.18005423333333331" table:style-name="ce1">
            <text:p>0.180054233</text:p>
          </table:table-cell>
          <table:table-cell office:value-type="float" office:value="0.18315861666666669" table:style-name="ce1">
            <text:p>0.183158617</text:p>
          </table:table-cell>
          <table:table-cell office:value-type="float" office:value="0.20178491666666667" table:style-name="ce1">
            <text:p>0.201784917</text:p>
          </table:table-cell>
          <table:table-cell office:value-type="float" office:value="0.22351560000000001" table:style-name="ce1">
            <text:p>0.2235156</text:p>
          </table:table-cell>
          <table:table-cell office:value-type="float" office:value="0.26387258333333335" table:style-name="ce1">
            <text:p>0.263872583</text:p>
          </table:table-cell>
          <table:table-cell office:value-type="float" office:value="0.29491641666666668" table:style-name="ce1">
            <text:p>0.294916417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0733395000000002" table:style-name="ce1">
            <text:p>0.30733395</text:p>
          </table:table-cell>
          <table:table-cell office:value-type="float" office:value="0.28870765000000004" table:style-name="ce1">
            <text:p>0.28870765</text:p>
          </table:table-cell>
          <table:table-cell office:value-type="float" office:value="0.28560326666666669" table:style-name="ce1">
            <text:p>0.285603267</text:p>
          </table:table-cell>
          <table:table-cell office:value-type="float" office:value="0.27939449999999999" table:style-name="ce1">
            <text:p>0.2793945</text:p>
          </table:table-cell>
          <table:table-cell office:value-type="float" office:value="0.27318573333333335" table:style-name="ce1">
            <text:p>0.273185733</text:p>
          </table:table-cell>
          <table:table-cell office:value-type="float" office:value="0.28221666666666667" table:style-name="ce1">
            <text:p>0.282216667</text:p>
          </table:table-cell>
          <table:table-cell office:value-type="float" office:value="0.31043833333333332" table:style-name="ce1">
            <text:p>0.310438333</text:p>
          </table:table-cell>
          <table:table-cell office:value-type="float" office:value="0.33301566666666665" table:style-name="ce1">
            <text:p>0.333015667</text:p>
          </table:table-cell>
          <table:table-cell office:value-type="float" office:value="0.33866000000000002" table:style-name="ce1">
            <text:p>0.33866</text:p>
          </table:table-cell>
          <table:table-cell office:value-type="float" office:value="0.33019350000000003" table:style-name="ce1">
            <text:p>0.3301935</text:p>
          </table:table-cell>
          <table:table-cell office:value-type="float" office:value="0.29632750000000002" table:style-name="ce1">
            <text:p>0.2963275</text:p>
          </table:table-cell>
          <table:table-cell office:value-type="float" office:value="0.25399500000000003" table:style-name="ce1">
            <text:p>0.253995</text:p>
          </table:table-cell>
          <table:table-cell office:value-type="float" office:value="0.21730683333333337" table:style-name="ce1">
            <text:p>0.217306833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0.69872302500000005" table:formula="of:=0.5775*[.U78]" table:style-name="ce1">
            <text:p>0.698723025</text:p>
          </table:table-cell>
          <table:table-cell office:value-type="float" office:value="0.68763218333333342" table:style-name="ce1">
            <text:p>0.687632183</text:p>
          </table:table-cell>
          <table:table-cell office:value-type="float" office:value="0.66545050000000006" table:style-name="ce1">
            <text:p>0.6654505</text:p>
          </table:table-cell>
          <table:table-cell office:value-type="float" office:value="0.64326881666666669" table:style-name="ce1">
            <text:p>0.643268817</text:p>
          </table:table-cell>
          <table:table-cell office:value-type="float" office:value="0.65435965833333343" table:style-name="ce1">
            <text:p>0.654359658</text:p>
          </table:table-cell>
          <table:table-cell office:value-type="float" office:value="0.72090470833333331" table:style-name="ce1">
            <text:p>0.720904708</text:p>
          </table:table-cell>
          <table:table-cell office:value-type="float" office:value="0.79854060000000004" table:style-name="ce1">
            <text:p>0.7985406</text:p>
          </table:table-cell>
          <table:table-cell office:value-type="float" office:value="0.94272154166666666" table:style-name="ce1">
            <text:p>0.942721542</text:p>
          </table:table-cell>
          <table:table-cell office:value-type="float" office:value="1.0536299583333333" table:style-name="ce1">
            <text:p>1.053629958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097993325" table:style-name="ce1">
            <text:p>1.097993325</text:p>
          </table:table-cell>
          <table:table-cell office:value-type="float" office:value="1.031448275" table:style-name="ce1">
            <text:p>1.031448275</text:p>
          </table:table-cell>
          <table:table-cell office:value-type="float" office:value="1.0203574333333334" table:style-name="ce1">
            <text:p>1.020357433</text:p>
          </table:table-cell>
          <table:table-cell office:value-type="float" office:value="0.99817575000000003" table:style-name="ce1">
            <text:p>0.99817575</text:p>
          </table:table-cell>
          <table:table-cell office:value-type="float" office:value="0.97599406666666666" table:style-name="ce1">
            <text:p>0.975994067</text:p>
          </table:table-cell>
          <table:table-cell office:value-type="float" office:value="1.0082583333333335" table:style-name="ce1">
            <text:p>1.008258333</text:p>
          </table:table-cell>
          <table:table-cell office:value-type="float" office:value="1.1090841666666666" table:style-name="ce1">
            <text:p>1.109084167</text:p>
          </table:table-cell>
          <table:table-cell office:value-type="float" office:value="1.1897448333333331" table:style-name="ce1">
            <text:p>1.189744833</text:p>
          </table:table-cell>
          <table:table-cell office:value-type="float" office:value="1.20991" table:style-name="ce1">
            <text:p>1.20991</text:p>
          </table:table-cell>
          <table:table-cell office:value-type="float" office:value="1.17966225" table:style-name="ce1">
            <text:p>1.17966225</text:p>
          </table:table-cell>
          <table:table-cell office:value-type="float" office:value="1.05867125" table:style-name="ce1">
            <text:p>1.05867125</text:p>
          </table:table-cell>
          <table:table-cell office:value-type="float" office:value="0.90743250000000009" table:style-name="ce1">
            <text:p>0.9074325</text:p>
          </table:table-cell>
          <table:table-cell office:value-type="float" office:value="0.77635891666666679" table:style-name="ce1">
            <text:p>0.776358917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.2463574999999996E-2" table:formula="of:=0.5775*[.U79]" table:style-name="ce1">
            <text:p>0.042463575</text:p>
          </table:table-cell>
          <table:table-cell office:value-type="float" office:value="4.1789550000000002E-2" table:style-name="ce1">
            <text:p>0.04178955</text:p>
          </table:table-cell>
          <table:table-cell office:value-type="float" office:value="4.0441500000000005E-2" table:style-name="ce1">
            <text:p>0.0404415</text:p>
          </table:table-cell>
          <table:table-cell office:value-type="float" office:value="3.9093449999999995E-2" table:style-name="ce1">
            <text:p>0.03909345</text:p>
          </table:table-cell>
          <table:table-cell office:value-type="float" office:value="3.9767475000000004E-2" table:style-name="ce1">
            <text:p>0.039767475</text:p>
          </table:table-cell>
          <table:table-cell office:value-type="float" office:value="4.3811625E-2" table:style-name="ce1">
            <text:p>0.043811625</text:p>
          </table:table-cell>
          <table:table-cell office:value-type="float" office:value="4.8529799999999998E-2" table:style-name="ce1">
            <text:p>0.0485298</text:p>
          </table:table-cell>
          <table:table-cell office:value-type="float" office:value="5.7292124999999999E-2" table:style-name="ce1">
            <text:p>0.057292125</text:p>
          </table:table-cell>
          <table:table-cell office:value-type="float" office:value="6.4032375000000002E-2" table:style-name="ce1">
            <text:p>0.06403237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6.6728474999999995E-2" table:style-name="ce1">
            <text:p>0.066728475</text:p>
          </table:table-cell>
          <table:table-cell office:value-type="float" office:value="6.2684324999999999E-2" table:style-name="ce1">
            <text:p>0.062684325</text:p>
          </table:table-cell>
          <table:table-cell office:value-type="float" office:value="6.2010300000000004E-2" table:style-name="ce1">
            <text:p>0.0620103</text:p>
          </table:table-cell>
          <table:table-cell office:value-type="float" office:value="6.0662249999999994E-2" table:style-name="ce1">
            <text:p>0.06066225</text:p>
          </table:table-cell>
          <table:table-cell office:value-type="float" office:value="5.9314199999999997E-2" table:style-name="ce1">
            <text:p>0.0593142</text:p>
          </table:table-cell>
          <table:table-cell office:value-type="float" office:value="6.1275000000000003E-2" table:style-name="ce1">
            <text:p>0.061275</text:p>
          </table:table-cell>
          <table:table-cell office:value-type="float" office:value="6.740249999999999E-2" table:style-name="ce1">
            <text:p>0.0674025</text:p>
          </table:table-cell>
          <table:table-cell office:value-type="float" office:value="7.230449999999998E-2" table:style-name="ce1">
            <text:p>0.0723045</text:p>
          </table:table-cell>
          <table:table-cell office:value-type="float" office:value="7.3529999999999998E-2" table:style-name="ce1">
            <text:p>0.07353</text:p>
          </table:table-cell>
          <table:table-cell office:value-type="float" office:value="7.1691749999999999E-2" table:style-name="ce1">
            <text:p>0.07169175</text:p>
          </table:table-cell>
          <table:table-cell office:value-type="float" office:value="6.433875E-2" table:style-name="ce1">
            <text:p>0.06433875</text:p>
          </table:table-cell>
          <table:table-cell office:value-type="float" office:value="5.5147500000000002E-2" table:style-name="ce1">
            <text:p>0.0551475</text:p>
          </table:table-cell>
          <table:table-cell office:value-type="float" office:value="4.7181750000000001E-2" table:style-name="ce1">
            <text:p>0.0471817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.0300250000000005E-3" table:formula="of:=0.5775*[.U80]" table:style-name="ce1">
            <text:p>0.005030025</text:p>
          </table:table-cell>
          <table:table-cell office:value-type="float" office:value="4.9501833333333344E-3" table:style-name="ce1">
            <text:p>0.004950183</text:p>
          </table:table-cell>
          <table:table-cell office:value-type="float" office:value="4.7905000000000005E-3" table:style-name="ce1">
            <text:p>0.0047905</text:p>
          </table:table-cell>
          <table:table-cell office:value-type="float" office:value="4.6308166666666666E-3" table:style-name="ce1">
            <text:p>0.004630817</text:p>
          </table:table-cell>
          <table:table-cell office:value-type="float" office:value="4.7106583333333344E-3" table:style-name="ce1">
            <text:p>0.004710658</text:p>
          </table:table-cell>
          <table:table-cell office:value-type="float" office:value="5.1897083333333335E-3" table:style-name="ce1">
            <text:p>0.005189708</text:p>
          </table:table-cell>
          <table:table-cell office:value-type="float" office:value="5.7486000000000004E-3" table:style-name="ce1">
            <text:p>0.0057486</text:p>
          </table:table-cell>
          <table:table-cell office:value-type="float" office:value="6.7865416666666673E-3" table:style-name="ce1">
            <text:p>0.006786542</text:p>
          </table:table-cell>
          <table:table-cell office:value-type="float" office:value="7.5849583333333342E-3" table:style-name="ce1">
            <text:p>0.007584958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7.9043250000000002E-3" table:style-name="ce1">
            <text:p>0.007904325</text:p>
          </table:table-cell>
          <table:table-cell office:value-type="float" office:value="7.4252750000000011E-3" table:style-name="ce1">
            <text:p>0.007425275</text:p>
          </table:table-cell>
          <table:table-cell office:value-type="float" office:value="7.3454333333333342E-3" table:style-name="ce1">
            <text:p>0.007345433</text:p>
          </table:table-cell>
          <table:table-cell office:value-type="float" office:value="7.1857500000000003E-3" table:style-name="ce1">
            <text:p>0.00718575</text:p>
          </table:table-cell>
          <table:table-cell office:value-type="float" office:value="7.0260666666666673E-3" table:style-name="ce1">
            <text:p>0.007026067</text:p>
          </table:table-cell>
          <table:table-cell office:value-type="float" office:value="7.2583333333333345E-3" table:style-name="ce1">
            <text:p>0.007258333</text:p>
          </table:table-cell>
          <table:table-cell office:value-type="float" office:value="7.9841666666666672E-3" table:style-name="ce1">
            <text:p>0.007984167</text:p>
          </table:table-cell>
          <table:table-cell office:value-type="float" office:value="8.5648333333333323E-3" table:style-name="ce1">
            <text:p>0.008564833</text:p>
          </table:table-cell>
          <table:table-cell office:value-type="float" office:value="8.7100000000000007E-3" table:style-name="ce1">
            <text:p>0.00871</text:p>
          </table:table-cell>
          <table:table-cell office:value-type="float" office:value="8.4922499999999998E-3" table:style-name="ce1">
            <text:p>0.00849225</text:p>
          </table:table-cell>
          <table:table-cell office:value-type="float" office:value="7.6212500000000004E-3" table:style-name="ce1">
            <text:p>0.00762125</text:p>
          </table:table-cell>
          <table:table-cell office:value-type="float" office:value="6.5325000000000001E-3" table:style-name="ce1">
            <text:p>0.0065325</text:p>
          </table:table-cell>
          <table:table-cell office:value-type="float" office:value="5.5889166666666674E-3" table:style-name="ce1">
            <text:p>0.00558891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6.7047750000000005E-3" table:formula="of:=0.5775*[.U81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.60175E-4" table:formula="of:=0.5775*[.U82]" table:style-name="ce1">
            <text:p>0.000560175</text:p>
          </table:table-cell>
          <table:table-cell office:value-type="float" office:value="5.5128333333333333E-4" table:style-name="ce1">
            <text:p>0.000551283</text:p>
          </table:table-cell>
          <table:table-cell office:value-type="float" office:value="5.3350000000000012E-4" table:style-name="ce1">
            <text:p>0.0005335</text:p>
          </table:table-cell>
          <table:table-cell office:value-type="float" office:value="5.1571666666666669E-4" table:style-name="ce1">
            <text:p>0.000515717</text:p>
          </table:table-cell>
          <table:table-cell office:value-type="float" office:value="5.2460833333333346E-4" table:style-name="ce1">
            <text:p>0.000524608</text:p>
          </table:table-cell>
          <table:table-cell office:value-type="float" office:value="5.7795833333333332E-4" table:style-name="ce1">
            <text:p>0.000577958</text:p>
          </table:table-cell>
          <table:table-cell office:value-type="float" office:value="6.4020000000000006E-4" table:style-name="ce1">
            <text:p>0.0006402</text:p>
          </table:table-cell>
          <table:table-cell office:value-type="float" office:value="7.5579166666666676E-4" table:style-name="ce1">
            <text:p>0.000755792</text:p>
          </table:table-cell>
          <table:table-cell office:value-type="float" office:value="8.4470833333333338E-4" table:style-name="ce1">
            <text:p>0.000844708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8.8027500000000002E-4" table:style-name="ce1">
            <text:p>0.000880275</text:p>
          </table:table-cell>
          <table:table-cell office:value-type="float" office:value="8.2692500000000006E-4" table:style-name="ce1">
            <text:p>0.000826925</text:p>
          </table:table-cell>
          <table:table-cell office:value-type="float" office:value="8.1803333333333339E-4" table:style-name="ce1">
            <text:p>0.000818033</text:p>
          </table:table-cell>
          <table:table-cell office:value-type="float" office:value="8.0024999999999996E-4" table:style-name="ce1">
            <text:p>0.00080025</text:p>
          </table:table-cell>
          <table:table-cell office:value-type="float" office:value="7.8246666666666664E-4" table:style-name="ce1">
            <text:p>0.000782467</text:p>
          </table:table-cell>
          <table:table-cell office:value-type="float" office:value="8.0833333333333343E-4" table:style-name="ce1">
            <text:p>0.000808333</text:p>
          </table:table-cell>
          <table:table-cell office:value-type="float" office:value="8.8916666666666669E-4" table:style-name="ce1">
            <text:p>0.000889167</text:p>
          </table:table-cell>
          <table:table-cell office:value-type="float" office:value="9.5383333333333323E-4" table:style-name="ce1">
            <text:p>0.000953833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9.4574999999999998E-4" table:style-name="ce1">
            <text:p>0.00094575</text:p>
          </table:table-cell>
          <table:table-cell office:value-type="float" office:value="8.4875E-4" table:style-name="ce1">
            <text:p>0.00084875</text:p>
          </table:table-cell>
          <table:table-cell office:value-type="float" office:value="7.2750000000000007E-4" table:style-name="ce1">
            <text:p>0.0007275</text:p>
          </table:table-cell>
          <table:table-cell office:value-type="float" office:value="6.2241666666666673E-4" table:style-name="ce1">
            <text:p>0.00062241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61235790000000001" table:formula="of:=0.5775*[.U83]" table:style-name="ce1">
            <text:p>0.6123579</text:p>
          </table:table-cell>
          <table:table-cell office:value-type="float" office:value="0.60263793333333338" table:style-name="ce1">
            <text:p>0.602637933</text:p>
          </table:table-cell>
          <table:table-cell office:value-type="float" office:value="0.58319799999999999" table:style-name="ce1">
            <text:p>0.583198</text:p>
          </table:table-cell>
          <table:table-cell office:value-type="float" office:value="0.56375806666666661" table:style-name="ce1">
            <text:p>0.563758067</text:p>
          </table:table-cell>
          <table:table-cell office:value-type="float" office:value="0.57347803333333336" table:style-name="ce1">
            <text:p>0.573478033</text:p>
          </table:table-cell>
          <table:table-cell office:value-type="float" office:value="0.63179783333333328" table:style-name="ce1">
            <text:p>0.631797833</text:p>
          </table:table-cell>
          <table:table-cell office:value-type="float" office:value="0.69983760000000006" table:style-name="ce1">
            <text:p>0.6998376</text:p>
          </table:table-cell>
          <table:table-cell office:value-type="float" office:value="0.82619716666666665" table:style-name="ce1">
            <text:p>0.826197167</text:p>
          </table:table-cell>
          <table:table-cell office:value-type="float" office:value="0.92339683333333333" table:style-name="ce1">
            <text:p>0.923396833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0.96227669999999998" table:style-name="ce1">
            <text:p>0.9622767</text:p>
          </table:table-cell>
          <table:table-cell office:value-type="float" office:value="0.90395690000000006" table:style-name="ce1">
            <text:p>0.9039569</text:p>
          </table:table-cell>
          <table:table-cell office:value-type="float" office:value="0.89423693333333332" table:style-name="ce1">
            <text:p>0.894236933</text:p>
          </table:table-cell>
          <table:table-cell office:value-type="float" office:value="0.87479699999999994" table:style-name="ce1">
            <text:p>0.874797</text:p>
          </table:table-cell>
          <table:table-cell office:value-type="float" office:value="0.85535706666666667" table:style-name="ce1">
            <text:p>0.855357067</text:p>
          </table:table-cell>
          <table:table-cell office:value-type="float" office:value="0.88363333333333338" table:style-name="ce1">
            <text:p>0.883633333</text:p>
          </table:table-cell>
          <table:table-cell office:value-type="float" office:value="0.97199666666666662" table:style-name="ce1">
            <text:p>0.971996667</text:p>
          </table:table-cell>
          <table:table-cell office:value-type="float" office:value="1.0426873333333331" table:style-name="ce1">
            <text:p>1.042687333</text:p>
          </table:table-cell>
          <table:table-cell office:value-type="float" office:value="1.06036" table:style-name="ce1">
            <text:p>1.06036</text:p>
          </table:table-cell>
          <table:table-cell office:value-type="float" office:value="1.0338509999999999" table:style-name="ce1">
            <text:p>1.033851</text:p>
          </table:table-cell>
          <table:table-cell office:value-type="float" office:value="0.92781499999999995" table:style-name="ce1">
            <text:p>0.927815</text:p>
          </table:table-cell>
          <table:table-cell office:value-type="float" office:value="0.79526999999999992" table:style-name="ce1">
            <text:p>0.79527</text:p>
          </table:table-cell>
          <table:table-cell office:value-type="float" office:value="0.68039766666666668" table:style-name="ce1">
            <text:p>0.68039766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.46985E-3" table:formula="of:=0.5775*[.U84]" table:style-name="ce1">
            <text:p>0.00446985</text:p>
          </table:table-cell>
          <table:table-cell office:value-type="float" office:value="4.3989000000000007E-3" table:style-name="ce1">
            <text:p>0.0043989</text:p>
          </table:table-cell>
          <table:table-cell office:value-type="float" office:value="4.2570000000000004E-3" table:style-name="ce1">
            <text:p>0.004257</text:p>
          </table:table-cell>
          <table:table-cell office:value-type="float" office:value="4.1151E-3" table:style-name="ce1">
            <text:p>0.0041151</text:p>
          </table:table-cell>
          <table:table-cell office:value-type="float" office:value="4.1860500000000002E-3" table:style-name="ce1">
            <text:p>0.00418605</text:p>
          </table:table-cell>
          <table:table-cell office:value-type="float" office:value="4.6117500000000004E-3" table:style-name="ce1">
            <text:p>0.00461175</text:p>
          </table:table-cell>
          <table:table-cell office:value-type="float" office:value="5.1084000000000008E-3" table:style-name="ce1">
            <text:p>0.0051084</text:p>
          </table:table-cell>
          <table:table-cell office:value-type="float" office:value="6.0307500000000005E-3" table:style-name="ce1">
            <text:p>0.00603075</text:p>
          </table:table-cell>
          <table:table-cell office:value-type="float" office:value="6.7402500000000006E-3" table:style-name="ce1">
            <text:p>0.0067402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0240500000000004E-3" table:style-name="ce1">
            <text:p>0.0070240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5274000000000009E-3" table:style-name="ce1">
            <text:p>0.0065274</text:p>
          </table:table-cell>
          <table:table-cell office:value-type="float" office:value="6.3854999999999997E-3" table:style-name="ce1">
            <text:p>0.0063855</text:p>
          </table:table-cell>
          <table:table-cell office:value-type="float" office:value="6.2436000000000002E-3" table:style-name="ce1">
            <text:p>0.0062436</text:p>
          </table:table-cell>
          <table:table-cell office:value-type="float" office:value="6.4500000000000009E-3" table:style-name="ce1">
            <text:p>0.00645</text:p>
          </table:table-cell>
          <table:table-cell office:value-type="float" office:value="7.0949999999999997E-3" table:style-name="ce1">
            <text:p>0.007095</text:p>
          </table:table-cell>
          <table:table-cell office:value-type="float" office:value="7.6109999999999988E-3" table:style-name="ce1">
            <text:p>0.007611</text:p>
          </table:table-cell>
          <table:table-cell office:value-type="float" office:value="7.7400000000000004E-3" table:style-name="ce1">
            <text:p>0.00774</text:p>
          </table:table-cell>
          <table:table-cell office:value-type="float" office:value="7.5465000000000003E-3" table:style-name="ce1">
            <text:p>0.0075465</text:p>
          </table:table-cell>
          <table:table-cell office:value-type="float" office:value="6.7725000000000007E-3" table:style-name="ce1">
            <text:p>0.0067725</text:p>
          </table:table-cell>
          <table:table-cell office:value-type="float" office:value="5.8050000000000003E-3" table:style-name="ce1">
            <text:p>0.005805</text:p>
          </table:table-cell>
          <table:table-cell office:value-type="float" office:value="4.9665000000000004E-3" table:style-name="ce1">
            <text:p>0.0049665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.60175E-4" table:formula="of:=0.5775*[.U2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7047750000000005E-3" table:formula="of:=0.5775*[.U3]" table:style-name="ce1">
            <text:p>0.006704775</text:p>
          </table:table-cell>
          <table:table-cell office:value-type="float" office:value="6.5983500000000002E-3" table:style-name="ce1">
            <text:p>0.00659835</text:p>
          </table:table-cell>
          <table:table-cell office:value-type="float" office:value="6.3855000000000006E-3" table:style-name="ce1">
            <text:p>0.0063855</text:p>
          </table:table-cell>
          <table:table-cell office:value-type="float" office:value="6.17265E-3" table:style-name="ce1">
            <text:p>0.00617265</text:p>
          </table:table-cell>
          <table:table-cell office:value-type="float" office:value="6.2790750000000011E-3" table:style-name="ce1">
            <text:p>0.006279075</text:p>
          </table:table-cell>
          <table:table-cell office:value-type="float" office:value="6.9176250000000002E-3" table:style-name="ce1">
            <text:p>0.006917625</text:p>
          </table:table-cell>
          <table:table-cell office:value-type="float" office:value="7.6626000000000003E-3" table:style-name="ce1">
            <text:p>0.0076626</text:p>
          </table:table-cell>
          <table:table-cell office:value-type="float" office:value="9.0461250000000003E-3" table:style-name="ce1">
            <text:p>0.009046125</text:p>
          </table:table-cell>
          <table:table-cell office:value-type="float" office:value="1.0110375000000001E-2" table:style-name="ce1">
            <text:p>0.01011037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0536075000000001E-2" table:style-name="ce1">
            <text:p>0.010536075</text:p>
          </table:table-cell>
          <table:table-cell office:value-type="float" office:value="9.8975250000000008E-3" table:style-name="ce1">
            <text:p>0.009897525</text:p>
          </table:table-cell>
          <table:table-cell office:value-type="float" office:value="9.7911000000000005E-3" table:style-name="ce1">
            <text:p>0.0097911</text:p>
          </table:table-cell>
          <table:table-cell office:value-type="float" office:value="9.57825E-3" table:style-name="ce1">
            <text:p>0.00957825</text:p>
          </table:table-cell>
          <table:table-cell office:value-type="float" office:value="9.3653999999999994E-3" table:style-name="ce1">
            <text:p>0.0093654</text:p>
          </table:table-cell>
          <table:table-cell office:value-type="float" office:value="9.6750000000000013E-3" table:style-name="ce1">
            <text:p>0.009675</text:p>
          </table:table-cell>
          <table:table-cell office:value-type="float" office:value="1.0642500000000001E-2" table:style-name="ce1">
            <text:p>0.0106425</text:p>
          </table:table-cell>
          <table:table-cell office:value-type="float" office:value="1.1416499999999998E-2" table:style-name="ce1">
            <text:p>0.011416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1.131975E-2" table:style-name="ce1">
            <text:p>0.01131975</text:p>
          </table:table-cell>
          <table:table-cell office:value-type="float" office:value="1.0158750000000001E-2" table:style-name="ce1">
            <text:p>0.01015875</text:p>
          </table:table-cell>
          <table:table-cell office:value-type="float" office:value="8.7075E-3" table:style-name="ce1">
            <text:p>0.0087075</text:p>
          </table:table-cell>
          <table:table-cell office:value-type="float" office:value="7.4497500000000006E-3" table:style-name="ce1">
            <text:p>0.00744975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34925E-3" table:formula="of:=0.5775*[.U4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.7325000000000001E-3" table:formula="of:=0.5775*[.U5]" table:style-name="ce1">
            <text:p>-0.0017325</text:p>
          </table:table-cell>
          <table:table-cell office:value-type="float" office:value="-1.7050000000000001E-3" table:style-name="ce1">
            <text:p>-0.001705</text:p>
          </table:table-cell>
          <table:table-cell office:value-type="float" office:value="-1.6500000000000002E-3" table:style-name="ce1">
            <text:p>-0.00165</text:p>
          </table:table-cell>
          <table:table-cell office:value-type="float" office:value="-1.5949999999999998E-3" table:style-name="ce1">
            <text:p>-0.001595</text:p>
          </table:table-cell>
          <table:table-cell office:value-type="float" office:value="-1.6225000000000002E-3" table:style-name="ce1">
            <text:p>-0.0016225</text:p>
          </table:table-cell>
          <table:table-cell office:value-type="float" office:value="-1.7875E-3" table:style-name="ce1">
            <text:p>-0.0017875</text:p>
          </table:table-cell>
          <table:table-cell office:value-type="float" office:value="-1.98E-3" table:style-name="ce1">
            <text:p>-0.00198</text:p>
          </table:table-cell>
          <table:table-cell office:value-type="float" office:value="-2.3375000000000002E-3" table:style-name="ce1">
            <text:p>-0.0023375</text:p>
          </table:table-cell>
          <table:table-cell office:value-type="float" office:value="-2.6125000000000002E-3" table:style-name="ce1">
            <text:p>-0.002612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7225000000000001E-3" table:style-name="ce1">
            <text:p>-0.0027225</text:p>
          </table:table-cell>
          <table:table-cell office:value-type="float" office:value="-2.5575000000000003E-3" table:style-name="ce1">
            <text:p>-0.0025575</text:p>
          </table:table-cell>
          <table:table-cell office:value-type="float" office:value="-2.5300000000000001E-3" table:style-name="ce1">
            <text:p>-0.00253</text:p>
          </table:table-cell>
          <table:table-cell office:value-type="float" office:value="-2.4749999999999998E-3" table:style-name="ce1">
            <text:p>-0.002475</text:p>
          </table:table-cell>
          <table:table-cell office:value-type="float" office:value="-2.4199999999999998E-3" table:style-name="ce1">
            <text:p>-0.00242</text:p>
          </table:table-cell>
          <table:table-cell office:value-type="float" office:value="-2.5000000000000001E-3" table:style-name="ce1">
            <text:p>-0.0025</text:p>
          </table:table-cell>
          <table:table-cell office:value-type="float" office:value="-2.7499999999999998E-3" table:style-name="ce1">
            <text:p>-0.00275</text:p>
          </table:table-cell>
          <table:table-cell office:value-type="float" office:value="-2.9499999999999995E-3" table:style-name="ce1">
            <text:p>-0.0029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.9250000000000001E-3" table:style-name="ce1">
            <text:p>-0.002925</text:p>
          </table:table-cell>
          <table:table-cell office:value-type="float" office:value="-2.6250000000000002E-3" table:style-name="ce1">
            <text:p>-0.002625</text:p>
          </table:table-cell>
          <table:table-cell office:value-type="float" office:value="-2.2500000000000003E-3" table:style-name="ce1">
            <text:p>-0.00225</text:p>
          </table:table-cell>
          <table:table-cell office:value-type="float" office:value="-1.9250000000000003E-3" table:style-name="ce1">
            <text:p>-0.00192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14575E-3" table:formula="of:=0.5775*[.U6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.60175E-4" table:formula="of:=0.5775*[.U7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9.5345250000000003E-3" table:formula="of:=0.5775*[.U8]" table:style-name="ce1">
            <text:p>0.009534525</text:p>
          </table:table-cell>
          <table:table-cell office:value-type="float" office:value="9.3831833333333347E-3" table:style-name="ce1">
            <text:p>0.009383183</text:p>
          </table:table-cell>
          <table:table-cell office:value-type="float" office:value="9.0805000000000018E-3" table:style-name="ce1">
            <text:p>0.0090805</text:p>
          </table:table-cell>
          <table:table-cell office:value-type="float" office:value="8.7778166666666654E-3" table:style-name="ce1">
            <text:p>0.008777817</text:p>
          </table:table-cell>
          <table:table-cell office:value-type="float" office:value="8.9291583333333344E-3" table:style-name="ce1">
            <text:p>0.008929158</text:p>
          </table:table-cell>
          <table:table-cell office:value-type="float" office:value="9.8372083333333332E-3" table:style-name="ce1">
            <text:p>0.009837208</text:p>
          </table:table-cell>
          <table:table-cell office:value-type="float" office:value="1.0896600000000001E-2" table:style-name="ce1">
            <text:p>0.0108966</text:p>
          </table:table-cell>
          <table:table-cell office:value-type="float" office:value="1.2864041666666668E-2" table:style-name="ce1">
            <text:p>0.012864042</text:p>
          </table:table-cell>
          <table:table-cell office:value-type="float" office:value="1.4377458333333334E-2" table:style-name="ce1">
            <text:p>0.014377458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4982825E-2" table:style-name="ce1">
            <text:p>0.014982825</text:p>
          </table:table-cell>
          <table:table-cell office:value-type="float" office:value="1.4074775000000001E-2" table:style-name="ce1">
            <text:p>0.014074775</text:p>
          </table:table-cell>
          <table:table-cell office:value-type="float" office:value="1.3923433333333334E-2" table:style-name="ce1">
            <text:p>0.013923433</text:p>
          </table:table-cell>
          <table:table-cell office:value-type="float" office:value="1.3620749999999999E-2" table:style-name="ce1">
            <text:p>0.01362075</text:p>
          </table:table-cell>
          <table:table-cell office:value-type="float" office:value="1.3318066666666666E-2" table:style-name="ce1">
            <text:p>0.013318067</text:p>
          </table:table-cell>
          <table:table-cell office:value-type="float" office:value="1.3758333333333334E-2" table:style-name="ce1">
            <text:p>0.013758333</text:p>
          </table:table-cell>
          <table:table-cell office:value-type="float" office:value="1.5134166666666666E-2" table:style-name="ce1">
            <text:p>0.015134167</text:p>
          </table:table-cell>
          <table:table-cell office:value-type="float" office:value="1.623483333333333E-2" table:style-name="ce1">
            <text:p>0.016234833</text:p>
          </table:table-cell>
          <table:table-cell office:value-type="float" office:value="1.651E-2" table:style-name="ce1">
            <text:p>0.01651</text:p>
          </table:table-cell>
          <table:table-cell office:value-type="float" office:value="1.609725E-2" table:style-name="ce1">
            <text:p>0.01609725</text:p>
          </table:table-cell>
          <table:table-cell office:value-type="float" office:value="1.4446250000000001E-2" table:style-name="ce1">
            <text:p>0.01444625</text:p>
          </table:table-cell>
          <table:table-cell office:value-type="float" office:value="1.2382500000000001E-2" table:style-name="ce1">
            <text:p>0.0123825</text:p>
          </table:table-cell>
          <table:table-cell office:value-type="float" office:value="1.0593916666666668E-2" table:style-name="ce1">
            <text:p>0.01059391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16634309999999999" table:formula="of:=0.5775*[.U9]" table:style-name="ce1">
            <text:p>0.1663431</text:p>
          </table:table-cell>
          <table:table-cell office:value-type="float" office:value="0.16370273333333332" table:style-name="ce1">
            <text:p>0.163702733</text:p>
          </table:table-cell>
          <table:table-cell office:value-type="float" office:value="0.15842199999999998" table:style-name="ce1">
            <text:p>0.158422</text:p>
          </table:table-cell>
          <table:table-cell office:value-type="float" office:value="0.15314126666666664" table:style-name="ce1">
            <text:p>0.153141267</text:p>
          </table:table-cell>
          <table:table-cell office:value-type="float" office:value="0.15578163333333334" table:style-name="ce1">
            <text:p>0.155781633</text:p>
          </table:table-cell>
          <table:table-cell office:value-type="float" office:value="0.17162383333333331" table:style-name="ce1">
            <text:p>0.171623833</text:p>
          </table:table-cell>
          <table:table-cell office:value-type="float" office:value="0.19010639999999998" table:style-name="ce1">
            <text:p>0.1901064</text:p>
          </table:table-cell>
          <table:table-cell office:value-type="float" office:value="0.22443116666666663" table:style-name="ce1">
            <text:p>0.224431167</text:p>
          </table:table-cell>
          <table:table-cell office:value-type="float" office:value="0.25083483333333328" table:style-name="ce1">
            <text:p>0.250834833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6139629999999997" table:style-name="ce1">
            <text:p>0.2613963</text:p>
          </table:table-cell>
          <table:table-cell office:value-type="float" office:value="0.24555409999999997" table:style-name="ce1">
            <text:p>0.2455541</text:p>
          </table:table-cell>
          <table:table-cell office:value-type="float" office:value="0.24291373333333333" table:style-name="ce1">
            <text:p>0.242913733</text:p>
          </table:table-cell>
          <table:table-cell office:value-type="float" office:value="0.23763299999999996" table:style-name="ce1">
            <text:p>0.237633</text:p>
          </table:table-cell>
          <table:table-cell office:value-type="float" office:value="0.23235226666666664" table:style-name="ce1">
            <text:p>0.232352267</text:p>
          </table:table-cell>
          <table:table-cell office:value-type="float" office:value="0.24003333333333332" table:style-name="ce1">
            <text:p>0.240033333</text:p>
          </table:table-cell>
          <table:table-cell office:value-type="float" office:value="0.26403666666666664" table:style-name="ce1">
            <text:p>0.264036667</text:p>
          </table:table-cell>
          <table:table-cell office:value-type="float" office:value="0.28323933333333323" table:style-name="ce1">
            <text:p>0.283239333</text:p>
          </table:table-cell>
          <table:table-cell office:value-type="float" office:value="0.28803999999999996" table:style-name="ce1">
            <text:p>0.28804</text:p>
          </table:table-cell>
          <table:table-cell office:value-type="float" office:value="0.28083899999999995" table:style-name="ce1">
            <text:p>0.280839</text:p>
          </table:table-cell>
          <table:table-cell office:value-type="float" office:value="0.25203499999999995" table:style-name="ce1">
            <text:p>0.252035</text:p>
          </table:table-cell>
          <table:table-cell office:value-type="float" office:value="0.21602999999999997" table:style-name="ce1">
            <text:p>0.21603</text:p>
          </table:table-cell>
          <table:table-cell office:value-type="float" office:value="0.18482566666666667" table:style-name="ce1">
            <text:p>0.18482566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10427917499999999" table:formula="of:=0.5775*[.U10]" table:style-name="ce1">
            <text:p>0.104279175</text:p>
          </table:table-cell>
          <table:table-cell office:value-type="float" office:value="0.10262394999999999" table:style-name="ce1">
            <text:p>0.10262395</text:p>
          </table:table-cell>
          <table:table-cell office:value-type="float" office:value="9.9313499999999999E-2" table:style-name="ce1">
            <text:p>0.0993135</text:p>
          </table:table-cell>
          <table:table-cell office:value-type="float" office:value="9.6003049999999979E-2" table:style-name="ce1">
            <text:p>0.09600305</text:p>
          </table:table-cell>
          <table:table-cell office:value-type="float" office:value="9.7658275000000003E-2" table:style-name="ce1">
            <text:p>0.097658275</text:p>
          </table:table-cell>
          <table:table-cell office:value-type="float" office:value="0.10758962499999998" table:style-name="ce1">
            <text:p>0.107589625</text:p>
          </table:table-cell>
          <table:table-cell office:value-type="float" office:value="0.1191762" table:style-name="ce1">
            <text:p>0.1191762</text:p>
          </table:table-cell>
          <table:table-cell office:value-type="float" office:value="0.14069412499999998" table:style-name="ce1">
            <text:p>0.140694125</text:p>
          </table:table-cell>
          <table:table-cell office:value-type="float" office:value="0.15724637499999999" table:style-name="ce1">
            <text:p>0.15724637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6386727499999998" table:style-name="ce1">
            <text:p>0.163867275</text:p>
          </table:table-cell>
          <table:table-cell office:value-type="float" office:value="0.153935925" table:style-name="ce1">
            <text:p>0.153935925</text:p>
          </table:table-cell>
          <table:table-cell office:value-type="float" office:value="0.15228069999999999" table:style-name="ce1">
            <text:p>0.1522807</text:p>
          </table:table-cell>
          <table:table-cell office:value-type="float" office:value="0.14897024999999997" table:style-name="ce1">
            <text:p>0.14897025</text:p>
          </table:table-cell>
          <table:table-cell office:value-type="float" office:value="0.14565979999999998" table:style-name="ce1">
            <text:p>0.1456598</text:p>
          </table:table-cell>
          <table:table-cell office:value-type="float" office:value="0.150475" table:style-name="ce1">
            <text:p>0.150475</text:p>
          </table:table-cell>
          <table:table-cell office:value-type="float" office:value="0.16552249999999999" table:style-name="ce1">
            <text:p>0.1655225</text:p>
          </table:table-cell>
          <table:table-cell office:value-type="float" office:value="0.17756049999999995" table:style-name="ce1">
            <text:p>0.1775605</text:p>
          </table:table-cell>
          <table:table-cell office:value-type="float" office:value="0.18056999999999998" table:style-name="ce1">
            <text:p>0.18057</text:p>
          </table:table-cell>
          <table:table-cell office:value-type="float" office:value="0.17605574999999998" table:style-name="ce1">
            <text:p>0.17605575</text:p>
          </table:table-cell>
          <table:table-cell office:value-type="float" office:value="0.15799874999999999" table:style-name="ce1">
            <text:p>0.15799875</text:p>
          </table:table-cell>
          <table:table-cell office:value-type="float" office:value="0.13542749999999998" table:style-name="ce1">
            <text:p>0.1354275</text:p>
          </table:table-cell>
          <table:table-cell office:value-type="float" office:value="0.11586575" table:style-name="ce1">
            <text:p>0.11586575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9.8989274999999988E-2" table:formula="of:=0.5775*[.U11]" table:style-name="ce1">
            <text:p>0.098989275</text:p>
          </table:table-cell>
          <table:table-cell office:value-type="float" office:value="9.7418016666666662E-2" table:style-name="ce1">
            <text:p>0.097418017</text:p>
          </table:table-cell>
          <table:table-cell office:value-type="float" office:value="9.4275499999999998E-2" table:style-name="ce1">
            <text:p>0.0942755</text:p>
          </table:table-cell>
          <table:table-cell office:value-type="float" office:value="9.113298333333332E-2" table:style-name="ce1">
            <text:p>0.091132983</text:p>
          </table:table-cell>
          <table:table-cell office:value-type="float" office:value="9.2704241666666659E-2" table:style-name="ce1">
            <text:p>0.092704242</text:p>
          </table:table-cell>
          <table:table-cell office:value-type="float" office:value="0.10213179166666665" table:style-name="ce1">
            <text:p>0.102131792</text:p>
          </table:table-cell>
          <table:table-cell office:value-type="float" office:value="0.1131306" table:style-name="ce1">
            <text:p>0.1131306</text:p>
          </table:table-cell>
          <table:table-cell office:value-type="float" office:value="0.13355695833333331" table:style-name="ce1">
            <text:p>0.133556958</text:p>
          </table:table-cell>
          <table:table-cell office:value-type="float" office:value="0.14926954166666664" table:style-name="ce1">
            <text:p>0.149269542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5555457499999997" table:style-name="ce1">
            <text:p>0.155554575</text:p>
          </table:table-cell>
          <table:table-cell office:value-type="float" office:value="0.14612702499999999" table:style-name="ce1">
            <text:p>0.146127025</text:p>
          </table:table-cell>
          <table:table-cell office:value-type="float" office:value="0.14455576666666667" table:style-name="ce1">
            <text:p>0.144555767</text:p>
          </table:table-cell>
          <table:table-cell office:value-type="float" office:value="0.14141324999999996" table:style-name="ce1">
            <text:p>0.14141325</text:p>
          </table:table-cell>
          <table:table-cell office:value-type="float" office:value="0.13827073333333331" table:style-name="ce1">
            <text:p>0.138270733</text:p>
          </table:table-cell>
          <table:table-cell office:value-type="float" office:value="0.14284166666666664" table:style-name="ce1">
            <text:p>0.142841667</text:p>
          </table:table-cell>
          <table:table-cell office:value-type="float" office:value="0.1571258333333333" table:style-name="ce1">
            <text:p>0.157125833</text:p>
          </table:table-cell>
          <table:table-cell office:value-type="float" office:value="0.16855316666666662" table:style-name="ce1">
            <text:p>0.168553167</text:p>
          </table:table-cell>
          <table:table-cell office:value-type="float" office:value="0.17140999999999998" table:style-name="ce1">
            <text:p>0.17141</text:p>
          </table:table-cell>
          <table:table-cell office:value-type="float" office:value="0.16712474999999999" table:style-name="ce1">
            <text:p>0.16712475</text:p>
          </table:table-cell>
          <table:table-cell office:value-type="float" office:value="0.14998374999999997" table:style-name="ce1">
            <text:p>0.14998375</text:p>
          </table:table-cell>
          <table:table-cell office:value-type="float" office:value="0.12855749999999999" table:style-name="ce1">
            <text:p>0.1285575</text:p>
          </table:table-cell>
          <table:table-cell office:value-type="float" office:value="0.10998808333333333" table:style-name="ce1">
            <text:p>0.10998808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13134660000000001" table:formula="of:=0.5775*[.U12]" table:style-name="ce1">
            <text:p>0.1313466</text:p>
          </table:table-cell>
          <table:table-cell office:value-type="float" office:value="0.12926173333333335" table:style-name="ce1">
            <text:p>0.129261733</text:p>
          </table:table-cell>
          <table:table-cell office:value-type="float" office:value="0.12509200000000001" table:style-name="ce1">
            <text:p>0.125092</text:p>
          </table:table-cell>
          <table:table-cell office:value-type="float" office:value="0.12092226666666665" table:style-name="ce1">
            <text:p>0.120922267</text:p>
          </table:table-cell>
          <table:table-cell office:value-type="float" office:value="0.12300713333333335" table:style-name="ce1">
            <text:p>0.123007133</text:p>
          </table:table-cell>
          <table:table-cell office:value-type="float" office:value="0.13551633333333332" table:style-name="ce1">
            <text:p>0.135516333</text:p>
          </table:table-cell>
          <table:table-cell office:value-type="float" office:value="0.1501104" table:style-name="ce1">
            <text:p>0.1501104</text:p>
          </table:table-cell>
          <table:table-cell office:value-type="float" office:value="0.17721366666666666" table:style-name="ce1">
            <text:p>0.177213667</text:p>
          </table:table-cell>
          <table:table-cell office:value-type="float" office:value="0.19806233333333334" table:style-name="ce1">
            <text:p>0.198062333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064018" table:style-name="ce1">
            <text:p>0.2064018</text:p>
          </table:table-cell>
          <table:table-cell office:value-type="float" office:value="0.1938926" table:style-name="ce1">
            <text:p>0.1938926</text:p>
          </table:table-cell>
          <table:table-cell office:value-type="float" office:value="0.19180773333333334" table:style-name="ce1">
            <text:p>0.191807733</text:p>
          </table:table-cell>
          <table:table-cell office:value-type="float" office:value="0.187638" table:style-name="ce1">
            <text:p>0.187638</text:p>
          </table:table-cell>
          <table:table-cell office:value-type="float" office:value="0.18346826666666666" table:style-name="ce1">
            <text:p>0.183468267</text:p>
          </table:table-cell>
          <table:table-cell office:value-type="float" office:value="0.18953333333333333" table:style-name="ce1">
            <text:p>0.189533333</text:p>
          </table:table-cell>
          <table:table-cell office:value-type="float" office:value="0.20848666666666665" table:style-name="ce1">
            <text:p>0.208486667</text:p>
          </table:table-cell>
          <table:table-cell office:value-type="float" office:value="0.22364933333333331" table:style-name="ce1">
            <text:p>0.223649333</text:p>
          </table:table-cell>
          <table:table-cell office:value-type="float" office:value="0.22744" table:style-name="ce1">
            <text:p>0.22744</text:p>
          </table:table-cell>
          <table:table-cell office:value-type="float" office:value="0.22175400000000001" table:style-name="ce1">
            <text:p>0.221754</text:p>
          </table:table-cell>
          <table:table-cell office:value-type="float" office:value="0.19900999999999999" table:style-name="ce1">
            <text:p>0.19901</text:p>
          </table:table-cell>
          <table:table-cell office:value-type="float" office:value="0.17058000000000001" table:style-name="ce1">
            <text:p>0.17058</text:p>
          </table:table-cell>
          <table:table-cell office:value-type="float" office:value="0.14594066666666669" table:style-name="ce1">
            <text:p>0.145940667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472349999999995E-2" table:formula="of:=0.5775*[.U13]" table:style-name="ce1">
            <text:p>0.04547235</text:p>
          </table:table-cell>
          <table:table-cell office:value-type="float" office:value="4.4750566666666665E-2" table:style-name="ce1">
            <text:p>0.044750567</text:p>
          </table:table-cell>
          <table:table-cell office:value-type="float" office:value="4.3306999999999998E-2" table:style-name="ce1">
            <text:p>0.043307</text:p>
          </table:table-cell>
          <table:table-cell office:value-type="float" office:value="4.1863433333333325E-2" table:style-name="ce1">
            <text:p>0.041863433</text:p>
          </table:table-cell>
          <table:table-cell office:value-type="float" office:value="4.2585216666666668E-2" table:style-name="ce1">
            <text:p>0.042585217</text:p>
          </table:table-cell>
          <table:table-cell office:value-type="float" office:value="4.6915916666666661E-2" table:style-name="ce1">
            <text:p>0.046915917</text:p>
          </table:table-cell>
          <table:table-cell office:value-type="float" office:value="5.1968399999999998E-2" table:style-name="ce1">
            <text:p>0.0519684</text:p>
          </table:table-cell>
          <table:table-cell office:value-type="float" office:value="6.1351583333333327E-2" table:style-name="ce1">
            <text:p>0.061351583</text:p>
          </table:table-cell>
          <table:table-cell office:value-type="float" office:value="6.856941666666666E-2" table:style-name="ce1">
            <text:p>0.068569417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1456549999999994E-2" table:style-name="ce1">
            <text:p>0.07145655</text:p>
          </table:table-cell>
          <table:table-cell office:value-type="float" office:value="6.7125850000000001E-2" table:style-name="ce1">
            <text:p>0.06712585</text:p>
          </table:table-cell>
          <table:table-cell office:value-type="float" office:value="6.6404066666666664E-2" table:style-name="ce1">
            <text:p>0.066404067</text:p>
          </table:table-cell>
          <table:table-cell office:value-type="float" office:value="6.496049999999999E-2" table:style-name="ce1">
            <text:p>0.0649605</text:p>
          </table:table-cell>
          <table:table-cell office:value-type="float" office:value="6.3516933333333317E-2" table:style-name="ce1">
            <text:p>0.063516933</text:p>
          </table:table-cell>
          <table:table-cell office:value-type="float" office:value="6.5616666666666656E-2" table:style-name="ce1">
            <text:p>0.065616667</text:p>
          </table:table-cell>
          <table:table-cell office:value-type="float" office:value="7.2178333333333317E-2" table:style-name="ce1">
            <text:p>0.072178333</text:p>
          </table:table-cell>
          <table:table-cell office:value-type="float" office:value="7.7427666666666645E-2" table:style-name="ce1">
            <text:p>0.077427667</text:p>
          </table:table-cell>
          <table:table-cell office:value-type="float" office:value="7.8739999999999991E-2" table:style-name="ce1">
            <text:p>0.07874</text:p>
          </table:table-cell>
          <table:table-cell office:value-type="float" office:value="7.6771499999999993E-2" table:style-name="ce1">
            <text:p>0.0767715</text:p>
          </table:table-cell>
          <table:table-cell office:value-type="float" office:value="6.8897499999999987E-2" table:style-name="ce1">
            <text:p>0.0688975</text:p>
          </table:table-cell>
          <table:table-cell office:value-type="float" office:value="5.9054999999999996E-2" table:style-name="ce1">
            <text:p>0.059055</text:p>
          </table:table-cell>
          <table:table-cell office:value-type="float" office:value="5.0524833333333331E-2" table:style-name="ce1">
            <text:p>0.050524833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10158225" table:formula="of:=0.5775*[.U14]" table:style-name="ce1">
            <text:p>0.10158225</text:p>
          </table:table-cell>
          <table:table-cell office:value-type="float" office:value="9.9969833333333341E-2" table:style-name="ce1">
            <text:p>0.099969833</text:p>
          </table:table-cell>
          <table:table-cell office:value-type="float" office:value="9.6745000000000012E-2" table:style-name="ce1">
            <text:p>0.096745</text:p>
          </table:table-cell>
          <table:table-cell office:value-type="float" office:value="9.3520166666666654E-2" table:style-name="ce1">
            <text:p>0.093520167</text:p>
          </table:table-cell>
          <table:table-cell office:value-type="float" office:value="9.513258333333334E-2" table:style-name="ce1">
            <text:p>0.095132583</text:p>
          </table:table-cell>
          <table:table-cell office:value-type="float" office:value="0.10480708333333333" table:style-name="ce1">
            <text:p>0.104807083</text:p>
          </table:table-cell>
          <table:table-cell office:value-type="float" office:value="0.116094" table:style-name="ce1">
            <text:p>0.116094</text:p>
          </table:table-cell>
          <table:table-cell office:value-type="float" office:value="0.13705541666666668" table:style-name="ce1">
            <text:p>0.137055417</text:p>
          </table:table-cell>
          <table:table-cell office:value-type="float" office:value="0.15317958333333334" table:style-name="ce1">
            <text:p>0.153179583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5962925" table:style-name="ce1">
            <text:p>0.15962925</text:p>
          </table:table-cell>
          <table:table-cell office:value-type="float" office:value="0.14995475" table:style-name="ce1">
            <text:p>0.14995475</text:p>
          </table:table-cell>
          <table:table-cell office:value-type="float" office:value="0.14834233333333335" table:style-name="ce1">
            <text:p>0.148342333</text:p>
          </table:table-cell>
          <table:table-cell office:value-type="float" office:value="0.14511749999999998" table:style-name="ce1">
            <text:p>0.1451175</text:p>
          </table:table-cell>
          <table:table-cell office:value-type="float" office:value="0.14189266666666667" table:style-name="ce1">
            <text:p>0.141892667</text:p>
          </table:table-cell>
          <table:table-cell office:value-type="float" office:value="0.14658333333333334" table:style-name="ce1">
            <text:p>0.146583333</text:p>
          </table:table-cell>
          <table:table-cell office:value-type="float" office:value="0.16124166666666667" table:style-name="ce1">
            <text:p>0.161241667</text:p>
          </table:table-cell>
          <table:table-cell office:value-type="float" office:value="0.17296833333333331" table:style-name="ce1">
            <text:p>0.172968333</text:p>
          </table:table-cell>
          <table:table-cell office:value-type="float" office:value="0.1759" table:style-name="ce1">
            <text:p>0.1759</text:p>
          </table:table-cell>
          <table:table-cell office:value-type="float" office:value="0.1715025" table:style-name="ce1">
            <text:p>0.1715025</text:p>
          </table:table-cell>
          <table:table-cell office:value-type="float" office:value="0.15391250000000001" table:style-name="ce1">
            <text:p>0.1539125</text:p>
          </table:table-cell>
          <table:table-cell office:value-type="float" office:value="0.13192500000000001" table:style-name="ce1">
            <text:p>0.131925</text:p>
          </table:table-cell>
          <table:table-cell office:value-type="float" office:value="0.11286916666666667" table:style-name="ce1">
            <text:p>0.112869167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729495E-2" table:formula="of:=0.5775*[.U15]" table:style-name="ce1">
            <text:p>0.03729495</text:p>
          </table:table-cell>
          <table:table-cell office:value-type="float" office:value="3.670296666666667E-2" table:style-name="ce1">
            <text:p>0.036702967</text:p>
          </table:table-cell>
          <table:table-cell office:value-type="float" office:value="3.5519000000000002E-2" table:style-name="ce1">
            <text:p>0.035519</text:p>
          </table:table-cell>
          <table:table-cell office:value-type="float" office:value="3.4335033333333327E-2" table:style-name="ce1">
            <text:p>0.034335033</text:p>
          </table:table-cell>
          <table:table-cell office:value-type="float" office:value="3.4927016666666671E-2" table:style-name="ce1">
            <text:p>0.034927017</text:p>
          </table:table-cell>
          <table:table-cell office:value-type="float" office:value="3.8478916666666668E-2" table:style-name="ce1">
            <text:p>0.038478917</text:p>
          </table:table-cell>
          <table:table-cell office:value-type="float" office:value="4.2622800000000002E-2" table:style-name="ce1">
            <text:p>0.0426228</text:p>
          </table:table-cell>
          <table:table-cell office:value-type="float" office:value="5.0318583333333333E-2" table:style-name="ce1">
            <text:p>0.050318583</text:p>
          </table:table-cell>
          <table:table-cell office:value-type="float" office:value="5.6238416666666666E-2" table:style-name="ce1">
            <text:p>0.056238417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5.8606349999999995E-2" table:style-name="ce1">
            <text:p>0.05860635</text:p>
          </table:table-cell>
          <table:table-cell office:value-type="float" office:value="5.5054449999999998E-2" table:style-name="ce1">
            <text:p>0.05505445</text:p>
          </table:table-cell>
          <table:table-cell office:value-type="float" office:value="5.4462466666666667E-2" table:style-name="ce1">
            <text:p>0.054462467</text:p>
          </table:table-cell>
          <table:table-cell office:value-type="float" office:value="5.3278499999999993E-2" table:style-name="ce1">
            <text:p>0.0532785</text:p>
          </table:table-cell>
          <table:table-cell office:value-type="float" office:value="5.2094533333333332E-2" table:style-name="ce1">
            <text:p>0.052094533</text:p>
          </table:table-cell>
          <table:table-cell office:value-type="float" office:value="5.3816666666666665E-2" table:style-name="ce1">
            <text:p>0.053816667</text:p>
          </table:table-cell>
          <table:table-cell office:value-type="float" office:value="5.9198333333333332E-2" table:style-name="ce1">
            <text:p>0.059198333</text:p>
          </table:table-cell>
          <table:table-cell office:value-type="float" office:value="6.3503666666666653E-2" table:style-name="ce1">
            <text:p>0.063503667</text:p>
          </table:table-cell>
          <table:table-cell office:value-type="float" office:value="6.4579999999999999E-2" table:style-name="ce1">
            <text:p>0.06458</text:p>
          </table:table-cell>
          <table:table-cell office:value-type="float" office:value="6.2965499999999994E-2" table:style-name="ce1">
            <text:p>0.0629655</text:p>
          </table:table-cell>
          <table:table-cell office:value-type="float" office:value="5.6507500000000002E-2" table:style-name="ce1">
            <text:p>0.0565075</text:p>
          </table:table-cell>
          <table:table-cell office:value-type="float" office:value="4.8434999999999999E-2" table:style-name="ce1">
            <text:p>0.048435</text:p>
          </table:table-cell>
          <table:table-cell office:value-type="float" office:value="4.1438833333333334E-2" table:style-name="ce1">
            <text:p>0.041438833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20096999999999998" table:formula="of:=0.5775*[.U16]" table:style-name="ce1">
            <text:p>0.20097</text:p>
          </table:table-cell>
          <table:table-cell office:value-type="float" office:value="0.19777999999999998" table:style-name="ce1">
            <text:p>0.19778</text:p>
          </table:table-cell>
          <table:table-cell office:value-type="float" office:value="0.19140000000000001" table:style-name="ce1">
            <text:p>0.1914</text:p>
          </table:table-cell>
          <table:table-cell office:value-type="float" office:value="0.18501999999999996" table:style-name="ce1">
            <text:p>0.18502</text:p>
          </table:table-cell>
          <table:table-cell office:value-type="float" office:value="0.18821000000000002" table:style-name="ce1">
            <text:p>0.18821</text:p>
          </table:table-cell>
          <table:table-cell office:value-type="float" office:value="0.20734999999999998" table:style-name="ce1">
            <text:p>0.20735</text:p>
          </table:table-cell>
          <table:table-cell office:value-type="float" office:value="0.22968" table:style-name="ce1">
            <text:p>0.22968</text:p>
          </table:table-cell>
          <table:table-cell office:value-type="float" office:value="0.27115" table:style-name="ce1">
            <text:p>0.27115</text:p>
          </table:table-cell>
          <table:table-cell office:value-type="float" office:value="0.30304999999999999" table:style-name="ce1">
            <text:p>0.30305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1580999999999998" table:style-name="ce1">
            <text:p>0.31581</text:p>
          </table:table-cell>
          <table:table-cell office:value-type="float" office:value="0.29666999999999999" table:style-name="ce1">
            <text:p>0.29667</text:p>
          </table:table-cell>
          <table:table-cell office:value-type="float" office:value="0.29348000000000002" table:style-name="ce1">
            <text:p>0.29348</text:p>
          </table:table-cell>
          <table:table-cell office:value-type="float" office:value="0.28709999999999997" table:style-name="ce1">
            <text:p>0.2871</text:p>
          </table:table-cell>
          <table:table-cell office:value-type="float" office:value="0.28071999999999997" table:style-name="ce1">
            <text:p>0.28072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1899999999999995" table:style-name="ce1">
            <text:p>0.319</text:p>
          </table:table-cell>
          <table:table-cell office:value-type="float" office:value="0.34219999999999989" table:style-name="ce1">
            <text:p>0.342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33929999999999999" table:style-name="ce1">
            <text:p>0.3393</text:p>
          </table:table-cell>
          <table:table-cell office:value-type="float" office:value="0.30449999999999999" table:style-name="ce1">
            <text:p>0.3045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233" table:style-name="ce1">
            <text:p>0.2233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3466124999999999E-2" table:formula="of:=0.5775*[.U17]" table:style-name="ce1">
            <text:p>0.033466125</text:p>
          </table:table-cell>
          <table:table-cell office:value-type="float" office:value="3.2934916666666668E-2" table:style-name="ce1">
            <text:p>0.032934917</text:p>
          </table:table-cell>
          <table:table-cell office:value-type="float" office:value="3.1872500000000005E-2" table:style-name="ce1">
            <text:p>0.0318725</text:p>
          </table:table-cell>
          <table:table-cell office:value-type="float" office:value="3.0810083333333332E-2" table:style-name="ce1">
            <text:p>0.030810083</text:p>
          </table:table-cell>
          <table:table-cell office:value-type="float" office:value="3.1341291666666674E-2" table:style-name="ce1">
            <text:p>0.031341292</text:p>
          </table:table-cell>
          <table:table-cell office:value-type="float" office:value="3.4528541666666669E-2" table:style-name="ce1">
            <text:p>0.034528542</text:p>
          </table:table-cell>
          <table:table-cell office:value-type="float" office:value="3.8247000000000003E-2" table:style-name="ce1">
            <text:p>0.038247</text:p>
          </table:table-cell>
          <table:table-cell office:value-type="float" office:value="4.5152708333333333E-2" table:style-name="ce1">
            <text:p>0.045152708</text:p>
          </table:table-cell>
          <table:table-cell office:value-type="float" office:value="5.0464791666666668E-2" table:style-name="ce1">
            <text:p>0.050464792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2589625000000001E-2" table:style-name="ce1">
            <text:p>0.052589625</text:p>
          </table:table-cell>
          <table:table-cell office:value-type="float" office:value="4.9402375000000005E-2" table:style-name="ce1">
            <text:p>0.049402375</text:p>
          </table:table-cell>
          <table:table-cell office:value-type="float" office:value="4.8871166666666674E-2" table:style-name="ce1">
            <text:p>0.048871167</text:p>
          </table:table-cell>
          <table:table-cell office:value-type="float" office:value="4.7808749999999997E-2" table:style-name="ce1">
            <text:p>0.04780875</text:p>
          </table:table-cell>
          <table:table-cell office:value-type="float" office:value="4.6746333333333334E-2" table:style-name="ce1">
            <text:p>0.046746333</text:p>
          </table:table-cell>
          <table:table-cell office:value-type="float" office:value="4.829166666666667E-2" table:style-name="ce1">
            <text:p>0.048291667</text:p>
          </table:table-cell>
          <table:table-cell office:value-type="float" office:value="5.3120833333333332E-2" table:style-name="ce1">
            <text:p>0.053120833</text:p>
          </table:table-cell>
          <table:table-cell office:value-type="float" office:value="5.6984166666666662E-2" table:style-name="ce1">
            <text:p>0.056984167</text:p>
          </table:table-cell>
          <table:table-cell office:value-type="float" office:value="5.7950000000000002E-2" table:style-name="ce1">
            <text:p>0.05795</text:p>
          </table:table-cell>
          <table:table-cell office:value-type="float" office:value="5.6501250000000003E-2" table:style-name="ce1">
            <text:p>0.05650125</text:p>
          </table:table-cell>
          <table:table-cell office:value-type="float" office:value="5.0706250000000001E-2" table:style-name="ce1">
            <text:p>0.05070625</text:p>
          </table:table-cell>
          <table:table-cell office:value-type="float" office:value="4.3462500000000001E-2" table:style-name="ce1">
            <text:p>0.0434625</text:p>
          </table:table-cell>
          <table:table-cell office:value-type="float" office:value="3.718458333333334E-2" table:style-name="ce1">
            <text:p>0.0371845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7.5323324999999997E-2" table:formula="of:=0.5775*[.U18]" table:style-name="ce1">
            <text:p>0.075323325</text:p>
          </table:table-cell>
          <table:table-cell office:value-type="float" office:value="7.4127716666666663E-2" table:style-name="ce1">
            <text:p>0.074127717</text:p>
          </table:table-cell>
          <table:table-cell office:value-type="float" office:value="7.1736499999999995E-2" table:style-name="ce1">
            <text:p>0.0717365</text:p>
          </table:table-cell>
          <table:table-cell office:value-type="float" office:value="6.9345283333333327E-2" table:style-name="ce1">
            <text:p>0.069345283</text:p>
          </table:table-cell>
          <table:table-cell office:value-type="float" office:value="7.0540891666666675E-2" table:style-name="ce1">
            <text:p>0.070540892</text:p>
          </table:table-cell>
          <table:table-cell office:value-type="float" office:value="7.7714541666666664E-2" table:style-name="ce1">
            <text:p>0.077714542</text:p>
          </table:table-cell>
          <table:table-cell office:value-type="float" office:value="8.6083800000000002E-2" table:style-name="ce1">
            <text:p>0.0860838</text:p>
          </table:table-cell>
          <table:table-cell office:value-type="float" office:value="0.10162670833333333" table:style-name="ce1">
            <text:p>0.101626708</text:p>
          </table:table-cell>
          <table:table-cell office:value-type="float" office:value="0.11358279166666665" table:style-name="ce1">
            <text:p>0.113582792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1836522499999999" table:style-name="ce1">
            <text:p>0.118365225</text:p>
          </table:table-cell>
          <table:table-cell office:value-type="float" office:value="0.111191575" table:style-name="ce1">
            <text:p>0.111191575</text:p>
          </table:table-cell>
          <table:table-cell office:value-type="float" office:value="0.10999596666666667" table:style-name="ce1">
            <text:p>0.109995967</text:p>
          </table:table-cell>
          <table:table-cell office:value-type="float" office:value="0.10760474999999999" table:style-name="ce1">
            <text:p>0.10760475</text:p>
          </table:table-cell>
          <table:table-cell office:value-type="float" office:value="0.10521353333333332" table:style-name="ce1">
            <text:p>0.105213533</text:p>
          </table:table-cell>
          <table:table-cell office:value-type="float" office:value="0.10869166666666666" table:style-name="ce1">
            <text:p>0.108691667</text:p>
          </table:table-cell>
          <table:table-cell office:value-type="float" office:value="0.11956083333333332" table:style-name="ce1">
            <text:p>0.119560833</text:p>
          </table:table-cell>
          <table:table-cell office:value-type="float" office:value="0.12825616666666664" table:style-name="ce1">
            <text:p>0.128256167</text:p>
          </table:table-cell>
          <table:table-cell office:value-type="float" office:value="0.13042999999999999" table:style-name="ce1">
            <text:p>0.13043</text:p>
          </table:table-cell>
          <table:table-cell office:value-type="float" office:value="0.12716924999999998" table:style-name="ce1">
            <text:p>0.12716925</text:p>
          </table:table-cell>
          <table:table-cell office:value-type="float" office:value="0.11412624999999998" table:style-name="ce1">
            <text:p>0.11412625</text:p>
          </table:table-cell>
          <table:table-cell office:value-type="float" office:value="9.7822499999999993E-2" table:style-name="ce1">
            <text:p>0.0978225</text:p>
          </table:table-cell>
          <table:table-cell office:value-type="float" office:value="8.3692583333333334E-2" table:style-name="ce1">
            <text:p>0.08369258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15210195000000001" table:formula="of:=0.5775*[.U19]" table:style-name="ce1">
            <text:p>0.15210195</text:p>
          </table:table-cell>
          <table:table-cell office:value-type="float" office:value="0.14968763333333335" table:style-name="ce1">
            <text:p>0.149687633</text:p>
          </table:table-cell>
          <table:table-cell office:value-type="float" office:value="0.14485900000000002" table:style-name="ce1">
            <text:p>0.144859</text:p>
          </table:table-cell>
          <table:table-cell office:value-type="float" office:value="0.14003036666666666" table:style-name="ce1">
            <text:p>0.140030367</text:p>
          </table:table-cell>
          <table:table-cell office:value-type="float" office:value="0.14244468333333335" table:style-name="ce1">
            <text:p>0.142444683</text:p>
          </table:table-cell>
          <table:table-cell office:value-type="float" office:value="0.15693058333333335" table:style-name="ce1">
            <text:p>0.156930583</text:p>
          </table:table-cell>
          <table:table-cell office:value-type="float" office:value="0.17383080000000001" table:style-name="ce1">
            <text:p>0.1738308</text:p>
          </table:table-cell>
          <table:table-cell office:value-type="float" office:value="0.20521691666666667" table:style-name="ce1">
            <text:p>0.205216917</text:p>
          </table:table-cell>
          <table:table-cell office:value-type="float" office:value="0.22936008333333335" table:style-name="ce1">
            <text:p>0.229360083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3901734999999999" table:style-name="ce1">
            <text:p>0.23901735</text:p>
          </table:table-cell>
          <table:table-cell office:value-type="float" office:value="0.22453145000000002" table:style-name="ce1">
            <text:p>0.22453145</text:p>
          </table:table-cell>
          <table:table-cell office:value-type="float" office:value="0.22211713333333336" table:style-name="ce1">
            <text:p>0.222117133</text:p>
          </table:table-cell>
          <table:table-cell office:value-type="float" office:value="0.2172885" table:style-name="ce1">
            <text:p>0.2172885</text:p>
          </table:table-cell>
          <table:table-cell office:value-type="float" office:value="0.21245986666666666" table:style-name="ce1">
            <text:p>0.212459867</text:p>
          </table:table-cell>
          <table:table-cell office:value-type="float" office:value="0.21948333333333334" table:style-name="ce1">
            <text:p>0.219483333</text:p>
          </table:table-cell>
          <table:table-cell office:value-type="float" office:value="0.24143166666666666" table:style-name="ce1">
            <text:p>0.241431667</text:p>
          </table:table-cell>
          <table:table-cell office:value-type="float" office:value="0.25899033333333327" table:style-name="ce1">
            <text:p>0.258990333</text:p>
          </table:table-cell>
          <table:table-cell office:value-type="float" office:value="0.26338" table:style-name="ce1">
            <text:p>0.26338</text:p>
          </table:table-cell>
          <table:table-cell office:value-type="float" office:value="0.25679550000000001" table:style-name="ce1">
            <text:p>0.2567955</text:p>
          </table:table-cell>
          <table:table-cell office:value-type="float" office:value="0.23045750000000001" table:style-name="ce1">
            <text:p>0.2304575</text:p>
          </table:table-cell>
          <table:table-cell office:value-type="float" office:value="0.19753500000000002" table:style-name="ce1">
            <text:p>0.197535</text:p>
          </table:table-cell>
          <table:table-cell office:value-type="float" office:value="0.16900216666666668" table:style-name="ce1">
            <text:p>0.169002167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8.7156300000000006E-2" table:formula="of:=0.5775*[.U20]" table:style-name="ce1">
            <text:p>0.0871563</text:p>
          </table:table-cell>
          <table:table-cell office:value-type="float" office:value="8.5772866666666669E-2" table:style-name="ce1">
            <text:p>0.085772867</text:p>
          </table:table-cell>
          <table:table-cell office:value-type="float" office:value="8.300600000000001E-2" table:style-name="ce1">
            <text:p>0.083006</text:p>
          </table:table-cell>
          <table:table-cell office:value-type="float" office:value="8.0239133333333323E-2" table:style-name="ce1">
            <text:p>0.080239133</text:p>
          </table:table-cell>
          <table:table-cell office:value-type="float" office:value="8.1622566666666674E-2" table:style-name="ce1">
            <text:p>0.081622567</text:p>
          </table:table-cell>
          <table:table-cell office:value-type="float" office:value="8.9923166666666665E-2" table:style-name="ce1">
            <text:p>0.089923167</text:p>
          </table:table-cell>
          <table:table-cell office:value-type="float" office:value="9.9607200000000007E-2" table:style-name="ce1">
            <text:p>0.0996072</text:p>
          </table:table-cell>
          <table:table-cell office:value-type="float" office:value="0.11759183333333334" table:style-name="ce1">
            <text:p>0.117591833</text:p>
          </table:table-cell>
          <table:table-cell office:value-type="float" office:value="0.13142616666666668" table:style-name="ce1">
            <text:p>0.131426167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369599" table:style-name="ce1">
            <text:p>0.1369599</text:p>
          </table:table-cell>
          <table:table-cell office:value-type="float" office:value="0.1286593" table:style-name="ce1">
            <text:p>0.1286593</text:p>
          </table:table-cell>
          <table:table-cell office:value-type="float" office:value="0.12727586666666668" table:style-name="ce1">
            <text:p>0.127275867</text:p>
          </table:table-cell>
          <table:table-cell office:value-type="float" office:value="0.12450899999999999" table:style-name="ce1">
            <text:p>0.124509</text:p>
          </table:table-cell>
          <table:table-cell office:value-type="float" office:value="0.12174213333333334" table:style-name="ce1">
            <text:p>0.121742133</text:p>
          </table:table-cell>
          <table:table-cell office:value-type="float" office:value="0.12576666666666667" table:style-name="ce1">
            <text:p>0.125766667</text:p>
          </table:table-cell>
          <table:table-cell office:value-type="float" office:value="0.13834333333333332" table:style-name="ce1">
            <text:p>0.138343333</text:p>
          </table:table-cell>
          <table:table-cell office:value-type="float" office:value="0.14840466666666663" table:style-name="ce1">
            <text:p>0.148404667</text:p>
          </table:table-cell>
          <table:table-cell office:value-type="float" office:value="0.15092" table:style-name="ce1">
            <text:p>0.15092</text:p>
          </table:table-cell>
          <table:table-cell office:value-type="float" office:value="0.147147" table:style-name="ce1">
            <text:p>0.147147</text:p>
          </table:table-cell>
          <table:table-cell office:value-type="float" office:value="0.13205500000000001" table:style-name="ce1">
            <text:p>0.132055</text:p>
          </table:table-cell>
          <table:table-cell office:value-type="float" office:value="0.11319" table:style-name="ce1">
            <text:p>0.11319</text:p>
          </table:table-cell>
          <table:table-cell office:value-type="float" office:value="9.6840333333333334E-2" table:style-name="ce1">
            <text:p>0.09684033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7.4393550000000003E-2" table:formula="of:=0.5775*[.U21]" table:style-name="ce1">
            <text:p>0.07439355</text:p>
          </table:table-cell>
          <table:table-cell office:value-type="float" office:value="7.3212699999999992E-2" table:style-name="ce1">
            <text:p>0.0732127</text:p>
          </table:table-cell>
          <table:table-cell office:value-type="float" office:value="7.0850999999999997E-2" table:style-name="ce1">
            <text:p>0.070851</text:p>
          </table:table-cell>
          <table:table-cell office:value-type="float" office:value="6.8489299999999989E-2" table:style-name="ce1">
            <text:p>0.0684893</text:p>
          </table:table-cell>
          <table:table-cell office:value-type="float" office:value="6.967015E-2" table:style-name="ce1">
            <text:p>0.06967015</text:p>
          </table:table-cell>
          <table:table-cell office:value-type="float" office:value="7.6755249999999997E-2" table:style-name="ce1">
            <text:p>0.07675525</text:p>
          </table:table-cell>
          <table:table-cell office:value-type="float" office:value="8.5021199999999991E-2" table:style-name="ce1">
            <text:p>0.0850212</text:p>
          </table:table-cell>
          <table:table-cell office:value-type="float" office:value="0.10037225" table:style-name="ce1">
            <text:p>0.10037225</text:p>
          </table:table-cell>
          <table:table-cell office:value-type="float" office:value="0.11218075" table:style-name="ce1">
            <text:p>0.1121807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1690414999999998" table:style-name="ce1">
            <text:p>0.11690415</text:p>
          </table:table-cell>
          <table:table-cell office:value-type="float" office:value="0.10981905" table:style-name="ce1">
            <text:p>0.10981905</text:p>
          </table:table-cell>
          <table:table-cell office:value-type="float" office:value="0.1086382" table:style-name="ce1">
            <text:p>0.1086382</text:p>
          </table:table-cell>
          <table:table-cell office:value-type="float" office:value="0.10627649999999998" table:style-name="ce1">
            <text:p>0.1062765</text:p>
          </table:table-cell>
          <table:table-cell office:value-type="float" office:value="0.10391479999999999" table:style-name="ce1">
            <text:p>0.1039148</text:p>
          </table:table-cell>
          <table:table-cell office:value-type="float" office:value="0.10735" table:style-name="ce1">
            <text:p>0.10735</text:p>
          </table:table-cell>
          <table:table-cell office:value-type="float" office:value="0.11808499999999998" table:style-name="ce1">
            <text:p>0.118085</text:p>
          </table:table-cell>
          <table:table-cell office:value-type="float" office:value="0.12667299999999998" table:style-name="ce1">
            <text:p>0.126673</text:p>
          </table:table-cell>
          <table:table-cell office:value-type="float" office:value="0.12881999999999999" table:style-name="ce1">
            <text:p>0.12882</text:p>
          </table:table-cell>
          <table:table-cell office:value-type="float" office:value="0.12559949999999998" table:style-name="ce1">
            <text:p>0.1255995</text:p>
          </table:table-cell>
          <table:table-cell office:value-type="float" office:value="0.1127175" table:style-name="ce1">
            <text:p>0.1127175</text:p>
          </table:table-cell>
          <table:table-cell office:value-type="float" office:value="9.6614999999999993E-2" table:style-name="ce1">
            <text:p>0.096615</text:p>
          </table:table-cell>
          <table:table-cell office:value-type="float" office:value="8.2659499999999997E-2" table:style-name="ce1">
            <text:p>0.0826595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13884255000000001" table:formula="of:=0.5775*[.U22]" table:style-name="ce1">
            <text:p>0.13884255</text:p>
          </table:table-cell>
          <table:table-cell office:value-type="float" office:value="0.13663870000000003" table:style-name="ce1">
            <text:p>0.1366387</text:p>
          </table:table-cell>
          <table:table-cell office:value-type="float" office:value="0.13223100000000002" table:style-name="ce1">
            <text:p>0.132231</text:p>
          </table:table-cell>
          <table:table-cell office:value-type="float" office:value="0.1278233" table:style-name="ce1">
            <text:p>0.1278233</text:p>
          </table:table-cell>
          <table:table-cell office:value-type="float" office:value="0.13002715000000004" table:style-name="ce1">
            <text:p>0.13002715</text:p>
          </table:table-cell>
          <table:table-cell office:value-type="float" office:value="0.14325025000000002" table:style-name="ce1">
            <text:p>0.14325025</text:p>
          </table:table-cell>
          <table:table-cell office:value-type="float" office:value="0.15867720000000002" table:style-name="ce1">
            <text:p>0.1586772</text:p>
          </table:table-cell>
          <table:table-cell office:value-type="float" office:value="0.18732725000000003" table:style-name="ce1">
            <text:p>0.18732725</text:p>
          </table:table-cell>
          <table:table-cell office:value-type="float" office:value="0.20936575000000002" table:style-name="ce1">
            <text:p>0.2093657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1818115000000002" table:style-name="ce1">
            <text:p>0.21818115</text:p>
          </table:table-cell>
          <table:table-cell office:value-type="float" office:value="0.20495805000000003" table:style-name="ce1">
            <text:p>0.20495805</text:p>
          </table:table-cell>
          <table:table-cell office:value-type="float" office:value="0.20275420000000002" table:style-name="ce1">
            <text:p>0.2027542</text:p>
          </table:table-cell>
          <table:table-cell office:value-type="float" office:value="0.19834650000000001" table:style-name="ce1">
            <text:p>0.1983465</text:p>
          </table:table-cell>
          <table:table-cell office:value-type="float" office:value="0.19393880000000002" table:style-name="ce1">
            <text:p>0.1939388</text:p>
          </table:table-cell>
          <table:table-cell office:value-type="float" office:value="0.20035000000000003" table:style-name="ce1">
            <text:p>0.20035</text:p>
          </table:table-cell>
          <table:table-cell office:value-type="float" office:value="0.22038500000000003" table:style-name="ce1">
            <text:p>0.220385</text:p>
          </table:table-cell>
          <table:table-cell office:value-type="float" office:value="0.23641299999999998" table:style-name="ce1">
            <text:p>0.236413</text:p>
          </table:table-cell>
          <table:table-cell office:value-type="float" office:value="0.24042000000000002" table:style-name="ce1">
            <text:p>0.24042</text:p>
          </table:table-cell>
          <table:table-cell office:value-type="float" office:value="0.23440950000000002" table:style-name="ce1">
            <text:p>0.2344095</text:p>
          </table:table-cell>
          <table:table-cell office:value-type="float" office:value="0.21036750000000001" table:style-name="ce1">
            <text:p>0.2103675</text:p>
          </table:table-cell>
          <table:table-cell office:value-type="float" office:value="0.180315" table:style-name="ce1">
            <text:p>0.180315</text:p>
          </table:table-cell>
          <table:table-cell office:value-type="float" office:value="0.15426950000000003" table:style-name="ce1">
            <text:p>0.1542695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12029324999999999" table:formula="of:=0.5775*[.U23]" table:style-name="ce1">
            <text:p>0.12029325</text:p>
          </table:table-cell>
          <table:table-cell office:value-type="float" office:value="0.11838383333333333" table:style-name="ce1">
            <text:p>0.118383833</text:p>
          </table:table-cell>
          <table:table-cell office:value-type="float" office:value="0.114565" table:style-name="ce1">
            <text:p>0.114565</text:p>
          </table:table-cell>
          <table:table-cell office:value-type="float" office:value="0.11074616666666665" table:style-name="ce1">
            <text:p>0.110746167</text:p>
          </table:table-cell>
          <table:table-cell office:value-type="float" office:value="0.11265558333333334" table:style-name="ce1">
            <text:p>0.112655583</text:p>
          </table:table-cell>
          <table:table-cell office:value-type="float" office:value="0.12411208333333332" table:style-name="ce1">
            <text:p>0.124112083</text:p>
          </table:table-cell>
          <table:table-cell office:value-type="float" office:value="0.13747799999999999" table:style-name="ce1">
            <text:p>0.137478</text:p>
          </table:table-cell>
          <table:table-cell office:value-type="float" office:value="0.16230041666666667" table:style-name="ce1">
            <text:p>0.162300417</text:p>
          </table:table-cell>
          <table:table-cell office:value-type="float" office:value="0.18139458333333333" table:style-name="ce1">
            <text:p>0.181394583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18903224999999999" table:style-name="ce1">
            <text:p>0.18903225</text:p>
          </table:table-cell>
          <table:table-cell office:value-type="float" office:value="0.17757575" table:style-name="ce1">
            <text:p>0.17757575</text:p>
          </table:table-cell>
          <table:table-cell office:value-type="float" office:value="0.17566633333333334" table:style-name="ce1">
            <text:p>0.175666333</text:p>
          </table:table-cell>
          <table:table-cell office:value-type="float" office:value="0.17184749999999999" table:style-name="ce1">
            <text:p>0.1718475</text:p>
          </table:table-cell>
          <table:table-cell office:value-type="float" office:value="0.16802866666666666" table:style-name="ce1">
            <text:p>0.168028667</text:p>
          </table:table-cell>
          <table:table-cell office:value-type="float" office:value="0.17358333333333334" table:style-name="ce1">
            <text:p>0.173583333</text:p>
          </table:table-cell>
          <table:table-cell office:value-type="float" office:value="0.19094166666666665" table:style-name="ce1">
            <text:p>0.190941667</text:p>
          </table:table-cell>
          <table:table-cell office:value-type="float" office:value="0.20482833333333328" table:style-name="ce1">
            <text:p>0.204828333</text:p>
          </table:table-cell>
          <table:table-cell office:value-type="float" office:value="0.20829999999999999" table:style-name="ce1">
            <text:p>0.2083</text:p>
          </table:table-cell>
          <table:table-cell office:value-type="float" office:value="0.20309249999999998" table:style-name="ce1">
            <text:p>0.2030925</text:p>
          </table:table-cell>
          <table:table-cell office:value-type="float" office:value="0.18226249999999999" table:style-name="ce1">
            <text:p>0.1822625</text:p>
          </table:table-cell>
          <table:table-cell office:value-type="float" office:value="0.156225" table:style-name="ce1">
            <text:p>0.156225</text:p>
          </table:table-cell>
          <table:table-cell office:value-type="float" office:value="0.13365916666666666" table:style-name="ce1">
            <text:p>0.13365916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8.1993449999999996E-2" table:formula="of:=0.5775*[.U24]" table:style-name="ce1">
            <text:p>0.08199345</text:p>
          </table:table-cell>
          <table:table-cell office:value-type="float" office:value="8.069196666666667E-2" table:style-name="ce1">
            <text:p>0.080691967</text:p>
          </table:table-cell>
          <table:table-cell office:value-type="float" office:value="7.8089000000000006E-2" table:style-name="ce1">
            <text:p>0.078089</text:p>
          </table:table-cell>
          <table:table-cell office:value-type="float" office:value="7.5486033333333327E-2" table:style-name="ce1">
            <text:p>0.075486033</text:p>
          </table:table-cell>
          <table:table-cell office:value-type="float" office:value="7.6787516666666666E-2" table:style-name="ce1">
            <text:p>0.076787517</text:p>
          </table:table-cell>
          <table:table-cell office:value-type="float" office:value="8.459641666666666E-2" table:style-name="ce1">
            <text:p>0.084596417</text:p>
          </table:table-cell>
          <table:table-cell office:value-type="float" office:value="9.3706800000000007E-2" table:style-name="ce1">
            <text:p>0.0937068</text:p>
          </table:table-cell>
          <table:table-cell office:value-type="float" office:value="0.11062608333333333" table:style-name="ce1">
            <text:p>0.110626083</text:p>
          </table:table-cell>
          <table:table-cell office:value-type="float" office:value="0.12364091666666667" table:style-name="ce1">
            <text:p>0.123640917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2884684999999999" table:style-name="ce1">
            <text:p>0.12884685</text:p>
          </table:table-cell>
          <table:table-cell office:value-type="float" office:value="0.12103795000000001" table:style-name="ce1">
            <text:p>0.12103795</text:p>
          </table:table-cell>
          <table:table-cell office:value-type="float" office:value="0.11973646666666667" table:style-name="ce1">
            <text:p>0.119736467</text:p>
          </table:table-cell>
          <table:table-cell office:value-type="float" office:value="0.11713349999999999" table:style-name="ce1">
            <text:p>0.1171335</text:p>
          </table:table-cell>
          <table:table-cell office:value-type="float" office:value="0.11453053333333332" table:style-name="ce1">
            <text:p>0.114530533</text:p>
          </table:table-cell>
          <table:table-cell office:value-type="float" office:value="0.11831666666666667" table:style-name="ce1">
            <text:p>0.118316667</text:p>
          </table:table-cell>
          <table:table-cell office:value-type="float" office:value="0.13014833333333331" table:style-name="ce1">
            <text:p>0.130148333</text:p>
          </table:table-cell>
          <table:table-cell office:value-type="float" office:value="0.13961366666666664" table:style-name="ce1">
            <text:p>0.139613667</text:p>
          </table:table-cell>
          <table:table-cell office:value-type="float" office:value="0.14198" table:style-name="ce1">
            <text:p>0.14198</text:p>
          </table:table-cell>
          <table:table-cell office:value-type="float" office:value="0.13843049999999998" table:style-name="ce1">
            <text:p>0.1384305</text:p>
          </table:table-cell>
          <table:table-cell office:value-type="float" office:value="0.1242325" table:style-name="ce1">
            <text:p>0.1242325</text:p>
          </table:table-cell>
          <table:table-cell office:value-type="float" office:value="0.106485" table:style-name="ce1">
            <text:p>0.106485</text:p>
          </table:table-cell>
          <table:table-cell office:value-type="float" office:value="9.1103833333333342E-2" table:style-name="ce1">
            <text:p>0.09110383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7.8401399999999996E-2" table:formula="of:=0.5775*[.U25]" table:style-name="ce1">
            <text:p>0.0784014</text:p>
          </table:table-cell>
          <table:table-cell office:value-type="float" office:value="7.715693333333333E-2" table:style-name="ce1">
            <text:p>0.077156933</text:p>
          </table:table-cell>
          <table:table-cell office:value-type="float" office:value="7.4667999999999998E-2" table:style-name="ce1">
            <text:p>0.074668</text:p>
          </table:table-cell>
          <table:table-cell office:value-type="float" office:value="7.2179066666666652E-2" table:style-name="ce1">
            <text:p>0.072179067</text:p>
          </table:table-cell>
          <table:table-cell office:value-type="float" office:value="7.3423533333333332E-2" table:style-name="ce1">
            <text:p>0.073423533</text:p>
          </table:table-cell>
          <table:table-cell office:value-type="float" office:value="8.0890333333333328E-2" table:style-name="ce1">
            <text:p>0.080890333</text:p>
          </table:table-cell>
          <table:table-cell office:value-type="float" office:value="8.9601600000000003E-2" table:style-name="ce1">
            <text:p>0.0896016</text:p>
          </table:table-cell>
          <table:table-cell office:value-type="float" office:value="0.10577966666666666" table:style-name="ce1">
            <text:p>0.105779667</text:p>
          </table:table-cell>
          <table:table-cell office:value-type="float" office:value="0.11822433333333333" table:style-name="ce1">
            <text:p>0.118224333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2320219999999998" table:style-name="ce1">
            <text:p>0.1232022</text:p>
          </table:table-cell>
          <table:table-cell office:value-type="float" office:value="0.1157354" table:style-name="ce1">
            <text:p>0.1157354</text:p>
          </table:table-cell>
          <table:table-cell office:value-type="float" office:value="0.11449093333333334" table:style-name="ce1">
            <text:p>0.114490933</text:p>
          </table:table-cell>
          <table:table-cell office:value-type="float" office:value="0.11200199999999999" table:style-name="ce1">
            <text:p>0.112002</text:p>
          </table:table-cell>
          <table:table-cell office:value-type="float" office:value="0.10951306666666666" table:style-name="ce1">
            <text:p>0.109513067</text:p>
          </table:table-cell>
          <table:table-cell office:value-type="float" office:value="0.11313333333333334" table:style-name="ce1">
            <text:p>0.113133333</text:p>
          </table:table-cell>
          <table:table-cell office:value-type="float" office:value="0.12444666666666665" table:style-name="ce1">
            <text:p>0.124446667</text:p>
          </table:table-cell>
          <table:table-cell office:value-type="float" office:value="0.1334973333333333" table:style-name="ce1">
            <text:p>0.133497333</text:p>
          </table:table-cell>
          <table:table-cell office:value-type="float" office:value="0.13575999999999999" table:style-name="ce1">
            <text:p>0.13576</text:p>
          </table:table-cell>
          <table:table-cell office:value-type="float" office:value="0.13236599999999998" table:style-name="ce1">
            <text:p>0.132366</text:p>
          </table:table-cell>
          <table:table-cell office:value-type="float" office:value="0.11878999999999999" table:style-name="ce1">
            <text:p>0.11879</text:p>
          </table:table-cell>
          <table:table-cell office:value-type="float" office:value="0.10181999999999999" table:style-name="ce1">
            <text:p>0.10182</text:p>
          </table:table-cell>
          <table:table-cell office:value-type="float" office:value="8.7112666666666672E-2" table:style-name="ce1">
            <text:p>0.08711266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8136924999999999E-2" table:formula="of:=0.5775*[.U26]" table:style-name="ce1">
            <text:p>0.058136925</text:p>
          </table:table-cell>
          <table:table-cell office:value-type="float" office:value="5.7214116666666669E-2" table:style-name="ce1">
            <text:p>0.057214117</text:p>
          </table:table-cell>
          <table:table-cell office:value-type="float" office:value="5.5368500000000001E-2" table:style-name="ce1">
            <text:p>0.0553685</text:p>
          </table:table-cell>
          <table:table-cell office:value-type="float" office:value="5.3522883333333326E-2" table:style-name="ce1">
            <text:p>0.053522883</text:p>
          </table:table-cell>
          <table:table-cell office:value-type="float" office:value="5.4445691666666671E-2" table:style-name="ce1">
            <text:p>0.054445692</text:p>
          </table:table-cell>
          <table:table-cell office:value-type="float" office:value="5.9982541666666667E-2" table:style-name="ce1">
            <text:p>0.059982542</text:p>
          </table:table-cell>
          <table:table-cell office:value-type="float" office:value="6.6442200000000007E-2" table:style-name="ce1">
            <text:p>0.0664422</text:p>
          </table:table-cell>
          <table:table-cell office:value-type="float" office:value="7.8438708333333329E-2" table:style-name="ce1">
            <text:p>0.078438708</text:p>
          </table:table-cell>
          <table:table-cell office:value-type="float" office:value="8.766679166666666E-2" table:style-name="ce1">
            <text:p>0.087666792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1358024999999995E-2" table:style-name="ce1">
            <text:p>0.091358025</text:p>
          </table:table-cell>
          <table:table-cell office:value-type="float" office:value="8.5821175E-2" table:style-name="ce1">
            <text:p>0.085821175</text:p>
          </table:table-cell>
          <table:table-cell office:value-type="float" office:value="8.4898366666666669E-2" table:style-name="ce1">
            <text:p>0.084898367</text:p>
          </table:table-cell>
          <table:table-cell office:value-type="float" office:value="8.3052749999999995E-2" table:style-name="ce1">
            <text:p>0.08305275</text:p>
          </table:table-cell>
          <table:table-cell office:value-type="float" office:value="8.1207133333333334E-2" table:style-name="ce1">
            <text:p>0.081207133</text:p>
          </table:table-cell>
          <table:table-cell office:value-type="float" office:value="8.389166666666667E-2" table:style-name="ce1">
            <text:p>0.083891667</text:p>
          </table:table-cell>
          <table:table-cell office:value-type="float" office:value="9.2280833333333326E-2" table:style-name="ce1">
            <text:p>0.092280833</text:p>
          </table:table-cell>
          <table:table-cell office:value-type="float" office:value="9.8992166666666645E-2" table:style-name="ce1">
            <text:p>0.098992167</text:p>
          </table:table-cell>
          <table:table-cell office:value-type="float" office:value="0.10067" table:style-name="ce1">
            <text:p>0.10067</text:p>
          </table:table-cell>
          <table:table-cell office:value-type="float" office:value="9.8153249999999997E-2" table:style-name="ce1">
            <text:p>0.09815325</text:p>
          </table:table-cell>
          <table:table-cell office:value-type="float" office:value="8.8086249999999991E-2" table:style-name="ce1">
            <text:p>0.08808625</text:p>
          </table:table-cell>
          <table:table-cell office:value-type="float" office:value="7.55025E-2" table:style-name="ce1">
            <text:p>0.0755025</text:p>
          </table:table-cell>
          <table:table-cell office:value-type="float" office:value="6.4596583333333332E-2" table:style-name="ce1">
            <text:p>0.064596583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1391724999999992E-2" table:formula="of:=0.5775*[.U27]" table:style-name="ce1">
            <text:p>0.051391725</text:p>
          </table:table-cell>
          <table:table-cell office:value-type="float" office:value="5.0575983333333324E-2" table:style-name="ce1">
            <text:p>0.050575983</text:p>
          </table:table-cell>
          <table:table-cell office:value-type="float" office:value="4.8944499999999995E-2" table:style-name="ce1">
            <text:p>0.0489445</text:p>
          </table:table-cell>
          <table:table-cell office:value-type="float" office:value="4.7313016666666652E-2" table:style-name="ce1">
            <text:p>0.047313017</text:p>
          </table:table-cell>
          <table:table-cell office:value-type="float" office:value="4.8128758333333334E-2" table:style-name="ce1">
            <text:p>0.048128758</text:p>
          </table:table-cell>
          <table:table-cell office:value-type="float" office:value="5.3023208333333322E-2" table:style-name="ce1">
            <text:p>0.053023208</text:p>
          </table:table-cell>
          <table:table-cell office:value-type="float" office:value="5.8733399999999991E-2" table:style-name="ce1">
            <text:p>0.0587334</text:p>
          </table:table-cell>
          <table:table-cell office:value-type="float" office:value="6.9338041666666655E-2" table:style-name="ce1">
            <text:p>0.069338042</text:p>
          </table:table-cell>
          <table:table-cell office:value-type="float" office:value="7.7495458333333322E-2" table:style-name="ce1">
            <text:p>0.077495458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0758424999999981E-2" table:style-name="ce1">
            <text:p>0.080758425</text:p>
          </table:table-cell>
          <table:table-cell office:value-type="float" office:value="7.5863974999999986E-2" table:style-name="ce1">
            <text:p>0.075863975</text:p>
          </table:table-cell>
          <table:table-cell office:value-type="float" office:value="7.5048233333333325E-2" table:style-name="ce1">
            <text:p>0.075048233</text:p>
          </table:table-cell>
          <table:table-cell office:value-type="float" office:value="7.3416749999999989E-2" table:style-name="ce1">
            <text:p>0.07341675</text:p>
          </table:table-cell>
          <table:table-cell office:value-type="float" office:value="7.1785266666666653E-2" table:style-name="ce1">
            <text:p>0.071785267</text:p>
          </table:table-cell>
          <table:table-cell office:value-type="float" office:value="7.4158333333333326E-2" table:style-name="ce1">
            <text:p>0.074158333</text:p>
          </table:table-cell>
          <table:table-cell office:value-type="float" office:value="8.1574166666666656E-2" table:style-name="ce1">
            <text:p>0.081574167</text:p>
          </table:table-cell>
          <table:table-cell office:value-type="float" office:value="8.7506833333333311E-2" table:style-name="ce1">
            <text:p>0.087506833</text:p>
          </table:table-cell>
          <table:table-cell office:value-type="float" office:value="8.8989999999999986E-2" table:style-name="ce1">
            <text:p>0.08899</text:p>
          </table:table-cell>
          <table:table-cell office:value-type="float" office:value="8.6765249999999988E-2" table:style-name="ce1">
            <text:p>0.08676525</text:p>
          </table:table-cell>
          <table:table-cell office:value-type="float" office:value="7.7866249999999984E-2" table:style-name="ce1">
            <text:p>0.07786625</text:p>
          </table:table-cell>
          <table:table-cell office:value-type="float" office:value="6.6742499999999982E-2" table:style-name="ce1">
            <text:p>0.0667425</text:p>
          </table:table-cell>
          <table:table-cell office:value-type="float" office:value="5.7101916666666662E-2" table:style-name="ce1">
            <text:p>0.05710191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19494090000000003" table:formula="of:=0.5775*[.U28]" table:style-name="ce1">
            <text:p>0.1949409</text:p>
          </table:table-cell>
          <table:table-cell office:value-type="float" office:value="0.19184660000000003" table:style-name="ce1">
            <text:p>0.1918466</text:p>
          </table:table-cell>
          <table:table-cell office:value-type="float" office:value="0.18565800000000002" table:style-name="ce1">
            <text:p>0.185658</text:p>
          </table:table-cell>
          <table:table-cell office:value-type="float" office:value="0.1794694" table:style-name="ce1">
            <text:p>0.1794694</text:p>
          </table:table-cell>
          <table:table-cell office:value-type="float" office:value="0.18256370000000002" table:style-name="ce1">
            <text:p>0.1825637</text:p>
          </table:table-cell>
          <table:table-cell office:value-type="float" office:value="0.20112950000000002" table:style-name="ce1">
            <text:p>0.2011295</text:p>
          </table:table-cell>
          <table:table-cell office:value-type="float" office:value="0.22278960000000003" table:style-name="ce1">
            <text:p>0.2227896</text:p>
          </table:table-cell>
          <table:table-cell office:value-type="float" office:value="0.26301550000000001" table:style-name="ce1">
            <text:p>0.2630155</text:p>
          </table:table-cell>
          <table:table-cell office:value-type="float" office:value="0.29395850000000001" table:style-name="ce1">
            <text:p>0.2939585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0633569999999999" table:style-name="ce1">
            <text:p>0.3063357</text:p>
          </table:table-cell>
          <table:table-cell office:value-type="float" office:value="0.28776990000000002" table:style-name="ce1">
            <text:p>0.2877699</text:p>
          </table:table-cell>
          <table:table-cell office:value-type="float" office:value="0.28467560000000003" table:style-name="ce1">
            <text:p>0.2846756</text:p>
          </table:table-cell>
          <table:table-cell office:value-type="float" office:value="0.27848699999999998" table:style-name="ce1">
            <text:p>0.278487</text:p>
          </table:table-cell>
          <table:table-cell office:value-type="float" office:value="0.2722984" table:style-name="ce1">
            <text:p>0.2722984</text:p>
          </table:table-cell>
          <table:table-cell office:value-type="float" office:value="0.28130000000000005" table:style-name="ce1">
            <text:p>0.2813</text:p>
          </table:table-cell>
          <table:table-cell office:value-type="float" office:value="0.30943000000000004" table:style-name="ce1">
            <text:p>0.30943</text:p>
          </table:table-cell>
          <table:table-cell office:value-type="float" office:value="0.33193399999999995" table:style-name="ce1">
            <text:p>0.331934</text:p>
          </table:table-cell>
          <table:table-cell office:value-type="float" office:value="0.33756000000000003" table:style-name="ce1">
            <text:p>0.33756</text:p>
          </table:table-cell>
          <table:table-cell office:value-type="float" office:value="0.329121" table:style-name="ce1">
            <text:p>0.329121</text:p>
          </table:table-cell>
          <table:table-cell office:value-type="float" office:value="0.29536500000000004" table:style-name="ce1">
            <text:p>0.295365</text:p>
          </table:table-cell>
          <table:table-cell office:value-type="float" office:value="0.25317000000000001" table:style-name="ce1">
            <text:p>0.25317</text:p>
          </table:table-cell>
          <table:table-cell office:value-type="float" office:value="0.21660100000000004" table:style-name="ce1">
            <text:p>0.21660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17627610000000002" table:formula="of:=0.5775*[.U29]" table:style-name="ce1">
            <text:p>0.1762761</text:p>
          </table:table-cell>
          <table:table-cell office:value-type="float" office:value="0.17347806666666668" table:style-name="ce1">
            <text:p>0.173478067</text:p>
          </table:table-cell>
          <table:table-cell office:value-type="float" office:value="0.16788200000000003" table:style-name="ce1">
            <text:p>0.167882</text:p>
          </table:table-cell>
          <table:table-cell office:value-type="float" office:value="0.16228593333333333" table:style-name="ce1">
            <text:p>0.162285933</text:p>
          </table:table-cell>
          <table:table-cell office:value-type="float" office:value="0.16508396666666669" table:style-name="ce1">
            <text:p>0.165083967</text:p>
          </table:table-cell>
          <table:table-cell office:value-type="float" office:value="0.18187216666666667" table:style-name="ce1">
            <text:p>0.181872167</text:p>
          </table:table-cell>
          <table:table-cell office:value-type="float" office:value="0.20145840000000001" table:style-name="ce1">
            <text:p>0.2014584</text:p>
          </table:table-cell>
          <table:table-cell office:value-type="float" office:value="0.23783283333333335" table:style-name="ce1">
            <text:p>0.237832833</text:p>
          </table:table-cell>
          <table:table-cell office:value-type="float" office:value="0.26581316666666666" table:style-name="ce1">
            <text:p>0.265813167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27700530000000001" table:style-name="ce1">
            <text:p>0.2770053</text:p>
          </table:table-cell>
          <table:table-cell office:value-type="float" office:value="0.26021710000000003" table:style-name="ce1">
            <text:p>0.2602171</text:p>
          </table:table-cell>
          <table:table-cell office:value-type="float" office:value="0.2574190666666667" table:style-name="ce1">
            <text:p>0.257419067</text:p>
          </table:table-cell>
          <table:table-cell office:value-type="float" office:value="0.25182300000000002" table:style-name="ce1">
            <text:p>0.251823</text:p>
          </table:table-cell>
          <table:table-cell office:value-type="float" office:value="0.24622693333333334" table:style-name="ce1">
            <text:p>0.246226933</text:p>
          </table:table-cell>
          <table:table-cell office:value-type="float" office:value="0.25436666666666669" table:style-name="ce1">
            <text:p>0.254366667</text:p>
          </table:table-cell>
          <table:table-cell office:value-type="float" office:value="0.27980333333333335" table:style-name="ce1">
            <text:p>0.279803333</text:p>
          </table:table-cell>
          <table:table-cell office:value-type="float" office:value="0.30015266666666662" table:style-name="ce1">
            <text:p>0.300152667</text:p>
          </table:table-cell>
          <table:table-cell office:value-type="float" office:value="0.30524000000000001" table:style-name="ce1">
            <text:p>0.30524</text:p>
          </table:table-cell>
          <table:table-cell office:value-type="float" office:value="0.29760900000000001" table:style-name="ce1">
            <text:p>0.297609</text:p>
          </table:table-cell>
          <table:table-cell office:value-type="float" office:value="0.26708500000000002" table:style-name="ce1">
            <text:p>0.267085</text:p>
          </table:table-cell>
          <table:table-cell office:value-type="float" office:value="0.22893000000000002" table:style-name="ce1">
            <text:p>0.22893</text:p>
          </table:table-cell>
          <table:table-cell office:value-type="float" office:value="0.19586233333333336" table:style-name="ce1">
            <text:p>0.195862333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21274522500000001" table:formula="of:=0.5775*[.U30]" table:style-name="ce1">
            <text:p>0.212745225</text:p>
          </table:table-cell>
          <table:table-cell office:value-type="float" office:value="0.20936831666666667" table:style-name="ce1">
            <text:p>0.209368317</text:p>
          </table:table-cell>
          <table:table-cell office:value-type="float" office:value="0.2026145" table:style-name="ce1">
            <text:p>0.2026145</text:p>
          </table:table-cell>
          <table:table-cell office:value-type="float" office:value="0.19586068333333331" table:style-name="ce1">
            <text:p>0.195860683</text:p>
          </table:table-cell>
          <table:table-cell office:value-type="float" office:value="0.19923759166666669" table:style-name="ce1">
            <text:p>0.199237592</text:p>
          </table:table-cell>
          <table:table-cell office:value-type="float" office:value="0.21949904166666667" table:style-name="ce1">
            <text:p>0.219499042</text:p>
          </table:table-cell>
          <table:table-cell office:value-type="float" office:value="0.2431374" table:style-name="ce1">
            <text:p>0.2431374</text:p>
          </table:table-cell>
          <table:table-cell office:value-type="float" office:value="0.28703720833333335" table:style-name="ce1">
            <text:p>0.287037208</text:p>
          </table:table-cell>
          <table:table-cell office:value-type="float" office:value="0.32080629166666669" table:style-name="ce1">
            <text:p>0.320806292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3431392500000001" table:style-name="ce1">
            <text:p>0.334313925</text:p>
          </table:table-cell>
          <table:table-cell office:value-type="float" office:value="0.314052475" table:style-name="ce1">
            <text:p>0.314052475</text:p>
          </table:table-cell>
          <table:table-cell office:value-type="float" office:value="0.31067556666666668" table:style-name="ce1">
            <text:p>0.310675567</text:p>
          </table:table-cell>
          <table:table-cell office:value-type="float" office:value="0.30392174999999999" table:style-name="ce1">
            <text:p>0.30392175</text:p>
          </table:table-cell>
          <table:table-cell office:value-type="float" office:value="0.2971679333333333" table:style-name="ce1">
            <text:p>0.297167933</text:p>
          </table:table-cell>
          <table:table-cell office:value-type="float" office:value="0.30699166666666666" table:style-name="ce1">
            <text:p>0.306991667</text:p>
          </table:table-cell>
          <table:table-cell office:value-type="float" office:value="0.33769083333333333" table:style-name="ce1">
            <text:p>0.337690833</text:p>
          </table:table-cell>
          <table:table-cell office:value-type="float" office:value="0.3622501666666666" table:style-name="ce1">
            <text:p>0.362250167</text:p>
          </table:table-cell>
          <table:table-cell office:value-type="float" office:value="0.36839" table:style-name="ce1">
            <text:p>0.36839</text:p>
          </table:table-cell>
          <table:table-cell office:value-type="float" office:value="0.35918024999999998" table:style-name="ce1">
            <text:p>0.35918025</text:p>
          </table:table-cell>
          <table:table-cell office:value-type="float" office:value="0.32234125000000002" table:style-name="ce1">
            <text:p>0.32234125</text:p>
          </table:table-cell>
          <table:table-cell office:value-type="float" office:value="0.2762925" table:style-name="ce1">
            <text:p>0.2762925</text:p>
          </table:table-cell>
          <table:table-cell office:value-type="float" office:value="0.23638358333333334" table:style-name="ce1">
            <text:p>0.236383583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9.1984200000000002E-2" table:formula="of:=0.5775*[.U31]" table:style-name="ce1">
            <text:p>0.0919842</text:p>
          </table:table-cell>
          <table:table-cell office:value-type="float" office:value="9.052413333333334E-2" table:style-name="ce1">
            <text:p>0.090524133</text:p>
          </table:table-cell>
          <table:table-cell office:value-type="float" office:value="8.7604000000000015E-2" table:style-name="ce1">
            <text:p>0.087604</text:p>
          </table:table-cell>
          <table:table-cell office:value-type="float" office:value="8.4683866666666663E-2" table:style-name="ce1">
            <text:p>0.084683867</text:p>
          </table:table-cell>
          <table:table-cell office:value-type="float" office:value="8.6143933333333339E-2" table:style-name="ce1">
            <text:p>0.086143933</text:p>
          </table:table-cell>
          <table:table-cell office:value-type="float" office:value="9.4904333333333341E-2" table:style-name="ce1">
            <text:p>0.094904333</text:p>
          </table:table-cell>
          <table:table-cell office:value-type="float" office:value="0.1051248" table:style-name="ce1">
            <text:p>0.1051248</text:p>
          </table:table-cell>
          <table:table-cell office:value-type="float" office:value="0.12410566666666667" table:style-name="ce1">
            <text:p>0.124105667</text:p>
          </table:table-cell>
          <table:table-cell office:value-type="float" office:value="0.13870633333333335" table:style-name="ce1">
            <text:p>0.138706333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445466" table:style-name="ce1">
            <text:p>0.1445466</text:p>
          </table:table-cell>
          <table:table-cell office:value-type="float" office:value="0.13578620000000002" table:style-name="ce1">
            <text:p>0.1357862</text:p>
          </table:table-cell>
          <table:table-cell office:value-type="float" office:value="0.13432613333333335" table:style-name="ce1">
            <text:p>0.134326133</text:p>
          </table:table-cell>
          <table:table-cell office:value-type="float" office:value="0.131406" table:style-name="ce1">
            <text:p>0.131406</text:p>
          </table:table-cell>
          <table:table-cell office:value-type="float" office:value="0.12848586666666667" table:style-name="ce1">
            <text:p>0.128485867</text:p>
          </table:table-cell>
          <table:table-cell office:value-type="float" office:value="0.13273333333333334" table:style-name="ce1">
            <text:p>0.132733333</text:p>
          </table:table-cell>
          <table:table-cell office:value-type="float" office:value="0.14600666666666667" table:style-name="ce1">
            <text:p>0.146006667</text:p>
          </table:table-cell>
          <table:table-cell office:value-type="float" office:value="0.15662533333333331" table:style-name="ce1">
            <text:p>0.156625333</text:p>
          </table:table-cell>
          <table:table-cell office:value-type="float" office:value="0.15928" table:style-name="ce1">
            <text:p>0.15928</text:p>
          </table:table-cell>
          <table:table-cell office:value-type="float" office:value="0.15529799999999999" table:style-name="ce1">
            <text:p>0.155298</text:p>
          </table:table-cell>
          <table:table-cell office:value-type="float" office:value="0.13936999999999999" table:style-name="ce1">
            <text:p>0.13937</text:p>
          </table:table-cell>
          <table:table-cell office:value-type="float" office:value="0.11946000000000001" table:style-name="ce1">
            <text:p>0.11946</text:p>
          </table:table-cell>
          <table:table-cell office:value-type="float" office:value="0.10220466666666668" table:style-name="ce1">
            <text:p>0.102204667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7971750000000008E-3" table:formula="of:=0.5775*[.U32]" table:style-name="ce1">
            <text:p>0.006797175</text:p>
          </table:table-cell>
          <table:table-cell office:value-type="float" office:value="6.6892833333333339E-3" table:style-name="ce1">
            <text:p>0.006689283</text:p>
          </table:table-cell>
          <table:table-cell office:value-type="float" office:value="6.473500000000001E-3" table:style-name="ce1">
            <text:p>0.0064735</text:p>
          </table:table-cell>
          <table:table-cell office:value-type="float" office:value="6.2577166666666663E-3" table:style-name="ce1">
            <text:p>0.006257717</text:p>
          </table:table-cell>
          <table:table-cell office:value-type="float" office:value="6.3656083333333349E-3" table:style-name="ce1">
            <text:p>0.006365608</text:p>
          </table:table-cell>
          <table:table-cell office:value-type="float" office:value="7.0129583333333337E-3" table:style-name="ce1">
            <text:p>0.007012958</text:p>
          </table:table-cell>
          <table:table-cell office:value-type="float" office:value="7.7682000000000011E-3" table:style-name="ce1">
            <text:p>0.0077682</text:p>
          </table:table-cell>
          <table:table-cell office:value-type="float" office:value="9.1707916666666674E-3" table:style-name="ce1">
            <text:p>0.009170792</text:p>
          </table:table-cell>
          <table:table-cell office:value-type="float" office:value="1.0249708333333335E-2" table:style-name="ce1">
            <text:p>0.010249708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0681275E-2" table:style-name="ce1">
            <text:p>0.010681275</text:p>
          </table:table-cell>
          <table:table-cell office:value-type="float" office:value="1.0033925000000001E-2" table:style-name="ce1">
            <text:p>0.010033925</text:p>
          </table:table-cell>
          <table:table-cell office:value-type="float" office:value="9.9260333333333339E-3" table:style-name="ce1">
            <text:p>0.009926033</text:p>
          </table:table-cell>
          <table:table-cell office:value-type="float" office:value="9.7102500000000001E-3" table:style-name="ce1">
            <text:p>0.00971025</text:p>
          </table:table-cell>
          <table:table-cell office:value-type="float" office:value="9.4944666666666663E-3" table:style-name="ce1">
            <text:p>0.009494467</text:p>
          </table:table-cell>
          <table:table-cell office:value-type="float" office:value="9.8083333333333338E-3" table:style-name="ce1">
            <text:p>0.009808333</text:p>
          </table:table-cell>
          <table:table-cell office:value-type="float" office:value="1.0789166666666667E-2" table:style-name="ce1">
            <text:p>0.010789167</text:p>
          </table:table-cell>
          <table:table-cell office:value-type="float" office:value="1.1573833333333332E-2" table:style-name="ce1">
            <text:p>0.011573833</text:p>
          </table:table-cell>
          <table:table-cell office:value-type="float" office:value="1.1770000000000001E-2" table:style-name="ce1">
            <text:p>0.01177</text:p>
          </table:table-cell>
          <table:table-cell office:value-type="float" office:value="1.147575E-2" table:style-name="ce1">
            <text:p>0.01147575</text:p>
          </table:table-cell>
          <table:table-cell office:value-type="float" office:value="1.0298750000000001E-2" table:style-name="ce1">
            <text:p>0.01029875</text:p>
          </table:table-cell>
          <table:table-cell office:value-type="float" office:value="8.8275000000000003E-3" table:style-name="ce1">
            <text:p>0.0088275</text:p>
          </table:table-cell>
          <table:table-cell office:value-type="float" office:value="7.5524166666666682E-3" table:style-name="ce1">
            <text:p>0.00755241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147370000000001E-2" table:formula="of:=0.5775*[.U33]" table:style-name="ce1">
            <text:p>0.0814737</text:p>
          </table:table-cell>
          <table:table-cell office:value-type="float" office:value="8.0180466666666672E-2" table:style-name="ce1">
            <text:p>0.080180467</text:p>
          </table:table-cell>
          <table:table-cell office:value-type="float" office:value="7.759400000000001E-2" table:style-name="ce1">
            <text:p>0.077594</text:p>
          </table:table-cell>
          <table:table-cell office:value-type="float" office:value="7.5007533333333334E-2" table:style-name="ce1">
            <text:p>0.075007533</text:p>
          </table:table-cell>
          <table:table-cell office:value-type="float" office:value="7.6300766666666686E-2" table:style-name="ce1">
            <text:p>0.076300767</text:p>
          </table:table-cell>
          <table:table-cell office:value-type="float" office:value="8.4060166666666672E-2" table:style-name="ce1">
            <text:p>0.084060167</text:p>
          </table:table-cell>
          <table:table-cell office:value-type="float" office:value="9.3112800000000009E-2" table:style-name="ce1">
            <text:p>0.0931128</text:p>
          </table:table-cell>
          <table:table-cell office:value-type="float" office:value="0.10992483333333335" table:style-name="ce1">
            <text:p>0.109924833</text:p>
          </table:table-cell>
          <table:table-cell office:value-type="float" office:value="0.12285716666666668" table:style-name="ce1">
            <text:p>0.122857167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2803010000000001" table:style-name="ce1">
            <text:p>0.1280301</text:p>
          </table:table-cell>
          <table:table-cell office:value-type="float" office:value="0.12027070000000001" table:style-name="ce1">
            <text:p>0.1202707</text:p>
          </table:table-cell>
          <table:table-cell office:value-type="float" office:value="0.11897746666666668" table:style-name="ce1">
            <text:p>0.118977467</text:p>
          </table:table-cell>
          <table:table-cell office:value-type="float" office:value="0.11639100000000001" table:style-name="ce1">
            <text:p>0.116391</text:p>
          </table:table-cell>
          <table:table-cell office:value-type="float" office:value="0.11380453333333333" table:style-name="ce1">
            <text:p>0.113804533</text:p>
          </table:table-cell>
          <table:table-cell office:value-type="float" office:value="0.11756666666666668" table:style-name="ce1">
            <text:p>0.117566667</text:p>
          </table:table-cell>
          <table:table-cell office:value-type="float" office:value="0.12932333333333335" table:style-name="ce1">
            <text:p>0.129323333</text:p>
          </table:table-cell>
          <table:table-cell office:value-type="float" office:value="0.13872866666666667" table:style-name="ce1">
            <text:p>0.138728667</text:p>
          </table:table-cell>
          <table:table-cell office:value-type="float" office:value="0.14108000000000001" table:style-name="ce1">
            <text:p>0.14108</text:p>
          </table:table-cell>
          <table:table-cell office:value-type="float" office:value="0.13755300000000001" table:style-name="ce1">
            <text:p>0.137553</text:p>
          </table:table-cell>
          <table:table-cell office:value-type="float" office:value="0.12344500000000001" table:style-name="ce1">
            <text:p>0.123445</text:p>
          </table:table-cell>
          <table:table-cell office:value-type="float" office:value="0.10581000000000002" table:style-name="ce1">
            <text:p>0.10581</text:p>
          </table:table-cell>
          <table:table-cell office:value-type="float" office:value="9.0526333333333348E-2" table:style-name="ce1">
            <text:p>0.09052633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11325929999999999" table:formula="of:=0.5775*[.U34]" table:style-name="ce1">
            <text:p>0.1132593</text:p>
          </table:table-cell>
          <table:table-cell office:value-type="float" office:value="0.11146153333333333" table:style-name="ce1">
            <text:p>0.111461533</text:p>
          </table:table-cell>
          <table:table-cell office:value-type="float" office:value="0.107866" table:style-name="ce1">
            <text:p>0.107866</text:p>
          </table:table-cell>
          <table:table-cell office:value-type="float" office:value="0.10427046666666666" table:style-name="ce1">
            <text:p>0.104270467</text:p>
          </table:table-cell>
          <table:table-cell office:value-type="float" office:value="0.10606823333333334" table:style-name="ce1">
            <text:p>0.106068233</text:p>
          </table:table-cell>
          <table:table-cell office:value-type="float" office:value="0.11685483333333332" table:style-name="ce1">
            <text:p>0.116854833</text:p>
          </table:table-cell>
          <table:table-cell office:value-type="float" office:value="0.1294392" table:style-name="ce1">
            <text:p>0.1294392</text:p>
          </table:table-cell>
          <table:table-cell office:value-type="float" office:value="0.15281016666666666" table:style-name="ce1">
            <text:p>0.152810167</text:p>
          </table:table-cell>
          <table:table-cell office:value-type="float" office:value="0.17078783333333333" table:style-name="ce1">
            <text:p>0.170787833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779789" table:style-name="ce1">
            <text:p>0.1779789</text:p>
          </table:table-cell>
          <table:table-cell office:value-type="float" office:value="0.16719229999999999" table:style-name="ce1">
            <text:p>0.1671923</text:p>
          </table:table-cell>
          <table:table-cell office:value-type="float" office:value="0.16539453333333334" table:style-name="ce1">
            <text:p>0.165394533</text:p>
          </table:table-cell>
          <table:table-cell office:value-type="float" office:value="0.16179899999999997" table:style-name="ce1">
            <text:p>0.161799</text:p>
          </table:table-cell>
          <table:table-cell office:value-type="float" office:value="0.15820346666666665" table:style-name="ce1">
            <text:p>0.158203467</text:p>
          </table:table-cell>
          <table:table-cell office:value-type="float" office:value="0.16343333333333332" table:style-name="ce1">
            <text:p>0.163433333</text:p>
          </table:table-cell>
          <table:table-cell office:value-type="float" office:value="0.17977666666666664" table:style-name="ce1">
            <text:p>0.179776667</text:p>
          </table:table-cell>
          <table:table-cell office:value-type="float" office:value="0.19285133333333329" table:style-name="ce1">
            <text:p>0.192851333</text:p>
          </table:table-cell>
          <table:table-cell office:value-type="float" office:value="0.19611999999999999" table:style-name="ce1">
            <text:p>0.19612</text:p>
          </table:table-cell>
          <table:table-cell office:value-type="float" office:value="0.191217" table:style-name="ce1">
            <text:p>0.191217</text:p>
          </table:table-cell>
          <table:table-cell office:value-type="float" office:value="0.17160499999999998" table:style-name="ce1">
            <text:p>0.171605</text:p>
          </table:table-cell>
          <table:table-cell office:value-type="float" office:value="0.14709" table:style-name="ce1">
            <text:p>0.14709</text:p>
          </table:table-cell>
          <table:table-cell office:value-type="float" office:value="0.12584366666666666" table:style-name="ce1">
            <text:p>0.125843667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.2632174999999993E-2" table:formula="of:=0.5775*[.U35]" table:style-name="ce1">
            <text:p>0.072632175</text:p>
          </table:table-cell>
          <table:table-cell office:value-type="float" office:value="7.1479283333333338E-2" table:style-name="ce1">
            <text:p>0.071479283</text:p>
          </table:table-cell>
          <table:table-cell office:value-type="float" office:value="6.9173499999999999E-2" table:style-name="ce1">
            <text:p>0.0691735</text:p>
          </table:table-cell>
          <table:table-cell office:value-type="float" office:value="6.686771666666666E-2" table:style-name="ce1">
            <text:p>0.066867717</text:p>
          </table:table-cell>
          <table:table-cell office:value-type="float" office:value="6.8020608333333329E-2" table:style-name="ce1">
            <text:p>0.068020608</text:p>
          </table:table-cell>
          <table:table-cell office:value-type="float" office:value="7.4937958333333332E-2" table:style-name="ce1">
            <text:p>0.074937958</text:p>
          </table:table-cell>
          <table:table-cell office:value-type="float" office:value="8.3008200000000004E-2" table:style-name="ce1">
            <text:p>0.0830082</text:p>
          </table:table-cell>
          <table:table-cell office:value-type="float" office:value="9.7995791666666665E-2" table:style-name="ce1">
            <text:p>0.097995792</text:p>
          </table:table-cell>
          <table:table-cell office:value-type="float" office:value="0.10952470833333333" table:style-name="ce1">
            <text:p>0.109524708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14136275" table:style-name="ce1">
            <text:p>0.114136275</text:p>
          </table:table-cell>
          <table:table-cell office:value-type="float" office:value="0.10721892499999999" table:style-name="ce1">
            <text:p>0.107218925</text:p>
          </table:table-cell>
          <table:table-cell office:value-type="float" office:value="0.10606603333333334" table:style-name="ce1">
            <text:p>0.106066033</text:p>
          </table:table-cell>
          <table:table-cell office:value-type="float" office:value="0.10376024999999998" table:style-name="ce1">
            <text:p>0.10376025</text:p>
          </table:table-cell>
          <table:table-cell office:value-type="float" office:value="0.10145446666666666" table:style-name="ce1">
            <text:p>0.101454467</text:p>
          </table:table-cell>
          <table:table-cell office:value-type="float" office:value="0.10480833333333334" table:style-name="ce1">
            <text:p>0.104808333</text:p>
          </table:table-cell>
          <table:table-cell office:value-type="float" office:value="0.11528916666666665" table:style-name="ce1">
            <text:p>0.115289167</text:p>
          </table:table-cell>
          <table:table-cell office:value-type="float" office:value="0.1236738333333333" table:style-name="ce1">
            <text:p>0.123673833</text:p>
          </table:table-cell>
          <table:table-cell office:value-type="float" office:value="0.12576999999999999" table:style-name="ce1">
            <text:p>0.12577</text:p>
          </table:table-cell>
          <table:table-cell office:value-type="float" office:value="0.12262574999999999" table:style-name="ce1">
            <text:p>0.12262575</text:p>
          </table:table-cell>
          <table:table-cell office:value-type="float" office:value="0.11004875" table:style-name="ce1">
            <text:p>0.11004875</text:p>
          </table:table-cell>
          <table:table-cell office:value-type="float" office:value="9.4327499999999995E-2" table:style-name="ce1">
            <text:p>0.0943275</text:p>
          </table:table-cell>
          <table:table-cell office:value-type="float" office:value="8.0702416666666665E-2" table:style-name="ce1">
            <text:p>0.080702417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0.14008994999999999" table:formula="of:=0.5775*[.U36]" table:style-name="ce1">
            <text:p>0.14008995</text:p>
          </table:table-cell>
          <table:table-cell office:value-type="float" office:value="0.1378663" table:style-name="ce1">
            <text:p>0.1378663</text:p>
          </table:table-cell>
          <table:table-cell office:value-type="float" office:value="0.13341900000000001" table:style-name="ce1">
            <text:p>0.133419</text:p>
          </table:table-cell>
          <table:table-cell office:value-type="float" office:value="0.12897169999999999" table:style-name="ce1">
            <text:p>0.1289717</text:p>
          </table:table-cell>
          <table:table-cell office:value-type="float" office:value="0.13119535000000002" table:style-name="ce1">
            <text:p>0.13119535</text:p>
          </table:table-cell>
          <table:table-cell office:value-type="float" office:value="0.14453725000000001" table:style-name="ce1">
            <text:p>0.14453725</text:p>
          </table:table-cell>
          <table:table-cell office:value-type="float" office:value="0.16010279999999999" table:style-name="ce1">
            <text:p>0.1601028</text:p>
          </table:table-cell>
          <table:table-cell office:value-type="float" office:value="0.18901024999999999" table:style-name="ce1">
            <text:p>0.18901025</text:p>
          </table:table-cell>
          <table:table-cell office:value-type="float" office:value="0.21124674999999998" table:style-name="ce1">
            <text:p>0.2112467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2014134999999999" table:style-name="ce1">
            <text:p>0.22014135</text:p>
          </table:table-cell>
          <table:table-cell office:value-type="float" office:value="0.20679945" table:style-name="ce1">
            <text:p>0.20679945</text:p>
          </table:table-cell>
          <table:table-cell office:value-type="float" office:value="0.2045758" table:style-name="ce1">
            <text:p>0.2045758</text:p>
          </table:table-cell>
          <table:table-cell office:value-type="float" office:value="0.20012849999999999" table:style-name="ce1">
            <text:p>0.2001285</text:p>
          </table:table-cell>
          <table:table-cell office:value-type="float" office:value="0.1956812" table:style-name="ce1">
            <text:p>0.1956812</text:p>
          </table:table-cell>
          <table:table-cell office:value-type="float" office:value="0.20215" table:style-name="ce1">
            <text:p>0.20215</text:p>
          </table:table-cell>
          <table:table-cell office:value-type="float" office:value="0.22236499999999998" table:style-name="ce1">
            <text:p>0.222365</text:p>
          </table:table-cell>
          <table:table-cell office:value-type="float" office:value="0.23853699999999994" table:style-name="ce1">
            <text:p>0.238537</text:p>
          </table:table-cell>
          <table:table-cell office:value-type="float" office:value="0.24257999999999999" table:style-name="ce1">
            <text:p>0.24258</text:p>
          </table:table-cell>
          <table:table-cell office:value-type="float" office:value="0.23651549999999999" table:style-name="ce1">
            <text:p>0.2365155</text:p>
          </table:table-cell>
          <table:table-cell office:value-type="float" office:value="0.21225749999999999" table:style-name="ce1">
            <text:p>0.2122575</text:p>
          </table:table-cell>
          <table:table-cell office:value-type="float" office:value="0.18193499999999999" table:style-name="ce1">
            <text:p>0.181935</text:p>
          </table:table-cell>
          <table:table-cell office:value-type="float" office:value="0.1556555" table:style-name="ce1">
            <text:p>0.155655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.8476475000000004E-2" table:formula="of:=0.5775*[.U37]" table:style-name="ce1">
            <text:p>0.078476475</text:p>
          </table:table-cell>
          <table:table-cell office:value-type="float" office:value="7.7230816666666674E-2" table:style-name="ce1">
            <text:p>0.077230817</text:p>
          </table:table-cell>
          <table:table-cell office:value-type="float" office:value="7.4739500000000014E-2" table:style-name="ce1">
            <text:p>0.0747395</text:p>
          </table:table-cell>
          <table:table-cell office:value-type="float" office:value="7.2248183333333327E-2" table:style-name="ce1">
            <text:p>0.072248183</text:p>
          </table:table-cell>
          <table:table-cell office:value-type="float" office:value="7.3493841666666684E-2" table:style-name="ce1">
            <text:p>0.073493842</text:p>
          </table:table-cell>
          <table:table-cell office:value-type="float" office:value="8.0967791666666677E-2" table:style-name="ce1">
            <text:p>0.080967792</text:p>
          </table:table-cell>
          <table:table-cell office:value-type="float" office:value="8.9687400000000014E-2" table:style-name="ce1">
            <text:p>0.0896874</text:p>
          </table:table-cell>
          <table:table-cell office:value-type="float" office:value="0.10588095833333334" table:style-name="ce1">
            <text:p>0.105880958</text:p>
          </table:table-cell>
          <table:table-cell office:value-type="float" office:value="0.11833754166666668" table:style-name="ce1">
            <text:p>0.118337542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23320175" table:style-name="ce1">
            <text:p>0.123320175</text:p>
          </table:table-cell>
          <table:table-cell office:value-type="float" office:value="0.11584622500000001" table:style-name="ce1">
            <text:p>0.115846225</text:p>
          </table:table-cell>
          <table:table-cell office:value-type="float" office:value="0.11460056666666668" table:style-name="ce1">
            <text:p>0.114600567</text:p>
          </table:table-cell>
          <table:table-cell office:value-type="float" office:value="0.11210925000000001" table:style-name="ce1">
            <text:p>0.11210925</text:p>
          </table:table-cell>
          <table:table-cell office:value-type="float" office:value="0.10961793333333333" table:style-name="ce1">
            <text:p>0.109617933</text:p>
          </table:table-cell>
          <table:table-cell office:value-type="float" office:value="0.11324166666666668" table:style-name="ce1">
            <text:p>0.113241667</text:p>
          </table:table-cell>
          <table:table-cell office:value-type="float" office:value="0.12456583333333333" table:style-name="ce1">
            <text:p>0.124565833</text:p>
          </table:table-cell>
          <table:table-cell office:value-type="float" office:value="0.13362516666666666" table:style-name="ce1">
            <text:p>0.133625167</text:p>
          </table:table-cell>
          <table:table-cell office:value-type="float" office:value="0.13589000000000001" table:style-name="ce1">
            <text:p>0.13589</text:p>
          </table:table-cell>
          <table:table-cell office:value-type="float" office:value="0.13249275000000002" table:style-name="ce1">
            <text:p>0.13249275</text:p>
          </table:table-cell>
          <table:table-cell office:value-type="float" office:value="0.11890375" table:style-name="ce1">
            <text:p>0.11890375</text:p>
          </table:table-cell>
          <table:table-cell office:value-type="float" office:value="0.10191750000000001" table:style-name="ce1">
            <text:p>0.1019175</text:p>
          </table:table-cell>
          <table:table-cell office:value-type="float" office:value="8.7196083333333341E-2" table:style-name="ce1">
            <text:p>0.087196083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.9464000000000007E-2" table:formula="of:=0.5775*[.U38]" table:style-name="ce1">
            <text:p>0.079464</text:p>
          </table:table-cell>
          <table:table-cell office:value-type="float" office:value="7.820266666666667E-2" table:style-name="ce1">
            <text:p>0.078202667</text:p>
          </table:table-cell>
          <table:table-cell office:value-type="float" office:value="7.5680000000000011E-2" table:style-name="ce1">
            <text:p>0.07568</text:p>
          </table:table-cell>
          <table:table-cell office:value-type="float" office:value="7.3157333333333324E-2" table:style-name="ce1">
            <text:p>0.073157333</text:p>
          </table:table-cell>
          <table:table-cell office:value-type="float" office:value="7.4418666666666675E-2" table:style-name="ce1">
            <text:p>0.074418667</text:p>
          </table:table-cell>
          <table:table-cell office:value-type="float" office:value="8.1986666666666666E-2" table:style-name="ce1">
            <text:p>0.081986667</text:p>
          </table:table-cell>
          <table:table-cell office:value-type="float" office:value="9.0816000000000008E-2" table:style-name="ce1">
            <text:p>0.090816</text:p>
          </table:table-cell>
          <table:table-cell office:value-type="float" office:value="0.10721333333333334" table:style-name="ce1">
            <text:p>0.107213333</text:p>
          </table:table-cell>
          <table:table-cell office:value-type="float" office:value="0.11982666666666666" table:style-name="ce1">
            <text:p>0.119826667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24872" table:style-name="ce1">
            <text:p>0.124872</text:p>
          </table:table-cell>
          <table:table-cell office:value-type="float" office:value="0.11730400000000001" table:style-name="ce1">
            <text:p>0.117304</text:p>
          </table:table-cell>
          <table:table-cell office:value-type="float" office:value="0.11604266666666667" table:style-name="ce1">
            <text:p>0.116042667</text:p>
          </table:table-cell>
          <table:table-cell office:value-type="float" office:value="0.11352" table:style-name="ce1">
            <text:p>0.11352</text:p>
          </table:table-cell>
          <table:table-cell office:value-type="float" office:value="0.11099733333333334" table:style-name="ce1">
            <text:p>0.110997333</text:p>
          </table:table-cell>
          <table:table-cell office:value-type="float" office:value="0.11466666666666667" table:style-name="ce1">
            <text:p>0.114666667</text:p>
          </table:table-cell>
          <table:table-cell office:value-type="float" office:value="0.12613333333333332" table:style-name="ce1">
            <text:p>0.126133333</text:p>
          </table:table-cell>
          <table:table-cell office:value-type="float" office:value="0.13530666666666663" table:style-name="ce1">
            <text:p>0.135306667</text:p>
          </table:table-cell>
          <table:table-cell office:value-type="float" office:value="0.1376" table:style-name="ce1">
            <text:p>0.1376</text:p>
          </table:table-cell>
          <table:table-cell office:value-type="float" office:value="0.13416" table:style-name="ce1">
            <text:p>0.13416</text:p>
          </table:table-cell>
          <table:table-cell office:value-type="float" office:value="0.12040000000000001" table:style-name="ce1">
            <text:p>0.1204</text:p>
          </table:table-cell>
          <table:table-cell office:value-type="float" office:value="0.1032" table:style-name="ce1">
            <text:p>0.1032</text:p>
          </table:table-cell>
          <table:table-cell office:value-type="float" office:value="8.8293333333333335E-2" table:style-name="ce1">
            <text:p>0.08829333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.7788075000000002E-2" table:formula="of:=0.5775*[.U39]" table:style-name="ce1">
            <text:p>0.097788075</text:p>
          </table:table-cell>
          <table:table-cell office:value-type="float" office:value="9.6235883333333341E-2" table:style-name="ce1">
            <text:p>0.096235883</text:p>
          </table:table-cell>
          <table:table-cell office:value-type="float" office:value="9.3131500000000006E-2" table:style-name="ce1">
            <text:p>0.0931315</text:p>
          </table:table-cell>
          <table:table-cell office:value-type="float" office:value="9.0027116666666657E-2" table:style-name="ce1">
            <text:p>0.090027117</text:p>
          </table:table-cell>
          <table:table-cell office:value-type="float" office:value="9.1579308333333345E-2" table:style-name="ce1">
            <text:p>0.091579308</text:p>
          </table:table-cell>
          <table:table-cell office:value-type="float" office:value="0.10089245833333334" table:style-name="ce1">
            <text:p>0.100892458</text:p>
          </table:table-cell>
          <table:table-cell office:value-type="float" office:value="0.1117578" table:style-name="ce1">
            <text:p>0.1117578</text:p>
          </table:table-cell>
          <table:table-cell office:value-type="float" office:value="0.13193629166666668" table:style-name="ce1">
            <text:p>0.131936292</text:p>
          </table:table-cell>
          <table:table-cell office:value-type="float" office:value="0.14745820833333334" table:style-name="ce1">
            <text:p>0.147458208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5366697500000001" table:style-name="ce1">
            <text:p>0.153666975</text:p>
          </table:table-cell>
          <table:table-cell office:value-type="float" office:value="0.14435382500000002" table:style-name="ce1">
            <text:p>0.144353825</text:p>
          </table:table-cell>
          <table:table-cell office:value-type="float" office:value="0.14280163333333334" table:style-name="ce1">
            <text:p>0.142801633</text:p>
          </table:table-cell>
          <table:table-cell office:value-type="float" office:value="0.13969725" table:style-name="ce1">
            <text:p>0.13969725</text:p>
          </table:table-cell>
          <table:table-cell office:value-type="float" office:value="0.13659286666666667" table:style-name="ce1">
            <text:p>0.136592867</text:p>
          </table:table-cell>
          <table:table-cell office:value-type="float" office:value="0.14110833333333334" table:style-name="ce1">
            <text:p>0.141108333</text:p>
          </table:table-cell>
          <table:table-cell office:value-type="float" office:value="0.15521916666666666" table:style-name="ce1">
            <text:p>0.155219167</text:p>
          </table:table-cell>
          <table:table-cell office:value-type="float" office:value="0.16650783333333333" table:style-name="ce1">
            <text:p>0.166507833</text:p>
          </table:table-cell>
          <table:table-cell office:value-type="float" office:value="0.16933000000000001" table:style-name="ce1">
            <text:p>0.16933</text:p>
          </table:table-cell>
          <table:table-cell office:value-type="float" office:value="0.16509675000000001" table:style-name="ce1">
            <text:p>0.16509675</text:p>
          </table:table-cell>
          <table:table-cell office:value-type="float" office:value="0.14816375000000001" table:style-name="ce1">
            <text:p>0.14816375</text:p>
          </table:table-cell>
          <table:table-cell office:value-type="float" office:value="0.12699750000000001" table:style-name="ce1">
            <text:p>0.1269975</text:p>
          </table:table-cell>
          <table:table-cell office:value-type="float" office:value="0.10865341666666668" table:style-name="ce1">
            <text:p>0.10865341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3892300000000011E-2" table:formula="of:=0.5775*[.U40]" table:style-name="ce1">
            <text:p>0.0538923</text:p>
          </table:table-cell>
          <table:table-cell office:value-type="float" office:value="5.3036866666666675E-2" table:style-name="ce1">
            <text:p>0.053036867</text:p>
          </table:table-cell>
          <table:table-cell office:value-type="float" office:value="5.1326000000000011E-2" table:style-name="ce1">
            <text:p>0.051326</text:p>
          </table:table-cell>
          <table:table-cell office:value-type="float" office:value="4.9615133333333339E-2" table:style-name="ce1">
            <text:p>0.049615133</text:p>
          </table:table-cell>
          <table:table-cell office:value-type="float" office:value="5.0470566666666682E-2" table:style-name="ce1">
            <text:p>0.050470567</text:p>
          </table:table-cell>
          <table:table-cell office:value-type="float" office:value="5.5603166666666676E-2" table:style-name="ce1">
            <text:p>0.055603167</text:p>
          </table:table-cell>
          <table:table-cell office:value-type="float" office:value="6.1591200000000013E-2" table:style-name="ce1">
            <text:p>0.0615912</text:p>
          </table:table-cell>
          <table:table-cell office:value-type="float" office:value="7.2711833333333351E-2" table:style-name="ce1">
            <text:p>0.072711833</text:p>
          </table:table-cell>
          <table:table-cell office:value-type="float" office:value="8.1266166666666681E-2" table:style-name="ce1">
            <text:p>0.081266167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8.468790000000001E-2" table:style-name="ce1">
            <text:p>0.0846879</text:p>
          </table:table-cell>
          <table:table-cell office:value-type="float" office:value="7.9555300000000009E-2" table:style-name="ce1">
            <text:p>0.0795553</text:p>
          </table:table-cell>
          <table:table-cell office:value-type="float" office:value="7.8699866666666687E-2" table:style-name="ce1">
            <text:p>0.078699867</text:p>
          </table:table-cell>
          <table:table-cell office:value-type="float" office:value="7.6989000000000002E-2" table:style-name="ce1">
            <text:p>0.076989</text:p>
          </table:table-cell>
          <table:table-cell office:value-type="float" office:value="7.5278133333333344E-2" table:style-name="ce1">
            <text:p>0.075278133</text:p>
          </table:table-cell>
          <table:table-cell office:value-type="float" office:value="7.7766666666666678E-2" table:style-name="ce1">
            <text:p>0.077766667</text:p>
          </table:table-cell>
          <table:table-cell office:value-type="float" office:value="8.5543333333333346E-2" table:style-name="ce1">
            <text:p>0.085543333</text:p>
          </table:table-cell>
          <table:table-cell office:value-type="float" office:value="9.1764666666666661E-2" table:style-name="ce1">
            <text:p>0.091764667</text:p>
          </table:table-cell>
          <table:table-cell office:value-type="float" office:value="9.3320000000000014E-2" table:style-name="ce1">
            <text:p>0.09332</text:p>
          </table:table-cell>
          <table:table-cell office:value-type="float" office:value="9.0987000000000012E-2" table:style-name="ce1">
            <text:p>0.090987</text:p>
          </table:table-cell>
          <table:table-cell office:value-type="float" office:value="8.1655000000000005E-2" table:style-name="ce1">
            <text:p>0.081655</text:p>
          </table:table-cell>
          <table:table-cell office:value-type="float" office:value="6.9990000000000011E-2" table:style-name="ce1">
            <text:p>0.06999</text:p>
          </table:table-cell>
          <table:table-cell office:value-type="float" office:value="5.9880333333333348E-2" table:style-name="ce1">
            <text:p>0.059880333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.0622475000000004E-2" table:formula="of:=0.5775*[.U41]" table:style-name="ce1">
            <text:p>0.070622475</text:p>
          </table:table-cell>
          <table:table-cell office:value-type="float" office:value="6.9501483333333336E-2" table:style-name="ce1">
            <text:p>0.069501483</text:p>
          </table:table-cell>
          <table:table-cell office:value-type="float" office:value="6.72595E-2" table:style-name="ce1">
            <text:p>0.0672595</text:p>
          </table:table-cell>
          <table:table-cell office:value-type="float" office:value="6.5017516666666664E-2" table:style-name="ce1">
            <text:p>0.065017517</text:p>
          </table:table-cell>
          <table:table-cell office:value-type="float" office:value="6.6138508333333332E-2" table:style-name="ce1">
            <text:p>0.066138508</text:p>
          </table:table-cell>
          <table:table-cell office:value-type="float" office:value="7.2864458333333326E-2" table:style-name="ce1">
            <text:p>0.072864458</text:p>
          </table:table-cell>
          <table:table-cell office:value-type="float" office:value="8.0711400000000003E-2" table:style-name="ce1">
            <text:p>0.0807114</text:p>
          </table:table-cell>
          <table:table-cell office:value-type="float" office:value="9.528429166666666E-2" table:style-name="ce1">
            <text:p>0.095284292</text:p>
          </table:table-cell>
          <table:table-cell office:value-type="float" office:value="0.10649420833333333" table:style-name="ce1">
            <text:p>0.106494208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10978175" table:style-name="ce1">
            <text:p>0.110978175</text:p>
          </table:table-cell>
          <table:table-cell office:value-type="float" office:value="0.104252225" table:style-name="ce1">
            <text:p>0.104252225</text:p>
          </table:table-cell>
          <table:table-cell office:value-type="float" office:value="0.10313123333333334" table:style-name="ce1">
            <text:p>0.103131233</text:p>
          </table:table-cell>
          <table:table-cell office:value-type="float" office:value="0.10088924999999999" table:style-name="ce1">
            <text:p>0.10088925</text:p>
          </table:table-cell>
          <table:table-cell office:value-type="float" office:value="9.8647266666666664E-2" table:style-name="ce1">
            <text:p>0.098647267</text:p>
          </table:table-cell>
          <table:table-cell office:value-type="float" office:value="0.10190833333333334" table:style-name="ce1">
            <text:p>0.101908333</text:p>
          </table:table-cell>
          <table:table-cell office:value-type="float" office:value="0.11209916666666665" table:style-name="ce1">
            <text:p>0.112099167</text:p>
          </table:table-cell>
          <table:table-cell office:value-type="float" office:value="0.12025183333333331" table:style-name="ce1">
            <text:p>0.120251833</text:p>
          </table:table-cell>
          <table:table-cell office:value-type="float" office:value="0.12229" table:style-name="ce1">
            <text:p>0.12229</text:p>
          </table:table-cell>
          <table:table-cell office:value-type="float" office:value="0.11923275" table:style-name="ce1">
            <text:p>0.11923275</text:p>
          </table:table-cell>
          <table:table-cell office:value-type="float" office:value="0.10700374999999999" table:style-name="ce1">
            <text:p>0.10700375</text:p>
          </table:table-cell>
          <table:table-cell office:value-type="float" office:value="9.1717499999999993E-2" table:style-name="ce1">
            <text:p>0.0917175</text:p>
          </table:table-cell>
          <table:table-cell office:value-type="float" office:value="7.8469416666666666E-2" table:style-name="ce1">
            <text:p>0.078469417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8.5429575000000008E-2" table:formula="of:=0.5775*[.U42]" table:style-name="ce1">
            <text:p>0.085429575</text:p>
          </table:table-cell>
          <table:table-cell office:value-type="float" office:value="8.4073550000000011E-2" table:style-name="ce1">
            <text:p>0.08407355</text:p>
          </table:table-cell>
          <table:table-cell office:value-type="float" office:value="8.1361500000000003E-2" table:style-name="ce1">
            <text:p>0.0813615</text:p>
          </table:table-cell>
          <table:table-cell office:value-type="float" office:value="7.8649449999999996E-2" table:style-name="ce1">
            <text:p>0.07864945</text:p>
          </table:table-cell>
          <table:table-cell office:value-type="float" office:value="8.0005475000000006E-2" table:style-name="ce1">
            <text:p>0.080005475</text:p>
          </table:table-cell>
          <table:table-cell office:value-type="float" office:value="8.8141625000000001E-2" table:style-name="ce1">
            <text:p>0.088141625</text:p>
          </table:table-cell>
          <table:table-cell office:value-type="float" office:value="9.7633800000000007E-2" table:style-name="ce1">
            <text:p>0.0976338</text:p>
          </table:table-cell>
          <table:table-cell office:value-type="float" office:value="0.11526212500000001" table:style-name="ce1">
            <text:p>0.115262125</text:p>
          </table:table-cell>
          <table:table-cell office:value-type="float" office:value="0.12882237500000002" table:style-name="ce1">
            <text:p>0.12882237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34246475" table:style-name="ce1">
            <text:p>0.134246475</text:p>
          </table:table-cell>
          <table:table-cell office:value-type="float" office:value="0.12611032500000002" table:style-name="ce1">
            <text:p>0.126110325</text:p>
          </table:table-cell>
          <table:table-cell office:value-type="float" office:value="0.12475430000000001" table:style-name="ce1">
            <text:p>0.1247543</text:p>
          </table:table-cell>
          <table:table-cell office:value-type="float" office:value="0.12204225" table:style-name="ce1">
            <text:p>0.12204225</text:p>
          </table:table-cell>
          <table:table-cell office:value-type="float" office:value="0.1193302" table:style-name="ce1">
            <text:p>0.1193302</text:p>
          </table:table-cell>
          <table:table-cell office:value-type="float" office:value="0.12327500000000001" table:style-name="ce1">
            <text:p>0.123275</text:p>
          </table:table-cell>
          <table:table-cell office:value-type="float" office:value="0.13560249999999999" table:style-name="ce1">
            <text:p>0.1356025</text:p>
          </table:table-cell>
          <table:table-cell office:value-type="float" office:value="0.14546449999999997" table:style-name="ce1">
            <text:p>0.1454645</text:p>
          </table:table-cell>
          <table:table-cell office:value-type="float" office:value="0.14793000000000001" table:style-name="ce1">
            <text:p>0.14793</text:p>
          </table:table-cell>
          <table:table-cell office:value-type="float" office:value="0.14423174999999999" table:style-name="ce1">
            <text:p>0.14423175</text:p>
          </table:table-cell>
          <table:table-cell office:value-type="float" office:value="0.12943874999999999" table:style-name="ce1">
            <text:p>0.12943875</text:p>
          </table:table-cell>
          <table:table-cell office:value-type="float" office:value="0.1109475" table:style-name="ce1">
            <text:p>0.1109475</text:p>
          </table:table-cell>
          <table:table-cell office:value-type="float" office:value="9.4921750000000013E-2" table:style-name="ce1">
            <text:p>0.09492175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2909425000000004E-2" table:formula="of:=0.5775*[.U43]" table:style-name="ce1">
            <text:p>0.022909425</text:p>
          </table:table-cell>
          <table:table-cell office:value-type="float" office:value="2.2545783333333336E-2" table:style-name="ce1">
            <text:p>0.022545783</text:p>
          </table:table-cell>
          <table:table-cell office:value-type="float" office:value="2.1818500000000005E-2" table:style-name="ce1">
            <text:p>0.0218185</text:p>
          </table:table-cell>
          <table:table-cell office:value-type="float" office:value="2.1091216666666666E-2" table:style-name="ce1">
            <text:p>0.021091217</text:p>
          </table:table-cell>
          <table:table-cell office:value-type="float" office:value="2.1454858333333337E-2" table:style-name="ce1">
            <text:p>0.021454858</text:p>
          </table:table-cell>
          <table:table-cell office:value-type="float" office:value="2.3636708333333336E-2" table:style-name="ce1">
            <text:p>0.023636708</text:p>
          </table:table-cell>
          <table:table-cell office:value-type="float" office:value="2.6182200000000003E-2" table:style-name="ce1">
            <text:p>0.0261822</text:p>
          </table:table-cell>
          <table:table-cell office:value-type="float" office:value="3.0909541666666668E-2" table:style-name="ce1">
            <text:p>0.030909542</text:p>
          </table:table-cell>
          <table:table-cell office:value-type="float" office:value="3.4545958333333335E-2" table:style-name="ce1">
            <text:p>0.034545958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6000525000000005E-2" table:style-name="ce1">
            <text:p>0.036000525</text:p>
          </table:table-cell>
          <table:table-cell office:value-type="float" office:value="3.3818675000000006E-2" table:style-name="ce1">
            <text:p>0.033818675</text:p>
          </table:table-cell>
          <table:table-cell office:value-type="float" office:value="3.3455033333333335E-2" table:style-name="ce1">
            <text:p>0.033455033</text:p>
          </table:table-cell>
          <table:table-cell office:value-type="float" office:value="3.272775E-2" table:style-name="ce1">
            <text:p>0.03272775</text:p>
          </table:table-cell>
          <table:table-cell office:value-type="float" office:value="3.2000466666666672E-2" table:style-name="ce1">
            <text:p>0.032000467</text:p>
          </table:table-cell>
          <table:table-cell office:value-type="float" office:value="3.3058333333333335E-2" table:style-name="ce1">
            <text:p>0.033058333</text:p>
          </table:table-cell>
          <table:table-cell office:value-type="float" office:value="3.636416666666667E-2" table:style-name="ce1">
            <text:p>0.036364167</text:p>
          </table:table-cell>
          <table:table-cell office:value-type="float" office:value="3.9008833333333333E-2" table:style-name="ce1">
            <text:p>0.039008833</text:p>
          </table:table-cell>
          <table:table-cell office:value-type="float" office:value="3.9670000000000004E-2" table:style-name="ce1">
            <text:p>0.03967</text:p>
          </table:table-cell>
          <table:table-cell office:value-type="float" office:value="3.8678250000000004E-2" table:style-name="ce1">
            <text:p>0.03867825</text:p>
          </table:table-cell>
          <table:table-cell office:value-type="float" office:value="3.4711250000000006E-2" table:style-name="ce1">
            <text:p>0.03471125</text:p>
          </table:table-cell>
          <table:table-cell office:value-type="float" office:value="2.9752500000000001E-2" table:style-name="ce1">
            <text:p>0.0297525</text:p>
          </table:table-cell>
          <table:table-cell office:value-type="float" office:value="2.5454916666666671E-2" table:style-name="ce1">
            <text:p>0.025454917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2480900000000002E-2" table:formula="of:=0.5775*[.U44]" table:style-name="ce1">
            <text:p>0.0424809</text:p>
          </table:table-cell>
          <table:table-cell office:value-type="float" office:value="4.1806599999999999E-2" table:style-name="ce1">
            <text:p>0.0418066</text:p>
          </table:table-cell>
          <table:table-cell office:value-type="float" office:value="4.0458000000000001E-2" table:style-name="ce1">
            <text:p>0.040458</text:p>
          </table:table-cell>
          <table:table-cell office:value-type="float" office:value="3.9109399999999996E-2" table:style-name="ce1">
            <text:p>0.0391094</text:p>
          </table:table-cell>
          <table:table-cell office:value-type="float" office:value="3.9783700000000005E-2" table:style-name="ce1">
            <text:p>0.0397837</text:p>
          </table:table-cell>
          <table:table-cell office:value-type="float" office:value="4.38295E-2" table:style-name="ce1">
            <text:p>0.0438295</text:p>
          </table:table-cell>
          <table:table-cell office:value-type="float" office:value="4.8549600000000005E-2" table:style-name="ce1">
            <text:p>0.0485496</text:p>
          </table:table-cell>
          <table:table-cell office:value-type="float" office:value="5.7315499999999998E-2" table:style-name="ce1">
            <text:p>0.0573155</text:p>
          </table:table-cell>
          <table:table-cell office:value-type="float" office:value="6.4058500000000004E-2" table:style-name="ce1">
            <text:p>0.0640585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6.6755700000000001E-2" table:style-name="ce1">
            <text:p>0.0667557</text:p>
          </table:table-cell>
          <table:table-cell office:value-type="float" office:value="6.2709899999999999E-2" table:style-name="ce1">
            <text:p>0.0627099</text:p>
          </table:table-cell>
          <table:table-cell office:value-type="float" office:value="6.2035600000000003E-2" table:style-name="ce1">
            <text:p>0.0620356</text:p>
          </table:table-cell>
          <table:table-cell office:value-type="float" office:value="6.0686999999999998E-2" table:style-name="ce1">
            <text:p>0.060687</text:p>
          </table:table-cell>
          <table:table-cell office:value-type="float" office:value="5.9338399999999999E-2" table:style-name="ce1">
            <text:p>0.0593384</text:p>
          </table:table-cell>
          <table:table-cell office:value-type="float" office:value="6.13E-2" table:style-name="ce1">
            <text:p>0.0613</text:p>
          </table:table-cell>
          <table:table-cell office:value-type="float" office:value="6.7430000000000004E-2" table:style-name="ce1">
            <text:p>0.06743</text:p>
          </table:table-cell>
          <table:table-cell office:value-type="float" office:value="7.2333999999999982E-2" table:style-name="ce1">
            <text:p>0.072334</text:p>
          </table:table-cell>
          <table:table-cell office:value-type="float" office:value="7.356E-2" table:style-name="ce1">
            <text:p>0.07356</text:p>
          </table:table-cell>
          <table:table-cell office:value-type="float" office:value="7.1720999999999993E-2" table:style-name="ce1">
            <text:p>0.071721</text:p>
          </table:table-cell>
          <table:table-cell office:value-type="float" office:value="6.4365000000000006E-2" table:style-name="ce1">
            <text:p>0.064365</text:p>
          </table:table-cell>
          <table:table-cell office:value-type="float" office:value="5.5169999999999997E-2" table:style-name="ce1">
            <text:p>0.05517</text:p>
          </table:table-cell>
          <table:table-cell office:value-type="float" office:value="4.7201000000000007E-2" table:style-name="ce1">
            <text:p>0.047201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.1234695" table:formula="of:=0.5775*[.U45]" table:style-name="ce1">
            <text:p>0.1234695</text:p>
          </table:table-cell>
          <table:table-cell office:value-type="float" office:value="0.12150966666666667" table:style-name="ce1">
            <text:p>0.121509667</text:p>
          </table:table-cell>
          <table:table-cell office:value-type="float" office:value="0.11759" table:style-name="ce1">
            <text:p>0.11759</text:p>
          </table:table-cell>
          <table:table-cell office:value-type="float" office:value="0.11367033333333332" table:style-name="ce1">
            <text:p>0.113670333</text:p>
          </table:table-cell>
          <table:table-cell office:value-type="float" office:value="0.11563016666666667" table:style-name="ce1">
            <text:p>0.115630167</text:p>
          </table:table-cell>
          <table:table-cell office:value-type="float" office:value="0.12738916666666666" table:style-name="ce1">
            <text:p>0.127389167</text:p>
          </table:table-cell>
          <table:table-cell office:value-type="float" office:value="0.14110800000000001" table:style-name="ce1">
            <text:p>0.141108</text:p>
          </table:table-cell>
          <table:table-cell office:value-type="float" office:value="0.16658583333333332" table:style-name="ce1">
            <text:p>0.166585833</text:p>
          </table:table-cell>
          <table:table-cell office:value-type="float" office:value="0.18618416666666665" table:style-name="ce1">
            <text:p>0.186184167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19402349999999999" table:style-name="ce1">
            <text:p>0.1940235</text:p>
          </table:table-cell>
          <table:table-cell office:value-type="float" office:value="0.1822645" table:style-name="ce1">
            <text:p>0.1822645</text:p>
          </table:table-cell>
          <table:table-cell office:value-type="float" office:value="0.18030466666666667" table:style-name="ce1">
            <text:p>0.180304667</text:p>
          </table:table-cell>
          <table:table-cell office:value-type="float" office:value="0.17638499999999999" table:style-name="ce1">
            <text:p>0.176385</text:p>
          </table:table-cell>
          <table:table-cell office:value-type="float" office:value="0.17246533333333333" table:style-name="ce1">
            <text:p>0.172465333</text:p>
          </table:table-cell>
          <table:table-cell office:value-type="float" office:value="0.17816666666666667" table:style-name="ce1">
            <text:p>0.178166667</text:p>
          </table:table-cell>
          <table:table-cell office:value-type="float" office:value="0.19598333333333331" table:style-name="ce1">
            <text:p>0.195983333</text:p>
          </table:table-cell>
          <table:table-cell office:value-type="float" office:value="0.21023666666666663" table:style-name="ce1">
            <text:p>0.210236667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20845499999999997" table:style-name="ce1">
            <text:p>0.208455</text:p>
          </table:table-cell>
          <table:table-cell office:value-type="float" office:value="0.18707499999999999" table:style-name="ce1">
            <text:p>0.187075</text:p>
          </table:table-cell>
          <table:table-cell office:value-type="float" office:value="0.16034999999999999" table:style-name="ce1">
            <text:p>0.16035</text:p>
          </table:table-cell>
          <table:table-cell office:value-type="float" office:value="0.13718833333333333" table:style-name="ce1">
            <text:p>0.137188333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8.9397000000000001E-3" table:formula="of:=0.5775*[.U46]" table:style-name="ce1">
            <text:p>0.0089397</text:p>
          </table:table-cell>
          <table:table-cell office:value-type="float" office:value="8.7978000000000015E-3" table:style-name="ce1">
            <text:p>0.0087978</text:p>
          </table:table-cell>
          <table:table-cell office:value-type="float" office:value="8.5140000000000007E-3" table:style-name="ce1">
            <text:p>0.008514</text:p>
          </table:table-cell>
          <table:table-cell office:value-type="float" office:value="8.2302E-3" table:style-name="ce1">
            <text:p>0.0082302</text:p>
          </table:table-cell>
          <table:table-cell office:value-type="float" office:value="8.3721000000000004E-3" table:style-name="ce1">
            <text:p>0.0083721</text:p>
          </table:table-cell>
          <table:table-cell office:value-type="float" office:value="9.2235000000000008E-3" table:style-name="ce1">
            <text:p>0.0092235</text:p>
          </table:table-cell>
          <table:table-cell office:value-type="float" office:value="1.0216800000000002E-2" table:style-name="ce1">
            <text:p>0.0102168</text:p>
          </table:table-cell>
          <table:table-cell office:value-type="float" office:value="1.2061500000000001E-2" table:style-name="ce1">
            <text:p>0.0120615</text:p>
          </table:table-cell>
          <table:table-cell office:value-type="float" office:value="1.3480500000000001E-2" table:style-name="ce1">
            <text:p>0.0134805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4048100000000001E-2" table:style-name="ce1">
            <text:p>0.0140481</text:p>
          </table:table-cell>
          <table:table-cell office:value-type="float" office:value="1.31967E-2" table:style-name="ce1">
            <text:p>0.0131967</text:p>
          </table:table-cell>
          <table:table-cell office:value-type="float" office:value="1.3054800000000002E-2" table:style-name="ce1">
            <text:p>0.0130548</text:p>
          </table:table-cell>
          <table:table-cell office:value-type="float" office:value="1.2770999999999999E-2" table:style-name="ce1">
            <text:p>0.012771</text:p>
          </table:table-cell>
          <table:table-cell office:value-type="float" office:value="1.24872E-2" table:style-name="ce1">
            <text:p>0.0124872</text:p>
          </table:table-cell>
          <table:table-cell office:value-type="float" office:value="1.2900000000000002E-2" table:style-name="ce1">
            <text:p>0.0129</text:p>
          </table:table-cell>
          <table:table-cell office:value-type="float" office:value="1.4189999999999999E-2" table:style-name="ce1">
            <text:p>0.01419</text:p>
          </table:table-cell>
          <table:table-cell office:value-type="float" office:value="1.5221999999999998E-2" table:style-name="ce1">
            <text:p>0.015222</text:p>
          </table:table-cell>
          <table:table-cell office:value-type="float" office:value="1.5480000000000001E-2" table:style-name="ce1">
            <text:p>0.01548</text:p>
          </table:table-cell>
          <table:table-cell office:value-type="float" office:value="1.5093000000000001E-2" table:style-name="ce1">
            <text:p>0.015093</text:p>
          </table:table-cell>
          <table:table-cell office:value-type="float" office:value="1.3545000000000001E-2" table:style-name="ce1">
            <text:p>0.013545</text:p>
          </table:table-cell>
          <table:table-cell office:value-type="float" office:value="1.1610000000000001E-2" table:style-name="ce1">
            <text:p>0.01161</text:p>
          </table:table-cell>
          <table:table-cell office:value-type="float" office:value="9.9330000000000009E-3" table:style-name="ce1">
            <text:p>0.00993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.6488750000000002E-2" table:formula="of:=0.5775*[.U47]" table:style-name="ce1">
            <text:p>0.04648875</text:p>
          </table:table-cell>
          <table:table-cell office:value-type="float" office:value="4.5750833333333338E-2" table:style-name="ce1">
            <text:p>0.045750833</text:p>
          </table:table-cell>
          <table:table-cell office:value-type="float" office:value="4.4275000000000002E-2" table:style-name="ce1">
            <text:p>0.044275</text:p>
          </table:table-cell>
          <table:table-cell office:value-type="float" office:value="4.2799166666666666E-2" table:style-name="ce1">
            <text:p>0.042799167</text:p>
          </table:table-cell>
          <table:table-cell office:value-type="float" office:value="4.3537083333333337E-2" table:style-name="ce1">
            <text:p>0.043537083</text:p>
          </table:table-cell>
          <table:table-cell office:value-type="float" office:value="4.7964583333333331E-2" table:style-name="ce1">
            <text:p>0.047964583</text:p>
          </table:table-cell>
          <table:table-cell office:value-type="float" office:value="5.3130000000000004E-2" table:style-name="ce1">
            <text:p>0.05313</text:p>
          </table:table-cell>
          <table:table-cell office:value-type="float" office:value="6.272291666666667E-2" table:style-name="ce1">
            <text:p>0.062722917</text:p>
          </table:table-cell>
          <table:table-cell office:value-type="float" office:value="7.0102083333333343E-2" table:style-name="ce1">
            <text:p>0.070102083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3053750000000001E-2" table:style-name="ce1">
            <text:p>0.07305375</text:p>
          </table:table-cell>
          <table:table-cell office:value-type="float" office:value="6.862625E-2" table:style-name="ce1">
            <text:p>0.06862625</text:p>
          </table:table-cell>
          <table:table-cell office:value-type="float" office:value="6.7888333333333342E-2" table:style-name="ce1">
            <text:p>0.067888333</text:p>
          </table:table-cell>
          <table:table-cell office:value-type="float" office:value="6.6412499999999999E-2" table:style-name="ce1">
            <text:p>0.0664125</text:p>
          </table:table-cell>
          <table:table-cell office:value-type="float" office:value="6.493666666666667E-2" table:style-name="ce1">
            <text:p>0.064936667</text:p>
          </table:table-cell>
          <table:table-cell office:value-type="float" office:value="6.7083333333333342E-2" table:style-name="ce1">
            <text:p>0.067083333</text:p>
          </table:table-cell>
          <table:table-cell office:value-type="float" office:value="7.3791666666666672E-2" table:style-name="ce1">
            <text:p>0.073791667</text:p>
          </table:table-cell>
          <table:table-cell office:value-type="float" office:value="7.9158333333333317E-2" table:style-name="ce1">
            <text:p>0.079158333</text:p>
          </table:table-cell>
          <table:table-cell office:value-type="float" office:value="8.0500000000000002E-2" table:style-name="ce1">
            <text:p>0.0805</text:p>
          </table:table-cell>
          <table:table-cell office:value-type="float" office:value="7.8487500000000002E-2" table:style-name="ce1">
            <text:p>0.0784875</text:p>
          </table:table-cell>
          <table:table-cell office:value-type="float" office:value="7.04375E-2" table:style-name="ce1">
            <text:p>0.0704375</text:p>
          </table:table-cell>
          <table:table-cell office:value-type="float" office:value="6.0374999999999998E-2" table:style-name="ce1">
            <text:p>0.060375</text:p>
          </table:table-cell>
          <table:table-cell office:value-type="float" office:value="5.1654166666666675E-2" table:style-name="ce1">
            <text:p>0.0516541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8.872132499999999E-2" table:formula="of:=0.5775*[.U48]" table:style-name="ce1">
            <text:p>0.088721325</text:p>
          </table:table-cell>
          <table:table-cell office:value-type="float" office:value="8.7313050000000003E-2" table:style-name="ce1">
            <text:p>0.08731305</text:p>
          </table:table-cell>
          <table:table-cell office:value-type="float" office:value="8.4496500000000002E-2" table:style-name="ce1">
            <text:p>0.0844965</text:p>
          </table:table-cell>
          <table:table-cell office:value-type="float" office:value="8.1679949999999987E-2" table:style-name="ce1">
            <text:p>0.08167995</text:p>
          </table:table-cell>
          <table:table-cell office:value-type="float" office:value="8.3088225000000002E-2" table:style-name="ce1">
            <text:p>0.083088225</text:p>
          </table:table-cell>
          <table:table-cell office:value-type="float" office:value="9.1537874999999991E-2" table:style-name="ce1">
            <text:p>0.091537875</text:p>
          </table:table-cell>
          <table:table-cell office:value-type="float" office:value="0.10139579999999999" table:style-name="ce1">
            <text:p>0.1013958</text:p>
          </table:table-cell>
          <table:table-cell office:value-type="float" office:value="0.11970337499999999" table:style-name="ce1">
            <text:p>0.119703375</text:p>
          </table:table-cell>
          <table:table-cell office:value-type="float" office:value="0.13378612500000001" table:style-name="ce1">
            <text:p>0.13378612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3941922499999998" table:style-name="ce1">
            <text:p>0.139419225</text:p>
          </table:table-cell>
          <table:table-cell office:value-type="float" office:value="0.130969575" table:style-name="ce1">
            <text:p>0.130969575</text:p>
          </table:table-cell>
          <table:table-cell office:value-type="float" office:value="0.12956129999999999" table:style-name="ce1">
            <text:p>0.1295613</text:p>
          </table:table-cell>
          <table:table-cell office:value-type="float" office:value="0.12674474999999999" table:style-name="ce1">
            <text:p>0.12674475</text:p>
          </table:table-cell>
          <table:table-cell office:value-type="float" office:value="0.12392819999999999" table:style-name="ce1">
            <text:p>0.1239282</text:p>
          </table:table-cell>
          <table:table-cell office:value-type="float" office:value="0.128025" table:style-name="ce1">
            <text:p>0.128025</text:p>
          </table:table-cell>
          <table:table-cell office:value-type="float" office:value="0.14082749999999999" table:style-name="ce1">
            <text:p>0.1408275</text:p>
          </table:table-cell>
          <table:table-cell office:value-type="float" office:value="0.15106949999999997" table:style-name="ce1">
            <text:p>0.1510695</text:p>
          </table:table-cell>
          <table:table-cell office:value-type="float" office:value="0.15362999999999999" table:style-name="ce1">
            <text:p>0.15363</text:p>
          </table:table-cell>
          <table:table-cell office:value-type="float" office:value="0.14978924999999998" table:style-name="ce1">
            <text:p>0.14978925</text:p>
          </table:table-cell>
          <table:table-cell office:value-type="float" office:value="0.13442625" table:style-name="ce1">
            <text:p>0.13442625</text:p>
          </table:table-cell>
          <table:table-cell office:value-type="float" office:value="0.11522249999999999" table:style-name="ce1">
            <text:p>0.1152225</text:p>
          </table:table-cell>
          <table:table-cell office:value-type="float" office:value="9.8579250000000007E-2" table:style-name="ce1">
            <text:p>0.09857925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0306025000000004E-2" table:formula="of:=0.5775*[.U49]" table:style-name="ce1">
            <text:p>0.050306025</text:p>
          </table:table-cell>
          <table:table-cell office:value-type="float" office:value="4.9507516666666675E-2" table:style-name="ce1">
            <text:p>0.049507517</text:p>
          </table:table-cell>
          <table:table-cell office:value-type="float" office:value="4.7910500000000009E-2" table:style-name="ce1">
            <text:p>0.0479105</text:p>
          </table:table-cell>
          <table:table-cell office:value-type="float" office:value="4.6313483333333336E-2" table:style-name="ce1">
            <text:p>0.046313483</text:p>
          </table:table-cell>
          <table:table-cell office:value-type="float" office:value="4.7111991666666672E-2" table:style-name="ce1">
            <text:p>0.047111992</text:p>
          </table:table-cell>
          <table:table-cell office:value-type="float" office:value="5.190304166666667E-2" table:style-name="ce1">
            <text:p>0.051903042</text:p>
          </table:table-cell>
          <table:table-cell office:value-type="float" office:value="5.7492600000000005E-2" table:style-name="ce1">
            <text:p>0.0574926</text:p>
          </table:table-cell>
          <table:table-cell office:value-type="float" office:value="6.7873208333333337E-2" table:style-name="ce1">
            <text:p>0.067873208</text:p>
          </table:table-cell>
          <table:table-cell office:value-type="float" office:value="7.5858291666666675E-2" table:style-name="ce1">
            <text:p>0.075858292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7.9052325000000007E-2" table:style-name="ce1">
            <text:p>0.079052325</text:p>
          </table:table-cell>
          <table:table-cell office:value-type="float" office:value="7.4261275000000015E-2" table:style-name="ce1">
            <text:p>0.074261275</text:p>
          </table:table-cell>
          <table:table-cell office:value-type="float" office:value="7.3462766666666679E-2" table:style-name="ce1">
            <text:p>0.073462767</text:p>
          </table:table-cell>
          <table:table-cell office:value-type="float" office:value="7.1865750000000006E-2" table:style-name="ce1">
            <text:p>0.07186575</text:p>
          </table:table-cell>
          <table:table-cell office:value-type="float" office:value="7.0268733333333333E-2" table:style-name="ce1">
            <text:p>0.070268733</text:p>
          </table:table-cell>
          <table:table-cell office:value-type="float" office:value="7.2591666666666679E-2" table:style-name="ce1">
            <text:p>0.072591667</text:p>
          </table:table-cell>
          <table:table-cell office:value-type="float" office:value="7.9850833333333343E-2" table:style-name="ce1">
            <text:p>0.079850833</text:p>
          </table:table-cell>
          <table:table-cell office:value-type="float" office:value="8.565816666666666E-2" table:style-name="ce1">
            <text:p>0.085658167</text:p>
          </table:table-cell>
          <table:table-cell office:value-type="float" office:value="8.7110000000000007E-2" table:style-name="ce1">
            <text:p>0.08711</text:p>
          </table:table-cell>
          <table:table-cell office:value-type="float" office:value="8.4932250000000001E-2" table:style-name="ce1">
            <text:p>0.08493225</text:p>
          </table:table-cell>
          <table:table-cell office:value-type="float" office:value="7.6221250000000004E-2" table:style-name="ce1">
            <text:p>0.07622125</text:p>
          </table:table-cell>
          <table:table-cell office:value-type="float" office:value="6.5332500000000002E-2" table:style-name="ce1">
            <text:p>0.0653325</text:p>
          </table:table-cell>
          <table:table-cell office:value-type="float" office:value="5.5895583333333346E-2" table:style-name="ce1">
            <text:p>0.055895583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.120680175" table:formula="of:=0.5775*[.U50]" table:style-name="ce1">
            <text:p>0.120680175</text:p>
          </table:table-cell>
          <table:table-cell office:value-type="float" office:value="0.11876461666666667" table:style-name="ce1">
            <text:p>0.118764617</text:p>
          </table:table-cell>
          <table:table-cell office:value-type="float" office:value="0.11493350000000001" table:style-name="ce1">
            <text:p>0.1149335</text:p>
          </table:table-cell>
          <table:table-cell office:value-type="float" office:value="0.11110238333333332" table:style-name="ce1">
            <text:p>0.111102383</text:p>
          </table:table-cell>
          <table:table-cell office:value-type="float" office:value="0.11301794166666668" table:style-name="ce1">
            <text:p>0.113017942</text:p>
          </table:table-cell>
          <table:table-cell office:value-type="float" office:value="0.12451129166666666" table:style-name="ce1">
            <text:p>0.124511292</text:p>
          </table:table-cell>
          <table:table-cell office:value-type="float" office:value="0.13792019999999999" table:style-name="ce1">
            <text:p>0.1379202</text:p>
          </table:table-cell>
          <table:table-cell office:value-type="float" office:value="0.16282245833333334" table:style-name="ce1">
            <text:p>0.162822458</text:p>
          </table:table-cell>
          <table:table-cell office:value-type="float" office:value="0.18197804166666667" table:style-name="ce1">
            <text:p>0.181978042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189640275" table:style-name="ce1">
            <text:p>0.189640275</text:p>
          </table:table-cell>
          <table:table-cell office:value-type="float" office:value="0.17814692500000001" table:style-name="ce1">
            <text:p>0.178146925</text:p>
          </table:table-cell>
          <table:table-cell office:value-type="float" office:value="0.17623136666666667" table:style-name="ce1">
            <text:p>0.176231367</text:p>
          </table:table-cell>
          <table:table-cell office:value-type="float" office:value="0.17240024999999998" table:style-name="ce1">
            <text:p>0.17240025</text:p>
          </table:table-cell>
          <table:table-cell office:value-type="float" office:value="0.16856913333333332" table:style-name="ce1">
            <text:p>0.168569133</text:p>
          </table:table-cell>
          <table:table-cell office:value-type="float" office:value="0.17414166666666667" table:style-name="ce1">
            <text:p>0.174141667</text:p>
          </table:table-cell>
          <table:table-cell office:value-type="float" office:value="0.19155583333333331" table:style-name="ce1">
            <text:p>0.191555833</text:p>
          </table:table-cell>
          <table:table-cell office:value-type="float" office:value="0.20548716666666661" table:style-name="ce1">
            <text:p>0.205487167</text:p>
          </table:table-cell>
          <table:table-cell office:value-type="float" office:value="0.20896999999999999" table:style-name="ce1">
            <text:p>0.20897</text:p>
          </table:table-cell>
          <table:table-cell office:value-type="float" office:value="0.20374574999999998" table:style-name="ce1">
            <text:p>0.20374575</text:p>
          </table:table-cell>
          <table:table-cell office:value-type="float" office:value="0.18284875" table:style-name="ce1">
            <text:p>0.18284875</text:p>
          </table:table-cell>
          <table:table-cell office:value-type="float" office:value="0.15672749999999999" table:style-name="ce1">
            <text:p>0.1567275</text:p>
          </table:table-cell>
          <table:table-cell office:value-type="float" office:value="0.13408908333333333" table:style-name="ce1">
            <text:p>0.13408908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4181050000000001E-2" table:formula="of:=0.5775*[.U51]" table:style-name="ce1">
            <text:p>0.05418105</text:p>
          </table:table-cell>
          <table:table-cell office:value-type="float" office:value="5.3321033333333337E-2" table:style-name="ce1">
            <text:p>0.053321033</text:p>
          </table:table-cell>
          <table:table-cell office:value-type="float" office:value="5.1601000000000008E-2" table:style-name="ce1">
            <text:p>0.051601</text:p>
          </table:table-cell>
          <table:table-cell office:value-type="float" office:value="4.9880966666666665E-2" table:style-name="ce1">
            <text:p>0.049880967</text:p>
          </table:table-cell>
          <table:table-cell office:value-type="float" office:value="5.0740983333333337E-2" table:style-name="ce1">
            <text:p>0.050740983</text:p>
          </table:table-cell>
          <table:table-cell office:value-type="float" office:value="5.590108333333333E-2" table:style-name="ce1">
            <text:p>0.055901083</text:p>
          </table:table-cell>
          <table:table-cell office:value-type="float" office:value="6.1921200000000003E-2" table:style-name="ce1">
            <text:p>0.0619212</text:p>
          </table:table-cell>
          <table:table-cell office:value-type="float" office:value="7.3101416666666669E-2" table:style-name="ce1">
            <text:p>0.073101417</text:p>
          </table:table-cell>
          <table:table-cell office:value-type="float" office:value="8.1701583333333341E-2" table:style-name="ce1">
            <text:p>0.081701583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8.5141649999999999E-2" table:style-name="ce1">
            <text:p>0.08514165</text:p>
          </table:table-cell>
          <table:table-cell office:value-type="float" office:value="7.9981549999999998E-2" table:style-name="ce1">
            <text:p>0.07998155</text:p>
          </table:table-cell>
          <table:table-cell office:value-type="float" office:value="7.9121533333333341E-2" table:style-name="ce1">
            <text:p>0.079121533</text:p>
          </table:table-cell>
          <table:table-cell office:value-type="float" office:value="7.7401499999999998E-2" table:style-name="ce1">
            <text:p>0.0774015</text:p>
          </table:table-cell>
          <table:table-cell office:value-type="float" office:value="7.5681466666666669E-2" table:style-name="ce1">
            <text:p>0.075681467</text:p>
          </table:table-cell>
          <table:table-cell office:value-type="float" office:value="7.8183333333333341E-2" table:style-name="ce1">
            <text:p>0.078183333</text:p>
          </table:table-cell>
          <table:table-cell office:value-type="float" office:value="8.6001666666666671E-2" table:style-name="ce1">
            <text:p>0.086001667</text:p>
          </table:table-cell>
          <table:table-cell office:value-type="float" office:value="9.2256333333333315E-2" table:style-name="ce1">
            <text:p>0.092256333</text:p>
          </table:table-cell>
          <table:table-cell office:value-type="float" office:value="9.3820000000000001E-2" table:style-name="ce1">
            <text:p>0.09382</text:p>
          </table:table-cell>
          <table:table-cell office:value-type="float" office:value="9.14745E-2" table:style-name="ce1">
            <text:p>0.0914745</text:p>
          </table:table-cell>
          <table:table-cell office:value-type="float" office:value="8.2092499999999999E-2" table:style-name="ce1">
            <text:p>0.0820925</text:p>
          </table:table-cell>
          <table:table-cell office:value-type="float" office:value="7.0364999999999997E-2" table:style-name="ce1">
            <text:p>0.070365</text:p>
          </table:table-cell>
          <table:table-cell office:value-type="float" office:value="6.0201166666666674E-2" table:style-name="ce1">
            <text:p>0.06020116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8558500000000001E-3" table:formula="of:=0.5775*[.U52]" table:style-name="ce1">
            <text:p>0.00585585</text:p>
          </table:table-cell>
          <table:table-cell office:value-type="float" office:value="5.7629000000000005E-3" table:style-name="ce1">
            <text:p>0.0057629</text:p>
          </table:table-cell>
          <table:table-cell office:value-type="float" office:value="5.5770000000000004E-3" table:style-name="ce1">
            <text:p>0.005577</text:p>
          </table:table-cell>
          <table:table-cell office:value-type="float" office:value="5.3910999999999994E-3" table:style-name="ce1">
            <text:p>0.0053911</text:p>
          </table:table-cell>
          <table:table-cell office:value-type="float" office:value="5.4840500000000007E-3" table:style-name="ce1">
            <text:p>0.00548405</text:p>
          </table:table-cell>
          <table:table-cell office:value-type="float" office:value="6.0417499999999994E-3" table:style-name="ce1">
            <text:p>0.00604175</text:p>
          </table:table-cell>
          <table:table-cell office:value-type="float" office:value="6.6924000000000003E-3" table:style-name="ce1">
            <text:p>0.0066924</text:p>
          </table:table-cell>
          <table:table-cell office:value-type="float" office:value="7.9007499999999998E-3" table:style-name="ce1">
            <text:p>0.00790075</text:p>
          </table:table-cell>
          <table:table-cell office:value-type="float" office:value="8.8302499999999996E-3" table:style-name="ce1">
            <text:p>0.0088302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2020499999999998E-3" table:style-name="ce1">
            <text:p>0.00920205</text:p>
          </table:table-cell>
          <table:table-cell office:value-type="float" office:value="8.6443500000000003E-3" table:style-name="ce1">
            <text:p>0.00864435</text:p>
          </table:table-cell>
          <table:table-cell office:value-type="float" office:value="8.5514000000000007E-3" table:style-name="ce1">
            <text:p>0.0085514</text:p>
          </table:table-cell>
          <table:table-cell office:value-type="float" office:value="8.3654999999999997E-3" table:style-name="ce1">
            <text:p>0.0083655</text:p>
          </table:table-cell>
          <table:table-cell office:value-type="float" office:value="8.1795999999999987E-3" table:style-name="ce1">
            <text:p>0.0081796</text:p>
          </table:table-cell>
          <table:table-cell office:value-type="float" office:value="8.4500000000000009E-3" table:style-name="ce1">
            <text:p>0.00845</text:p>
          </table:table-cell>
          <table:table-cell office:value-type="float" office:value="9.2949999999999994E-3" table:style-name="ce1">
            <text:p>0.009295</text:p>
          </table:table-cell>
          <table:table-cell office:value-type="float" office:value="9.9709999999999972E-3" table:style-name="ce1">
            <text:p>0.009971</text:p>
          </table:table-cell>
          <table:table-cell office:value-type="float" office:value="1.014E-2" table:style-name="ce1">
            <text:p>0.01014</text:p>
          </table:table-cell>
          <table:table-cell office:value-type="float" office:value="9.8864999999999995E-3" table:style-name="ce1">
            <text:p>0.0098865</text:p>
          </table:table-cell>
          <table:table-cell office:value-type="float" office:value="8.8725000000000002E-3" table:style-name="ce1">
            <text:p>0.0088725</text:p>
          </table:table-cell>
          <table:table-cell office:value-type="float" office:value="7.6049999999999998E-3" table:style-name="ce1">
            <text:p>0.007605</text:p>
          </table:table-cell>
          <table:table-cell office:value-type="float" office:value="6.5065000000000001E-3" table:style-name="ce1">
            <text:p>0.0065065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6121450000000003E-2" table:formula="of:=0.5775*[.U53]" table:style-name="ce1">
            <text:p>0.05612145</text:p>
          </table:table-cell>
          <table:table-cell office:value-type="float" office:value="5.5230633333333334E-2" table:style-name="ce1">
            <text:p>0.055230633</text:p>
          </table:table-cell>
          <table:table-cell office:value-type="float" office:value="5.3449000000000003E-2" table:style-name="ce1">
            <text:p>0.053449</text:p>
          </table:table-cell>
          <table:table-cell office:value-type="float" office:value="5.1667366666666666E-2" table:style-name="ce1">
            <text:p>0.051667367</text:p>
          </table:table-cell>
          <table:table-cell office:value-type="float" office:value="5.2558183333333341E-2" table:style-name="ce1">
            <text:p>0.052558183</text:p>
          </table:table-cell>
          <table:table-cell office:value-type="float" office:value="5.7903083333333334E-2" table:style-name="ce1">
            <text:p>0.057903083</text:p>
          </table:table-cell>
          <table:table-cell office:value-type="float" office:value="6.413880000000001E-2" table:style-name="ce1">
            <text:p>0.0641388</text:p>
          </table:table-cell>
          <table:table-cell office:value-type="float" office:value="7.5719416666666664E-2" table:style-name="ce1">
            <text:p>0.075719417</text:p>
          </table:table-cell>
          <table:table-cell office:value-type="float" office:value="8.4627583333333339E-2" table:style-name="ce1">
            <text:p>0.084627583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8.8190850000000001E-2" table:style-name="ce1">
            <text:p>0.08819085</text:p>
          </table:table-cell>
          <table:table-cell office:value-type="float" office:value="8.2845950000000002E-2" table:style-name="ce1">
            <text:p>0.08284595</text:p>
          </table:table-cell>
          <table:table-cell office:value-type="float" office:value="8.1955133333333346E-2" table:style-name="ce1">
            <text:p>0.081955133</text:p>
          </table:table-cell>
          <table:table-cell office:value-type="float" office:value="8.0173499999999995E-2" table:style-name="ce1">
            <text:p>0.0801735</text:p>
          </table:table-cell>
          <table:table-cell office:value-type="float" office:value="7.8391866666666671E-2" table:style-name="ce1">
            <text:p>0.078391867</text:p>
          </table:table-cell>
          <table:table-cell office:value-type="float" office:value="8.0983333333333338E-2" table:style-name="ce1">
            <text:p>0.080983333</text:p>
          </table:table-cell>
          <table:table-cell office:value-type="float" office:value="8.908166666666667E-2" table:style-name="ce1">
            <text:p>0.089081667</text:p>
          </table:table-cell>
          <table:table-cell office:value-type="float" office:value="9.5560333333333317E-2" table:style-name="ce1">
            <text:p>0.095560333</text:p>
          </table:table-cell>
          <table:table-cell office:value-type="float" office:value="9.7180000000000002E-2" table:style-name="ce1">
            <text:p>0.09718</text:p>
          </table:table-cell>
          <table:table-cell office:value-type="float" office:value="9.4750500000000001E-2" table:style-name="ce1">
            <text:p>0.0947505</text:p>
          </table:table-cell>
          <table:table-cell office:value-type="float" office:value="8.5032499999999997E-2" table:style-name="ce1">
            <text:p>0.0850325</text:p>
          </table:table-cell>
          <table:table-cell office:value-type="float" office:value="7.2885000000000005E-2" table:style-name="ce1">
            <text:p>0.072885</text:p>
          </table:table-cell>
          <table:table-cell office:value-type="float" office:value="6.2357166666666672E-2" table:style-name="ce1">
            <text:p>0.06235716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1248524999999999E-2" table:formula="of:=0.5775*[.U54]" table:style-name="ce1">
            <text:p>0.031248525</text:p>
          </table:table-cell>
          <table:table-cell office:value-type="float" office:value="3.0752516666666667E-2" table:style-name="ce1">
            <text:p>0.030752517</text:p>
          </table:table-cell>
          <table:table-cell office:value-type="float" office:value="2.9760500000000002E-2" table:style-name="ce1">
            <text:p>0.0297605</text:p>
          </table:table-cell>
          <table:table-cell office:value-type="float" office:value="2.8768483333333331E-2" table:style-name="ce1">
            <text:p>0.028768483</text:p>
          </table:table-cell>
          <table:table-cell office:value-type="float" office:value="2.926449166666667E-2" table:style-name="ce1">
            <text:p>0.029264492</text:p>
          </table:table-cell>
          <table:table-cell office:value-type="float" office:value="3.2240541666666664E-2" table:style-name="ce1">
            <text:p>0.032240542</text:p>
          </table:table-cell>
          <table:table-cell office:value-type="float" office:value="3.5712600000000004E-2" table:style-name="ce1">
            <text:p>0.0357126</text:p>
          </table:table-cell>
          <table:table-cell office:value-type="float" office:value="4.2160708333333331E-2" table:style-name="ce1">
            <text:p>0.042160708</text:p>
          </table:table-cell>
          <table:table-cell office:value-type="float" office:value="4.7120791666666668E-2" table:style-name="ce1">
            <text:p>0.047120792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4.9104824999999998E-2" table:style-name="ce1">
            <text:p>0.049104825</text:p>
          </table:table-cell>
          <table:table-cell office:value-type="float" office:value="4.6128775000000004E-2" table:style-name="ce1">
            <text:p>0.046128775</text:p>
          </table:table-cell>
          <table:table-cell office:value-type="float" office:value="4.5632766666666665E-2" table:style-name="ce1">
            <text:p>0.045632767</text:p>
          </table:table-cell>
          <table:table-cell office:value-type="float" office:value="4.4640749999999993E-2" table:style-name="ce1">
            <text:p>0.04464075</text:p>
          </table:table-cell>
          <table:table-cell office:value-type="float" office:value="4.3648733333333328E-2" table:style-name="ce1">
            <text:p>0.043648733</text:p>
          </table:table-cell>
          <table:table-cell office:value-type="float" office:value="4.5091666666666669E-2" table:style-name="ce1">
            <text:p>0.045091667</text:p>
          </table:table-cell>
          <table:table-cell office:value-type="float" office:value="4.960083333333333E-2" table:style-name="ce1">
            <text:p>0.049600833</text:p>
          </table:table-cell>
          <table:table-cell office:value-type="float" office:value="5.3208166666666654E-2" table:style-name="ce1">
            <text:p>0.053208167</text:p>
          </table:table-cell>
          <table:table-cell office:value-type="float" office:value="5.4109999999999998E-2" table:style-name="ce1">
            <text:p>0.05411</text:p>
          </table:table-cell>
          <table:table-cell office:value-type="float" office:value="5.2757249999999999E-2" table:style-name="ce1">
            <text:p>0.05275725</text:p>
          </table:table-cell>
          <table:table-cell office:value-type="float" office:value="4.7346249999999999E-2" table:style-name="ce1">
            <text:p>0.04734625</text:p>
          </table:table-cell>
          <table:table-cell office:value-type="float" office:value="4.0582500000000001E-2" table:style-name="ce1">
            <text:p>0.0405825</text:p>
          </table:table-cell>
          <table:table-cell office:value-type="float" office:value="3.4720583333333332E-2" table:style-name="ce1">
            <text:p>0.03472058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0891649999999999E-2" table:formula="of:=0.5775*[.U55]" table:style-name="ce1">
            <text:p>0.01089165</text:p>
          </table:table-cell>
          <table:table-cell office:value-type="float" office:value="1.0718766666666666E-2" table:style-name="ce1">
            <text:p>0.010718767</text:p>
          </table:table-cell>
          <table:table-cell office:value-type="float" office:value="1.0373E-2" table:style-name="ce1">
            <text:p>0.010373</text:p>
          </table:table-cell>
          <table:table-cell office:value-type="float" office:value="1.0027233333333331E-2" table:style-name="ce1">
            <text:p>0.010027233</text:p>
          </table:table-cell>
          <table:table-cell office:value-type="float" office:value="1.0200116666666667E-2" table:style-name="ce1">
            <text:p>0.010200117</text:p>
          </table:table-cell>
          <table:table-cell office:value-type="float" office:value="1.1237416666666665E-2" table:style-name="ce1">
            <text:p>0.011237417</text:p>
          </table:table-cell>
          <table:table-cell office:value-type="float" office:value="1.24476E-2" table:style-name="ce1">
            <text:p>0.0124476</text:p>
          </table:table-cell>
          <table:table-cell office:value-type="float" office:value="1.4695083333333333E-2" table:style-name="ce1">
            <text:p>0.014695083</text:p>
          </table:table-cell>
          <table:table-cell office:value-type="float" office:value="1.6423916666666667E-2" table:style-name="ce1">
            <text:p>0.016423917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7115449999999997E-2" table:style-name="ce1">
            <text:p>0.01711545</text:p>
          </table:table-cell>
          <table:table-cell office:value-type="float" office:value="1.6078149999999999E-2" table:style-name="ce1">
            <text:p>0.01607815</text:p>
          </table:table-cell>
          <table:table-cell office:value-type="float" office:value="1.5905266666666668E-2" table:style-name="ce1">
            <text:p>0.015905267</text:p>
          </table:table-cell>
          <table:table-cell office:value-type="float" office:value="1.5559499999999997E-2" table:style-name="ce1">
            <text:p>0.0155595</text:p>
          </table:table-cell>
          <table:table-cell office:value-type="float" office:value="1.5213733333333332E-2" table:style-name="ce1">
            <text:p>0.015213733</text:p>
          </table:table-cell>
          <table:table-cell office:value-type="float" office:value="1.5716666666666667E-2" table:style-name="ce1">
            <text:p>0.015716667</text:p>
          </table:table-cell>
          <table:table-cell office:value-type="float" office:value="1.7288333333333333E-2" table:style-name="ce1">
            <text:p>0.017288333</text:p>
          </table:table-cell>
          <table:table-cell office:value-type="float" office:value="1.8545666666666662E-2" table:style-name="ce1">
            <text:p>0.018545667</text:p>
          </table:table-cell>
          <table:table-cell office:value-type="float" office:value="1.8859999999999998E-2" table:style-name="ce1">
            <text:p>0.01886</text:p>
          </table:table-cell>
          <table:table-cell office:value-type="float" office:value="1.8388499999999999E-2" table:style-name="ce1">
            <text:p>0.0183885</text:p>
          </table:table-cell>
          <table:table-cell office:value-type="float" office:value="1.65025E-2" table:style-name="ce1">
            <text:p>0.0165025</text:p>
          </table:table-cell>
          <table:table-cell office:value-type="float" office:value="1.4144999999999998E-2" table:style-name="ce1">
            <text:p>0.014145</text:p>
          </table:table-cell>
          <table:table-cell office:value-type="float" office:value="1.2101833333333332E-2" table:style-name="ce1">
            <text:p>0.01210183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3199299999999998E-2" table:formula="of:=0.5775*[.U56]" table:style-name="ce1">
            <text:p>0.0531993</text:p>
          </table:table-cell>
          <table:table-cell office:value-type="float" office:value="5.2354866666666666E-2" table:style-name="ce1">
            <text:p>0.052354867</text:p>
          </table:table-cell>
          <table:table-cell office:value-type="float" office:value="5.0666000000000003E-2" table:style-name="ce1">
            <text:p>0.050666</text:p>
          </table:table-cell>
          <table:table-cell office:value-type="float" office:value="4.8977133333333325E-2" table:style-name="ce1">
            <text:p>0.048977133</text:p>
          </table:table-cell>
          <table:table-cell office:value-type="float" office:value="4.9821566666666671E-2" table:style-name="ce1">
            <text:p>0.049821567</text:p>
          </table:table-cell>
          <table:table-cell office:value-type="float" office:value="5.4888166666666661E-2" table:style-name="ce1">
            <text:p>0.054888167</text:p>
          </table:table-cell>
          <table:table-cell office:value-type="float" office:value="6.0799199999999998E-2" table:style-name="ce1">
            <text:p>0.0607992</text:p>
          </table:table-cell>
          <table:table-cell office:value-type="float" office:value="7.1776833333333331E-2" table:style-name="ce1">
            <text:p>0.071776833</text:p>
          </table:table-cell>
          <table:table-cell office:value-type="float" office:value="8.0221166666666663E-2" table:style-name="ce1">
            <text:p>0.080221167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8.359889999999999E-2" table:style-name="ce1">
            <text:p>0.0835989</text:p>
          </table:table-cell>
          <table:table-cell office:value-type="float" office:value="7.8532299999999999E-2" table:style-name="ce1">
            <text:p>0.0785323</text:p>
          </table:table-cell>
          <table:table-cell office:value-type="float" office:value="7.7687866666666661E-2" table:style-name="ce1">
            <text:p>0.077687867</text:p>
          </table:table-cell>
          <table:table-cell office:value-type="float" office:value="7.5998999999999997E-2" table:style-name="ce1">
            <text:p>0.075999</text:p>
          </table:table-cell>
          <table:table-cell office:value-type="float" office:value="7.431013333333332E-2" table:style-name="ce1">
            <text:p>0.074310133</text:p>
          </table:table-cell>
          <table:table-cell office:value-type="float" office:value="7.6766666666666664E-2" table:style-name="ce1">
            <text:p>0.076766667</text:p>
          </table:table-cell>
          <table:table-cell office:value-type="float" office:value="8.4443333333333329E-2" table:style-name="ce1">
            <text:p>0.084443333</text:p>
          </table:table-cell>
          <table:table-cell office:value-type="float" office:value="9.0584666666666647E-2" table:style-name="ce1">
            <text:p>0.090584667</text:p>
          </table:table-cell>
          <table:table-cell office:value-type="float" office:value="9.2119999999999994E-2" table:style-name="ce1">
            <text:p>0.09212</text:p>
          </table:table-cell>
          <table:table-cell office:value-type="float" office:value="8.9816999999999994E-2" table:style-name="ce1">
            <text:p>0.089817</text:p>
          </table:table-cell>
          <table:table-cell office:value-type="float" office:value="8.0604999999999996E-2" table:style-name="ce1">
            <text:p>0.080605</text:p>
          </table:table-cell>
          <table:table-cell office:value-type="float" office:value="6.9089999999999999E-2" table:style-name="ce1">
            <text:p>0.06909</text:p>
          </table:table-cell>
          <table:table-cell office:value-type="float" office:value="5.9110333333333334E-2" table:style-name="ce1">
            <text:p>0.059110333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6843325E-2" table:formula="of:=0.5775*[.U57]" table:style-name="ce1">
            <text:p>0.056843325</text:p>
          </table:table-cell>
          <table:table-cell office:value-type="float" office:value="5.5941050000000006E-2" table:style-name="ce1">
            <text:p>0.05594105</text:p>
          </table:table-cell>
          <table:table-cell office:value-type="float" office:value="5.4136500000000004E-2" table:style-name="ce1">
            <text:p>0.0541365</text:p>
          </table:table-cell>
          <table:table-cell office:value-type="float" office:value="5.2331949999999995E-2" table:style-name="ce1">
            <text:p>0.05233195</text:p>
          </table:table-cell>
          <table:table-cell office:value-type="float" office:value="5.323422500000001E-2" table:style-name="ce1">
            <text:p>0.053234225</text:p>
          </table:table-cell>
          <table:table-cell office:value-type="float" office:value="5.8647875000000002E-2" table:style-name="ce1">
            <text:p>0.058647875</text:p>
          </table:table-cell>
          <table:table-cell office:value-type="float" office:value="6.4963800000000002E-2" table:style-name="ce1">
            <text:p>0.0649638</text:p>
          </table:table-cell>
          <table:table-cell office:value-type="float" office:value="7.6693375000000008E-2" table:style-name="ce1">
            <text:p>0.076693375</text:p>
          </table:table-cell>
          <table:table-cell office:value-type="float" office:value="8.5716125000000004E-2" table:style-name="ce1">
            <text:p>0.08571612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8.9325224999999994E-2" table:style-name="ce1">
            <text:p>0.089325225</text:p>
          </table:table-cell>
          <table:table-cell office:value-type="float" office:value="8.3911575000000002E-2" table:style-name="ce1">
            <text:p>0.083911575</text:p>
          </table:table-cell>
          <table:table-cell office:value-type="float" office:value="8.3009300000000008E-2" table:style-name="ce1">
            <text:p>0.0830093</text:p>
          </table:table-cell>
          <table:table-cell office:value-type="float" office:value="8.1204749999999992E-2" table:style-name="ce1">
            <text:p>0.08120475</text:p>
          </table:table-cell>
          <table:table-cell office:value-type="float" office:value="7.9400200000000004E-2" table:style-name="ce1">
            <text:p>0.0794002</text:p>
          </table:table-cell>
          <table:table-cell office:value-type="float" office:value="8.2025000000000001E-2" table:style-name="ce1">
            <text:p>0.082025</text:p>
          </table:table-cell>
          <table:table-cell office:value-type="float" office:value="9.0227500000000002E-2" table:style-name="ce1">
            <text:p>0.0902275</text:p>
          </table:table-cell>
          <table:table-cell office:value-type="float" office:value="9.6789499999999987E-2" table:style-name="ce1">
            <text:p>0.0967895</text:p>
          </table:table-cell>
          <table:table-cell office:value-type="float" office:value="9.8430000000000004E-2" table:style-name="ce1">
            <text:p>0.09843</text:p>
          </table:table-cell>
          <table:table-cell office:value-type="float" office:value="9.5969250000000006E-2" table:style-name="ce1">
            <text:p>0.09596925</text:p>
          </table:table-cell>
          <table:table-cell office:value-type="float" office:value="8.6126250000000001E-2" table:style-name="ce1">
            <text:p>0.08612625</text:p>
          </table:table-cell>
          <table:table-cell office:value-type="float" office:value="7.3822499999999999E-2" table:style-name="ce1">
            <text:p>0.0738225</text:p>
          </table:table-cell>
          <table:table-cell office:value-type="float" office:value="6.3159250000000014E-2" table:style-name="ce1">
            <text:p>0.06315925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3101125000000006E-2" table:formula="of:=0.5775*[.U58]" table:style-name="ce1">
            <text:p>0.053101125</text:p>
          </table:table-cell>
          <table:table-cell office:value-type="float" office:value="5.2258250000000006E-2" table:style-name="ce1">
            <text:p>0.05225825</text:p>
          </table:table-cell>
          <table:table-cell office:value-type="float" office:value="5.0572500000000006E-2" table:style-name="ce1">
            <text:p>0.0505725</text:p>
          </table:table-cell>
          <table:table-cell office:value-type="float" office:value="4.888675E-2" table:style-name="ce1">
            <text:p>0.04888675</text:p>
          </table:table-cell>
          <table:table-cell office:value-type="float" office:value="4.9729625000000006E-2" table:style-name="ce1">
            <text:p>0.049729625</text:p>
          </table:table-cell>
          <table:table-cell office:value-type="float" office:value="5.4786874999999999E-2" table:style-name="ce1">
            <text:p>0.054786875</text:p>
          </table:table-cell>
          <table:table-cell office:value-type="float" office:value="6.0687000000000005E-2" table:style-name="ce1">
            <text:p>0.060687</text:p>
          </table:table-cell>
          <table:table-cell office:value-type="float" office:value="7.164437500000001E-2" table:style-name="ce1">
            <text:p>0.071644375</text:p>
          </table:table-cell>
          <table:table-cell office:value-type="float" office:value="8.0073125000000009E-2" table:style-name="ce1">
            <text:p>0.08007312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8.3444624999999994E-2" table:style-name="ce1">
            <text:p>0.083444625</text:p>
          </table:table-cell>
          <table:table-cell office:value-type="float" office:value="7.8387375000000009E-2" table:style-name="ce1">
            <text:p>0.078387375</text:p>
          </table:table-cell>
          <table:table-cell office:value-type="float" office:value="7.7544500000000002E-2" table:style-name="ce1">
            <text:p>0.0775445</text:p>
          </table:table-cell>
          <table:table-cell office:value-type="float" office:value="7.5858750000000003E-2" table:style-name="ce1">
            <text:p>0.07585875</text:p>
          </table:table-cell>
          <table:table-cell office:value-type="float" office:value="7.4173000000000003E-2" table:style-name="ce1">
            <text:p>0.074173</text:p>
          </table:table-cell>
          <table:table-cell office:value-type="float" office:value="7.6625000000000013E-2" table:style-name="ce1">
            <text:p>0.076625</text:p>
          </table:table-cell>
          <table:table-cell office:value-type="float" office:value="8.4287500000000001E-2" table:style-name="ce1">
            <text:p>0.0842875</text:p>
          </table:table-cell>
          <table:table-cell office:value-type="float" office:value="9.0417499999999984E-2" table:style-name="ce1">
            <text:p>0.0904175</text:p>
          </table:table-cell>
          <table:table-cell office:value-type="float" office:value="9.1950000000000004E-2" table:style-name="ce1">
            <text:p>0.09195</text:p>
          </table:table-cell>
          <table:table-cell office:value-type="float" office:value="8.9651250000000002E-2" table:style-name="ce1">
            <text:p>0.08965125</text:p>
          </table:table-cell>
          <table:table-cell office:value-type="float" office:value="8.0456250000000007E-2" table:style-name="ce1">
            <text:p>0.08045625</text:p>
          </table:table-cell>
          <table:table-cell office:value-type="float" office:value="6.896250000000001E-2" table:style-name="ce1">
            <text:p>0.0689625</text:p>
          </table:table-cell>
          <table:table-cell office:value-type="float" office:value="5.9001250000000005E-2" table:style-name="ce1">
            <text:p>0.05900125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4036674999999992E-2" table:formula="of:=0.5775*[.U59]" table:style-name="ce1">
            <text:p>0.054036675</text:p>
          </table:table-cell>
          <table:table-cell office:value-type="float" office:value="5.3178949999999996E-2" table:style-name="ce1">
            <text:p>0.05317895</text:p>
          </table:table-cell>
          <table:table-cell office:value-type="float" office:value="5.1463499999999995E-2" table:style-name="ce1">
            <text:p>0.0514635</text:p>
          </table:table-cell>
          <table:table-cell office:value-type="float" office:value="4.9748049999999988E-2" table:style-name="ce1">
            <text:p>0.04974805</text:p>
          </table:table-cell>
          <table:table-cell office:value-type="float" office:value="5.0605774999999999E-2" table:style-name="ce1">
            <text:p>0.050605775</text:p>
          </table:table-cell>
          <table:table-cell office:value-type="float" office:value="5.5752124999999993E-2" table:style-name="ce1">
            <text:p>0.055752125</text:p>
          </table:table-cell>
          <table:table-cell office:value-type="float" office:value="6.1756199999999997E-2" table:style-name="ce1">
            <text:p>0.0617562</text:p>
          </table:table-cell>
          <table:table-cell office:value-type="float" office:value="7.2906624999999989E-2" table:style-name="ce1">
            <text:p>0.072906625</text:p>
          </table:table-cell>
          <table:table-cell office:value-type="float" office:value="8.1483874999999983E-2" table:style-name="ce1">
            <text:p>0.08148387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8.4914774999999984E-2" table:style-name="ce1">
            <text:p>0.084914775</text:p>
          </table:table-cell>
          <table:table-cell office:value-type="float" office:value="7.976842499999999E-2" table:style-name="ce1">
            <text:p>0.079768425</text:p>
          </table:table-cell>
          <table:table-cell office:value-type="float" office:value="7.8910699999999986E-2" table:style-name="ce1">
            <text:p>0.0789107</text:p>
          </table:table-cell>
          <table:table-cell office:value-type="float" office:value="7.7195249999999979E-2" table:style-name="ce1">
            <text:p>0.07719525</text:p>
          </table:table-cell>
          <table:table-cell office:value-type="float" office:value="7.5479799999999986E-2" table:style-name="ce1">
            <text:p>0.0754798</text:p>
          </table:table-cell>
          <table:table-cell office:value-type="float" office:value="7.7974999999999989E-2" table:style-name="ce1">
            <text:p>0.077975</text:p>
          </table:table-cell>
          <table:table-cell office:value-type="float" office:value="8.5772499999999988E-2" table:style-name="ce1">
            <text:p>0.0857725</text:p>
          </table:table-cell>
          <table:table-cell office:value-type="float" office:value="9.2010499999999967E-2" table:style-name="ce1">
            <text:p>0.0920105</text:p>
          </table:table-cell>
          <table:table-cell office:value-type="float" office:value="9.3569999999999987E-2" table:style-name="ce1">
            <text:p>0.09357</text:p>
          </table:table-cell>
          <table:table-cell office:value-type="float" office:value="9.1230749999999985E-2" table:style-name="ce1">
            <text:p>0.09123075</text:p>
          </table:table-cell>
          <table:table-cell office:value-type="float" office:value="8.1873749999999995E-2" table:style-name="ce1">
            <text:p>0.08187375</text:p>
          </table:table-cell>
          <table:table-cell office:value-type="float" office:value="7.017749999999999E-2" table:style-name="ce1">
            <text:p>0.0701775</text:p>
          </table:table-cell>
          <table:table-cell office:value-type="float" office:value="6.0040749999999997E-2" table:style-name="ce1">
            <text:p>0.06004075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2023549999999999E-2" table:formula="of:=0.5775*[.U60]" table:style-name="ce1">
            <text:p>0.01202355</text:p>
          </table:table-cell>
          <table:table-cell office:value-type="float" office:value="1.18327E-2" table:style-name="ce1">
            <text:p>0.0118327</text:p>
          </table:table-cell>
          <table:table-cell office:value-type="float" office:value="1.1450999999999999E-2" table:style-name="ce1">
            <text:p>0.011451</text:p>
          </table:table-cell>
          <table:table-cell office:value-type="float" office:value="1.1069299999999999E-2" table:style-name="ce1">
            <text:p>0.0110693</text:p>
          </table:table-cell>
          <table:table-cell office:value-type="float" office:value="1.126015E-2" table:style-name="ce1">
            <text:p>0.01126015</text:p>
          </table:table-cell>
          <table:table-cell office:value-type="float" office:value="1.240525E-2" table:style-name="ce1">
            <text:p>0.01240525</text:p>
          </table:table-cell>
          <table:table-cell office:value-type="float" office:value="1.37412E-2" table:style-name="ce1">
            <text:p>0.0137412</text:p>
          </table:table-cell>
          <table:table-cell office:value-type="float" office:value="1.6222249999999997E-2" table:style-name="ce1">
            <text:p>0.01622225</text:p>
          </table:table-cell>
          <table:table-cell office:value-type="float" office:value="1.8130749999999998E-2" table:style-name="ce1">
            <text:p>0.0181307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1.8894149999999998E-2" table:style-name="ce1">
            <text:p>0.01889415</text:p>
          </table:table-cell>
          <table:table-cell office:value-type="float" office:value="1.7749049999999999E-2" table:style-name="ce1">
            <text:p>0.01774905</text:p>
          </table:table-cell>
          <table:table-cell office:value-type="float" office:value="1.75582E-2" table:style-name="ce1">
            <text:p>0.0175582</text:p>
          </table:table-cell>
          <table:table-cell office:value-type="float" office:value="1.7176499999999997E-2" table:style-name="ce1">
            <text:p>0.0171765</text:p>
          </table:table-cell>
          <table:table-cell office:value-type="float" office:value="1.6794799999999999E-2" table:style-name="ce1">
            <text:p>0.0167948</text:p>
          </table:table-cell>
          <table:table-cell office:value-type="float" office:value="1.7350000000000001E-2" table:style-name="ce1">
            <text:p>0.01735</text:p>
          </table:table-cell>
          <table:table-cell office:value-type="float" office:value="1.9084999999999998E-2" table:style-name="ce1">
            <text:p>0.019085</text:p>
          </table:table-cell>
          <table:table-cell office:value-type="float" office:value="2.0472999999999995E-2" table:style-name="ce1">
            <text:p>0.020473</text:p>
          </table:table-cell>
          <table:table-cell office:value-type="float" office:value="2.0819999999999998E-2" table:style-name="ce1">
            <text:p>0.02082</text:p>
          </table:table-cell>
          <table:table-cell office:value-type="float" office:value="2.0299499999999998E-2" table:style-name="ce1">
            <text:p>0.0202995</text:p>
          </table:table-cell>
          <table:table-cell office:value-type="float" office:value="1.8217499999999998E-2" table:style-name="ce1">
            <text:p>0.0182175</text:p>
          </table:table-cell>
          <table:table-cell office:value-type="float" office:value="1.5614999999999999E-2" table:style-name="ce1">
            <text:p>0.015615</text:p>
          </table:table-cell>
          <table:table-cell office:value-type="float" office:value="1.33595E-2" table:style-name="ce1">
            <text:p>0.0133595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1302800000000001E-2" table:formula="of:=0.5775*[.U61]" table:style-name="ce1">
            <text:p>0.0413028</text:p>
          </table:table-cell>
          <table:table-cell office:value-type="float" office:value="4.0647200000000001E-2" table:style-name="ce1">
            <text:p>0.0406472</text:p>
          </table:table-cell>
          <table:table-cell office:value-type="float" office:value="3.9336000000000003E-2" table:style-name="ce1">
            <text:p>0.039336</text:p>
          </table:table-cell>
          <table:table-cell office:value-type="float" office:value="3.8024799999999997E-2" table:style-name="ce1">
            <text:p>0.0380248</text:p>
          </table:table-cell>
          <table:table-cell office:value-type="float" office:value="3.8680400000000004E-2" table:style-name="ce1">
            <text:p>0.0386804</text:p>
          </table:table-cell>
          <table:table-cell office:value-type="float" office:value="4.2613999999999999E-2" table:style-name="ce1">
            <text:p>0.042614</text:p>
          </table:table-cell>
          <table:table-cell office:value-type="float" office:value="4.7203200000000001E-2" table:style-name="ce1">
            <text:p>0.0472032</text:p>
          </table:table-cell>
          <table:table-cell office:value-type="float" office:value="5.5725999999999998E-2" table:style-name="ce1">
            <text:p>0.055726</text:p>
          </table:table-cell>
          <table:table-cell office:value-type="float" office:value="6.2282000000000004E-2" table:style-name="ce1">
            <text:p>0.062282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6.4904400000000001E-2" table:style-name="ce1">
            <text:p>0.0649044</text:p>
          </table:table-cell>
          <table:table-cell office:value-type="float" office:value="6.0970800000000006E-2" table:style-name="ce1">
            <text:p>0.0609708</text:p>
          </table:table-cell>
          <table:table-cell office:value-type="float" office:value="6.0315200000000006E-2" table:style-name="ce1">
            <text:p>0.0603152</text:p>
          </table:table-cell>
          <table:table-cell office:value-type="float" office:value="5.9003999999999994E-2" table:style-name="ce1">
            <text:p>0.059004</text:p>
          </table:table-cell>
          <table:table-cell office:value-type="float" office:value="5.7692799999999995E-2" table:style-name="ce1">
            <text:p>0.0576928</text:p>
          </table:table-cell>
          <table:table-cell office:value-type="float" office:value="5.96E-2" table:style-name="ce1">
            <text:p>0.0596</text:p>
          </table:table-cell>
          <table:table-cell office:value-type="float" office:value="6.5559999999999993E-2" table:style-name="ce1">
            <text:p>0.06556</text:p>
          </table:table-cell>
          <table:table-cell office:value-type="float" office:value="7.0327999999999988E-2" table:style-name="ce1">
            <text:p>0.070328</text:p>
          </table:table-cell>
          <table:table-cell office:value-type="float" office:value="7.152E-2" table:style-name="ce1">
            <text:p>0.07152</text:p>
          </table:table-cell>
          <table:table-cell office:value-type="float" office:value="6.9732000000000002E-2" table:style-name="ce1">
            <text:p>0.069732</text:p>
          </table:table-cell>
          <table:table-cell office:value-type="float" office:value="6.2579999999999997E-2" table:style-name="ce1">
            <text:p>0.06258</text:p>
          </table:table-cell>
          <table:table-cell office:value-type="float" office:value="5.364E-2" table:style-name="ce1">
            <text:p>0.05364</text:p>
          </table:table-cell>
          <table:table-cell office:value-type="float" office:value="4.5892000000000002E-2" table:style-name="ce1">
            <text:p>0.04589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2272999999999998E-3" table:formula="of:=0.5775*[.U62]" table:style-name="ce1">
            <text:p>0.0042273</text:p>
          </table:table-cell>
          <table:table-cell office:value-type="float" office:value="4.1602000000000002E-3" table:style-name="ce1">
            <text:p>0.0041602</text:p>
          </table:table-cell>
          <table:table-cell office:value-type="float" office:value="4.0260000000000001E-3" table:style-name="ce1">
            <text:p>0.004026</text:p>
          </table:table-cell>
          <table:table-cell office:value-type="float" office:value="3.8917999999999995E-3" table:style-name="ce1">
            <text:p>0.0038918</text:p>
          </table:table-cell>
          <table:table-cell office:value-type="float" office:value="3.9589000000000004E-3" table:style-name="ce1">
            <text:p>0.0039589</text:p>
          </table:table-cell>
          <table:table-cell office:value-type="float" office:value="4.3614999999999999E-3" table:style-name="ce1">
            <text:p>0.0043615</text:p>
          </table:table-cell>
          <table:table-cell office:value-type="float" office:value="4.8311999999999999E-3" table:style-name="ce1">
            <text:p>0.0048312</text:p>
          </table:table-cell>
          <table:table-cell office:value-type="float" office:value="5.7035000000000002E-3" table:style-name="ce1">
            <text:p>0.0057035</text:p>
          </table:table-cell>
          <table:table-cell office:value-type="float" office:value="6.3745E-3" table:style-name="ce1">
            <text:p>0.0063745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6.6429000000000002E-3" table:style-name="ce1">
            <text:p>0.0066429</text:p>
          </table:table-cell>
          <table:table-cell office:value-type="float" office:value="6.2403000000000007E-3" table:style-name="ce1">
            <text:p>0.0062403</text:p>
          </table:table-cell>
          <table:table-cell office:value-type="float" office:value="6.1732000000000002E-3" table:style-name="ce1">
            <text:p>0.0061732</text:p>
          </table:table-cell>
          <table:table-cell office:value-type="float" office:value="6.0390000000000001E-3" table:style-name="ce1">
            <text:p>0.006039</text:p>
          </table:table-cell>
          <table:table-cell office:value-type="float" office:value="5.9048E-3" table:style-name="ce1">
            <text:p>0.0059048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6.7099999999999998E-3" table:style-name="ce1">
            <text:p>0.00671</text:p>
          </table:table-cell>
          <table:table-cell office:value-type="float" office:value="7.1979999999999987E-3" table:style-name="ce1">
            <text:p>0.007198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7.1370000000000001E-3" table:style-name="ce1">
            <text:p>0.007137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6970000000000007E-3" table:style-name="ce1">
            <text:p>0.00469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.9011299999999998E-2" table:formula="of:=0.5775*[.U63]" table:style-name="ce1">
            <text:p>0.0190113</text:p>
          </table:table-cell>
          <table:table-cell office:value-type="float" office:value="1.8709533333333334E-2" table:style-name="ce1">
            <text:p>0.018709533</text:p>
          </table:table-cell>
          <table:table-cell office:value-type="float" office:value="1.8106000000000001E-2" table:style-name="ce1">
            <text:p>0.018106</text:p>
          </table:table-cell>
          <table:table-cell office:value-type="float" office:value="1.7502466666666664E-2" table:style-name="ce1">
            <text:p>0.017502467</text:p>
          </table:table-cell>
          <table:table-cell office:value-type="float" office:value="1.7804233333333332E-2" table:style-name="ce1">
            <text:p>0.017804233</text:p>
          </table:table-cell>
          <table:table-cell office:value-type="float" office:value="1.9614833333333331E-2" table:style-name="ce1">
            <text:p>0.019614833</text:p>
          </table:table-cell>
          <table:table-cell office:value-type="float" office:value="2.1727199999999999E-2" table:style-name="ce1">
            <text:p>0.0217272</text:p>
          </table:table-cell>
          <table:table-cell office:value-type="float" office:value="2.5650166666666665E-2" table:style-name="ce1">
            <text:p>0.025650167</text:p>
          </table:table-cell>
          <table:table-cell office:value-type="float" office:value="2.8667833333333333E-2" table:style-name="ce1">
            <text:p>0.028667833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2.9874899999999996E-2" table:style-name="ce1">
            <text:p>0.0298749</text:p>
          </table:table-cell>
          <table:table-cell office:value-type="float" office:value="2.80643E-2" table:style-name="ce1">
            <text:p>0.0280643</text:p>
          </table:table-cell>
          <table:table-cell office:value-type="float" office:value="2.7762533333333332E-2" table:style-name="ce1">
            <text:p>0.027762533</text:p>
          </table:table-cell>
          <table:table-cell office:value-type="float" office:value="2.7158999999999996E-2" table:style-name="ce1">
            <text:p>0.027159</text:p>
          </table:table-cell>
          <table:table-cell office:value-type="float" office:value="2.6555466666666663E-2" table:style-name="ce1">
            <text:p>0.026555467</text:p>
          </table:table-cell>
          <table:table-cell office:value-type="float" office:value="2.7433333333333334E-2" table:style-name="ce1">
            <text:p>0.027433333</text:p>
          </table:table-cell>
          <table:table-cell office:value-type="float" office:value="3.0176666666666664E-2" table:style-name="ce1">
            <text:p>0.030176667</text:p>
          </table:table-cell>
          <table:table-cell office:value-type="float" office:value="3.2371333333333328E-2" table:style-name="ce1">
            <text:p>0.032371333</text:p>
          </table:table-cell>
          <table:table-cell office:value-type="float" office:value="3.2919999999999998E-2" table:style-name="ce1">
            <text:p>0.03292</text:p>
          </table:table-cell>
          <table:table-cell office:value-type="float" office:value="3.2097000000000001E-2" table:style-name="ce1">
            <text:p>0.032097</text:p>
          </table:table-cell>
          <table:table-cell office:value-type="float" office:value="2.8804999999999997E-2" table:style-name="ce1">
            <text:p>0.028805</text:p>
          </table:table-cell>
          <table:table-cell office:value-type="float" office:value="2.4689999999999997E-2" table:style-name="ce1">
            <text:p>0.02469</text:p>
          </table:table-cell>
          <table:table-cell office:value-type="float" office:value="2.1123666666666666E-2" table:style-name="ce1">
            <text:p>0.021123667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4035549999999999E-2" table:formula="of:=0.5775*[.U64]" table:style-name="ce1">
            <text:p>0.02403555</text:p>
          </table:table-cell>
          <table:table-cell office:value-type="float" office:value="2.3654033333333331E-2" table:style-name="ce1">
            <text:p>0.023654033</text:p>
          </table:table-cell>
          <table:table-cell office:value-type="float" office:value="2.2891000000000002E-2" table:style-name="ce1">
            <text:p>0.022891</text:p>
          </table:table-cell>
          <table:table-cell office:value-type="float" office:value="2.2127966666666662E-2" table:style-name="ce1">
            <text:p>0.022127967</text:p>
          </table:table-cell>
          <table:table-cell office:value-type="float" office:value="2.2509483333333333E-2" table:style-name="ce1">
            <text:p>0.022509483</text:p>
          </table:table-cell>
          <table:table-cell office:value-type="float" office:value="2.4798583333333332E-2" table:style-name="ce1">
            <text:p>0.024798583</text:p>
          </table:table-cell>
          <table:table-cell office:value-type="float" office:value="2.7469199999999999E-2" table:style-name="ce1">
            <text:p>0.0274692</text:p>
          </table:table-cell>
          <table:table-cell office:value-type="float" office:value="3.2428916666666661E-2" table:style-name="ce1">
            <text:p>0.032428917</text:p>
          </table:table-cell>
          <table:table-cell office:value-type="float" office:value="3.624408333333333E-2" table:style-name="ce1">
            <text:p>0.036244083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3.7770149999999995E-2" table:style-name="ce1">
            <text:p>0.03777015</text:p>
          </table:table-cell>
          <table:table-cell office:value-type="float" office:value="3.548105E-2" table:style-name="ce1">
            <text:p>0.03548105</text:p>
          </table:table-cell>
          <table:table-cell office:value-type="float" office:value="3.5099533333333335E-2" table:style-name="ce1">
            <text:p>0.035099533</text:p>
          </table:table-cell>
          <table:table-cell office:value-type="float" office:value="3.4336499999999999E-2" table:style-name="ce1">
            <text:p>0.0343365</text:p>
          </table:table-cell>
          <table:table-cell office:value-type="float" office:value="3.3573466666666663E-2" table:style-name="ce1">
            <text:p>0.033573467</text:p>
          </table:table-cell>
          <table:table-cell office:value-type="float" office:value="3.468333333333333E-2" table:style-name="ce1">
            <text:p>0.034683333</text:p>
          </table:table-cell>
          <table:table-cell office:value-type="float" office:value="3.815166666666666E-2" table:style-name="ce1">
            <text:p>0.038151667</text:p>
          </table:table-cell>
          <table:table-cell office:value-type="float" office:value="4.0926333333333322E-2" table:style-name="ce1">
            <text:p>0.040926333</text:p>
          </table:table-cell>
          <table:table-cell office:value-type="float" office:value="4.1619999999999997E-2" table:style-name="ce1">
            <text:p>0.04162</text:p>
          </table:table-cell>
          <table:table-cell office:value-type="float" office:value="4.0579499999999998E-2" table:style-name="ce1">
            <text:p>0.0405795</text:p>
          </table:table-cell>
          <table:table-cell office:value-type="float" office:value="3.6417499999999998E-2" table:style-name="ce1">
            <text:p>0.0364175</text:p>
          </table:table-cell>
          <table:table-cell office:value-type="float" office:value="3.1215E-2" table:style-name="ce1">
            <text:p>0.031215</text:p>
          </table:table-cell>
          <table:table-cell office:value-type="float" office:value="2.6706166666666666E-2" table:style-name="ce1">
            <text:p>0.02670616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.5889275000000006E-2" table:formula="of:=0.5775*[.U65]" table:style-name="ce1">
            <text:p>0.075889275</text:p>
          </table:table-cell>
          <table:table-cell office:value-type="float" office:value="7.4684683333333335E-2" table:style-name="ce1">
            <text:p>0.074684683</text:p>
          </table:table-cell>
          <table:table-cell office:value-type="float" office:value="7.2275500000000006E-2" table:style-name="ce1">
            <text:p>0.0722755</text:p>
          </table:table-cell>
          <table:table-cell office:value-type="float" office:value="6.9866316666666664E-2" table:style-name="ce1">
            <text:p>0.069866317</text:p>
          </table:table-cell>
          <table:table-cell office:value-type="float" office:value="7.1070908333333335E-2" table:style-name="ce1">
            <text:p>0.071070908</text:p>
          </table:table-cell>
          <table:table-cell office:value-type="float" office:value="7.8298458333333334E-2" table:style-name="ce1">
            <text:p>0.078298458</text:p>
          </table:table-cell>
          <table:table-cell office:value-type="float" office:value="8.6730600000000005E-2" table:style-name="ce1">
            <text:p>0.0867306</text:p>
          </table:table-cell>
          <table:table-cell office:value-type="float" office:value="0.10239029166666666" table:style-name="ce1">
            <text:p>0.102390292</text:p>
          </table:table-cell>
          <table:table-cell office:value-type="float" office:value="0.11443620833333333" table:style-name="ce1">
            <text:p>0.114436208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19254575" table:style-name="ce1">
            <text:p>0.119254575</text:p>
          </table:table-cell>
          <table:table-cell office:value-type="float" office:value="0.112027025" table:style-name="ce1">
            <text:p>0.112027025</text:p>
          </table:table-cell>
          <table:table-cell office:value-type="float" office:value="0.11082243333333335" table:style-name="ce1">
            <text:p>0.110822433</text:p>
          </table:table-cell>
          <table:table-cell office:value-type="float" office:value="0.10841324999999999" table:style-name="ce1">
            <text:p>0.10841325</text:p>
          </table:table-cell>
          <table:table-cell office:value-type="float" office:value="0.10600406666666666" table:style-name="ce1">
            <text:p>0.106004067</text:p>
          </table:table-cell>
          <table:table-cell office:value-type="float" office:value="0.10950833333333333" table:style-name="ce1">
            <text:p>0.109508333</text:p>
          </table:table-cell>
          <table:table-cell office:value-type="float" office:value="0.12045916666666666" table:style-name="ce1">
            <text:p>0.120459167</text:p>
          </table:table-cell>
          <table:table-cell office:value-type="float" office:value="0.12921983333333331" table:style-name="ce1">
            <text:p>0.129219833</text:p>
          </table:table-cell>
          <table:table-cell office:value-type="float" office:value="0.13141" table:style-name="ce1">
            <text:p>0.13141</text:p>
          </table:table-cell>
          <table:table-cell office:value-type="float" office:value="0.12812475000000001" table:style-name="ce1">
            <text:p>0.12812475</text:p>
          </table:table-cell>
          <table:table-cell office:value-type="float" office:value="0.11498375" table:style-name="ce1">
            <text:p>0.11498375</text:p>
          </table:table-cell>
          <table:table-cell office:value-type="float" office:value="9.8557499999999992E-2" table:style-name="ce1">
            <text:p>0.0985575</text:p>
          </table:table-cell>
          <table:table-cell office:value-type="float" office:value="8.4321416666666676E-2" table:style-name="ce1">
            <text:p>0.084321417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7.755825E-3" table:formula="of:=0.5775*[.U66]" table:style-name="ce1">
            <text:p>0.007755825</text:p>
          </table:table-cell>
          <table:table-cell office:value-type="float" office:value="7.6327166666666666E-3" table:style-name="ce1">
            <text:p>0.007632717</text:p>
          </table:table-cell>
          <table:table-cell office:value-type="float" office:value="7.3864999999999998E-3" table:style-name="ce1">
            <text:p>0.0073865</text:p>
          </table:table-cell>
          <table:table-cell office:value-type="float" office:value="7.1402833333333322E-3" table:style-name="ce1">
            <text:p>0.007140283</text:p>
          </table:table-cell>
          <table:table-cell office:value-type="float" office:value="7.2633916666666673E-3" table:style-name="ce1">
            <text:p>0.007263392</text:p>
          </table:table-cell>
          <table:table-cell office:value-type="float" office:value="8.002041666666666E-3" table:style-name="ce1">
            <text:p>0.008002042</text:p>
          </table:table-cell>
          <table:table-cell office:value-type="float" office:value="8.8637999999999998E-3" table:style-name="ce1">
            <text:p>0.0088638</text:p>
          </table:table-cell>
          <table:table-cell office:value-type="float" office:value="1.0464208333333332E-2" table:style-name="ce1">
            <text:p>0.010464208</text:p>
          </table:table-cell>
          <table:table-cell office:value-type="float" office:value="1.1695291666666666E-2" table:style-name="ce1">
            <text:p>0.011695292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2187724999999998E-2" table:style-name="ce1">
            <text:p>0.012187725</text:p>
          </table:table-cell>
          <table:table-cell office:value-type="float" office:value="1.1449075E-2" table:style-name="ce1">
            <text:p>0.011449075</text:p>
          </table:table-cell>
          <table:table-cell office:value-type="float" office:value="1.1325966666666666E-2" table:style-name="ce1">
            <text:p>0.011325967</text:p>
          </table:table-cell>
          <table:table-cell office:value-type="float" office:value="1.1079749999999999E-2" table:style-name="ce1">
            <text:p>0.01107975</text:p>
          </table:table-cell>
          <table:table-cell office:value-type="float" office:value="1.0833533333333333E-2" table:style-name="ce1">
            <text:p>0.010833533</text:p>
          </table:table-cell>
          <table:table-cell office:value-type="float" office:value="1.1191666666666666E-2" table:style-name="ce1">
            <text:p>0.011191667</text:p>
          </table:table-cell>
          <table:table-cell office:value-type="float" office:value="1.2310833333333332E-2" table:style-name="ce1">
            <text:p>0.012310833</text:p>
          </table:table-cell>
          <table:table-cell office:value-type="float" office:value="1.3206166666666663E-2" table:style-name="ce1">
            <text:p>0.013206167</text:p>
          </table:table-cell>
          <table:table-cell office:value-type="float" office:value="1.3429999999999999E-2" table:style-name="ce1">
            <text:p>0.01343</text:p>
          </table:table-cell>
          <table:table-cell office:value-type="float" office:value="1.3094249999999998E-2" table:style-name="ce1">
            <text:p>0.01309425</text:p>
          </table:table-cell>
          <table:table-cell office:value-type="float" office:value="1.175125E-2" table:style-name="ce1">
            <text:p>0.01175125</text:p>
          </table:table-cell>
          <table:table-cell office:value-type="float" office:value="1.00725E-2" table:style-name="ce1">
            <text:p>0.0100725</text:p>
          </table:table-cell>
          <table:table-cell office:value-type="float" office:value="8.617583333333333E-3" table:style-name="ce1">
            <text:p>0.008617583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9.167235E-2" table:formula="of:=0.5775*[.U67]" table:style-name="ce1">
            <text:p>0.09167235</text:p>
          </table:table-cell>
          <table:table-cell office:value-type="float" office:value="9.0217233333333327E-2" table:style-name="ce1">
            <text:p>0.090217233</text:p>
          </table:table-cell>
          <table:table-cell office:value-type="float" office:value="8.730700000000001E-2" table:style-name="ce1">
            <text:p>0.087307</text:p>
          </table:table-cell>
          <table:table-cell office:value-type="float" office:value="8.4396766666666651E-2" table:style-name="ce1">
            <text:p>0.084396767</text:p>
          </table:table-cell>
          <table:table-cell office:value-type="float" office:value="8.5851883333333337E-2" table:style-name="ce1">
            <text:p>0.085851883</text:p>
          </table:table-cell>
          <table:table-cell office:value-type="float" office:value="9.4582583333333331E-2" table:style-name="ce1">
            <text:p>0.094582583</text:p>
          </table:table-cell>
          <table:table-cell office:value-type="float" office:value="0.1047684" table:style-name="ce1">
            <text:p>0.1047684</text:p>
          </table:table-cell>
          <table:table-cell office:value-type="float" office:value="0.12368491666666666" table:style-name="ce1">
            <text:p>0.123684917</text:p>
          </table:table-cell>
          <table:table-cell office:value-type="float" office:value="0.13823608333333334" table:style-name="ce1">
            <text:p>0.138236083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4405654999999998" table:style-name="ce1">
            <text:p>0.14405655</text:p>
          </table:table-cell>
          <table:table-cell office:value-type="float" office:value="0.13532585" table:style-name="ce1">
            <text:p>0.13532585</text:p>
          </table:table-cell>
          <table:table-cell office:value-type="float" office:value="0.13387073333333332" table:style-name="ce1">
            <text:p>0.133870733</text:p>
          </table:table-cell>
          <table:table-cell office:value-type="float" office:value="0.13096049999999998" table:style-name="ce1">
            <text:p>0.1309605</text:p>
          </table:table-cell>
          <table:table-cell office:value-type="float" office:value="0.12805026666666666" table:style-name="ce1">
            <text:p>0.128050267</text:p>
          </table:table-cell>
          <table:table-cell office:value-type="float" office:value="0.13228333333333334" table:style-name="ce1">
            <text:p>0.132283333</text:p>
          </table:table-cell>
          <table:table-cell office:value-type="float" office:value="0.14551166666666665" table:style-name="ce1">
            <text:p>0.145511667</text:p>
          </table:table-cell>
          <table:table-cell office:value-type="float" office:value="0.15609433333333331" table:style-name="ce1">
            <text:p>0.156094333</text:p>
          </table:table-cell>
          <table:table-cell office:value-type="float" office:value="0.15873999999999999" table:style-name="ce1">
            <text:p>0.15874</text:p>
          </table:table-cell>
          <table:table-cell office:value-type="float" office:value="0.15477149999999998" table:style-name="ce1">
            <text:p>0.1547715</text:p>
          </table:table-cell>
          <table:table-cell office:value-type="float" office:value="0.13889750000000001" table:style-name="ce1">
            <text:p>0.1388975</text:p>
          </table:table-cell>
          <table:table-cell office:value-type="float" office:value="0.11905499999999999" table:style-name="ce1">
            <text:p>0.119055</text:p>
          </table:table-cell>
          <table:table-cell office:value-type="float" office:value="0.10185816666666667" table:style-name="ce1">
            <text:p>0.101858167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6528049999999999E-2" table:formula="of:=0.5775*[.U68]" table:style-name="ce1">
            <text:p>0.01652805</text:p>
          </table:table-cell>
          <table:table-cell office:value-type="float" office:value="1.6265700000000001E-2" table:style-name="ce1">
            <text:p>0.0162657</text:p>
          </table:table-cell>
          <table:table-cell office:value-type="float" office:value="1.5741000000000002E-2" table:style-name="ce1">
            <text:p>0.015741</text:p>
          </table:table-cell>
          <table:table-cell office:value-type="float" office:value="1.5216299999999999E-2" table:style-name="ce1">
            <text:p>0.0152163</text:p>
          </table:table-cell>
          <table:table-cell office:value-type="float" office:value="1.5478650000000002E-2" table:style-name="ce1">
            <text:p>0.01547865</text:p>
          </table:table-cell>
          <table:table-cell office:value-type="float" office:value="1.7052749999999998E-2" table:style-name="ce1">
            <text:p>0.01705275</text:p>
          </table:table-cell>
          <table:table-cell office:value-type="float" office:value="1.8889200000000002E-2" table:style-name="ce1">
            <text:p>0.0188892</text:p>
          </table:table-cell>
          <table:table-cell office:value-type="float" office:value="2.229975E-2" table:style-name="ce1">
            <text:p>0.02229975</text:p>
          </table:table-cell>
          <table:table-cell office:value-type="float" office:value="2.4923250000000001E-2" table:style-name="ce1">
            <text:p>0.0249232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597265E-2" table:style-name="ce1">
            <text:p>0.02597265</text:p>
          </table:table-cell>
          <table:table-cell office:value-type="float" office:value="2.4398550000000001E-2" table:style-name="ce1">
            <text:p>0.02439855</text:p>
          </table:table-cell>
          <table:table-cell office:value-type="float" office:value="2.41362E-2" table:style-name="ce1">
            <text:p>0.0241362</text:p>
          </table:table-cell>
          <table:table-cell office:value-type="float" office:value="2.3611499999999997E-2" table:style-name="ce1">
            <text:p>0.0236115</text:p>
          </table:table-cell>
          <table:table-cell office:value-type="float" office:value="2.3086799999999998E-2" table:style-name="ce1">
            <text:p>0.0230868</text:p>
          </table:table-cell>
          <table:table-cell office:value-type="float" office:value="2.385E-2" table:style-name="ce1">
            <text:p>0.02385</text:p>
          </table:table-cell>
          <table:table-cell office:value-type="float" office:value="2.6234999999999998E-2" table:style-name="ce1">
            <text:p>0.026235</text:p>
          </table:table-cell>
          <table:table-cell office:value-type="float" office:value="2.8142999999999994E-2" table:style-name="ce1">
            <text:p>0.028143</text:p>
          </table:table-cell>
          <table:table-cell office:value-type="float" office:value="2.862E-2" table:style-name="ce1">
            <text:p>0.02862</text:p>
          </table:table-cell>
          <table:table-cell office:value-type="float" office:value="2.7904499999999999E-2" table:style-name="ce1">
            <text:p>0.0279045</text:p>
          </table:table-cell>
          <table:table-cell office:value-type="float" office:value="2.5042499999999999E-2" table:style-name="ce1">
            <text:p>0.0250425</text:p>
          </table:table-cell>
          <table:table-cell office:value-type="float" office:value="2.1464999999999998E-2" table:style-name="ce1">
            <text:p>0.021465</text:p>
          </table:table-cell>
          <table:table-cell office:value-type="float" office:value="1.8364500000000002E-2" table:style-name="ce1">
            <text:p>0.0183645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.8220124999999997E-2" table:formula="of:=0.5775*[.U69]" table:style-name="ce1">
            <text:p>0.018220125</text:p>
          </table:table-cell>
          <table:table-cell office:value-type="float" office:value="1.7930916666666664E-2" table:style-name="ce1">
            <text:p>0.017930917</text:p>
          </table:table-cell>
          <table:table-cell office:value-type="float" office:value="1.73525E-2" table:style-name="ce1">
            <text:p>0.0173525</text:p>
          </table:table-cell>
          <table:table-cell office:value-type="float" office:value="1.6774083333333328E-2" table:style-name="ce1">
            <text:p>0.016774083</text:p>
          </table:table-cell>
          <table:table-cell office:value-type="float" office:value="1.7063291666666664E-2" table:style-name="ce1">
            <text:p>0.017063292</text:p>
          </table:table-cell>
          <table:table-cell office:value-type="float" office:value="1.8798541666666665E-2" table:style-name="ce1">
            <text:p>0.018798542</text:p>
          </table:table-cell>
          <table:table-cell office:value-type="float" office:value="2.0822999999999998E-2" table:style-name="ce1">
            <text:p>0.020823</text:p>
          </table:table-cell>
          <table:table-cell office:value-type="float" office:value="2.4582708333333328E-2" table:style-name="ce1">
            <text:p>0.024582708</text:p>
          </table:table-cell>
          <table:table-cell office:value-type="float" office:value="2.7474791666666661E-2" table:style-name="ce1">
            <text:p>0.027474792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2.8631624999999994E-2" table:style-name="ce1">
            <text:p>0.028631625</text:p>
          </table:table-cell>
          <table:table-cell office:value-type="float" office:value="2.6896374999999997E-2" table:style-name="ce1">
            <text:p>0.026896375</text:p>
          </table:table-cell>
          <table:table-cell office:value-type="float" office:value="2.6607166666666664E-2" table:style-name="ce1">
            <text:p>0.026607167</text:p>
          </table:table-cell>
          <table:table-cell office:value-type="float" office:value="2.6028749999999993E-2" table:style-name="ce1">
            <text:p>0.02602875</text:p>
          </table:table-cell>
          <table:table-cell office:value-type="float" office:value="2.5450333333333328E-2" table:style-name="ce1">
            <text:p>0.025450333</text:p>
          </table:table-cell>
          <table:table-cell office:value-type="float" office:value="2.6291666666666665E-2" table:style-name="ce1">
            <text:p>0.026291667</text:p>
          </table:table-cell>
          <table:table-cell office:value-type="float" office:value="2.8920833333333326E-2" table:style-name="ce1">
            <text:p>0.028920833</text:p>
          </table:table-cell>
          <table:table-cell office:value-type="float" office:value="3.1024166666666655E-2" table:style-name="ce1">
            <text:p>0.031024167</text:p>
          </table:table-cell>
          <table:table-cell office:value-type="float" office:value="3.1549999999999995E-2" table:style-name="ce1">
            <text:p>0.03155</text:p>
          </table:table-cell>
          <table:table-cell office:value-type="float" office:value="3.0761249999999993E-2" table:style-name="ce1">
            <text:p>0.03076125</text:p>
          </table:table-cell>
          <table:table-cell office:value-type="float" office:value="2.7606249999999995E-2" table:style-name="ce1">
            <text:p>0.02760625</text:p>
          </table:table-cell>
          <table:table-cell office:value-type="float" office:value="2.3662499999999996E-2" table:style-name="ce1">
            <text:p>0.0236625</text:p>
          </table:table-cell>
          <table:table-cell office:value-type="float" office:value="2.0244583333333333E-2" table:style-name="ce1">
            <text:p>0.020244583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7110150000000001E-2" table:formula="of:=0.5775*[.U70]" table:style-name="ce1">
            <text:p>0.03711015</text:p>
          </table:table-cell>
          <table:table-cell office:value-type="float" office:value="3.6521100000000001E-2" table:style-name="ce1">
            <text:p>0.0365211</text:p>
          </table:table-cell>
          <table:table-cell office:value-type="float" office:value="3.5342999999999999E-2" table:style-name="ce1">
            <text:p>0.035343</text:p>
          </table:table-cell>
          <table:table-cell office:value-type="float" office:value="3.4164899999999998E-2" table:style-name="ce1">
            <text:p>0.0341649</text:p>
          </table:table-cell>
          <table:table-cell office:value-type="float" office:value="3.4753950000000006E-2" table:style-name="ce1">
            <text:p>0.03475395</text:p>
          </table:table-cell>
          <table:table-cell office:value-type="float" office:value="3.8288249999999996E-2" table:style-name="ce1">
            <text:p>0.03828825</text:p>
          </table:table-cell>
          <table:table-cell office:value-type="float" office:value="4.2411600000000001E-2" table:style-name="ce1">
            <text:p>0.0424116</text:p>
          </table:table-cell>
          <table:table-cell office:value-type="float" office:value="5.0069249999999996E-2" table:style-name="ce1">
            <text:p>0.05006925</text:p>
          </table:table-cell>
          <table:table-cell office:value-type="float" office:value="5.5959749999999996E-2" table:style-name="ce1">
            <text:p>0.0559597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5.8315949999999998E-2" table:style-name="ce1">
            <text:p>0.05831595</text:p>
          </table:table-cell>
          <table:table-cell office:value-type="float" office:value="5.4781650000000001E-2" table:style-name="ce1">
            <text:p>0.05478165</text:p>
          </table:table-cell>
          <table:table-cell office:value-type="float" office:value="5.41926E-2" table:style-name="ce1">
            <text:p>0.0541926</text:p>
          </table:table-cell>
          <table:table-cell office:value-type="float" office:value="5.3014499999999992E-2" table:style-name="ce1">
            <text:p>0.0530145</text:p>
          </table:table-cell>
          <table:table-cell office:value-type="float" office:value="5.1836399999999998E-2" table:style-name="ce1">
            <text:p>0.0518364</text:p>
          </table:table-cell>
          <table:table-cell office:value-type="float" office:value="5.355E-2" table:style-name="ce1">
            <text:p>0.05355</text:p>
          </table:table-cell>
          <table:table-cell office:value-type="float" office:value="5.8904999999999992E-2" table:style-name="ce1">
            <text:p>0.058905</text:p>
          </table:table-cell>
          <table:table-cell office:value-type="float" office:value="6.3188999999999981E-2" table:style-name="ce1">
            <text:p>0.063189</text:p>
          </table:table-cell>
          <table:table-cell office:value-type="float" office:value="6.4259999999999998E-2" table:style-name="ce1">
            <text:p>0.06426</text:p>
          </table:table-cell>
          <table:table-cell office:value-type="float" office:value="6.2653500000000001E-2" table:style-name="ce1">
            <text:p>0.0626535</text:p>
          </table:table-cell>
          <table:table-cell office:value-type="float" office:value="5.62275E-2" table:style-name="ce1">
            <text:p>0.0562275</text:p>
          </table:table-cell>
          <table:table-cell office:value-type="float" office:value="4.8195000000000002E-2" table:style-name="ce1">
            <text:p>0.048195</text:p>
          </table:table-cell>
          <table:table-cell office:value-type="float" office:value="4.1233499999999999E-2" table:style-name="ce1">
            <text:p>0.0412335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6863E-2" table:formula="of:=0.5775*[.U71]" table:style-name="ce1">
            <text:p>0.016863</text:p>
          </table:table-cell>
          <table:table-cell office:value-type="float" office:value="1.6595333333333333E-2" table:style-name="ce1">
            <text:p>0.016595333</text:p>
          </table:table-cell>
          <table:table-cell office:value-type="float" office:value="1.6060000000000001E-2" table:style-name="ce1">
            <text:p>0.01606</text:p>
          </table:table-cell>
          <table:table-cell office:value-type="float" office:value="1.5524666666666666E-2" table:style-name="ce1">
            <text:p>0.015524667</text:p>
          </table:table-cell>
          <table:table-cell office:value-type="float" office:value="1.5792333333333335E-2" table:style-name="ce1">
            <text:p>0.015792333</text:p>
          </table:table-cell>
          <table:table-cell office:value-type="float" office:value="1.7398333333333332E-2" table:style-name="ce1">
            <text:p>0.017398333</text:p>
          </table:table-cell>
          <table:table-cell office:value-type="float" office:value="1.9272000000000001E-2" table:style-name="ce1">
            <text:p>0.019272</text:p>
          </table:table-cell>
          <table:table-cell office:value-type="float" office:value="2.2751666666666667E-2" table:style-name="ce1">
            <text:p>0.022751667</text:p>
          </table:table-cell>
          <table:table-cell office:value-type="float" office:value="2.5428333333333334E-2" table:style-name="ce1">
            <text:p>0.025428333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6498999999999998E-2" table:style-name="ce1">
            <text:p>0.026499</text:p>
          </table:table-cell>
          <table:table-cell office:value-type="float" office:value="2.4893000000000002E-2" table:style-name="ce1">
            <text:p>0.024893</text:p>
          </table:table-cell>
          <table:table-cell office:value-type="float" office:value="2.4625333333333336E-2" table:style-name="ce1">
            <text:p>0.024625333</text:p>
          </table:table-cell>
          <table:table-cell office:value-type="float" office:value="2.409E-2" table:style-name="ce1">
            <text:p>0.02409</text:p>
          </table:table-cell>
          <table:table-cell office:value-type="float" office:value="2.3554666666666665E-2" table:style-name="ce1">
            <text:p>0.023554667</text:p>
          </table:table-cell>
          <table:table-cell office:value-type="float" office:value="2.4333333333333335E-2" table:style-name="ce1">
            <text:p>0.024333333</text:p>
          </table:table-cell>
          <table:table-cell office:value-type="float" office:value="2.6766666666666664E-2" table:style-name="ce1">
            <text:p>0.026766667</text:p>
          </table:table-cell>
          <table:table-cell office:value-type="float" office:value="2.871333333333333E-2" table:style-name="ce1">
            <text:p>0.028713333</text:p>
          </table:table-cell>
          <table:table-cell office:value-type="float" office:value="2.92E-2" table:style-name="ce1">
            <text:p>0.0292</text:p>
          </table:table-cell>
          <table:table-cell office:value-type="float" office:value="2.8469999999999999E-2" table:style-name="ce1">
            <text:p>0.02847</text:p>
          </table:table-cell>
          <table:table-cell office:value-type="float" office:value="2.555E-2" table:style-name="ce1">
            <text:p>0.02555</text:p>
          </table:table-cell>
          <table:table-cell office:value-type="float" office:value="2.1899999999999999E-2" table:style-name="ce1">
            <text:p>0.0219</text:p>
          </table:table-cell>
          <table:table-cell office:value-type="float" office:value="1.8736666666666669E-2" table:style-name="ce1">
            <text:p>0.018736667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6.3692474999999998E-2" table:formula="of:=0.5775*[.U72]" table:style-name="ce1">
            <text:p>0.063692475</text:p>
          </table:table-cell>
          <table:table-cell office:value-type="float" office:value="6.2681483333333329E-2" table:style-name="ce1">
            <text:p>0.062681483</text:p>
          </table:table-cell>
          <table:table-cell office:value-type="float" office:value="6.0659500000000005E-2" table:style-name="ce1">
            <text:p>0.0606595</text:p>
          </table:table-cell>
          <table:table-cell office:value-type="float" office:value="5.863751666666666E-2" table:style-name="ce1">
            <text:p>0.058637517</text:p>
          </table:table-cell>
          <table:table-cell office:value-type="float" office:value="5.9648508333333336E-2" table:style-name="ce1">
            <text:p>0.059648508</text:p>
          </table:table-cell>
          <table:table-cell office:value-type="float" office:value="6.5714458333333337E-2" table:style-name="ce1">
            <text:p>0.065714458</text:p>
          </table:table-cell>
          <table:table-cell office:value-type="float" office:value="7.2791400000000006E-2" table:style-name="ce1">
            <text:p>0.0727914</text:p>
          </table:table-cell>
          <table:table-cell office:value-type="float" office:value="8.5934291666666662E-2" table:style-name="ce1">
            <text:p>0.085934292</text:p>
          </table:table-cell>
          <table:table-cell office:value-type="float" office:value="9.6044208333333339E-2" table:style-name="ce1">
            <text:p>0.096044208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0088175" table:style-name="ce1">
            <text:p>0.100088175</text:p>
          </table:table-cell>
          <table:table-cell office:value-type="float" office:value="9.4022225000000001E-2" table:style-name="ce1">
            <text:p>0.094022225</text:p>
          </table:table-cell>
          <table:table-cell office:value-type="float" office:value="9.3011233333333332E-2" table:style-name="ce1">
            <text:p>0.093011233</text:p>
          </table:table-cell>
          <table:table-cell office:value-type="float" office:value="9.0989249999999994E-2" table:style-name="ce1">
            <text:p>0.09098925</text:p>
          </table:table-cell>
          <table:table-cell office:value-type="float" office:value="8.8967266666666669E-2" table:style-name="ce1">
            <text:p>0.088967267</text:p>
          </table:table-cell>
          <table:table-cell office:value-type="float" office:value="9.1908333333333342E-2" table:style-name="ce1">
            <text:p>0.091908333</text:p>
          </table:table-cell>
          <table:table-cell office:value-type="float" office:value="0.10109916666666666" table:style-name="ce1">
            <text:p>0.101099167</text:p>
          </table:table-cell>
          <table:table-cell office:value-type="float" office:value="0.10845183333333332" table:style-name="ce1">
            <text:p>0.108451833</text:p>
          </table:table-cell>
          <table:table-cell office:value-type="float" office:value="0.11029" table:style-name="ce1">
            <text:p>0.11029</text:p>
          </table:table-cell>
          <table:table-cell office:value-type="float" office:value="0.10753275" table:style-name="ce1">
            <text:p>0.10753275</text:p>
          </table:table-cell>
          <table:table-cell office:value-type="float" office:value="9.6503749999999999E-2" table:style-name="ce1">
            <text:p>0.09650375</text:p>
          </table:table-cell>
          <table:table-cell office:value-type="float" office:value="8.2717499999999999E-2" table:style-name="ce1">
            <text:p>0.0827175</text:p>
          </table:table-cell>
          <table:table-cell office:value-type="float" office:value="7.0769416666666668E-2" table:style-name="ce1">
            <text:p>0.070769417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0674499999999998E-2" table:formula="of:=0.5775*[.U73]" table:style-name="ce1">
            <text:p>0.0206745</text:p>
          </table:table-cell>
          <table:table-cell office:value-type="float" office:value="2.0346333333333334E-2" table:style-name="ce1">
            <text:p>0.020346333</text:p>
          </table:table-cell>
          <table:table-cell office:value-type="float" office:value="1.9689999999999999E-2" table:style-name="ce1">
            <text:p>0.01969</text:p>
          </table:table-cell>
          <table:table-cell office:value-type="float" office:value="1.9033666666666664E-2" table:style-name="ce1">
            <text:p>0.019033667</text:p>
          </table:table-cell>
          <table:table-cell office:value-type="float" office:value="1.9361833333333335E-2" table:style-name="ce1">
            <text:p>0.019361833</text:p>
          </table:table-cell>
          <table:table-cell office:value-type="float" office:value="2.1330833333333334E-2" table:style-name="ce1">
            <text:p>0.021330833</text:p>
          </table:table-cell>
          <table:table-cell office:value-type="float" office:value="2.3628E-2" table:style-name="ce1">
            <text:p>0.023628</text:p>
          </table:table-cell>
          <table:table-cell office:value-type="float" office:value="2.7894166666666664E-2" table:style-name="ce1">
            <text:p>0.027894167</text:p>
          </table:table-cell>
          <table:table-cell office:value-type="float" office:value="3.1175833333333333E-2" table:style-name="ce1">
            <text:p>0.031175833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2488499999999997E-2" table:style-name="ce1">
            <text:p>0.0324885</text:p>
          </table:table-cell>
          <table:table-cell office:value-type="float" office:value="3.0519500000000001E-2" table:style-name="ce1">
            <text:p>0.0305195</text:p>
          </table:table-cell>
          <table:table-cell office:value-type="float" office:value="3.0191333333333334E-2" table:style-name="ce1">
            <text:p>0.030191333</text:p>
          </table:table-cell>
          <table:table-cell office:value-type="float" office:value="2.9534999999999999E-2" table:style-name="ce1">
            <text:p>0.029535</text:p>
          </table:table-cell>
          <table:table-cell office:value-type="float" office:value="2.8878666666666664E-2" table:style-name="ce1">
            <text:p>0.028878667</text:p>
          </table:table-cell>
          <table:table-cell office:value-type="float" office:value="2.9833333333333333E-2" table:style-name="ce1">
            <text:p>0.029833333</text:p>
          </table:table-cell>
          <table:table-cell office:value-type="float" office:value="3.2816666666666661E-2" table:style-name="ce1">
            <text:p>0.032816667</text:p>
          </table:table-cell>
          <table:table-cell office:value-type="float" office:value="3.5203333333333323E-2" table:style-name="ce1">
            <text:p>0.035203333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3.4904999999999999E-2" table:style-name="ce1">
            <text:p>0.034905</text:p>
          </table:table-cell>
          <table:table-cell office:value-type="float" office:value="3.1324999999999999E-2" table:style-name="ce1">
            <text:p>0.031325</text:p>
          </table:table-cell>
          <table:table-cell office:value-type="float" office:value="2.6849999999999999E-2" table:style-name="ce1">
            <text:p>0.02685</text:p>
          </table:table-cell>
          <table:table-cell office:value-type="float" office:value="2.2971666666666668E-2" table:style-name="ce1">
            <text:p>0.022971667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5.60175E-4" table:formula="of:=0.5775*[.U74]" table:style-name="ce1">
            <text:p>-0.000560175</text:p>
          </table:table-cell>
          <table:table-cell office:value-type="float" office:value="-5.5128333333333333E-4" table:style-name="ce1">
            <text:p>-0.000551283</text:p>
          </table:table-cell>
          <table:table-cell office:value-type="float" office:value="-5.3350000000000012E-4" table:style-name="ce1">
            <text:p>-0.0005335</text:p>
          </table:table-cell>
          <table:table-cell office:value-type="float" office:value="-5.1571666666666669E-4" table:style-name="ce1">
            <text:p>-0.000515717</text:p>
          </table:table-cell>
          <table:table-cell office:value-type="float" office:value="-5.2460833333333346E-4" table:style-name="ce1">
            <text:p>-0.000524608</text:p>
          </table:table-cell>
          <table:table-cell office:value-type="float" office:value="-5.7795833333333332E-4" table:style-name="ce1">
            <text:p>-0.000577958</text:p>
          </table:table-cell>
          <table:table-cell office:value-type="float" office:value="-6.4020000000000006E-4" table:style-name="ce1">
            <text:p>-0.0006402</text:p>
          </table:table-cell>
          <table:table-cell office:value-type="float" office:value="-7.5579166666666676E-4" table:style-name="ce1">
            <text:p>-0.000755792</text:p>
          </table:table-cell>
          <table:table-cell office:value-type="float" office:value="-8.4470833333333338E-4" table:style-name="ce1">
            <text:p>-0.000844708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8.8027500000000002E-4" table:style-name="ce1">
            <text:p>-0.000880275</text:p>
          </table:table-cell>
          <table:table-cell office:value-type="float" office:value="-8.2692500000000006E-4" table:style-name="ce1">
            <text:p>-0.000826925</text:p>
          </table:table-cell>
          <table:table-cell office:value-type="float" office:value="-8.1803333333333339E-4" table:style-name="ce1">
            <text:p>-0.000818033</text:p>
          </table:table-cell>
          <table:table-cell office:value-type="float" office:value="-8.0024999999999996E-4" table:style-name="ce1">
            <text:p>-0.00080025</text:p>
          </table:table-cell>
          <table:table-cell office:value-type="float" office:value="-7.8246666666666664E-4" table:style-name="ce1">
            <text:p>-0.000782467</text:p>
          </table:table-cell>
          <table:table-cell office:value-type="float" office:value="-8.0833333333333343E-4" table:style-name="ce1">
            <text:p>-0.000808333</text:p>
          </table:table-cell>
          <table:table-cell office:value-type="float" office:value="-8.8916666666666669E-4" table:style-name="ce1">
            <text:p>-0.000889167</text:p>
          </table:table-cell>
          <table:table-cell office:value-type="float" office:value="-9.5383333333333323E-4" table:style-name="ce1">
            <text:p>-0.000953833</text:p>
          </table:table-cell>
          <table:table-cell office:value-type="float" office:value="-9.7000000000000005E-4" table:style-name="ce1">
            <text:p>-0.00097</text:p>
          </table:table-cell>
          <table:table-cell office:value-type="float" office:value="-9.4574999999999998E-4" table:style-name="ce1">
            <text:p>-0.00094575</text:p>
          </table:table-cell>
          <table:table-cell office:value-type="float" office:value="-8.4875E-4" table:style-name="ce1">
            <text:p>-0.00084875</text:p>
          </table:table-cell>
          <table:table-cell office:value-type="float" office:value="-7.2750000000000007E-4" table:style-name="ce1">
            <text:p>-0.0007275</text:p>
          </table:table-cell>
          <table:table-cell office:value-type="float" office:value="-6.2241666666666673E-4" table:style-name="ce1">
            <text:p>-0.00062241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1.114575E-3" table:formula="of:=0.5775*[.U75]" table:style-name="ce1">
            <text:p>-0.001114575</text:p>
          </table:table-cell>
          <table:table-cell office:value-type="float" office:value="-1.0968833333333335E-3" table:style-name="ce1">
            <text:p>-0.001096883</text:p>
          </table:table-cell>
          <table:table-cell office:value-type="float" office:value="-1.0615000000000002E-3" table:style-name="ce1">
            <text:p>-0.0010615</text:p>
          </table:table-cell>
          <table:table-cell office:value-type="float" office:value="-1.0261166666666666E-3" table:style-name="ce1">
            <text:p>-0.001026117</text:p>
          </table:table-cell>
          <table:table-cell office:value-type="float" office:value="-1.0438083333333334E-3" table:style-name="ce1">
            <text:p>-0.001043808</text:p>
          </table:table-cell>
          <table:table-cell office:value-type="float" office:value="-1.1499583333333333E-3" table:style-name="ce1">
            <text:p>-0.001149958</text:p>
          </table:table-cell>
          <table:table-cell office:value-type="float" office:value="-1.2738000000000001E-3" table:style-name="ce1">
            <text:p>-0.0012738</text:p>
          </table:table-cell>
          <table:table-cell office:value-type="float" office:value="-1.5037916666666667E-3" table:style-name="ce1">
            <text:p>-0.001503792</text:p>
          </table:table-cell>
          <table:table-cell office:value-type="float" office:value="-1.6807083333333335E-3" table:style-name="ce1">
            <text:p>-0.001680708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751475E-3" table:style-name="ce1">
            <text:p>-0.001751475</text:p>
          </table:table-cell>
          <table:table-cell office:value-type="float" office:value="-1.6453250000000002E-3" table:style-name="ce1">
            <text:p>-0.001645325</text:p>
          </table:table-cell>
          <table:table-cell office:value-type="float" office:value="-1.6276333333333334E-3" table:style-name="ce1">
            <text:p>-0.001627633</text:p>
          </table:table-cell>
          <table:table-cell office:value-type="float" office:value="-1.5922499999999999E-3" table:style-name="ce1">
            <text:p>-0.00159225</text:p>
          </table:table-cell>
          <table:table-cell office:value-type="float" office:value="-1.5568666666666666E-3" table:style-name="ce1">
            <text:p>-0.001556867</text:p>
          </table:table-cell>
          <table:table-cell office:value-type="float" office:value="-1.6083333333333334E-3" table:style-name="ce1">
            <text:p>-0.001608333</text:p>
          </table:table-cell>
          <table:table-cell office:value-type="float" office:value="-1.7691666666666667E-3" table:style-name="ce1">
            <text:p>-0.001769167</text:p>
          </table:table-cell>
          <table:table-cell office:value-type="float" office:value="-1.8978333333333332E-3" table:style-name="ce1">
            <text:p>-0.001897833</text:p>
          </table:table-cell>
          <table:table-cell office:value-type="float" office:value="-1.9300000000000001E-3" table:style-name="ce1">
            <text:p>-0.00193</text:p>
          </table:table-cell>
          <table:table-cell office:value-type="float" office:value="-1.88175E-3" table:style-name="ce1">
            <text:p>-0.00188175</text:p>
          </table:table-cell>
          <table:table-cell office:value-type="float" office:value="-1.6887500000000001E-3" table:style-name="ce1">
            <text:p>-0.00168875</text:p>
          </table:table-cell>
          <table:table-cell office:value-type="float" office:value="-1.4475E-3" table:style-name="ce1">
            <text:p>-0.0014475</text:p>
          </table:table-cell>
          <table:table-cell office:value-type="float" office:value="-1.2384166666666667E-3" table:style-name="ce1">
            <text:p>-0.001238417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4.46985E-3" table:formula="of:=0.5775*[.U76]" table:style-name="ce1">
            <text:p>-0.00446985</text:p>
          </table:table-cell>
          <table:table-cell office:value-type="float" office:value="-4.3989000000000007E-3" table:style-name="ce1">
            <text:p>-0.0043989</text:p>
          </table:table-cell>
          <table:table-cell office:value-type="float" office:value="-4.2570000000000004E-3" table:style-name="ce1">
            <text:p>-0.004257</text:p>
          </table:table-cell>
          <table:table-cell office:value-type="float" office:value="-4.1151E-3" table:style-name="ce1">
            <text:p>-0.0041151</text:p>
          </table:table-cell>
          <table:table-cell office:value-type="float" office:value="-4.1860500000000002E-3" table:style-name="ce1">
            <text:p>-0.00418605</text:p>
          </table:table-cell>
          <table:table-cell office:value-type="float" office:value="-4.6117500000000004E-3" table:style-name="ce1">
            <text:p>-0.00461175</text:p>
          </table:table-cell>
          <table:table-cell office:value-type="float" office:value="-5.1084000000000008E-3" table:style-name="ce1">
            <text:p>-0.0051084</text:p>
          </table:table-cell>
          <table:table-cell office:value-type="float" office:value="-6.0307500000000005E-3" table:style-name="ce1">
            <text:p>-0.00603075</text:p>
          </table:table-cell>
          <table:table-cell office:value-type="float" office:value="-6.7402500000000006E-3" table:style-name="ce1">
            <text:p>-0.0067402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0240500000000004E-3" table:style-name="ce1">
            <text:p>-0.00702405</text:p>
          </table:table-cell>
          <table:table-cell office:value-type="float" office:value="-6.5983500000000002E-3" table:style-name="ce1">
            <text:p>-0.00659835</text:p>
          </table:table-cell>
          <table:table-cell office:value-type="float" office:value="-6.5274000000000009E-3" table:style-name="ce1">
            <text:p>-0.0065274</text:p>
          </table:table-cell>
          <table:table-cell office:value-type="float" office:value="-6.3854999999999997E-3" table:style-name="ce1">
            <text:p>-0.0063855</text:p>
          </table:table-cell>
          <table:table-cell office:value-type="float" office:value="-6.2436000000000002E-3" table:style-name="ce1">
            <text:p>-0.0062436</text:p>
          </table:table-cell>
          <table:table-cell office:value-type="float" office:value="-6.4500000000000009E-3" table:style-name="ce1">
            <text:p>-0.00645</text:p>
          </table:table-cell>
          <table:table-cell office:value-type="float" office:value="-7.0949999999999997E-3" table:style-name="ce1">
            <text:p>-0.007095</text:p>
          </table:table-cell>
          <table:table-cell office:value-type="float" office:value="-7.6109999999999988E-3" table:style-name="ce1">
            <text:p>-0.007611</text:p>
          </table:table-cell>
          <table:table-cell office:value-type="float" office:value="-7.7400000000000004E-3" table:style-name="ce1">
            <text:p>-0.00774</text:p>
          </table:table-cell>
          <table:table-cell office:value-type="float" office:value="-7.5465000000000003E-3" table:style-name="ce1">
            <text:p>-0.0075465</text:p>
          </table:table-cell>
          <table:table-cell office:value-type="float" office:value="-6.7725000000000007E-3" table:style-name="ce1">
            <text:p>-0.0067725</text:p>
          </table:table-cell>
          <table:table-cell office:value-type="float" office:value="-5.8050000000000003E-3" table:style-name="ce1">
            <text:p>-0.005805</text:p>
          </table:table-cell>
          <table:table-cell office:value-type="float" office:value="-4.9665000000000004E-3" table:style-name="ce1">
            <text:p>-0.0049665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9559924999999999E-2" table:formula="of:=0.5775*[.U77]" table:style-name="ce1">
            <text:p>0.019559925</text:p>
          </table:table-cell>
          <table:table-cell office:value-type="float" office:value="1.9249449999999998E-2" table:style-name="ce1">
            <text:p>0.01924945</text:p>
          </table:table-cell>
          <table:table-cell office:value-type="float" office:value="1.8628499999999999E-2" table:style-name="ce1">
            <text:p>0.0186285</text:p>
          </table:table-cell>
          <table:table-cell office:value-type="float" office:value="1.8007549999999997E-2" table:style-name="ce1">
            <text:p>0.01800755</text:p>
          </table:table-cell>
          <table:table-cell office:value-type="float" office:value="1.8318025000000002E-2" table:style-name="ce1">
            <text:p>0.018318025</text:p>
          </table:table-cell>
          <table:table-cell office:value-type="float" office:value="2.0180874999999997E-2" table:style-name="ce1">
            <text:p>0.020180875</text:p>
          </table:table-cell>
          <table:table-cell office:value-type="float" office:value="2.2354199999999998E-2" table:style-name="ce1">
            <text:p>0.0223542</text:p>
          </table:table-cell>
          <table:table-cell office:value-type="float" office:value="2.6390374999999997E-2" table:style-name="ce1">
            <text:p>0.026390375</text:p>
          </table:table-cell>
          <table:table-cell office:value-type="float" office:value="2.9495124999999997E-2" table:style-name="ce1">
            <text:p>0.02949512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0737024999999998E-2" table:style-name="ce1">
            <text:p>0.030737025</text:p>
          </table:table-cell>
          <table:table-cell office:value-type="float" office:value="2.8874174999999998E-2" table:style-name="ce1">
            <text:p>0.028874175</text:p>
          </table:table-cell>
          <table:table-cell office:value-type="float" office:value="2.8563700000000001E-2" table:style-name="ce1">
            <text:p>0.0285637</text:p>
          </table:table-cell>
          <table:table-cell office:value-type="float" office:value="2.7942749999999995E-2" table:style-name="ce1">
            <text:p>0.02794275</text:p>
          </table:table-cell>
          <table:table-cell office:value-type="float" office:value="2.7321799999999997E-2" table:style-name="ce1">
            <text:p>0.0273218</text:p>
          </table:table-cell>
          <table:table-cell office:value-type="float" office:value="2.8225E-2" table:style-name="ce1">
            <text:p>0.028225</text:p>
          </table:table-cell>
          <table:table-cell office:value-type="float" office:value="3.1047499999999995E-2" table:style-name="ce1">
            <text:p>0.0310475</text:p>
          </table:table-cell>
          <table:table-cell office:value-type="float" office:value="3.3305499999999995E-2" table:style-name="ce1">
            <text:p>0.0333055</text:p>
          </table:table-cell>
          <table:table-cell office:value-type="float" office:value="3.3869999999999997E-2" table:style-name="ce1">
            <text:p>0.03387</text:p>
          </table:table-cell>
          <table:table-cell office:value-type="float" office:value="3.3023249999999997E-2" table:style-name="ce1">
            <text:p>0.03302325</text:p>
          </table:table-cell>
          <table:table-cell office:value-type="float" office:value="2.9636249999999996E-2" table:style-name="ce1">
            <text:p>0.02963625</text:p>
          </table:table-cell>
          <table:table-cell office:value-type="float" office:value="2.5402499999999998E-2" table:style-name="ce1">
            <text:p>0.0254025</text:p>
          </table:table-cell>
          <table:table-cell office:value-type="float" office:value="2.1733249999999999E-2" table:style-name="ce1">
            <text:p>0.0217332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.9871724999999996E-2" table:formula="of:=0.5775*[.U78]" table:style-name="ce1">
            <text:p>0.069871725</text:p>
          </table:table-cell>
          <table:table-cell office:value-type="float" office:value="6.8762650000000008E-2" table:style-name="ce1">
            <text:p>0.06876265</text:p>
          </table:table-cell>
          <table:table-cell office:value-type="float" office:value="6.6544500000000006E-2" table:style-name="ce1">
            <text:p>0.0665445</text:p>
          </table:table-cell>
          <table:table-cell office:value-type="float" office:value="6.432634999999999E-2" table:style-name="ce1">
            <text:p>0.06432635</text:p>
          </table:table-cell>
          <table:table-cell office:value-type="float" office:value="6.5435425000000005E-2" table:style-name="ce1">
            <text:p>0.065435425</text:p>
          </table:table-cell>
          <table:table-cell office:value-type="float" office:value="7.2089874999999998E-2" table:style-name="ce1">
            <text:p>0.072089875</text:p>
          </table:table-cell>
          <table:table-cell office:value-type="float" office:value="7.9853400000000005E-2" table:style-name="ce1">
            <text:p>0.0798534</text:p>
          </table:table-cell>
          <table:table-cell office:value-type="float" office:value="9.4271375000000004E-2" table:style-name="ce1">
            <text:p>0.094271375</text:p>
          </table:table-cell>
          <table:table-cell office:value-type="float" office:value="0.105362125" table:style-name="ce1">
            <text:p>0.10536212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0979842499999999" table:style-name="ce1">
            <text:p>0.109798425</text:p>
          </table:table-cell>
          <table:table-cell office:value-type="float" office:value="0.103143975" table:style-name="ce1">
            <text:p>0.103143975</text:p>
          </table:table-cell>
          <table:table-cell office:value-type="float" office:value="0.10203490000000001" table:style-name="ce1">
            <text:p>0.1020349</text:p>
          </table:table-cell>
          <table:table-cell office:value-type="float" office:value="9.9816749999999996E-2" table:style-name="ce1">
            <text:p>0.09981675</text:p>
          </table:table-cell>
          <table:table-cell office:value-type="float" office:value="9.7598599999999994E-2" table:style-name="ce1">
            <text:p>0.0975986</text:p>
          </table:table-cell>
          <table:table-cell office:value-type="float" office:value="0.100825" table:style-name="ce1">
            <text:p>0.100825</text:p>
          </table:table-cell>
          <table:table-cell office:value-type="float" office:value="0.11090749999999999" table:style-name="ce1">
            <text:p>0.1109075</text:p>
          </table:table-cell>
          <table:table-cell office:value-type="float" office:value="0.11897349999999998" table:style-name="ce1">
            <text:p>0.1189735</text:p>
          </table:table-cell>
          <table:table-cell office:value-type="float" office:value="0.12099" table:style-name="ce1">
            <text:p>0.12099</text:p>
          </table:table-cell>
          <table:table-cell office:value-type="float" office:value="0.11796524999999999" table:style-name="ce1">
            <text:p>0.11796525</text:p>
          </table:table-cell>
          <table:table-cell office:value-type="float" office:value="0.10586625" table:style-name="ce1">
            <text:p>0.10586625</text:p>
          </table:table-cell>
          <table:table-cell office:value-type="float" office:value="9.0742500000000004E-2" table:style-name="ce1">
            <text:p>0.0907425</text:p>
          </table:table-cell>
          <table:table-cell office:value-type="float" office:value="7.7635250000000003E-2" table:style-name="ce1">
            <text:p>0.0776352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.234925E-3" table:formula="of:=0.5775*[.U79]" table:style-name="ce1">
            <text:p>0.002234925</text:p>
          </table:table-cell>
          <table:table-cell office:value-type="float" office:value="2.1994500000000004E-3" table:style-name="ce1">
            <text:p>0.00219945</text:p>
          </table:table-cell>
          <table:table-cell office:value-type="float" office:value="2.1285000000000002E-3" table:style-name="ce1">
            <text:p>0.0021285</text:p>
          </table:table-cell>
          <table:table-cell office:value-type="float" office:value="2.05755E-3" table:style-name="ce1">
            <text:p>0.00205755</text:p>
          </table:table-cell>
          <table:table-cell office:value-type="float" office:value="2.0930250000000001E-3" table:style-name="ce1">
            <text:p>0.002093025</text:p>
          </table:table-cell>
          <table:table-cell office:value-type="float" office:value="2.3058750000000002E-3" table:style-name="ce1">
            <text:p>0.002305875</text:p>
          </table:table-cell>
          <table:table-cell office:value-type="float" office:value="2.5542000000000004E-3" table:style-name="ce1">
            <text:p>0.0025542</text:p>
          </table:table-cell>
          <table:table-cell office:value-type="float" office:value="3.0153750000000003E-3" table:style-name="ce1">
            <text:p>0.003015375</text:p>
          </table:table-cell>
          <table:table-cell office:value-type="float" office:value="3.3701250000000003E-3" table:style-name="ce1">
            <text:p>0.00337012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5120250000000002E-3" table:style-name="ce1">
            <text:p>0.003512025</text:p>
          </table:table-cell>
          <table:table-cell office:value-type="float" office:value="3.2991750000000001E-3" table:style-name="ce1">
            <text:p>0.003299175</text:p>
          </table:table-cell>
          <table:table-cell office:value-type="float" office:value="3.2637000000000005E-3" table:style-name="ce1">
            <text:p>0.0032637</text:p>
          </table:table-cell>
          <table:table-cell office:value-type="float" office:value="3.1927499999999998E-3" table:style-name="ce1">
            <text:p>0.00319275</text:p>
          </table:table-cell>
          <table:table-cell office:value-type="float" office:value="3.1218000000000001E-3" table:style-name="ce1">
            <text:p>0.0031218</text:p>
          </table:table-cell>
          <table:table-cell office:value-type="float" office:value="3.2250000000000004E-3" table:style-name="ce1">
            <text:p>0.003225</text:p>
          </table:table-cell>
          <table:table-cell office:value-type="float" office:value="3.5474999999999999E-3" table:style-name="ce1">
            <text:p>0.0035475</text:p>
          </table:table-cell>
          <table:table-cell office:value-type="float" office:value="3.8054999999999994E-3" table:style-name="ce1">
            <text:p>0.0038055</text:p>
          </table:table-cell>
          <table:table-cell office:value-type="float" office:value="3.8700000000000002E-3" table:style-name="ce1">
            <text:p>0.00387</text:p>
          </table:table-cell>
          <table:table-cell office:value-type="float" office:value="3.7732500000000001E-3" table:style-name="ce1">
            <text:p>0.00377325</text:p>
          </table:table-cell>
          <table:table-cell office:value-type="float" office:value="3.3862500000000004E-3" table:style-name="ce1">
            <text:p>0.00338625</text:p>
          </table:table-cell>
          <table:table-cell office:value-type="float" office:value="2.9025000000000001E-3" table:style-name="ce1">
            <text:p>0.0029025</text:p>
          </table:table-cell>
          <table:table-cell office:value-type="float" office:value="2.4832500000000002E-3" table:style-name="ce1">
            <text:p>0.00248325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2.7951E-3" table:formula="of:=0.5775*[.U80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2.234925E-3" table:formula="of:=0.5775*[.U81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2.7951E-3" table:formula="of:=0.5775*[.U82]" table:style-name="ce1">
            <text:p>-0.0027951</text:p>
          </table:table-cell>
          <table:table-cell office:value-type="float" office:value="-2.7507333333333332E-3" table:style-name="ce1">
            <text:p>-0.002750733</text:p>
          </table:table-cell>
          <table:table-cell office:value-type="float" office:value="-2.6619999999999999E-3" table:style-name="ce1">
            <text:p>-0.002662</text:p>
          </table:table-cell>
          <table:table-cell office:value-type="float" office:value="-2.5732666666666662E-3" table:style-name="ce1">
            <text:p>-0.002573267</text:p>
          </table:table-cell>
          <table:table-cell office:value-type="float" office:value="-2.6176333333333334E-3" table:style-name="ce1">
            <text:p>-0.002617633</text:p>
          </table:table-cell>
          <table:table-cell office:value-type="float" office:value="-2.8838333333333333E-3" table:style-name="ce1">
            <text:p>-0.002883833</text:p>
          </table:table-cell>
          <table:table-cell office:value-type="float" office:value="-3.1944E-3" table:style-name="ce1">
            <text:p>-0.0031944</text:p>
          </table:table-cell>
          <table:table-cell office:value-type="float" office:value="-3.7711666666666666E-3" table:style-name="ce1">
            <text:p>-0.003771167</text:p>
          </table:table-cell>
          <table:table-cell office:value-type="float" office:value="-4.2148333333333335E-3" table:style-name="ce1">
            <text:p>-0.004214833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3922999999999992E-3" table:style-name="ce1">
            <text:p>-0.0043923</text:p>
          </table:table-cell>
          <table:table-cell office:value-type="float" office:value="-4.1260999999999997E-3" table:style-name="ce1">
            <text:p>-0.0041261</text:p>
          </table:table-cell>
          <table:table-cell office:value-type="float" office:value="-4.0817333333333329E-3" table:style-name="ce1">
            <text:p>-0.004081733</text:p>
          </table:table-cell>
          <table:table-cell office:value-type="float" office:value="-3.9929999999999992E-3" table:style-name="ce1">
            <text:p>-0.003993</text:p>
          </table:table-cell>
          <table:table-cell office:value-type="float" office:value="-3.9042666666666663E-3" table:style-name="ce1">
            <text:p>-0.003904267</text:p>
          </table:table-cell>
          <table:table-cell office:value-type="float" office:value="-4.0333333333333332E-3" table:style-name="ce1">
            <text:p>-0.004033333</text:p>
          </table:table-cell>
          <table:table-cell office:value-type="float" office:value="-4.436666666666666E-3" table:style-name="ce1">
            <text:p>-0.004436667</text:p>
          </table:table-cell>
          <table:table-cell office:value-type="float" office:value="-4.7593333333333324E-3" table:style-name="ce1">
            <text:p>-0.004759333</text:p>
          </table:table-cell>
          <table:table-cell office:value-type="float" office:value="-4.8399999999999997E-3" table:style-name="ce1">
            <text:p>-0.00484</text:p>
          </table:table-cell>
          <table:table-cell office:value-type="float" office:value="-4.7189999999999992E-3" table:style-name="ce1">
            <text:p>-0.004719</text:p>
          </table:table-cell>
          <table:table-cell office:value-type="float" office:value="-4.235E-3" table:style-name="ce1">
            <text:p>-0.004235</text:p>
          </table:table-cell>
          <table:table-cell office:value-type="float" office:value="-3.6299999999999995E-3" table:style-name="ce1">
            <text:p>-0.00363</text:p>
          </table:table-cell>
          <table:table-cell office:value-type="float" office:value="-3.1056666666666667E-3" table:style-name="ce1">
            <text:p>-0.003105667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.19443269999999999" table:formula="of:=0.5775*[.U83]" table:style-name="ce1">
            <text:p>0.1944327</text:p>
          </table:table-cell>
          <table:table-cell office:value-type="float" office:value="0.19134646666666666" table:style-name="ce1">
            <text:p>0.191346467</text:p>
          </table:table-cell>
          <table:table-cell office:value-type="float" office:value="0.18517400000000001" table:style-name="ce1">
            <text:p>0.185174</text:p>
          </table:table-cell>
          <table:table-cell office:value-type="float" office:value="0.1790015333333333" table:style-name="ce1">
            <text:p>0.179001533</text:p>
          </table:table-cell>
          <table:table-cell office:value-type="float" office:value="0.18208776666666668" table:style-name="ce1">
            <text:p>0.182087767</text:p>
          </table:table-cell>
          <table:table-cell office:value-type="float" office:value="0.20060516666666664" table:style-name="ce1">
            <text:p>0.200605167</text:p>
          </table:table-cell>
          <table:table-cell office:value-type="float" office:value="0.22220879999999998" table:style-name="ce1">
            <text:p>0.2222088</text:p>
          </table:table-cell>
          <table:table-cell office:value-type="float" office:value="0.26232983333333332" table:style-name="ce1">
            <text:p>0.262329833</text:p>
          </table:table-cell>
          <table:table-cell office:value-type="float" office:value="0.29319216666666664" table:style-name="ce1">
            <text:p>0.293192167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0553709999999995" table:style-name="ce1">
            <text:p>0.3055371</text:p>
          </table:table-cell>
          <table:table-cell office:value-type="float" office:value="0.28701969999999999" table:style-name="ce1">
            <text:p>0.2870197</text:p>
          </table:table-cell>
          <table:table-cell office:value-type="float" office:value="0.28393346666666669" table:style-name="ce1">
            <text:p>0.283933467</text:p>
          </table:table-cell>
          <table:table-cell office:value-type="float" office:value="0.27776099999999998" table:style-name="ce1">
            <text:p>0.277761</text:p>
          </table:table-cell>
          <table:table-cell office:value-type="float" office:value="0.27158853333333333" table:style-name="ce1">
            <text:p>0.271588533</text:p>
          </table:table-cell>
          <table:table-cell office:value-type="float" office:value="0.28056666666666669" table:style-name="ce1">
            <text:p>0.280566667</text:p>
          </table:table-cell>
          <table:table-cell office:value-type="float" office:value="0.30862333333333331" table:style-name="ce1">
            <text:p>0.308623333</text:p>
          </table:table-cell>
          <table:table-cell office:value-type="float" office:value="0.33106866666666657" table:style-name="ce1">
            <text:p>0.331068667</text:p>
          </table:table-cell>
          <table:table-cell office:value-type="float" office:value="0.33667999999999998" table:style-name="ce1">
            <text:p>0.33668</text:p>
          </table:table-cell>
          <table:table-cell office:value-type="float" office:value="0.32826299999999997" table:style-name="ce1">
            <text:p>0.328263</text:p>
          </table:table-cell>
          <table:table-cell office:value-type="float" office:value="0.294595" table:style-name="ce1">
            <text:p>0.294595</text:p>
          </table:table-cell>
          <table:table-cell office:value-type="float" office:value="0.25251000000000001" table:style-name="ce1">
            <text:p>0.25251</text:p>
          </table:table-cell>
          <table:table-cell office:value-type="float" office:value="0.21603633333333333" table:style-name="ce1">
            <text:p>0.216036333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.234925E-3" table:formula="of:=0.5775*[.U84]" table:style-name="ce1">
            <text:p>-0.002234925</text:p>
          </table:table-cell>
          <table:table-cell office:value-type="float" office:value="-2.1994500000000004E-3" table:style-name="ce1">
            <text:p>-0.00219945</text:p>
          </table:table-cell>
          <table:table-cell office:value-type="float" office:value="-2.1285000000000002E-3" table:style-name="ce1">
            <text:p>-0.0021285</text:p>
          </table:table-cell>
          <table:table-cell office:value-type="float" office:value="-2.05755E-3" table:style-name="ce1">
            <text:p>-0.00205755</text:p>
          </table:table-cell>
          <table:table-cell office:value-type="float" office:value="-2.0930250000000001E-3" table:style-name="ce1">
            <text:p>-0.002093025</text:p>
          </table:table-cell>
          <table:table-cell office:value-type="float" office:value="-2.3058750000000002E-3" table:style-name="ce1">
            <text:p>-0.002305875</text:p>
          </table:table-cell>
          <table:table-cell office:value-type="float" office:value="-2.5542000000000004E-3" table:style-name="ce1">
            <text:p>-0.0025542</text:p>
          </table:table-cell>
          <table:table-cell office:value-type="float" office:value="-3.0153750000000003E-3" table:style-name="ce1">
            <text:p>-0.003015375</text:p>
          </table:table-cell>
          <table:table-cell office:value-type="float" office:value="-3.3701250000000003E-3" table:style-name="ce1">
            <text:p>-0.00337012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5120250000000002E-3" table:style-name="ce1">
            <text:p>-0.003512025</text:p>
          </table:table-cell>
          <table:table-cell office:value-type="float" office:value="-3.2991750000000001E-3" table:style-name="ce1">
            <text:p>-0.003299175</text:p>
          </table:table-cell>
          <table:table-cell office:value-type="float" office:value="-3.2637000000000005E-3" table:style-name="ce1">
            <text:p>-0.0032637</text:p>
          </table:table-cell>
          <table:table-cell office:value-type="float" office:value="-3.1927499999999998E-3" table:style-name="ce1">
            <text:p>-0.00319275</text:p>
          </table:table-cell>
          <table:table-cell office:value-type="float" office:value="-3.1218000000000001E-3" table:style-name="ce1">
            <text:p>-0.0031218</text:p>
          </table:table-cell>
          <table:table-cell office:value-type="float" office:value="-3.2250000000000004E-3" table:style-name="ce1">
            <text:p>-0.003225</text:p>
          </table:table-cell>
          <table:table-cell office:value-type="float" office:value="-3.5474999999999999E-3" table:style-name="ce1">
            <text:p>-0.0035475</text:p>
          </table:table-cell>
          <table:table-cell office:value-type="float" office:value="-3.8054999999999994E-3" table:style-name="ce1">
            <text:p>-0.0038055</text:p>
          </table:table-cell>
          <table:table-cell office:value-type="float" office:value="-3.8700000000000002E-3" table:style-name="ce1">
            <text:p>-0.00387</text:p>
          </table:table-cell>
          <table:table-cell office:value-type="float" office:value="-3.7732500000000001E-3" table:style-name="ce1">
            <text:p>-0.00377325</text:p>
          </table:table-cell>
          <table:table-cell office:value-type="float" office:value="-3.3862500000000004E-3" table:style-name="ce1">
            <text:p>-0.00338625</text:p>
          </table:table-cell>
          <table:table-cell office:value-type="float" office:value="-2.9025000000000001E-3" table:style-name="ce1">
            <text:p>-0.0029025</text:p>
          </table:table-cell>
          <table:table-cell office:value-type="float" office:value="-2.4832500000000002E-3" table:style-name="ce1">
            <text:p>-0.00248325</text:p>
          </table:table-cell>
          <table:table-cell table:number-columns-repeated="16359"/>
        </table:table-row>
        <table:table-row table:number-rows-repeated="1048492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contin_rep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K FOR AC SCOPF</text:p>
          </table:table-cell>
          <table:table-cell table:number-columns-repeated="3" table:style-name="ce1"/>
          <table:table-cell office:value-type="string" table:style-name="ce7">
            <text:p>SET of CONTIN FINAL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6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style-name="ce1"/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9" table:style-name="ce6">
            <text:p>19</text:p>
          </table:table-cell>
          <table:table-cell office:value-type="float" office:value="58" table:style-name="ce2">
            <text:p>58</text:p>
          </table:table-cell>
          <table:table-cell office:value-type="float" office:value="40" table:style-name="ce2">
            <text:p>40</text:p>
          </table:table-cell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table:number-columns-repeated="1636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9" table:style-name="ce5">
            <text:p>1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33" table:style-name="ce6">
            <text:p>33</text:p>
          </table:table-cell>
          <table:table-cell office:value-type="float" office:value="184" table:style-name="ce6">
            <text:p>184</text:p>
          </table:table-cell>
          <table:table-cell office:value-type="float" office:value="131" table:style-name="ce2">
            <text:p>131</text:p>
          </table:table-cell>
          <table:table-cell office:value-type="float" office:value="75" table:style-name="ce2">
            <text:p>75</text:p>
          </table:table-cell>
          <table:table-cell office:value-type="float" office:value="79" table:style-name="ce2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6">
            <text:p>75</text:p>
          </table:table-cell>
          <table:table-cell office:value-type="float" office:value="79" table:style-name="ce6">
            <text:p>79</text:p>
          </table:table-cell>
          <table:table-cell table:style-name="ce1"/>
          <table:table-cell office:value-type="float" office:value="2" table:style-name="ce6">
            <text:p>2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table:number-columns-repeated="1636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39" table:style-name="ce6">
            <text:p>39</text:p>
          </table:table-cell>
          <table:table-cell office:value-type="float" office:value="199" table:style-name="ce6">
            <text:p>199</text:p>
          </table:table-cell>
          <table:table-cell office:value-type="float" office:value="134" table:style-name="ce2">
            <text:p>134</text:p>
          </table:table-cell>
          <table:table-cell office:value-type="float" office:value="80" table:style-name="ce2">
            <text:p>80</text:p>
          </table:table-cell>
          <table:table-cell office:value-type="float" office:value="87" table:style-name="ce2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table:number-columns-repeated="1636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float" office:value="56" table:style-name="ce6">
            <text:p>56</text:p>
          </table:table-cell>
          <table:table-cell office:value-type="float" office:value="153" table:style-name="ce2">
            <text:p>153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2" table:style-name="ce5">
            <text:p>12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5" table:style-name="ce6">
            <text:p>55</text:p>
          </table:table-cell>
          <table:table-cell office:value-type="float" office:value="58" table:style-name="ce6">
            <text:p>58</text:p>
          </table:table-cell>
          <table:table-cell office:value-type="float" office:value="154" table:style-name="ce2">
            <text:p>15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6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77" table:style-name="ce6">
            <text:p>77</text:p>
          </table:table-cell>
          <table:table-cell office:value-type="float" office:value="192" table:style-name="ce6">
            <text:p>192</text:p>
          </table:table-cell>
          <table:table-cell office:value-type="float" office:value="161" table:style-name="ce2">
            <text:p>161</text:p>
          </table:table-cell>
          <table:table-cell office:value-type="float" office:value="90" table:style-name="ce2">
            <text:p>90</text:p>
          </table:table-cell>
          <table:table-cell office:value-type="float" office:value="106" table:style-name="ce2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6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3" table:style-name="ce5">
            <text:p>23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87" table:style-name="ce6">
            <text:p>87</text:p>
          </table:table-cell>
          <table:table-cell office:value-type="float" office:value="167" table:style-name="ce2">
            <text:p>167</text:p>
          </table:table-cell>
          <table:table-cell office:value-type="float" office:value="96" table:style-name="ce2">
            <text:p>96</text:p>
          </table:table-cell>
          <table:table-cell office:value-type="float" office:value="104" table:style-name="ce2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6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office:value-type="float" office:value="168" table:style-name="ce2">
            <text:p>168</text:p>
          </table:table-cell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6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office:value-type="float" office:value="170" table:style-name="ce2">
            <text:p>170</text:p>
          </table:table-cell>
          <table:table-cell office:value-type="float" office:value="102" table:style-name="ce2">
            <text:p>102</text:p>
          </table:table-cell>
          <table:table-cell office:value-type="float" office:value="107" table:style-name="ce2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6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3" table:style-name="ce5">
            <text:p>13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office:value-type="float" office:value="195" table:style-name="ce2">
            <text:p>195</text:p>
          </table:table-cell>
          <table:table-cell office:value-type="float" office:value="273" table:style-name="ce2">
            <text:p>273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273" table:style-name="ce8">
            <text:p>273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office:value-type="float" office:value="201" table:style-name="ce2">
            <text:p>201</text:p>
          </table:table-cell>
          <table:table-cell office:value-type="float" office:value="280" table:style-name="ce2">
            <text:p>280</text:p>
          </table:table-cell>
          <table:table-cell office:value-type="float" office:value="281" table:style-name="ce2">
            <text:p>281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style-name="ce1"/>
          <table:table-cell office:value-type="float" office:value="11" table:style-name="ce8">
            <text:p>11</text:p>
          </table:table-cell>
          <table:table-cell office:value-type="float" office:value="280" table:style-name="ce8">
            <text:p>280</text:p>
          </table:table-cell>
          <table:table-cell office:value-type="float" office:value="281" table:style-name="ce8">
            <text:p>281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4" table:style-name="ce5">
            <text:p>14</text:p>
          </table:table-cell>
          <table:table-cell office:value-type="float" office:value="180" table:style-name="ce5">
            <text:p>180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office:value-type="float" office:value="202" table:style-name="ce2">
            <text:p>202</text:p>
          </table:table-cell>
          <table:table-cell office:value-type="float" office:value="281" table:style-name="ce2">
            <text:p>281</text:p>
          </table:table-cell>
          <table:table-cell office:value-type="float" office:value="282" table:style-name="ce2">
            <text:p>28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style-name="ce1"/>
          <table:table-cell office:value-type="float" office:value="12" table:style-name="ce8">
            <text:p>12</text:p>
          </table:table-cell>
          <table:table-cell office:value-type="float" office:value="281" table:style-name="ce8">
            <text:p>281</text:p>
          </table:table-cell>
          <table:table-cell office:value-type="float" office:value="282" table:style-name="ce8">
            <text:p>28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246" table:style-name="ce5">
            <text:p>246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style-name="ce1"/>
          <table:table-cell office:value-type="float" office:value="13" table:style-name="ce6">
            <text:p>13</text:p>
          </table:table-cell>
          <table:table-cell office:value-type="float" office:value="81" table:style-name="ce6">
            <text:p>81</text:p>
          </table:table-cell>
          <table:table-cell office:value-type="float" office:value="94" table:style-name="ce6">
            <text:p>94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4" table:style-name="ce5">
            <text:p>14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style-name="ce1"/>
          <table:table-cell office:value-type="float" office:value="14" table:style-name="ce6">
            <text:p>14</text:p>
          </table:table-cell>
          <table:table-cell office:value-type="float" office:value="81" table:style-name="ce6">
            <text:p>81</text:p>
          </table:table-cell>
          <table:table-cell office:value-type="float" office:value="93" table:style-name="ce6">
            <text:p>93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26" table:style-name="ce5">
            <text:p>26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4"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style-name="ce1"/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office:value-type="float" office:value="85" table:style-name="ce6">
            <text:p>85</text:p>
          </table:table-cell>
          <table:table-cell table:number-columns-repeated="1636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5">
            <text:p>15</text:p>
          </table:table-cell>
          <table:table-cell office:value-type="float" office:value="28" table:style-name="ce5">
            <text:p>28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16" table:style-name="ce6">
            <text:p>16</text:p>
          </table:table-cell>
          <table:table-cell office:value-type="float" office:value="82" table:style-name="ce6">
            <text:p>82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6" table:style-name="ce6">
            <text:p>16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2" table:style-name="ce5">
            <text:p>22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4" table:style-name="ce1"/>
          <table:table-cell office:value-type="float" office:value="17" table:style-name="ce6">
            <text:p>17</text:p>
          </table:table-cell>
          <table:table-cell office:value-type="float" office:value="82" table:style-name="ce6">
            <text:p>82</text:p>
          </table:table-cell>
          <table:table-cell office:value-type="float" office:value="89" table:style-name="ce6">
            <text:p>89</text:p>
          </table:table-cell>
          <table:table-cell table:style-name="ce1"/>
          <table:table-cell office:value-type="float" office:value="17" table:style-name="ce6">
            <text:p>17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6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4" table:style-name="ce1"/>
          <table:table-cell office:value-type="float" office:value="18" table:style-name="ce6">
            <text:p>18</text:p>
          </table:table-cell>
          <table:table-cell office:value-type="float" office:value="83" table:style-name="ce6">
            <text:p>83</text:p>
          </table:table-cell>
          <table:table-cell office:value-type="float" office:value="95" table:style-name="ce6">
            <text:p>95</text:p>
          </table:table-cell>
          <table:table-cell table:style-name="ce1"/>
          <table:table-cell office:value-type="float" office:value="18" table:style-name="ce6">
            <text:p>18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6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4" table:style-name="ce1"/>
          <table:table-cell office:value-type="float" office:value="19" table:style-name="ce6">
            <text:p>19</text:p>
          </table:table-cell>
          <table:table-cell office:value-type="float" office:value="83" table:style-name="ce6">
            <text:p>83</text:p>
          </table:table-cell>
          <table:table-cell office:value-type="float" office:value="100" table:style-name="ce6">
            <text:p>100</text:p>
          </table:table-cell>
          <table:table-cell table:style-name="ce1"/>
          <table:table-cell office:value-type="float" office:value="19" table:style-name="ce6">
            <text:p>19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6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20" table:style-name="ce6">
            <text:p>20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style-name="ce1"/>
          <table:table-cell office:value-type="float" office:value="20" table:style-name="ce6">
            <text:p>20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6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21" table:style-name="ce5">
            <text:p>21</text:p>
          </table:table-cell>
          <table:table-cell table:style-name="ce1"/>
          <table:table-cell office:value-type="float" office:value="21" table:style-name="ce6">
            <text:p>21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4" table:style-name="ce1"/>
          <table:table-cell office:value-type="float" office:value="21" table:style-name="ce6">
            <text:p>21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7" table:style-name="ce5">
            <text:p>17</text:p>
          </table:table-cell>
          <table:table-cell office:value-type="float" office:value="184" table:style-name="ce5">
            <text:p>184</text:p>
          </table:table-cell>
          <table:table-cell table:style-name="ce1"/>
          <table:table-cell office:value-type="float" office:value="22" table:style-name="ce6">
            <text:p>22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4" table:style-name="ce1"/>
          <table:table-cell office:value-type="float" office:value="22" table:style-name="ce6">
            <text:p>22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70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style-name="ce1"/>
          <table:table-cell office:value-type="float" office:value="23" table:style-name="ce6">
            <text:p>23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24" table:style-name="ce6">
            <text:p>24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4" table:style-name="ce1"/>
          <table:table-cell office:value-type="float" office:value="24" table:style-name="ce6">
            <text:p>24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table:style-name="ce1"/>
          <table:table-cell office:value-type="float" office:value="25" table:style-name="ce6">
            <text:p>25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4" table:style-name="ce1"/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5">
            <text:p>21</text:p>
          </table:table-cell>
          <table:table-cell office:value-type="float" office:value="30" table:style-name="ce5">
            <text:p>30</text:p>
          </table:table-cell>
          <table:table-cell table:style-name="ce1"/>
          <table:table-cell office:value-type="float" office:value="26" table:style-name="ce6">
            <text:p>26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6" table:style-name="ce6">
            <text:p>26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2" table:style-name="ce5">
            <text:p>22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7" table:style-name="ce6">
            <text:p>27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4" table:style-name="ce1"/>
          <table:table-cell office:value-type="float" office:value="27" table:style-name="ce6">
            <text:p>27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34" table:style-name="ce5">
            <text:p>34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4" table:style-name="ce1"/>
          <table:table-cell office:value-type="float" office:value="28" table:style-name="ce6">
            <text:p>28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24" table:style-name="ce5">
            <text:p>24</text:p>
          </table:table-cell>
          <table:table-cell office:value-type="float" office:value="31" table:style-name="ce5">
            <text:p>31</text:p>
          </table:table-cell>
          <table:table-cell table:style-name="ce1"/>
          <table:table-cell office:value-type="float" office:value="29" table:style-name="ce6">
            <text:p>29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4" table:style-name="ce1"/>
          <table:table-cell office:value-type="float" office:value="29" table:style-name="ce6">
            <text:p>29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24" table:style-name="ce5">
            <text:p>24</text:p>
          </table:table-cell>
          <table:table-cell office:value-type="float" office:value="248" table:style-name="ce5">
            <text:p>248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4" table:style-name="ce1"/>
          <table:table-cell office:value-type="float" office:value="30" table:style-name="ce6">
            <text:p>30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5" table:style-name="ce5">
            <text:p>25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1" table:style-name="ce6">
            <text:p>31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77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27" table:style-name="ce5">
            <text:p>27</text:p>
          </table:table-cell>
          <table:table-cell office:value-type="float" office:value="185" table:style-name="ce5">
            <text:p>185</text:p>
          </table:table-cell>
          <table:table-cell table:style-name="ce1"/>
          <table:table-cell office:value-type="float" office:value="32" table:style-name="ce6">
            <text:p>32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table:style-name="ce1"/>
          <table:table-cell office:value-type="float" office:value="33" table:style-name="ce6">
            <text:p>33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5">
            <text:p>32</text:p>
          </table:table-cell>
          <table:table-cell table:style-name="ce1"/>
          <table:table-cell office:value-type="float" office:value="34" table:style-name="ce6">
            <text:p>34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77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0" table:style-name="ce5">
            <text:p>30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0" table:style-name="ce5">
            <text:p>30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0" table:style-name="ce5">
            <text:p>30</text:p>
          </table:table-cell>
          <table:table-cell office:value-type="float" office:value="174" table:style-name="ce5">
            <text:p>174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float" office:value="248" table:style-name="ce5">
            <text:p>248</text:p>
          </table:table-cell>
          <table:table-cell table:number-columns-repeated="1638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2" table:style-name="ce5">
            <text:p>32</text:p>
          </table:table-cell>
          <table:table-cell office:value-type="float" office:value="33" table:style-name="ce5">
            <text:p>33</text:p>
          </table:table-cell>
          <table:table-cell table:number-columns-repeated="16381" table:style-name="ce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3" table:style-name="ce5">
            <text:p>33</text:p>
          </table:table-cell>
          <table:table-cell office:value-type="float" office:value="184" table:style-name="ce5">
            <text:p>184</text:p>
          </table:table-cell>
          <table:table-cell table:number-columns-repeated="16381" table:style-name="ce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3" table:style-name="ce5">
            <text:p>33</text:p>
          </table:table-cell>
          <table:table-cell office:value-type="float" office:value="173" table:style-name="ce5">
            <text:p>173</text:p>
          </table:table-cell>
          <table:table-cell table:number-columns-repeated="1638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6" table:style-name="ce5">
            <text:p>36</text:p>
          </table:table-cell>
          <table:table-cell office:value-type="float" office:value="71" table:style-name="ce5">
            <text:p>71</text:p>
          </table:table-cell>
          <table:table-cell table:number-columns-repeated="1638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6" table:style-name="ce5">
            <text:p>36</text:p>
          </table:table-cell>
          <table:table-cell office:value-type="float" office:value="64" table:style-name="ce5">
            <text:p>64</text:p>
          </table:table-cell>
          <table:table-cell table:number-columns-repeated="1638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7" table:style-name="ce5">
            <text:p>37</text:p>
          </table:table-cell>
          <table:table-cell office:value-type="float" office:value="213" table:style-name="ce5">
            <text:p>213</text:p>
          </table:table-cell>
          <table:table-cell table:number-columns-repeated="1638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7" table:style-name="ce5">
            <text:p>37</text:p>
          </table:table-cell>
          <table:table-cell office:value-type="float" office:value="59" table:style-name="ce5">
            <text:p>59</text:p>
          </table:table-cell>
          <table:table-cell table:number-columns-repeated="1638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7" table:style-name="ce5">
            <text:p>37</text:p>
          </table:table-cell>
          <table:table-cell office:value-type="float" office:value="214" table:style-name="ce5">
            <text:p>214</text:p>
          </table:table-cell>
          <table:table-cell table:number-columns-repeated="1638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7" table:style-name="ce5">
            <text:p>37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8" table:style-name="ce5">
            <text:p>38</text:p>
          </table:table-cell>
          <table:table-cell office:value-type="float" office:value="208" table:style-name="ce5">
            <text:p>208</text:p>
          </table:table-cell>
          <table:table-cell table:number-columns-repeated="1638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8" table:style-name="ce5">
            <text:p>38</text:p>
          </table:table-cell>
          <table:table-cell office:value-type="float" office:value="209" table:style-name="ce5">
            <text:p>209</text:p>
          </table:table-cell>
          <table:table-cell table:number-columns-repeated="1638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9" table:style-name="ce5">
            <text:p>39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39" table:style-name="ce5">
            <text:p>39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39" table:style-name="ce5">
            <text:p>39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39" table:style-name="ce5">
            <text:p>39</text:p>
          </table:table-cell>
          <table:table-cell office:value-type="float" office:value="71" table:style-name="ce5">
            <text:p>71</text:p>
          </table:table-cell>
          <table:table-cell table:number-columns-repeated="1638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39" table:style-name="ce5">
            <text:p>39</text:p>
          </table:table-cell>
          <table:table-cell office:value-type="float" office:value="45" table:style-name="ce5">
            <text:p>45</text:p>
          </table:table-cell>
          <table:table-cell table:number-columns-repeated="1638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39" table:style-name="ce5">
            <text:p>39</text:p>
          </table:table-cell>
          <table:table-cell office:value-type="float" office:value="195" table:style-name="ce5">
            <text:p>195</text:p>
          </table:table-cell>
          <table:table-cell table:number-columns-repeated="1638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40" table:style-name="ce5">
            <text:p>40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40" table:style-name="ce5">
            <text:p>40</text:p>
          </table:table-cell>
          <table:table-cell office:value-type="float" office:value="51" table:style-name="ce5">
            <text:p>51</text:p>
          </table:table-cell>
          <table:table-cell table:number-columns-repeated="16381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41" table:style-name="ce5">
            <text:p>41</text:p>
          </table:table-cell>
          <table:table-cell office:value-type="float" office:value="53" table:style-name="ce5">
            <text:p>53</text:p>
          </table:table-cell>
          <table:table-cell table:number-columns-repeated="16381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41" table:style-name="ce5">
            <text:p>41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float" office:value="41" table:style-name="ce5">
            <text:p>41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float" office:value="41" table:style-name="ce5">
            <text:p>41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float" office:value="41" table:style-name="ce5">
            <text:p>41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float" office:value="42" table:style-name="ce5">
            <text:p>42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float" office:value="42" table:style-name="ce5">
            <text:p>42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float" office:value="43" table:style-name="ce5">
            <text:p>43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43" table:style-name="ce5">
            <text:p>43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43" table:style-name="ce5">
            <text:p>43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44" table:style-name="ce5">
            <text:p>44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float" office:value="44" table:style-name="ce5">
            <text:p>44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float" office:value="44" table:style-name="ce5">
            <text:p>44</text:p>
          </table:table-cell>
          <table:table-cell office:value-type="float" office:value="48" table:style-name="ce5">
            <text:p>48</text:p>
          </table:table-cell>
          <table:table-cell table:number-columns-repeated="16381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float" office:value="45" table:style-name="ce5">
            <text:p>45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45" table:style-name="ce5">
            <text:p>45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float" office:value="45" table:style-name="ce5">
            <text:p>45</text:p>
          </table:table-cell>
          <table:table-cell office:value-type="float" office:value="46" table:style-name="ce5">
            <text:p>46</text:p>
          </table:table-cell>
          <table:table-cell table:number-columns-repeated="16381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46" table:style-name="ce5">
            <text:p>46</text:p>
          </table:table-cell>
          <table:table-cell office:value-type="float" office:value="50" table:style-name="ce5">
            <text:p>50</text:p>
          </table:table-cell>
          <table:table-cell table:number-columns-repeated="16381"/>
        </table:table-row>
        <table:table-row table:style-name="ro1">
          <table:table-cell office:value-type="float" office:value="78" table:style-name="ce5">
            <text:p>78</text:p>
          </table:table-cell>
          <table:table-cell office:value-type="float" office:value="46" table:style-name="ce5">
            <text:p>46</text:p>
          </table:table-cell>
          <table:table-cell office:value-type="float" office:value="214" table:style-name="ce5">
            <text:p>214</text:p>
          </table:table-cell>
          <table:table-cell table:number-columns-repeated="16381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float" office:value="46" table:style-name="ce5">
            <text:p>46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5">
            <text:p>64</text:p>
          </table:table-cell>
          <table:table-cell table:number-columns-repeated="16381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47" table:style-name="ce5">
            <text:p>47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82" table:style-name="ce5">
            <text:p>82</text:p>
          </table:table-cell>
          <table:table-cell office:value-type="float" office:value="47" table:style-name="ce5">
            <text:p>47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47" table:style-name="ce5">
            <text:p>4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table:number-columns-repeated="16381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7" table:style-name="ce5">
            <text:p>47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48" table:style-name="ce5">
            <text:p>48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48" table:style-name="ce5">
            <text:p>48</text:p>
          </table:table-cell>
          <table:table-cell office:value-type="float" office:value="69" table:style-name="ce5">
            <text:p>69</text:p>
          </table:table-cell>
          <table:table-cell table:number-columns-repeated="16381"/>
        </table:table-row>
        <table:table-row table:style-name="ro1">
          <table:table-cell office:value-type="float" office:value="88" table:style-name="ce5">
            <text:p>88</text:p>
          </table:table-cell>
          <table:table-cell office:value-type="float" office:value="49" table:style-name="ce5">
            <text:p>49</text:p>
          </table:table-cell>
          <table:table-cell office:value-type="float" office:value="193" table:style-name="ce5">
            <text:p>193</text:p>
          </table:table-cell>
          <table:table-cell table:number-columns-repeated="16381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float" office:value="49" table:style-name="ce5">
            <text:p>49</text:p>
          </table:table-cell>
          <table:table-cell office:value-type="float" office:value="57" table:style-name="ce5">
            <text:p>57</text:p>
          </table:table-cell>
          <table:table-cell table:number-columns-repeated="16381"/>
        </table:table-row>
        <table:table-row table:style-name="ro1">
          <table:table-cell office:value-type="float" office:value="90" table:style-name="ce5">
            <text:p>90</text:p>
          </table:table-cell>
          <table:table-cell office:value-type="float" office:value="49" table:style-name="ce5">
            <text:p>49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float" office:value="50" table:style-name="ce5">
            <text:p>50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92" table:style-name="ce5">
            <text:p>92</text:p>
          </table:table-cell>
          <table:table-cell office:value-type="float" office:value="50" table:style-name="ce5">
            <text:p>50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93" table:style-name="ce5">
            <text:p>93</text:p>
          </table:table-cell>
          <table:table-cell office:value-type="float" office:value="50" table:style-name="ce5">
            <text:p>50</text:p>
          </table:table-cell>
          <table:table-cell office:value-type="float" office:value="215" table:style-name="ce5">
            <text:p>215</text:p>
          </table:table-cell>
          <table:table-cell table:number-columns-repeated="16381"/>
        </table:table-row>
        <table:table-row table:style-name="ro1">
          <table:table-cell office:value-type="float" office:value="94" table:style-name="ce5">
            <text:p>94</text:p>
          </table:table-cell>
          <table:table-cell office:value-type="float" office:value="50" table:style-name="ce5">
            <text:p>50</text:p>
          </table:table-cell>
          <table:table-cell office:value-type="float" office:value="213" table:style-name="ce5">
            <text:p>213</text:p>
          </table:table-cell>
          <table:table-cell table:number-columns-repeated="16381"/>
        </table:table-row>
        <table:table-row table:style-name="ro1">
          <table:table-cell office:value-type="float" office:value="95" table:style-name="ce5">
            <text:p>95</text:p>
          </table:table-cell>
          <table:table-cell office:value-type="float" office:value="50" table:style-name="ce5">
            <text:p>50</text:p>
          </table:table-cell>
          <table:table-cell office:value-type="float" office:value="55" table:style-name="ce5">
            <text:p>55</text:p>
          </table:table-cell>
          <table:table-cell table:number-columns-repeated="16381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float" office:value="50" table:style-name="ce5">
            <text:p>50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float" office:value="51" table:style-name="ce5">
            <text:p>51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float" office:value="51" table:style-name="ce5">
            <text:p>51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float" office:value="51" table:style-name="ce5">
            <text:p>51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52" table:style-name="ce5">
            <text:p>52</text:p>
          </table:table-cell>
          <table:table-cell office:value-type="float" office:value="199" table:style-name="ce5">
            <text:p>199</text:p>
          </table:table-cell>
          <table:table-cell table:number-columns-repeated="16381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float" office:value="53" table:style-name="ce5">
            <text:p>53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2" table:style-name="ce5">
            <text:p>102</text:p>
          </table:table-cell>
          <table:table-cell office:value-type="float" office:value="53" table:style-name="ce5">
            <text:p>53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03" table:style-name="ce5">
            <text:p>103</text:p>
          </table:table-cell>
          <table:table-cell office:value-type="float" office:value="54" table:style-name="ce5">
            <text:p>54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04" table:style-name="ce5">
            <text:p>104</text:p>
          </table:table-cell>
          <table:table-cell office:value-type="float" office:value="54" table:style-name="ce5">
            <text:p>54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05" table:style-name="ce5">
            <text:p>105</text:p>
          </table:table-cell>
          <table:table-cell office:value-type="float" office:value="54" table:style-name="ce5">
            <text:p>54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106" table:style-name="ce5">
            <text:p>106</text:p>
          </table:table-cell>
          <table:table-cell office:value-type="float" office:value="55" table:style-name="ce5">
            <text:p>55</text:p>
          </table:table-cell>
          <table:table-cell office:value-type="float" office:value="204" table:style-name="ce5">
            <text:p>204</text:p>
          </table:table-cell>
          <table:table-cell table:number-columns-repeated="16381"/>
        </table:table-row>
        <table:table-row table:style-name="ro1">
          <table:table-cell office:value-type="float" office:value="107" table:style-name="ce5">
            <text:p>107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table:number-columns-repeated="16381"/>
        </table:table-row>
        <table:table-row table:style-name="ro1">
          <table:table-cell office:value-type="float" office:value="108" table:style-name="ce5">
            <text:p>108</text:p>
          </table:table-cell>
          <table:table-cell office:value-type="float" office:value="55" table:style-name="ce5">
            <text:p>55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9" table:style-name="ce5">
            <text:p>109</text:p>
          </table:table-cell>
          <table:table-cell office:value-type="float" office:value="56" table:style-name="ce5">
            <text:p>56</text:p>
          </table:table-cell>
          <table:table-cell office:value-type="float" office:value="74" table:style-name="ce5">
            <text:p>74</text:p>
          </table:table-cell>
          <table:table-cell table:number-columns-repeated="16381"/>
        </table:table-row>
        <table:table-row table:style-name="ro1">
          <table:table-cell office:value-type="float" office:value="110" table:style-name="ce5">
            <text:p>110</text:p>
          </table:table-cell>
          <table:table-cell office:value-type="float" office:value="56" table:style-name="ce5">
            <text:p>56</text:p>
          </table:table-cell>
          <table:table-cell office:value-type="float" office:value="205" table:style-name="ce5">
            <text:p>205</text:p>
          </table:table-cell>
          <table:table-cell table:number-columns-repeated="16381"/>
        </table:table-row>
        <table:table-row table:style-name="ro1">
          <table:table-cell office:value-type="float" office:value="111" table:style-name="ce5">
            <text:p>111</text:p>
          </table:table-cell>
          <table:table-cell office:value-type="float" office:value="57" table:style-name="ce5">
            <text:p>57</text:p>
          </table:table-cell>
          <table:table-cell office:value-type="float" office:value="190" table:style-name="ce5">
            <text:p>190</text:p>
          </table:table-cell>
          <table:table-cell table:number-columns-repeated="16381"/>
        </table:table-row>
        <table:table-row table:style-name="ro1">
          <table:table-cell office:value-type="float" office:value="112" table:style-name="ce5">
            <text:p>112</text:p>
          </table:table-cell>
          <table:table-cell office:value-type="float" office:value="57" table:style-name="ce5">
            <text:p>57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13" table:style-name="ce5">
            <text:p>113</text:p>
          </table:table-cell>
          <table:table-cell office:value-type="float" office:value="57" table:style-name="ce5">
            <text:p>57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float" office:value="57" table:style-name="ce5">
            <text:p>57</text:p>
          </table:table-cell>
          <table:table-cell office:value-type="float" office:value="60" table:style-name="ce5">
            <text:p>60</text:p>
          </table:table-cell>
          <table:table-cell table:number-columns-repeated="1638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57" table:style-name="ce5">
            <text:p>57</text:p>
          </table:table-cell>
          <table:table-cell office:value-type="float" office:value="67" table:style-name="ce5">
            <text:p>67</text:p>
          </table:table-cell>
          <table:table-cell table:number-columns-repeated="16381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57" table:style-name="ce5">
            <text:p>57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float" office:value="58" table:style-name="ce5">
            <text:p>58</text:p>
          </table:table-cell>
          <table:table-cell office:value-type="float" office:value="219" table:style-name="ce5">
            <text:p>219</text:p>
          </table:table-cell>
          <table:table-cell table:number-columns-repeated="16381"/>
        </table:table-row>
        <table:table-row table:style-name="ro1">
          <table:table-cell office:value-type="float" office:value="118" table:style-name="ce5">
            <text:p>118</text:p>
          </table:table-cell>
          <table:table-cell office:value-type="float" office:value="59" table:style-name="ce5">
            <text:p>59</text:p>
          </table:table-cell>
          <table:table-cell office:value-type="float" office:value="217" table:style-name="ce5">
            <text:p>217</text:p>
          </table:table-cell>
          <table:table-cell table:number-columns-repeated="16381"/>
        </table:table-row>
        <table:table-row table:style-name="ro1"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float" office:value="62" table:style-name="ce5">
            <text:p>6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1" table:style-name="ce5">
            <text:p>121</text:p>
          </table:table-cell>
          <table:table-cell office:value-type="float" office:value="62" table:style-name="ce5">
            <text:p>62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94" table:style-name="ce5">
            <text:p>194</text:p>
          </table:table-cell>
          <table:table-cell table:number-columns-repeated="16381"/>
        </table:table-row>
        <table:table-row table:style-name="ro1">
          <table:table-cell office:value-type="float" office:value="123" table:style-name="ce5">
            <text:p>123</text:p>
          </table:table-cell>
          <table:table-cell office:value-type="float" office:value="65" table:style-name="ce5">
            <text:p>65</text:p>
          </table:table-cell>
          <table:table-cell office:value-type="float" office:value="259" table:style-name="ce5">
            <text:p>259</text:p>
          </table:table-cell>
          <table:table-cell table:number-columns-repeated="16381"/>
        </table:table-row>
        <table:table-row table:style-name="ro1">
          <table:table-cell office:value-type="float" office:value="124" table:style-name="ce5">
            <text:p>124</text:p>
          </table:table-cell>
          <table:table-cell office:value-type="float" office:value="65" table:style-name="ce5">
            <text:p>65</text:p>
          </table:table-cell>
          <table:table-cell office:value-type="float" office:value="257" table:style-name="ce5">
            <text:p>257</text:p>
          </table:table-cell>
          <table:table-cell table:number-columns-repeated="16381"/>
        </table:table-row>
        <table:table-row table:style-name="ro1">
          <table:table-cell office:value-type="float" office:value="125" table:style-name="ce5">
            <text:p>125</text:p>
          </table:table-cell>
          <table:table-cell office:value-type="float" office:value="69" table:style-name="ce5">
            <text:p>69</text:p>
          </table:table-cell>
          <table:table-cell office:value-type="float" office:value="70" table:style-name="ce5">
            <text:p>70</text:p>
          </table:table-cell>
          <table:table-cell table:number-columns-repeated="16381"/>
        </table:table-row>
        <table:table-row table:style-name="ro1"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197" table:style-name="ce5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7" table:style-name="ce5">
            <text:p>127</text:p>
          </table:table-cell>
          <table:table-cell office:value-type="float" office:value="71" table:style-name="ce5">
            <text:p>71</text:p>
          </table:table-cell>
          <table:table-cell office:value-type="float" office:value="78" table:style-name="ce5">
            <text:p>78</text:p>
          </table:table-cell>
          <table:table-cell table:number-columns-repeated="16381"/>
        </table:table-row>
        <table:table-row table:style-name="ro1">
          <table:table-cell office:value-type="float" office:value="128" table:style-name="ce5">
            <text:p>128</text:p>
          </table:table-cell>
          <table:table-cell office:value-type="float" office:value="72" table:style-name="ce5">
            <text:p>72</text:p>
          </table:table-cell>
          <table:table-cell office:value-type="float" office:value="261" table:style-name="ce5">
            <text:p>261</text:p>
          </table:table-cell>
          <table:table-cell table:number-columns-repeated="16381"/>
        </table:table-row>
        <table:table-row table:style-name="ro1">
          <table:table-cell office:value-type="float" office:value="129" table:style-name="ce5">
            <text:p>129</text:p>
          </table:table-cell>
          <table:table-cell office:value-type="float" office:value="73" table:style-name="ce5">
            <text:p>73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0" table:style-name="ce5">
            <text:p>130</text:p>
          </table:table-cell>
          <table:table-cell office:value-type="float" office:value="73" table:style-name="ce5">
            <text:p>73</text:p>
          </table:table-cell>
          <table:table-cell office:value-type="float" office:value="77" table:style-name="ce5">
            <text:p>77</text:p>
          </table:table-cell>
          <table:table-cell table:number-columns-repeated="16381"/>
        </table:table-row>
        <table:table-row table:style-name="ro1">
          <table:table-cell office:value-type="float" office:value="131" table:style-name="ce5">
            <text:p>131</text:p>
          </table:table-cell>
          <table:table-cell office:value-type="float" office:value="75" table:style-name="ce5">
            <text:p>75</text:p>
          </table:table-cell>
          <table:table-cell office:value-type="float" office:value="79" table:style-name="ce5">
            <text:p>79</text:p>
          </table:table-cell>
          <table:table-cell table:number-columns-repeated="16381"/>
        </table:table-row>
        <table:table-row table:style-name="ro1">
          <table:table-cell office:value-type="float" office:value="132" table:style-name="ce5">
            <text:p>132</text:p>
          </table:table-cell>
          <table:table-cell office:value-type="float" office:value="77" table:style-name="ce5">
            <text:p>77</text:p>
          </table:table-cell>
          <table:table-cell office:value-type="float" office:value="192" table:style-name="ce5">
            <text:p>192</text:p>
          </table:table-cell>
          <table:table-cell table:number-columns-repeated="16381"/>
        </table:table-row>
        <table:table-row table:style-name="ro1">
          <table:table-cell office:value-type="float" office:value="133" table:style-name="ce5">
            <text:p>133</text:p>
          </table:table-cell>
          <table:table-cell office:value-type="float" office:value="78" table:style-name="ce5">
            <text:p>78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34" table:style-name="ce5">
            <text:p>134</text:p>
          </table:table-cell>
          <table:table-cell office:value-type="float" office:value="80" table:style-name="ce5">
            <text:p>80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35" table:style-name="ce5">
            <text:p>135</text:p>
          </table:table-cell>
          <table:table-cell office:value-type="float" office:value="81" table:style-name="ce5">
            <text:p>81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36" table:style-name="ce5">
            <text:p>136</text:p>
          </table:table-cell>
          <table:table-cell office:value-type="float" office:value="81" table:style-name="ce5">
            <text:p>81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37" table:style-name="ce5">
            <text:p>137</text:p>
          </table:table-cell>
          <table:table-cell office:value-type="float" office:value="82" table:style-name="ce5">
            <text:p>82</text:p>
          </table:table-cell>
          <table:table-cell office:value-type="float" office:value="85" table:style-name="ce5">
            <text:p>85</text:p>
          </table:table-cell>
          <table:table-cell table:number-columns-repeated="16381"/>
        </table:table-row>
        <table:table-row table:style-name="ro1">
          <table:table-cell office:value-type="float" office:value="138" table:style-name="ce5">
            <text:p>138</text:p>
          </table:table-cell>
          <table:table-cell office:value-type="float" office:value="82" table:style-name="ce5">
            <text:p>82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39" table:style-name="ce5">
            <text:p>139</text:p>
          </table:table-cell>
          <table:table-cell office:value-type="float" office:value="82" table:style-name="ce5">
            <text:p>82</text:p>
          </table:table-cell>
          <table:table-cell office:value-type="float" office:value="89" table:style-name="ce5">
            <text:p>89</text:p>
          </table:table-cell>
          <table:table-cell table:number-columns-repeated="16381"/>
        </table:table-row>
        <table:table-row table:style-name="ro1">
          <table:table-cell office:value-type="float" office:value="140" table:style-name="ce5">
            <text:p>140</text:p>
          </table:table-cell>
          <table:table-cell office:value-type="float" office:value="83" table:style-name="ce5">
            <text:p>83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1" table:style-name="ce5">
            <text:p>141</text:p>
          </table:table-cell>
          <table:table-cell office:value-type="float" office:value="83" table:style-name="ce5">
            <text:p>83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2" table:style-name="ce5">
            <text:p>142</text:p>
          </table:table-cell>
          <table:table-cell office:value-type="float" office:value="83" table:style-name="ce5">
            <text:p>8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43" table:style-name="ce5">
            <text:p>143</text:p>
          </table:table-cell>
          <table:table-cell office:value-type="float" office:value="83" table:style-name="ce5">
            <text:p>83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4" table:style-name="ce5">
            <text:p>144</text:p>
          </table:table-cell>
          <table:table-cell office:value-type="float" office:value="84" table:style-name="ce5">
            <text:p>84</text:p>
          </table:table-cell>
          <table:table-cell office:value-type="float" office:value="86" table:style-name="ce5">
            <text:p>86</text:p>
          </table:table-cell>
          <table:table-cell table:number-columns-repeated="16381"/>
        </table:table-row>
        <table:table-row table:style-name="ro1">
          <table:table-cell office:value-type="float" office:value="145" table:style-name="ce5">
            <text:p>145</text:p>
          </table:table-cell>
          <table:table-cell office:value-type="float" office:value="84" table:style-name="ce5">
            <text:p>84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46" table:style-name="ce5">
            <text:p>146</text:p>
          </table:table-cell>
          <table:table-cell office:value-type="float" office:value="85" table:style-name="ce5">
            <text:p>85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47" table:style-name="ce5">
            <text:p>147</text:p>
          </table:table-cell>
          <table:table-cell office:value-type="float" office:value="85" table:style-name="ce5">
            <text:p>85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48" table:style-name="ce5">
            <text:p>148</text:p>
          </table:table-cell>
          <table:table-cell office:value-type="float" office:value="86" table:style-name="ce5">
            <text:p>86</text:p>
          </table:table-cell>
          <table:table-cell office:value-type="float" office:value="87" table:style-name="ce5">
            <text:p>87</text:p>
          </table:table-cell>
          <table:table-cell table:number-columns-repeated="16381"/>
        </table:table-row>
        <table:table-row table:style-name="ro1">
          <table:table-cell office:value-type="float" office:value="149" table:style-name="ce5">
            <text:p>149</text:p>
          </table:table-cell>
          <table:table-cell office:value-type="float" office:value="86" table:style-name="ce5">
            <text:p>86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0" table:style-name="ce5">
            <text:p>150</text:p>
          </table:table-cell>
          <table:table-cell office:value-type="float" office:value="86" table:style-name="ce5">
            <text:p>86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1" table:style-name="ce5">
            <text:p>151</text:p>
          </table:table-cell>
          <table:table-cell office:value-type="float" office:value="87" table:style-name="ce5">
            <text:p>87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2" table:style-name="ce5">
            <text:p>152</text:p>
          </table:table-cell>
          <table:table-cell office:value-type="float" office:value="87" table:style-name="ce5">
            <text:p>87</text:p>
          </table:table-cell>
          <table:table-cell office:value-type="float" office:value="102" table:style-name="ce5">
            <text:p>102</text:p>
          </table:table-cell>
          <table:table-cell table:number-columns-repeated="16381"/>
        </table:table-row>
        <table:table-row table:style-name="ro1">
          <table:table-cell office:value-type="float" office:value="153" table:style-name="ce5">
            <text:p>153</text:p>
          </table:table-cell>
          <table:table-cell office:value-type="float" office:value="88" table:style-name="ce5">
            <text:p>88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54" table:style-name="ce5">
            <text:p>154</text:p>
          </table:table-cell>
          <table:table-cell office:value-type="float" office:value="88" table:style-name="ce5">
            <text:p>88</text:p>
          </table:table-cell>
          <table:table-cell office:value-type="float" office:value="96" table:style-name="ce5">
            <text:p>96</text:p>
          </table:table-cell>
          <table:table-cell table:number-columns-repeated="16381"/>
        </table:table-row>
        <table:table-row table:style-name="ro1">
          <table:table-cell office:value-type="float" office:value="155" table:style-name="ce5">
            <text:p>155</text:p>
          </table:table-cell>
          <table:table-cell office:value-type="float" office:value="88" table:style-name="ce5">
            <text:p>88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56" table:style-name="ce5">
            <text:p>156</text:p>
          </table:table-cell>
          <table:table-cell office:value-type="float" office:value="89" table:style-name="ce5">
            <text:p>89</text:p>
          </table:table-cell>
          <table:table-cell office:value-type="float" office:value="226" table:style-name="ce5">
            <text:p>226</text:p>
          </table:table-cell>
          <table:table-cell table:number-columns-repeated="16381"/>
        </table:table-row>
        <table:table-row table:style-name="ro1">
          <table:table-cell office:value-type="float" office:value="157" table:style-name="ce5">
            <text:p>157</text:p>
          </table:table-cell>
          <table:table-cell office:value-type="float" office:value="89" table:style-name="ce5">
            <text:p>89</text:p>
          </table:table-cell>
          <table:table-cell office:value-type="float" office:value="100" table:style-name="ce5">
            <text:p>100</text:p>
          </table:table-cell>
          <table:table-cell table:number-columns-repeated="16381"/>
        </table:table-row>
        <table:table-row table:style-name="ro1">
          <table:table-cell office:value-type="float" office:value="158" table:style-name="ce5">
            <text:p>158</text:p>
          </table:table-cell>
          <table:table-cell office:value-type="float" office:value="89" table:style-name="ce5">
            <text:p>89</text:p>
          </table:table-cell>
          <table:table-cell office:value-type="float" office:value="97" table:style-name="ce5">
            <text:p>97</text:p>
          </table:table-cell>
          <table:table-cell table:number-columns-repeated="16381"/>
        </table:table-row>
        <table:table-row table:style-name="ro1">
          <table:table-cell office:value-type="float" office:value="159" table:style-name="ce5">
            <text:p>159</text:p>
          </table:table-cell>
          <table:table-cell office:value-type="float" office:value="90" table:style-name="ce5">
            <text:p>90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0" table:style-name="ce5">
            <text:p>160</text:p>
          </table:table-cell>
          <table:table-cell office:value-type="float" office:value="90" table:style-name="ce5">
            <text:p>90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61" table:style-name="ce5">
            <text:p>161</text:p>
          </table:table-cell>
          <table:table-cell office:value-type="float" office:value="90" table:style-name="ce5">
            <text:p>90</text:p>
          </table:table-cell>
          <table:table-cell office:value-type="float" office:value="106" table:style-name="ce5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2" table:style-name="ce5">
            <text:p>162</text:p>
          </table:table-cell>
          <table:table-cell office:value-type="float" office:value="92" table:style-name="ce5">
            <text:p>92</text:p>
          </table:table-cell>
          <table:table-cell office:value-type="float" office:value="93" table:style-name="ce5">
            <text:p>93</text:p>
          </table:table-cell>
          <table:table-cell table:number-columns-repeated="16381"/>
        </table:table-row>
        <table:table-row table:style-name="ro1">
          <table:table-cell office:value-type="float" office:value="163" table:style-name="ce5">
            <text:p>163</text:p>
          </table:table-cell>
          <table:table-cell office:value-type="float" office:value="92" table:style-name="ce5">
            <text:p>92</text:p>
          </table:table-cell>
          <table:table-cell office:value-type="float" office:value="95" table:style-name="ce5">
            <text:p>95</text:p>
          </table:table-cell>
          <table:table-cell table:number-columns-repeated="16381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float" office:value="93" table:style-name="ce5">
            <text:p>93</text:p>
          </table:table-cell>
          <table:table-cell office:value-type="float" office:value="94" table:style-name="ce5">
            <text:p>94</text:p>
          </table:table-cell>
          <table:table-cell table:number-columns-repeated="16381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float" office:value="93" table:style-name="ce5">
            <text:p>93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float" office:value="95" table:style-name="ce5">
            <text:p>95</text:p>
          </table:table-cell>
          <table:table-cell office:value-type="float" office:value="101" table:style-name="ce5">
            <text:p>101</text:p>
          </table:table-cell>
          <table:table-cell table:number-columns-repeated="16381"/>
        </table:table-row>
        <table:table-row table:style-name="ro1">
          <table:table-cell office:value-type="float" office:value="167" table:style-name="ce5">
            <text:p>167</text:p>
          </table:table-cell>
          <table:table-cell office:value-type="float" office:value="96" table:style-name="ce5">
            <text:p>96</text:p>
          </table:table-cell>
          <table:table-cell office:value-type="float" office:value="104" table:style-name="ce5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table:number-columns-repeated="16381"/>
        </table:table-row>
        <table:table-row table:style-name="ro1">
          <table:table-cell office:value-type="float" office:value="169" table:style-name="ce5">
            <text:p>169</text:p>
          </table:table-cell>
          <table:table-cell office:value-type="float" office:value="101" table:style-name="ce5">
            <text:p>101</text:p>
          </table:table-cell>
          <table:table-cell office:value-type="float" office:value="103" table:style-name="ce5">
            <text:p>103</text:p>
          </table:table-cell>
          <table:table-cell table:number-columns-repeated="16381"/>
        </table:table-row>
        <table:table-row table:style-name="ro1">
          <table:table-cell office:value-type="float" office:value="170" table:style-name="ce5">
            <text:p>170</text:p>
          </table:table-cell>
          <table:table-cell office:value-type="float" office:value="102" table:style-name="ce5">
            <text:p>102</text:p>
          </table:table-cell>
          <table:table-cell office:value-type="float" office:value="107" table:style-name="ce5">
            <text:p>107</text:p>
          </table:table-cell>
          <table:table-cell table:number-columns-repeated="16381"/>
        </table:table-row>
        <table:table-row table:style-name="ro1">
          <table:table-cell office:value-type="float" office:value="171" table:style-name="ce5">
            <text:p>171</text:p>
          </table:table-cell>
          <table:table-cell office:value-type="float" office:value="115" table:style-name="ce5">
            <text:p>115</text:p>
          </table:table-cell>
          <table:table-cell office:value-type="float" office:value="269" table:style-name="ce5">
            <text:p>269</text:p>
          </table:table-cell>
          <table:table-cell table:number-columns-repeated="16381"/>
        </table:table-row>
        <table:table-row table:style-name="ro1">
          <table:table-cell office:value-type="float" office:value="172" table:style-name="ce5">
            <text:p>172</text:p>
          </table:table-cell>
          <table:table-cell office:value-type="float" office:value="116" table:style-name="ce5">
            <text:p>116</text:p>
          </table:table-cell>
          <table:table-cell office:value-type="float" office:value="279" table:style-name="ce5">
            <text:p>279</text:p>
          </table:table-cell>
          <table:table-cell table:number-columns-repeated="16381"/>
        </table:table-row>
        <table:table-row table:style-name="ro1">
          <table:table-cell office:value-type="float" office:value="173" table:style-name="ce5">
            <text:p>173</text:p>
          </table:table-cell>
          <table:table-cell office:value-type="float" office:value="130" table:style-name="ce5">
            <text:p>130</text:p>
          </table:table-cell>
          <table:table-cell office:value-type="float" office:value="280" table:style-name="ce5">
            <text:p>280</text:p>
          </table:table-cell>
          <table:table-cell table:number-columns-repeated="16381"/>
        </table:table-row>
        <table:table-row table:style-name="ro1">
          <table:table-cell office:value-type="float" office:value="174" table:style-name="ce5">
            <text:p>174</text:p>
          </table:table-cell>
          <table:table-cell office:value-type="float" office:value="132" table:style-name="ce5">
            <text:p>132</text:p>
          </table:table-cell>
          <table:table-cell office:value-type="float" office:value="283" table:style-name="ce5">
            <text:p>283</text:p>
          </table:table-cell>
          <table:table-cell table:number-columns-repeated="16381"/>
        </table:table-row>
        <table:table-row table:style-name="ro1">
          <table:table-cell office:value-type="float" office:value="175" table:style-name="ce5">
            <text:p>175</text:p>
          </table:table-cell>
          <table:table-cell office:value-type="float" office:value="133" table:style-name="ce5">
            <text:p>133</text:p>
          </table:table-cell>
          <table:table-cell office:value-type="float" office:value="287" table:style-name="ce5">
            <text:p>287</text:p>
          </table:table-cell>
          <table:table-cell table:number-columns-repeated="16381"/>
        </table:table-row>
        <table:table-row table:style-name="ro1">
          <table:table-cell office:value-type="float" office:value="176" table:style-name="ce5">
            <text:p>176</text:p>
          </table:table-cell>
          <table:table-cell office:value-type="float" office:value="133" table:style-name="ce5">
            <text:p>133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77" table:style-name="ce5">
            <text:p>177</text:p>
          </table:table-cell>
          <table:table-cell office:value-type="float" office:value="145" table:style-name="ce5">
            <text:p>145</text:p>
          </table:table-cell>
          <table:table-cell office:value-type="float" office:value="286" table:style-name="ce5">
            <text:p>286</text:p>
          </table:table-cell>
          <table:table-cell table:number-columns-repeated="16381"/>
        </table:table-row>
        <table:table-row table:style-name="ro1">
          <table:table-cell office:value-type="float" office:value="178" table:style-name="ce5">
            <text:p>178</text:p>
          </table:table-cell>
          <table:table-cell office:value-type="float" office:value="148" table:style-name="ce5">
            <text:p>148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79" table:style-name="ce5">
            <text:p>179</text:p>
          </table:table-cell>
          <table:table-cell office:value-type="float" office:value="148" table:style-name="ce5">
            <text:p>148</text:p>
          </table:table-cell>
          <table:table-cell office:value-type="float" office:value="294" table:style-name="ce5">
            <text:p>294</text:p>
          </table:table-cell>
          <table:table-cell table:number-columns-repeated="16381"/>
        </table:table-row>
        <table:table-row table:style-name="ro1">
          <table:table-cell office:value-type="float" office:value="180" table:style-name="ce5">
            <text:p>180</text:p>
          </table:table-cell>
          <table:table-cell office:value-type="float" office:value="165" table:style-name="ce5">
            <text:p>165</text:p>
          </table:table-cell>
          <table:table-cell office:value-type="float" office:value="272" table:style-name="ce5">
            <text:p>272</text:p>
          </table:table-cell>
          <table:table-cell table:number-columns-repeated="16381"/>
        </table:table-row>
        <table:table-row table:style-name="ro1">
          <table:table-cell office:value-type="float" office:value="181" table:style-name="ce5">
            <text:p>181</text:p>
          </table:table-cell>
          <table:table-cell office:value-type="float" office:value="165" table:style-name="ce5">
            <text:p>165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2" table:style-name="ce5">
            <text:p>182</text:p>
          </table:table-cell>
          <table:table-cell office:value-type="float" office:value="165" table:style-name="ce5">
            <text:p>165</text:p>
          </table:table-cell>
          <table:table-cell office:value-type="float" office:value="300" table:style-name="ce5">
            <text:p>300</text:p>
          </table:table-cell>
          <table:table-cell table:number-columns-repeated="16381"/>
        </table:table-row>
        <table:table-row table:style-name="ro1">
          <table:table-cell office:value-type="float" office:value="183" table:style-name="ce5">
            <text:p>183</text:p>
          </table:table-cell>
          <table:table-cell office:value-type="float" office:value="167" table:style-name="ce5">
            <text:p>167</text:p>
          </table:table-cell>
          <table:table-cell office:value-type="float" office:value="297" table:style-name="ce5">
            <text:p>297</text:p>
          </table:table-cell>
          <table:table-cell table:number-columns-repeated="16381"/>
        </table:table-row>
        <table:table-row table:style-name="ro1">
          <table:table-cell office:value-type="float" office:value="184" table:style-name="ce5">
            <text:p>184</text:p>
          </table:table-cell>
          <table:table-cell office:value-type="float" office:value="172" table:style-name="ce5">
            <text:p>172</text:p>
          </table:table-cell>
          <table:table-cell office:value-type="float" office:value="304" table:style-name="ce5">
            <text:p>304</text:p>
          </table:table-cell>
          <table:table-cell table:number-columns-repeated="16381"/>
        </table:table-row>
        <table:table-row table:style-name="ro1">
          <table:table-cell office:value-type="float" office:value="185" table:style-name="ce5">
            <text:p>185</text:p>
          </table:table-cell>
          <table:table-cell office:value-type="float" office:value="173" table:style-name="ce5">
            <text:p>173</text:p>
          </table:table-cell>
          <table:table-cell office:value-type="float" office:value="174" table:style-name="ce5">
            <text:p>174</text:p>
          </table:table-cell>
          <table:table-cell table:number-columns-repeated="16381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float" office:value="193" table:style-name="ce5">
            <text:p>193</text:p>
          </table:table-cell>
          <table:table-cell office:value-type="float" office:value="220" table:style-name="ce5">
            <text:p>220</text:p>
          </table:table-cell>
          <table:table-cell table:number-columns-repeated="16381"/>
        </table:table-row>
        <table:table-row table:style-name="ro1">
          <table:table-cell office:value-type="float" office:value="187" table:style-name="ce5">
            <text:p>187</text:p>
          </table:table-cell>
          <table:table-cell office:value-type="float" office:value="195" table:style-name="ce5">
            <text:p>195</text:p>
          </table:table-cell>
          <table:table-cell office:value-type="float" office:value="258" table:style-name="ce5">
            <text:p>258</text:p>
          </table:table-cell>
          <table:table-cell table:number-columns-repeated="16381"/>
        </table:table-row>
        <table:table-row table:style-name="ro1">
          <table:table-cell office:value-type="float" office:value="188" table:style-name="ce5">
            <text:p>188</text:p>
          </table:table-cell>
          <table:table-cell office:value-type="float" office:value="208" table:style-name="ce5">
            <text:p>208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189" table:style-name="ce5">
            <text:p>189</text:p>
          </table:table-cell>
          <table:table-cell office:value-type="float" office:value="209" table:style-name="ce5">
            <text:p>209</text:p>
          </table:table-cell>
          <table:table-cell office:value-type="float" office:value="211" table:style-name="ce5">
            <text:p>211</text:p>
          </table:table-cell>
          <table:table-cell table:number-columns-repeated="16381"/>
        </table:table-row>
        <table:table-row table:style-name="ro1">
          <table:table-cell office:value-type="float" office:value="190" table:style-name="ce5">
            <text:p>190</text:p>
          </table:table-cell>
          <table:table-cell office:value-type="float" office:value="220" table:style-name="ce5">
            <text:p>220</text:p>
          </table:table-cell>
          <table:table-cell office:value-type="float" office:value="221" table:style-name="ce5">
            <text:p>221</text:p>
          </table:table-cell>
          <table:table-cell table:number-columns-repeated="16381"/>
        </table:table-row>
        <table:table-row table:style-name="ro1">
          <table:table-cell office:value-type="float" office:value="191" table:style-name="ce5">
            <text:p>191</text:p>
          </table:table-cell>
          <table:table-cell office:value-type="float" office:value="269" table:style-name="ce5">
            <text:p>269</text:p>
          </table:table-cell>
          <table:table-cell office:value-type="float" office:value="270" table:style-name="ce5">
            <text:p>270</text:p>
          </table:table-cell>
          <table:table-cell table:number-columns-repeated="16381" table:style-name="ce1"/>
        </table:table-row>
        <table:table-row table:style-name="ro1">
          <table:table-cell office:value-type="float" office:value="192" table:style-name="ce5">
            <text:p>192</text:p>
          </table:table-cell>
          <table:table-cell office:value-type="float" office:value="270" table:style-name="ce5">
            <text:p>270</text:p>
          </table:table-cell>
          <table:table-cell office:value-type="float" office:value="271" table:style-name="ce5">
            <text:p>271</text:p>
          </table:table-cell>
          <table:table-cell table:number-columns-repeated="16381" table:style-name="ce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float" office:value="271" table:style-name="ce5">
            <text:p>271</text:p>
          </table:table-cell>
          <table:table-cell office:value-type="float" office:value="272" table:style-name="ce5">
            <text:p>272</text:p>
          </table:table-cell>
          <table:table-cell table:number-columns-repeated="16381" table:style-name="ce1"/>
        </table:table-row>
        <table:table-row table:style-name="ro1">
          <table:table-cell office:value-type="float" office:value="194" table:style-name="ce5">
            <text:p>194</text:p>
          </table:table-cell>
          <table:table-cell office:value-type="float" office:value="273" table:style-name="ce5">
            <text:p>273</text:p>
          </table:table-cell>
          <table:table-cell office:value-type="float" office:value="274" table:style-name="ce5">
            <text:p>274</text:p>
          </table:table-cell>
          <table:table-cell table:number-columns-repeated="16381" table:style-name="ce1"/>
        </table:table-row>
        <table:table-row table:style-name="ro1">
          <table:table-cell office:value-type="float" office:value="195" table:style-name="ce5">
            <text:p>195</text:p>
          </table:table-cell>
          <table:table-cell office:value-type="float" office:value="273" table:style-name="ce5">
            <text:p>273</text:p>
          </table:table-cell>
          <table:table-cell office:value-type="float" office:value="282" table:style-name="ce5">
            <text:p>282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5">
            <text:p>196</text:p>
          </table:table-cell>
          <table:table-cell office:value-type="float" office:value="274" table:style-name="ce5">
            <text:p>274</text:p>
          </table:table-cell>
          <table:table-cell office:value-type="float" office:value="275" table:style-name="ce5">
            <text:p>275</text:p>
          </table:table-cell>
          <table:table-cell table:number-columns-repeated="16381" table:style-name="ce1"/>
        </table:table-row>
        <table:table-row table:style-name="ro1">
          <table:table-cell office:value-type="float" office:value="197" table:style-name="ce5">
            <text:p>197</text:p>
          </table:table-cell>
          <table:table-cell office:value-type="float" office:value="275" table:style-name="ce5">
            <text:p>275</text:p>
          </table:table-cell>
          <table:table-cell office:value-type="float" office:value="276" table:style-name="ce5">
            <text:p>276</text:p>
          </table:table-cell>
          <table:table-cell table:number-columns-repeated="16381" table:style-name="ce1"/>
        </table:table-row>
        <table:table-row table:style-name="ro1">
          <table:table-cell office:value-type="float" office:value="198" table:style-name="ce5">
            <text:p>198</text:p>
          </table:table-cell>
          <table:table-cell office:value-type="float" office:value="276" table:style-name="ce5">
            <text:p>276</text:p>
          </table:table-cell>
          <table:table-cell office:value-type="float" office:value="277" table:style-name="ce5">
            <text:p>277</text:p>
          </table:table-cell>
          <table:table-cell table:number-columns-repeated="16381" table:style-name="ce1"/>
        </table:table-row>
        <table:table-row table:style-name="ro1">
          <table:table-cell office:value-type="float" office:value="199" table:style-name="ce5">
            <text:p>199</text:p>
          </table:table-cell>
          <table:table-cell office:value-type="float" office:value="277" table:style-name="ce5">
            <text:p>277</text:p>
          </table:table-cell>
          <table:table-cell office:value-type="float" office:value="278" table:style-name="ce5">
            <text:p>27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0" table:style-name="ce5">
            <text:p>200</text:p>
          </table:table-cell>
          <table:table-cell office:value-type="float" office:value="278" table:style-name="ce5">
            <text:p>278</text:p>
          </table:table-cell>
          <table:table-cell office:value-type="float" office:value="279" table:style-name="ce5">
            <text:p>27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1" table:style-name="ce5">
            <text:p>201</text:p>
          </table:table-cell>
          <table:table-cell office:value-type="float" office:value="280" table:style-name="ce5">
            <text:p>280</text:p>
          </table:table-cell>
          <table:table-cell office:value-type="float" office:value="281" table:style-name="ce5">
            <text:p>28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 table:style-name="ce2"/>
        </table:table-row>
        <table:table-row table:style-name="ro1">
          <table:table-cell office:value-type="float" office:value="202" table:style-name="ce5">
            <text:p>202</text:p>
          </table:table-cell>
          <table:table-cell office:value-type="float" office:value="281" table:style-name="ce5">
            <text:p>281</text:p>
          </table:table-cell>
          <table:table-cell office:value-type="float" office:value="282" table:style-name="ce5">
            <text:p>28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3" table:style-name="ce5">
            <text:p>203</text:p>
          </table:table-cell>
          <table:table-cell office:value-type="float" office:value="283" table:style-name="ce5">
            <text:p>283</text:p>
          </table:table-cell>
          <table:table-cell office:value-type="float" office:value="284" table:style-name="ce5">
            <text:p>28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4" table:style-name="ce5">
            <text:p>204</text:p>
          </table:table-cell>
          <table:table-cell office:value-type="float" office:value="284" table:style-name="ce5">
            <text:p>284</text:p>
          </table:table-cell>
          <table:table-cell office:value-type="float" office:value="285" table:style-name="ce5">
            <text:p>28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5" table:style-name="ce5">
            <text:p>205</text:p>
          </table:table-cell>
          <table:table-cell office:value-type="float" office:value="285" table:style-name="ce5">
            <text:p>285</text:p>
          </table:table-cell>
          <table:table-cell office:value-type="float" office:value="286" table:style-name="ce5">
            <text:p>28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6" table:style-name="ce5">
            <text:p>206</text:p>
          </table:table-cell>
          <table:table-cell office:value-type="float" office:value="287" table:style-name="ce5">
            <text:p>287</text:p>
          </table:table-cell>
          <table:table-cell office:value-type="float" office:value="288" table:style-name="ce5">
            <text:p>288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7" table:style-name="ce5">
            <text:p>207</text:p>
          </table:table-cell>
          <table:table-cell office:value-type="float" office:value="294" table:style-name="ce5">
            <text:p>294</text:p>
          </table:table-cell>
          <table:table-cell office:value-type="float" office:value="295" table:style-name="ce5">
            <text:p>295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8" table:style-name="ce5">
            <text:p>208</text:p>
          </table:table-cell>
          <table:table-cell office:value-type="float" office:value="295" table:style-name="ce5">
            <text:p>295</text:p>
          </table:table-cell>
          <table:table-cell office:value-type="float" office:value="296" table:style-name="ce5">
            <text:p>296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09" table:style-name="ce5">
            <text:p>209</text:p>
          </table:table-cell>
          <table:table-cell office:value-type="float" office:value="296" table:style-name="ce5">
            <text:p>296</text:p>
          </table:table-cell>
          <table:table-cell office:value-type="float" office:value="297" table:style-name="ce5">
            <text:p>297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0" table:style-name="ce5">
            <text:p>210</text:p>
          </table:table-cell>
          <table:table-cell office:value-type="float" office:value="298" table:style-name="ce5">
            <text:p>298</text:p>
          </table:table-cell>
          <table:table-cell office:value-type="float" office:value="299" table:style-name="ce5">
            <text:p>299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1" table:style-name="ce5">
            <text:p>211</text:p>
          </table:table-cell>
          <table:table-cell office:value-type="float" office:value="299" table:style-name="ce5">
            <text:p>299</text:p>
          </table:table-cell>
          <table:table-cell office:value-type="float" office:value="301" table:style-name="ce5">
            <text:p>301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2" table:style-name="ce5">
            <text:p>212</text:p>
          </table:table-cell>
          <table:table-cell office:value-type="float" office:value="299" table:style-name="ce5">
            <text:p>299</text:p>
          </table:table-cell>
          <table:table-cell office:value-type="float" office:value="300" table:style-name="ce5">
            <text:p>300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3" table:style-name="ce5">
            <text:p>213</text:p>
          </table:table-cell>
          <table:table-cell office:value-type="float" office:value="301" table:style-name="ce5">
            <text:p>301</text:p>
          </table:table-cell>
          <table:table-cell office:value-type="float" office:value="302" table:style-name="ce5">
            <text:p>302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4" table:style-name="ce5">
            <text:p>214</text:p>
          </table:table-cell>
          <table:table-cell office:value-type="float" office:value="302" table:style-name="ce5">
            <text:p>302</text:p>
          </table:table-cell>
          <table:table-cell office:value-type="float" office:value="303" table:style-name="ce5">
            <text:p>303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style-name="ro1">
          <table:table-cell office:value-type="float" office:value="215" table:style-name="ce5">
            <text:p>215</text:p>
          </table:table-cell>
          <table:table-cell office:value-type="float" office:value="303" table:style-name="ce5">
            <text:p>303</text:p>
          </table:table-cell>
          <table:table-cell office:value-type="float" office:value="304" table:style-name="ce5">
            <text:p>304</text:p>
          </table:table-cell>
          <table:table-cell table:number-columns-repeated="3" table:style-name="ce1"/>
          <table:table-cell table:number-columns-repeated="17" table:style-name="ce6"/>
          <table:table-cell table:number-columns-repeated="1636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 table:style-name="ce1"/>
        </table:table-row>
        <table:table-row table:number-rows-repeated="7" table:style-name="ro1">
          <table:table-cell table:number-columns-repeated="3" table:style-name="ce1"/>
          <table:table-cell table:number-columns-repeated="17" table:style-name="ce6"/>
          <table:table-cell table:number-columns-repeated="16364"/>
        </table:table-row>
        <table:table-row table:number-rows-repeated="4" table:style-name="ro1">
          <table:table-cell table:number-columns-repeated="20" table:style-name="ce6"/>
          <table:table-cell table:number-columns-repeated="16364"/>
        </table:table-row>
        <table:table-row table:number-rows-repeated="1048341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9"/>
          <table:table-cell table:number-columns-repeated="16" table:style-name="ce4"/>
          <table:table-cell table:style-name="ce10"/>
          <table:table-cell table:number-columns-repeated="7" table:style-name="ce4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database-ranges>
        <table:database-range table:target-range-address="Buses.A94:Buses.H305">
          <table:sort>
            <table:sort-by table:field-number="0"/>
          </table:sort>
        </table:database-range>
        <table:database-range table:target-range-address="Lines.A94:Lines.H349">
          <table:sort>
            <table:sort-by table:field-number="0"/>
          </table:sort>
        </table:database-range>
        <table:database-range table:target-range-address="Gens.A94:Gens.K210">
          <table:sort>
            <table:sort-by table:field-number="0"/>
          </table:sort>
        </table:database-range>
        <table:database-range table:target-range-address="Transformers.A94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Wangwei Kong</dc:creator>
    <meta:creation-date>2022-03-07T16:12:38Z</meta:creation-date>
    <dc:date>2022-07-25T09:35:57Z</dc:date>
    <meta:editing-cycles>118</meta:editing-cycles>
  </office:meta>
</office:document-meta>
</file>